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08398c" draw:stroke="none" fo:margin="1.000000000000000pt" style:wrap="biggest" style:wrap-dynamic-threshold="0.000000000000000pt" svg:fill-rule="evenodd"/>
    </style:style>
    <style:style style:name="gr3" style:family="graphic">
      <style:graphic-properties draw:fill="solid" draw:fill-color="#e70808" draw:stroke="none" fo:margin="1.000000000000000pt" style:wrap="biggest" style:wrap-dynamic-threshold="0.000000000000000pt" svg:fill-rule="evenodd"/>
    </style:style>
    <style:style style:name="gr4" style:family="graphic">
      <style:graphic-properties draw:fill="solid" draw:fill-color="#ffffff" draw:stroke="none" fo:margin="1.000000000000000pt" style:wrap="biggest" style:wrap-dynamic-threshold="0.000000000000000pt" svg:fill-rule="nonzero"/>
    </style:style>
    <style:style style:name="gr5" style:family="graphic">
      <style:graphic-properties draw:fill="none" draw:stroke="solid" draw:stroke-linejoin="miter" fo:margin="1.000000000000000pt" style:wrap="biggest" style:wrap-dynamic-threshold="0.000000000000000pt" svg:fill-rule="nonzero" svg:stroke-color="#000000" svg:stroke-opacity="1" svg:stroke-width="0.000000000000000pt"/>
    </style:style>
    <style:style style:name="gr6" style:family="graphic">
      <style:graphic-properties draw:fill="solid" draw:fill-color="#e50000" draw:stroke="none" fo:margin="1.000000000000000pt" style:wrap="biggest" style:wrap-dynamic-threshold="0.000000000000000pt" svg:fill-rule="nonzero"/>
    </style:style>
    <style:style style:name="gr7" style:family="graphic">
      <style:graphic-properties draw:fill="solid" draw:fill-color="#08398c" draw:stroke="none" fo:margin="1.000000000000000pt" style:wrap="biggest" style:wrap-dynamic-threshold="0.000000000000000pt" svg:fill-rule="nonzero"/>
    </style:style>
    <style:style style:name="gr8" style:family="graphic">
      <style:graphic-properties draw:fill="none" draw:stroke="solid" draw:stroke-linejoin="miter" fo:margin="1.000000000000000pt" style:wrap="biggest" style:wrap-dynamic-threshold="0.000000000000000pt" svg:fill-rule="nonzero" svg:stroke-color="#000000" svg:stroke-opacity="1" svg:stroke-width="0.135876800000000pt"/>
    </style:style>
    <style:style style:name="gr9" style:family="graphic">
      <style:graphic-properties draw:fill="none" draw:stroke="solid" draw:stroke-linejoin="miter" fo:margin="1.000000000000000pt" style:wrap="biggest" style:wrap-dynamic-threshold="0.000000000000000pt" svg:fill-rule="nonzero" svg:stroke-color="#000000" svg:stroke-opacity="1" svg:stroke-width="0.101907208000000pt"/>
    </style:style>
    <style:style style:name="gr10" style:family="graphic">
      <style:graphic-properties draw:fill="solid" draw:fill-color="#ffb200" draw:stroke="none" fo:margin="1.000000000000000pt" style:wrap="biggest" style:wrap-dynamic-threshold="0.000000000000000pt" svg:fill-rule="nonzero"/>
    </style:style>
    <style:style style:name="gr11" style:family="graphic">
      <style:graphic-properties draw:fill="solid" draw:fill-color="#1ea000" draw:stroke="none" fo:margin="1.000000000000000pt" style:wrap="biggest" style:wrap-dynamic-threshold="0.000000000000000pt" svg:fill-rule="nonzero"/>
    </style:style>
    <style:style style:name="gr12" style:family="graphic">
      <style:graphic-properties draw:fill="none" draw:stroke="solid" draw:stroke-linejoin="miter" fo:margin="1.000000000000000pt" style:wrap="biggest" style:wrap-dynamic-threshold="0.000000000000000pt" svg:fill-rule="nonzero" svg:stroke-color="#000000" svg:stroke-opacity="1" svg:stroke-width="0.203815200000000pt"/>
    </style:style>
    <style:style style:name="gr13" style:family="graphic">
      <style:graphic-properties draw:fill="solid" draw:fill-color="#000000" draw:stroke="none" fo:margin="1.000000000000000pt" style:wrap="biggest" style:wrap-dynamic-threshold="0.000000000000000pt" svg:fill-rule="nonzero"/>
    </style:style>
    <style:style style:name="gr14" style:family="graphic">
      <style:graphic-properties draw:fill="solid" draw:fill-color="#165300" draw:stroke="none" fo:margin="1.000000000000000pt" style:wrap="biggest" style:wrap-dynamic-threshold="0.000000000000000pt" svg:fill-rule="nonzero"/>
    </style:style>
    <style:style style:name="gr15" style:family="graphic">
      <style:graphic-properties draw:fill="solid" draw:fill-color="#146e00" draw:stroke="none" fo:margin="1.000000000000000pt" style:wrap="biggest" style:wrap-dynamic-threshold="0.000000000000000pt" svg:fill-rule="nonzero"/>
    </style:style>
    <style:style style:name="gr16" style:family="graphic">
      <style:graphic-properties draw:fill="none" draw:stroke="solid" draw:stroke-linejoin="miter" fo:margin="1.000000000000000pt" style:wrap="biggest" style:wrap-dynamic-threshold="0.000000000000000pt" svg:fill-rule="nonzero" svg:stroke-color="#000000" svg:stroke-opacity="1" svg:stroke-width="0.237784008000000pt"/>
    </style:style>
    <style:style style:name="dp2" style:family="drawing-page"/>
  </office:automatic-styles>
  <office:body>
    <office:drawing>
      <draw:page draw:name="page1" draw:id="page1" draw:master-page-name="Default1" draw:style-name="dp2">
        <draw:layer-set>
          <draw:layer draw:name="g8071"/>
        </draw:layer-set>
        <draw:g draw:style-name="gr1" draw:id="shape1" svg:y="0.00000000000pt">
          <draw:rect draw:style-name="gr2" draw:id="shape2" draw:name="rect555" draw:layer="g8071" svg:width="600.26733600000pt" svg:height="201.41420800000pt" draw:transform="matrix(0.24906394000 0.00000000000 0.00000000000 0.24906394000 0.00000000000pt 0.00000000000pt)"/>
          <draw:rect draw:style-name="gr3" draw:id="shape3" draw:name="rect564" draw:layer="g8071" svg:width="600.26733600000pt" svg:height="200.08911200000pt" draw:transform="matrix(0.24906394000 0.00000000000 0.00000000000 0.24906394000 0.00000000000pt 50.16501721272pt)"/>
          <draw:g draw:style-name="gr1" draw:id="shape4" draw:name="g6896" svg:y="33.75615250677pt">
            <draw:rect draw:style-name="gr4" draw:id="shape5" draw:name="rect6124" draw:layer="g8071" svg:width="140.90392800000pt" svg:height="112.23762400000pt" draw:transform="matrix(0.22213788651 0.00000000000 0.00000000000 0.22213788651 58.78671674590pt 37.54880860673pt)"/>
            <draw:g draw:style-name="gr1" draw:id="shape6" draw:name="g4951" svg:y="0.00000000000pt">
              <draw:g draw:style-name="gr1" draw:id="shape7" draw:name="g12" svg:y="0.00000000000pt">
                <draw:path draw:style-name="gr5" draw:id="shape8" draw:name="path14" draw:layer="g8071" svg:width="154.41007262338pt" svg:height="154.41007262338pt" draw:transform="matrix(0.22213788651 0.00000000000 0.00000000000 0.22213788651 57.29843200255pt 33.75615250677pt)" svg:viewBox="0 0 154 154" svg:d="M0 154.41L154.41 154.41L154.41 0L0 0Z" koffice:nodeTypes="ccccc"/>
                <draw:path draw:style-name="gr6" draw:id="shape9" draw:name="path16" draw:layer="g8071" svg:width="13.58551410286pt" svg:height="22.24869890909pt" draw:transform="matrix(0.22213788651 0.00000000000 0.00000000000 0.22213788651 71.10936639299pt 50.04525715912pt)" svg:viewBox="0 0 14 22" svg:d="M0 9.67181C0 9.67181 0.502 0.786005 2.17507 0L12.5153 13.6018L13.5855 22.2487C13.5855 22.2487 11.8793 21.4627 0 9.67181Z" koffice:nodeTypes="ccccc"/>
                <draw:path draw:style-name="gr7" draw:id="shape10" draw:name="path18" draw:layer="g8071" svg:width="18.30409165474pt" svg:height="28.07525049143pt" draw:transform="matrix(0.22213788651 0.00000000000 0.00000000000 0.22213788651 67.47234720473pt 45.98368804217pt)" svg:viewBox="0 0 18 28" svg:d="M3.83419 0C3.83419 0 0.966597 5.0708 0 12.9654L16.1707 28.0753C16.1707 28.0753 16.6708 19.1929 18.3041 18.3758L3.83419 0" koffice:nodeTypes="ccccc"/>
                <draw:path draw:style-name="gr8" draw:id="shape11" draw:name="path20" draw:layer="g8071" svg:width="3.55397904000pt" svg:height="12.36163524923pt" draw:transform="matrix(0.22213788651 0.00000000000 0.00000000000 0.22213788651 67.48745258102pt 46.00625725144pt)" svg:viewBox="0 0 4 12" svg:d="M3.55398 0C3.55398 0 0.959944 4.67286 0 12.3616" koffice:nodeTypes="cc"/>
                <draw:path draw:style-name="gr4" draw:id="shape12" draw:name="path22" draw:layer="g8071" svg:width="5.02656400000pt" svg:height="0.83584479512pt" draw:transform="matrix(0.22213788651 0.00000000000 0.00000000000 0.22213788651 68.10606216737pt 45.96858266588pt)" svg:viewBox="0 0 5 1" svg:d="M5.02656 0.558787C5.02656 0.558787 4.26518 0 3.77015 0.0307186C2.13259 0.0621687 0 0 0 0C0 0 3.80781 0.714574 4.30374 0.808193C4.60776 0.90108 4.72255 0.745293 5.02656 0.558787Z" koffice:nodeTypes="ccccc"/>
                <draw:path draw:style-name="gr9" draw:id="shape13" draw:name="path24" draw:layer="g8071" svg:width="5.02656400000pt" svg:height="0.83584479512pt" draw:transform="matrix(0.22213788651 0.00000000000 0.00000000000 0.22213788651 68.10606216737pt 45.96858266588pt)" svg:viewBox="0 0 5 1" svg:d="M5.02656 0.558787C5.02656 0.558787 4.26518 0 3.77015 0.0307186C2.13259 0.0621687 0 0 0 0C0 0 3.80781 0.714574 4.30374 0.808193C4.60776 0.90108 4.72255 0.745293 5.02656 0.558787Z" koffice:nodeTypes="ccccc"/>
                <draw:path draw:style-name="gr7" draw:id="shape14" draw:name="path26" draw:layer="g8071" svg:width="5.03867113105pt" svg:height="1.64388501056pt" draw:transform="matrix(0.22213788651 0.00000000000 0.00000000000 0.22213788651 68.10606216737pt 45.96858266588pt)" svg:viewBox="0 0 5 2" svg:d="M5.03261 0.783644C4.65191 1.21957 4.53698 1.21957 4.30892 1.13341C2.82203 0.696459 0 0 0 0C0 0 2.51676 1.30676 3.27906 1.56831C4.46066 1.96014 5.10893 0.696459 5.03261 0.783644Z" koffice:nodeTypes="ccccc"/>
                <draw:path draw:style-name="gr9" draw:id="shape15" draw:name="path28" draw:layer="g8071" svg:width="5.03867113105pt" svg:height="1.64388501056pt" draw:transform="matrix(0.22213788651 0.00000000000 0.00000000000 0.22213788651 68.10606216737pt 45.96858266588pt)" svg:viewBox="0 0 5 2" svg:d="M5.03261 0.783644C4.65191 1.21957 4.53698 1.21957 4.30892 1.13341C2.82203 0.696459 0 0 0 0C0 0 2.51676 1.30676 3.27906 1.56831C4.46066 1.96014 5.10893 0.696459 5.03261 0.783644Z" koffice:nodeTypes="ccccc"/>
                <draw:path draw:style-name="gr10" draw:id="shape16" draw:name="path30" draw:layer="g8071" svg:width="5.98155468800pt" svg:height="6.53441060571pt" draw:transform="matrix(0.22213788651 0.00000000000 0.00000000000 0.22213788651 66.96676137504pt 44.14918452021pt)" svg:viewBox="0 0 6 7" svg:d="M5.23867 6.53441L3.97516 5.28612C3.97516 5.28612 3.19465 5.02332 2.52615 5.54892L0 0C0 0 4.60692 3.18527 5.27542 3.74333C5.27542 3.74333 4.42142 4.39956 4.79242 4.92516C5.12667 5.41752 5.98155 6.14021 5.98155 6.14021L5.23867 6.53441" koffice:nodeTypes="cccccccc"/>
                <draw:path draw:style-name="gr9" draw:id="shape17" draw:name="path32" draw:layer="g8071" svg:width="5.98155468800pt" svg:height="6.53441060571pt" draw:transform="matrix(0.22213788651 0.00000000000 0.00000000000 0.22213788651 66.96676137504pt 44.14918452021pt)" svg:viewBox="0 0 6 7" svg:d="M5.23867 6.53441L3.97516 5.28612C3.97516 5.28612 3.19465 5.02332 2.52615 5.54892L0 0C0 0 4.60692 3.18527 5.27542 3.74333C5.27542 3.74333 4.42142 4.39956 4.79242 4.92516C5.12667 5.41752 5.98155 6.14021 5.98155 6.14021L5.23867 6.53441" koffice:nodeTypes="cccccccc"/>
                <draw:path draw:style-name="gr10" draw:id="shape18" draw:name="path34" draw:layer="g8071" svg:width="25.90568568615pt" svg:height="32.86254343758pt" draw:transform="matrix(0.22213788651 0.00000000000 0.00000000000 0.22213788651 68.16648367250pt 45.73453818866pt)" svg:viewBox="0 0 26 33" svg:d="M25.9057 32.8625L0 0.203575L0.543012 0L25.8713 31.6754L25.9057 32.8625" koffice:nodeTypes="ccccc"/>
                <draw:path draw:style-name="gr9" draw:id="shape19" draw:name="path36" draw:layer="g8071" svg:width="25.90568568615pt" svg:height="32.86254343758pt" draw:transform="matrix(0.22213788651 0.00000000000 0.00000000000 0.22213788651 68.16648367250pt 45.73453818866pt)" svg:viewBox="0 0 26 33" svg:d="M25.9057 32.8625L0 0.203575L0.543012 0L25.8713 31.6754L25.9057 32.8625" koffice:nodeTypes="ccccc"/>
                <draw:path draw:style-name="gr10" draw:id="shape20" draw:name="path38" draw:layer="g8071" svg:width="4.26888000000pt" svg:height="3.88405264000pt" draw:transform="matrix(0.22213788651 0.00000000000 0.00000000000 0.22213788651 67.64579246652pt 45.21366927237pt)" svg:viewBox="0 0 4 4" svg:d="M4.26888 1.40636L3.32714 0L0 2.44458L0.941741 3.88405L4.26888 1.40636" koffice:nodeTypes="ccccc"/>
                <draw:path draw:style-name="gr9" draw:id="shape21" draw:name="path40" draw:layer="g8071" svg:width="4.26888000000pt" svg:height="3.88405264000pt" draw:transform="matrix(0.22213788651 0.00000000000 0.00000000000 0.22213788651 67.64579246652pt 45.21366927237pt)" svg:viewBox="0 0 4 4" svg:d="M4.26888 1.40636L3.32714 0L0 2.44458L0.941741 3.88405L4.26888 1.40636" koffice:nodeTypes="ccccc"/>
                <draw:path draw:style-name="gr10" draw:id="shape22" draw:name="path42" draw:layer="g8071" svg:width="3.92254805333pt" svg:height="2.58949461333pt" draw:transform="matrix(0.22213788651 0.00000000000 0.00000000000 0.22213788651 67.78174085307pt 45.34197611561pt)" svg:viewBox="0 0 4 3" svg:d="M3.92255 0.726159L3.30142 0L0 1.86259L0.621131 2.58949L3.92255 0.726159" koffice:nodeTypes="ccccc"/>
                <draw:path draw:style-name="gr9" draw:id="shape23" draw:name="path44" draw:layer="g8071" svg:width="3.92254805333pt" svg:height="2.58949461333pt" draw:transform="matrix(0.22213788651 0.00000000000 0.00000000000 0.22213788651 67.78174085307pt 45.34197611561pt)" svg:viewBox="0 0 4 3" svg:d="M3.92255 0.726159L3.30142 0L0 1.86259L0.621131 2.58949L3.92255 0.726159" koffice:nodeTypes="ccccc"/>
                <draw:path draw:style-name="gr7" draw:id="shape24" draw:name="path46" draw:layer="g8071" svg:width="4.72627600000pt" svg:height="7.48491922286pt" draw:transform="matrix(0.22213788651 0.00000000000 0.00000000000 0.22213788651 67.21573351824pt 45.96858266588pt)" svg:viewBox="0 0 5 7" svg:d="M4.3567 1.17559e-14C4.28278 0.140632 4.02451 0.948851 3.84015 1.23011C3.69232 1.51055 2.4001 2.56529 1.92008 2.77624C1.44006 2.95161 0.073916 4.39267 0 7.27397C0 7.27397 0.960038 7.4146 1.14439 7.48492C1.14439 7.48492 1.36614 4.98995 2.21574 4.18173C3.06447 3.33794 4.50453 1.8977 4.72628 0.140632L4.3567 0" koffice:nodeTypes="cccccccc"/>
                <draw:path draw:style-name="gr9" draw:id="shape25" draw:name="path48" draw:layer="g8071" svg:width="4.72627600000pt" svg:height="7.48491922286pt" draw:transform="matrix(0.22213788651 0.00000000000 0.00000000000 0.22213788651 67.21573351824pt 45.96858266588pt)" svg:viewBox="0 0 5 7" svg:d="M4.3567 1.17559e-14C4.28278 0.140632 4.02451 0.948851 3.84015 1.23011C3.69232 1.51055 2.4001 2.56529 1.92008 2.77624C1.44006 2.95161 0.073916 4.39267 0 7.27397C0 7.27397 0.960038 7.4146 1.14439 7.48492C1.14439 7.48492 1.36614 4.98995 2.21574 4.18173C3.06447 3.33794 4.50453 1.8977 4.72628 0.140632L4.3567 0" koffice:nodeTypes="cccccccc"/>
                <draw:path draw:style-name="gr6" draw:id="shape26" draw:name="path50" draw:layer="g8071" svg:width="3.12016896000pt" svg:height="7.62621156571pt" draw:transform="matrix(0.22213788651 0.00000000000 0.00000000000 0.22213788651 67.45724182845pt 45.99879341845pt)" svg:viewBox="0 0 3 8" svg:d="M0 7.37821C0 7.37821 0.149791 4.8598 0.869775 4.04315C1.56008 3.19227 2.73015 1.73767 2.87994 0L3.12017 0.141953C3.12017 0.141953 3.02973 1.84455 2.40018 2.94427C1.76993 4.04315 1.04995 4.8598 0.809718 7.62621C0.809718 7.62621 0.329964 7.48426 0 7.37821Z" koffice:nodeTypes="ccccccc"/>
                <draw:path draw:style-name="gr9" draw:id="shape27" draw:name="path52" draw:layer="g8071" svg:width="3.12016896000pt" svg:height="7.62621156571pt" draw:transform="matrix(0.22213788651 0.00000000000 0.00000000000 0.22213788651 67.45724182845pt 45.99879341845pt)" svg:viewBox="0 0 3 8" svg:d="M0 7.37821C0 7.37821 0.149791 4.8598 0.869775 4.04315C1.56008 3.19227 2.73015 1.73767 2.87994 0L3.12017 0.141953C3.12017 0.141953 3.02973 1.84455 2.40018 2.94427C1.76993 4.04315 1.04995 4.8598 0.809718 7.62621C0.809718 7.62621 0.329964 7.48426 0 7.37821Z" koffice:nodeTypes="ccccccc"/>
                <draw:path draw:style-name="gr6" draw:id="shape28" draw:name="path54" draw:layer="g8071" svg:width="2.91135756986pt" svg:height="7.76882505143pt" draw:transform="matrix(0.22213788651 0.00000000000 0.00000000000 0.22213788651 67.66089784280pt 46.02900417101pt)" svg:viewBox="0 0 3 8" svg:d="M0.903942 7.76883L0 7.55391C0.267951 4.76176 1.07102 3.93751 1.774 2.8284C2.47619 1.71845 2.57706 0 2.57706 0L2.91121 0.178671C2.91121 0.178671 2.9451 1.86172 1.97417 4.00999C1.8071 4.36733 1.03792 5.37025 0.903942 7.76883Z" koffice:nodeTypes="ccccccc"/>
                <draw:path draw:style-name="gr9" draw:id="shape29" draw:name="path56" draw:layer="g8071" svg:width="2.91135756986pt" svg:height="7.76882505143pt" draw:transform="matrix(0.22213788651 0.00000000000 0.00000000000 0.22213788651 67.66089784280pt 46.02900417101pt)" svg:viewBox="0 0 3 8" svg:d="M0.903942 7.76883L0 7.55391C0.267951 4.76176 1.07102 3.93751 1.774 2.8284C2.47619 1.71845 2.57706 0 2.57706 0L2.91121 0.178671C2.91121 0.178671 2.9451 1.86172 1.97417 4.00999C1.8071 4.36733 1.03792 5.37025 0.903942 7.76883Z" koffice:nodeTypes="ccccccc"/>
                <draw:path draw:style-name="gr7" draw:id="shape30" draw:name="path58" draw:layer="g8071" svg:width="5.05217870099pt" svg:height="2.55422378576pt" draw:transform="matrix(0.22213788651 0.00000000000 0.00000000000 0.22213788651 68.10606216737pt 45.46650995771pt)" svg:viewBox="0 0 5 3" svg:d="M0 2.55422C0 2.55422 0.872842 1.70891 1.37203 1.24784C2.61853 0.0191946 4.11462 -0.249315 4.80026 0.211763C4.80026 0.211763 5.20622 1.0182 4.98746 1.4404C4.98746 1.4404 3.74096 1.0182 2.5253 1.5941C1.52766 2.05517 0 2.55422 0 2.55422Z" koffice:nodeTypes="cccccc"/>
                <draw:path draw:style-name="gr9" draw:id="shape31" draw:name="path60" draw:layer="g8071" svg:width="5.05217870099pt" svg:height="2.55422378576pt" draw:transform="matrix(0.22213788651 0.00000000000 0.00000000000 0.22213788651 68.10606216737pt 45.46650995771pt)" svg:viewBox="0 0 5 3" svg:d="M0 2.55422C0 2.55422 0.872842 1.70891 1.37203 1.24784C2.61853 0.0191946 4.11462 -0.249315 4.80026 0.211763C4.80026 0.211763 5.20622 1.0182 4.98746 1.4404C4.98746 1.4404 3.74096 1.0182 2.5253 1.5941C1.52766 2.05517 0 2.55422 0 2.55422Z" koffice:nodeTypes="cccccc"/>
                <draw:path draw:style-name="gr6" draw:id="shape32" draw:name="path62" draw:layer="g8071" svg:width="5.90963879243pt" svg:height="1.39980924766pt" draw:transform="matrix(0.22213788651 0.00000000000 0.00000000000 0.22213788651 68.10606216737pt 45.72030959386pt)" svg:viewBox="0 0 6 1" svg:d="M9.69238e-30 1.32233C9.69238e-30 1.32233 1.80991 0.799863 2.99188 0.317143C4.43215 -0.285783 5.90896 0.156237 5.90896 0.156237C5.90896 0.156237 5.94636 0.71941 5.46627 1.36209C5.24448 1.60345 4.94878 0.598257 3.5085 0.839617C2.95448 0.92007 -6.17982e-15 1.32233 9.69238e-30 1.32233Z" koffice:nodeTypes="cccccc"/>
                <draw:path draw:style-name="gr9" draw:id="shape33" draw:name="path64" draw:layer="g8071" svg:width="5.90963879243pt" svg:height="1.39980924766pt" draw:transform="matrix(0.22213788651 0.00000000000 0.00000000000 0.22213788651 68.10606216737pt 45.72030959386pt)" svg:viewBox="0 0 6 1" svg:d="M9.69238e-30 1.32233C9.69238e-30 1.32233 1.80991 0.799863 2.99188 0.317143C4.43215 -0.285783 5.90896 0.156237 5.90896 0.156237C5.90896 0.156237 5.94636 0.71941 5.46627 1.36209C5.24448 1.60345 4.94878 0.598257 3.5085 0.839617C2.95448 0.92007 -6.17982e-15 1.32233 9.69238e-30 1.32233Z" koffice:nodeTypes="cccccc"/>
                <draw:path draw:style-name="gr6" draw:id="shape34" draw:name="path66" draw:layer="g8071" svg:width="5.05615680000pt" svg:height="1.10256647285pt" draw:transform="matrix(0.22213788651 0.00000000000 0.00000000000 0.22213788651 68.10606216737pt 45.87110116174pt)" svg:viewBox="0 0 5 1" svg:d="M0 0.460789C0 0.460789 2.73282 0.103778 3.24527 0.032376C4.57749 -0.181831 4.8848 0.746398 5.05616 0.49607L4.50911 1.10257C4.50911 1.10257 3.82611 0.460789 3.38203 0.49607C1.91305 0.532192 5.71617e-15 0.460789 0 0.460789Z" koffice:nodeTypes="cccccc"/>
                <draw:path draw:style-name="gr9" draw:id="shape35" draw:name="path68" draw:layer="g8071" svg:width="5.05615680000pt" svg:height="1.10256647285pt" draw:transform="matrix(0.22213788651 0.00000000000 0.00000000000 0.22213788651 68.10606216737pt 45.87110116174pt)" svg:viewBox="0 0 5 1" svg:d="M0 0.460789C0 0.460789 2.73282 0.103778 3.24527 0.032376C4.57749 -0.181831 4.8848 0.746398 5.05616 0.49607L4.50911 1.10257C4.50911 1.10257 3.82611 0.460789 3.38203 0.49607C1.91305 0.532192 5.71617e-15 0.460789 0 0.460789Z" koffice:nodeTypes="cccccc"/>
                <draw:path draw:style-name="gr6" draw:id="shape36" draw:name="path70" draw:layer="g8071" svg:width="13.58551410286pt" svg:height="22.24869890909pt" draw:transform="matrix(0.22213788651 0.00000000000 0.00000000000 0.22213788651 74.26354667113pt 50.04525715912pt)" svg:viewBox="0 0 14 22" svg:d="M13.5855 9.67181C13.5855 9.67181 13.1174 0.786005 11.4104 0L1.07099 13.6018L0 22.2487C0 22.2487 1.70617 21.4627 13.5855 9.67181Z" koffice:nodeTypes="ccccc"/>
                <draw:path draw:style-name="gr7" draw:id="shape37" draw:name="path72" draw:layer="g8071" svg:width="18.30566211368pt" svg:height="28.07525049143pt" draw:transform="matrix(0.22213788651 0.00000000000 0.00000000000 0.22213788651 76.82150886188pt 45.98368804217pt)" svg:viewBox="0 0 18 28" svg:d="M14.4713 0C14.4713 0 17.3382 5.0708 18.3057 12.9654L2.1343 28.0753C2.1343 28.0753 1.66708 19.1929 0 18.3758L14.4713 1.1384e-14" koffice:nodeTypes="ccccc"/>
                <draw:path draw:style-name="gr8" draw:id="shape38" draw:name="path74" draw:layer="g8071" svg:width="3.55397904000pt" svg:height="12.36163524923pt" draw:transform="matrix(0.22213788651 0.00000000000 0.00000000000 0.22213788651 80.11163752657pt 46.00625725144pt)" svg:viewBox="0 0 4 12" svg:d="M0 0C0 0 2.59328 4.67286 3.55398 12.3616" koffice:nodeTypes="cc"/>
                <draw:path draw:style-name="gr4" draw:id="shape39" draw:name="path76" draw:layer="g8071" svg:width="4.08318771200pt" svg:height="0.83584479512pt" draw:transform="matrix(0.22213788651 0.00000000000 0.00000000000 0.22213788651 79.33433263409pt 45.96858266588pt)" svg:viewBox="0 0 4 1" svg:d="M0 0.558787C0 0.558787 0.613779 0 1.01284 0.0307186C2.33294 0.0621687 4.08319 0 4.08319 0C4.08319 0 0.982481 0.714574 0.613779 0.808193C0.368701 0.90108 0.245801 0.745293 0 0.558787Z" koffice:nodeTypes="ccccc"/>
                <draw:path draw:style-name="gr9" draw:id="shape40" draw:name="path78" draw:layer="g8071" svg:width="4.08318771200pt" svg:height="0.83584479512pt" draw:transform="matrix(0.22213788651 0.00000000000 0.00000000000 0.22213788651 79.33433263409pt 45.96858266588pt)" svg:viewBox="0 0 4 1" svg:d="M0 0.558787C0 0.558787 0.613779 0 1.01284 0.0307186C2.33294 0.0621687 4.08319 0 4.08319 0C4.08319 0 0.982481 0.714574 0.613779 0.808193C0.368701 0.90108 0.245801 0.745293 0 0.558787Z" koffice:nodeTypes="ccccc"/>
                <draw:path draw:style-name="gr7" draw:id="shape41" draw:name="path80" draw:layer="g8071" svg:width="4.09295048180pt" svg:height="1.64388501056pt" draw:transform="matrix(0.22213788651 0.00000000000 0.00000000000 0.22213788651 79.33313377846pt 45.96858266588pt)" svg:viewBox="0 0 4 2" svg:d="M0.00488289 0.783644C0.312501 1.21957 0.404425 1.21957 0.619396 1.13341C1.78762 0.696459 4.09295 0 4.09295 0C4.09295 0 2.03372 1.30676 1.41848 1.56831C0.465948 1.96014 -0.0566407 0.696459 0.00488289 0.783644Z" koffice:nodeTypes="ccccc"/>
                <draw:path draw:style-name="gr9" draw:id="shape42" draw:name="path82" draw:layer="g8071" svg:width="4.09295048180pt" svg:height="1.64388501056pt" draw:transform="matrix(0.22213788651 0.00000000000 0.00000000000 0.22213788651 79.33313377846pt 45.96858266588pt)" svg:viewBox="0 0 4 2" svg:d="M0.00488289 0.783644C0.312501 1.21957 0.404425 1.21957 0.619396 1.13341C1.78762 0.696459 4.09295 0 4.09295 0C4.09295 0 2.03372 1.30676 1.41848 1.56831C0.465948 1.96014 -0.0566407 0.696459 0.00488289 0.783644Z" koffice:nodeTypes="ccccc"/>
                <draw:path draw:style-name="gr10" draw:id="shape43" draw:name="path84" draw:layer="g8071" svg:width="5.98330483200pt" svg:height="6.53441060571pt" draw:transform="matrix(0.22213788651 0.00000000000 0.00000000000 0.22213788651 80.25487203579pt 44.14918452021pt)" svg:viewBox="0 0 6 7" svg:d="M0.743866 6.53441L2.00669 5.28612C2.00669 5.28612 2.78731 5.02332 3.45591 5.54892L5.9833 0C5.9833 0 1.37571 3.18527 0.706235 3.74333C0.706235 3.74333 1.56124 4.39956 1.18931 4.92516C0.855008 5.41752 0 6.14021 0 6.14021L0.743866 6.53441" koffice:nodeTypes="cccccccc"/>
                <draw:path draw:style-name="gr9" draw:id="shape44" draw:name="path86" draw:layer="g8071" svg:width="5.98330483200pt" svg:height="6.53441060571pt" draw:transform="matrix(0.22213788651 0.00000000000 0.00000000000 0.22213788651 80.25487203579pt 44.14918452021pt)" svg:viewBox="0 0 6 7" svg:d="M0.743866 6.53441L2.00669 5.28612C2.00669 5.28612 2.78731 5.02332 3.45591 5.54892L5.9833 0C5.9833 0 1.37571 3.18527 0.706235 3.74333C0.706235 3.74333 1.56124 4.39956 1.18931 4.92516C0.855008 5.41752 0 6.14021 0 6.14021L0.743866 6.53441" koffice:nodeTypes="cccccccc"/>
                <draw:path draw:style-name="gr10" draw:id="shape45" draw:name="path88" draw:layer="g8071" svg:width="25.90408861538pt" svg:height="32.86254343758pt" draw:transform="matrix(0.22213788651 0.00000000000 0.00000000000 0.22213788651 74.50505498135pt 45.73453818866pt)" svg:viewBox="0 0 26 33" svg:d="M0 32.8625L25.9041 0.203575L25.3619 0L0.033538 31.6754L1.13477e-14 32.8625" koffice:nodeTypes="ccccc"/>
                <draw:path draw:style-name="gr9" draw:id="shape46" draw:name="path90" draw:layer="g8071" svg:width="25.90408861538pt" svg:height="32.86254343758pt" draw:transform="matrix(0.22213788651 0.00000000000 0.00000000000 0.22213788651 74.50505498135pt 45.73453818866pt)" svg:viewBox="0 0 26 33" svg:d="M0 32.8625L25.9041 0.203575L25.3619 0L0.033538 31.6754L1.13477e-14 32.8625" koffice:nodeTypes="ccccc"/>
                <draw:path draw:style-name="gr10" draw:id="shape47" draw:name="path92" draw:layer="g8071" svg:width="4.20554547200pt" svg:height="3.88405264000pt" draw:transform="matrix(0.22213788651 0.00000000000 0.00000000000 0.22213788651 79.77203312567pt 45.21366927237pt)" svg:viewBox="0 0 4 4" svg:d="M1.04265e-14 1.40636L0.90318 0L4.20555 2.44458L3.27082 3.88405L0 1.40636" koffice:nodeTypes="ccccc"/>
                <draw:path draw:style-name="gr9" draw:id="shape48" draw:name="path94" draw:layer="g8071" svg:width="4.20554547200pt" svg:height="3.88405264000pt" draw:transform="matrix(0.22213788651 0.00000000000 0.00000000000 0.22213788651 79.77203312567pt 45.21366927237pt)" svg:viewBox="0 0 4 4" svg:d="M1.04265e-14 1.40636L0.90318 0L4.20555 2.44458L3.27082 3.88405L0 1.40636" koffice:nodeTypes="ccccc"/>
                <draw:path draw:style-name="gr10" draw:id="shape49" draw:name="path96" draw:layer="g8071" svg:width="3.92437781333pt" svg:height="2.58949461333pt" draw:transform="matrix(0.22213788651 0.00000000000 0.00000000000 0.22213788651 79.89269842562pt 45.34197611561pt)" svg:viewBox="0 0 4 3" svg:d="M0 0.726159L0.622191 0L3.92438 1.86259L3.34153 2.58949L0 0.726159" koffice:nodeTypes="ccccc"/>
                <draw:path draw:style-name="gr9" draw:id="shape50" draw:name="path98" draw:layer="g8071" svg:width="3.92437781333pt" svg:height="2.58949461333pt" draw:transform="matrix(0.22213788651 0.00000000000 0.00000000000 0.22213788651 79.89269842562pt 45.34197611561pt)" svg:viewBox="0 0 4 3" svg:d="M0 0.726159L0.622191 0L3.92438 1.86259L3.34153 2.58949L0 0.726159" koffice:nodeTypes="ccccc"/>
                <draw:path draw:style-name="gr7" draw:id="shape51" draw:name="path100" draw:layer="g8071" svg:width="4.65178624000pt" svg:height="7.48491922286pt" draw:transform="matrix(0.22213788651 0.00000000000 0.00000000000 0.22213788651 80.26251357908pt 45.96858266588pt)" svg:viewBox="0 0 5 7" svg:d="M0.366656 1.17559e-14C0.40289 0.140632 0.659118 0.948851 0.842015 1.23011C1.02577 1.51055 2.27068 2.56529 2.74776 2.77624C3.26022 2.95161 4.57846 4.39267 4.65179 7.27397C4.65179 7.27397 3.69934 7.4146 3.51645 7.48492C3.51645 7.48492 3.29732 4.98995 2.45444 4.18173C1.61156 3.33794 0.182897 1.8977 0 0.140632L0.366656 0" koffice:nodeTypes="cccccccc"/>
                <draw:path draw:style-name="gr9" draw:id="shape52" draw:name="path102" draw:layer="g8071" svg:width="4.65178624000pt" svg:height="7.48491922286pt" draw:transform="matrix(0.22213788651 0.00000000000 0.00000000000 0.22213788651 80.26251357908pt 45.96858266588pt)" svg:viewBox="0 0 5 7" svg:d="M0.366656 1.17559e-14C0.40289 0.140632 0.659118 0.948851 0.842015 1.23011C1.02577 1.51055 2.27068 2.56529 2.74776 2.77624C3.26022 2.95161 4.57846 4.39267 4.65179 7.27397C4.65179 7.27397 3.69934 7.4146 3.51645 7.48492C3.51645 7.48492 3.29732 4.98995 2.45444 4.18173C1.61156 3.33794 0.182897 1.8977 0 0.140632L0.366656 0" koffice:nodeTypes="cccccccc"/>
                <draw:path draw:style-name="gr6" draw:id="shape53" draw:name="path104" draw:layer="g8071" svg:width="3.17980224000pt" svg:height="7.62621156571pt" draw:transform="matrix(0.22213788651 0.00000000000 0.00000000000 0.22213788651 80.19462824097pt 45.99879341845pt)" svg:viewBox="0 0 3 8" svg:d="M3.1798 7.37821C3.1798 7.37821 2.99863 4.8598 2.30175 4.04315C1.60488 3.19227 0.423688 1.73767 0.241802 0L0 0.141953C0 0.141953 0.121258 1.84455 0.726832 2.94427C1.36308 4.04315 2.08991 4.8598 2.33171 7.62621C2.33171 7.62621 2.8467 7.48426 3.1798 7.37821Z" koffice:nodeTypes="ccccccc"/>
                <draw:path draw:style-name="gr9" draw:id="shape54" draw:name="path106" draw:layer="g8071" svg:width="3.17980224000pt" svg:height="7.62621156571pt" draw:transform="matrix(0.22213788651 0.00000000000 0.00000000000 0.22213788651 80.19462824097pt 45.99879341845pt)" svg:viewBox="0 0 3 8" svg:d="M3.1798 7.37821C3.1798 7.37821 2.99863 4.8598 2.30175 4.04315C1.60488 3.19227 0.423688 1.73767 0.241802 0L0 0.141953C0 0.141953 0.121258 1.84455 0.726832 2.94427C1.36308 4.04315 2.08991 4.8598 2.33171 7.62621C2.33171 7.62621 2.8467 7.48426 3.1798 7.37821Z" koffice:nodeTypes="ccccccc"/>
                <draw:path draw:style-name="gr6" draw:id="shape55" draw:name="path108" draw:layer="g8071" svg:width="2.91134198434pt" svg:height="7.76882505143pt" draw:transform="matrix(0.22213788651 0.00000000000 0.00000000000 0.22213788651 80.11907090385pt 46.02900417101pt)" svg:viewBox="0 0 3 8" svg:d="M2.00819 7.76883L2.91134 7.55391C2.64418 4.76176 1.84112 3.93751 1.13814 2.8284C0.469048 1.71845 0.335073 0 0.335073 0L0.000135062 0.178671C0.000135062 0.178671 -0.0329647 1.86172 0.937174 4.00999C1.10425 4.36733 1.87422 5.37025 2.00819 7.76883Z" koffice:nodeTypes="ccccccc"/>
                <draw:path draw:style-name="gr9" draw:id="shape56" draw:name="path110" draw:layer="g8071" svg:width="2.91134198434pt" svg:height="7.76882505143pt" draw:transform="matrix(0.22213788651 0.00000000000 0.00000000000 0.22213788651 80.11907090385pt 46.02900417101pt)" svg:viewBox="0 0 3 8" svg:d="M2.00819 7.76883L2.91134 7.55391C2.64418 4.76176 1.84112 3.93751 1.13814 2.8284C0.469048 1.71845 0.335073 0 0.335073 0L0.000135062 0.178671C0.000135062 0.178671 -0.0329647 1.86172 0.937174 4.00999C1.10425 4.36733 1.87422 5.37025 2.00819 7.76883Z" koffice:nodeTypes="ccccccc"/>
                <draw:path draw:style-name="gr7" draw:id="shape57" draw:name="path112" draw:layer="g8071" svg:width="5.11492020184pt" svg:height="2.55422378576pt" draw:transform="matrix(0.22213788651 0.00000000000 0.00000000000 0.22213788651 79.10743771663pt 45.46650995771pt)" svg:viewBox="0 0 5 3" svg:d="M5.11492 2.55422C5.11492 2.55422 4.20491 1.70891 3.7344 1.24784C2.44842 0.0191946 0.94307 -0.249315 0.253183 0.211763C0.253183 0.211763 -0.154547 1.0182 0.0648294 1.4404C0.0648294 1.4404 1.31978 1.0182 2.54297 1.5941C3.54604 2.05517 5.11492 2.55422 5.11492 2.55422Z" koffice:nodeTypes="cccccc"/>
                <draw:path draw:style-name="gr9" draw:id="shape58" draw:name="path114" draw:layer="g8071" svg:width="5.11492020184pt" svg:height="2.55422378576pt" draw:transform="matrix(0.22213788651 0.00000000000 0.00000000000 0.22213788651 79.10743771663pt 45.46650995771pt)" svg:viewBox="0 0 5 3" svg:d="M5.11492 2.55422C5.11492 2.55422 4.20491 1.70891 3.7344 1.24784C2.44842 0.0191946 0.94307 -0.249315 0.253183 0.211763C0.253183 0.211763 -0.154547 1.0182 0.0648294 1.4404C0.0648294 1.4404 1.31978 1.0182 2.54297 1.5941C3.54604 2.05517 5.11492 2.55422 5.11492 2.55422Z" koffice:nodeTypes="cccccc"/>
                <draw:path draw:style-name="gr6" draw:id="shape59" draw:name="path116" draw:layer="g8071" svg:width="5.98459147919pt" svg:height="1.39980924766pt" draw:transform="matrix(0.22213788651 0.00000000000 0.00000000000 0.22213788651 79.12290487760pt 45.72030959386pt)" svg:viewBox="0 0 6 1" svg:d="M5.98459 1.32233C5.98459 1.32233 4.1256 0.799863 2.93704 0.317143C1.48766 -0.285783 0.000641234 0.156237 0.000641234 0.156237C0.000641234 0.156237 -0.0361184 0.71941 0.447008 1.36209C0.669317 1.60345 0.966895 0.598257 2.41628 0.839617C2.9738 0.92007 5.98459 1.32233 5.98459 1.32233Z" koffice:nodeTypes="cccccc"/>
                <draw:path draw:style-name="gr9" draw:id="shape60" draw:name="path118" draw:layer="g8071" svg:width="5.98459147919pt" svg:height="1.39980924766pt" draw:transform="matrix(0.22213788651 0.00000000000 0.00000000000 0.22213788651 79.12290487760pt 45.72030959386pt)" svg:viewBox="0 0 6 1" svg:d="M5.98459 1.32233C5.98459 1.32233 4.1256 0.799863 2.93704 0.317143C1.48766 -0.285783 0.000641234 0.156237 0.000641234 0.156237C0.000641234 0.156237 -0.0361184 0.71941 0.447008 1.36209C0.669317 1.60345 0.966895 0.598257 2.41628 0.839617C2.9738 0.92007 5.98459 1.32233 5.98459 1.32233Z" koffice:nodeTypes="cccccc"/>
                <draw:path draw:style-name="gr6" draw:id="shape61" draw:name="path120" draw:layer="g8071" svg:width="5.12395891200pt" svg:height="1.10256647285pt" draw:transform="matrix(0.22213788651 0.00000000000 0.00000000000 0.22213788651 79.21366733414pt 45.87110116174pt)" svg:viewBox="0 0 5 1" svg:d="M5.12396 0.460789C5.12396 0.460789 2.33805 0.103778 1.82218 0.032376C0.481054 -0.181831 0.171689 0.746398 0 0.49607L0.549892 1.10257C0.549892 1.10257 1.23746 0.460789 1.6845 0.49607C3.1633 0.532192 5.12396 0.460789 5.12396 0.460789Z" koffice:nodeTypes="cccccc"/>
                <draw:path draw:style-name="gr9" draw:id="shape62" draw:name="path122" draw:layer="g8071" svg:width="5.12395891200pt" svg:height="1.10256647285pt" draw:transform="matrix(0.22213788651 0.00000000000 0.00000000000 0.22213788651 79.21366733414pt 45.87110116174pt)" svg:viewBox="0 0 5 1" svg:d="M5.12396 0.460789C5.12396 0.460789 2.33805 0.103778 1.82218 0.032376C0.481054 -0.181831 0.171689 0.746398 0 0.49607L0.549892 1.10257C0.549892 1.10257 1.23746 0.460789 1.6845 0.49607C3.1633 0.532192 5.12396 0.460789 5.12396 0.460789Z" koffice:nodeTypes="cccccc"/>
                <draw:path draw:style-name="gr6" draw:id="shape63" draw:name="path124" draw:layer="g8071" svg:width="17.51016301101pt" svg:height="21.75873219048pt" draw:transform="matrix(0.22213788651 0.00000000000 0.00000000000 0.22213788651 70.21410975381pt 51.65318003684pt)" svg:viewBox="0 0 18 22" svg:d="M0.222296 10.8281C0.222296 10.8281 -0.614874 1.07246 0.960048 0L17.5102 15.8785L16.3045 21.7587C16.3045 21.7587 13.7583 20.7213 0.222296 10.8281Z" koffice:nodeTypes="ccccc"/>
                <draw:path draw:style-name="gr7" draw:id="shape64" draw:name="path126" draw:layer="g8071" svg:width="22.01067561492pt" svg:height="29.66132791172pt" draw:transform="matrix(0.22213788651 0.00000000000 0.00000000000 0.22213788651 65.66943181957pt 47.51608403847pt)" svg:viewBox="0 0 22 30" svg:d="M1.00597 0C1.00597 0 -0.211104 8.31805 0.0321462 15.5358L21.2809 29.6613C21.2809 29.6613 20.4463 19.9695 22.0107 18.9379L1.00597 0" koffice:nodeTypes="ccccc"/>
                <draw:path draw:style-name="gr8" draw:id="shape65" draw:name="path128" draw:layer="g8071" svg:width="0.96550219114pt" svg:height="15.45459302400pt" draw:transform="matrix(0.22213788651 0.00000000000 0.00000000000 0.22213788651 65.66943181830pt 47.54629479104pt)" svg:viewBox="0 0 1 15" svg:d="M0.965502 0C0.965502 0 -0.202612 7.38218 0.0308531 15.4546" koffice:nodeTypes="cc"/>
                <draw:path draw:style-name="gr4" draw:id="shape66" draw:name="path130" draw:layer="g8071" svg:width="4.14414080000pt" svg:height="0.62806453802pt" draw:transform="matrix(0.22213788651 0.00000000000 0.00000000000 0.22213788651 65.65365990029pt 47.42415025360pt)" svg:viewBox="0 0 4 1" svg:d="M4.14414 0.327985C4.14414 0.327985 3.4333 -0.048613 3.03127 0.00527737C1.73194 0.220839 0 0.409138 0 0.409138C0 0.409138 3.18567 0.597437 3.5877 0.624699C3.83533 0.651328 3.92783 0.516919 4.14414 0.327985Z" koffice:nodeTypes="ccccc"/>
                <draw:path draw:style-name="gr9" draw:id="shape67" draw:name="path132" draw:layer="g8071" svg:width="4.14414080000pt" svg:height="0.62806453802pt" draw:transform="matrix(0.22213788651 0.00000000000 0.00000000000 0.22213788651 65.65365990029pt 47.42415025360pt)" svg:viewBox="0 0 4 1" svg:d="M4.14414 0.327985C4.14414 0.327985 3.4333 -0.048613 3.03127 0.00527737C1.73194 0.220839 0 0.409138 0 0.409138C0 0.409138 3.18567 0.597437 3.5877 0.624699C3.83533 0.651328 3.92783 0.516919 4.14414 0.327985Z" koffice:nodeTypes="ccccc"/>
                <draw:path draw:style-name="gr7" draw:id="shape68" draw:name="path134" draw:layer="g8071" svg:width="4.15730588151pt" svg:height="0.74907981586pt" draw:transform="matrix(0.22213788651 0.00000000000 0.00000000000 0.22213788651 65.65365990029pt 47.51539776630pt)" svg:viewBox="0 0 4 1" svg:d="M4.15072 0.00267386C3.90343 0.355795 3.81005 0.355795 3.5934 0.326715C2.38539 0.209007 0 0.0913001 0 0.0913001C0 0.0913001 2.19937 0.650063 2.85006 0.73869C3.84142 0.855705 4.21272 -0.0554874 4.15072 0.00267386Z" koffice:nodeTypes="ccccc"/>
                <draw:path draw:style-name="gr9" draw:id="shape69" draw:name="path136" draw:layer="g8071" svg:width="4.15730588151pt" svg:height="0.74907981586pt" draw:transform="matrix(0.22213788651 0.00000000000 0.00000000000 0.22213788651 65.65365990029pt 47.51539776630pt)" svg:viewBox="0 0 4 1" svg:d="M4.15072 0.00267386C3.90343 0.355795 3.81005 0.355795 3.5934 0.326715C2.38539 0.209007 0 0.0913001 0 0.0913001C0 0.0913001 2.19937 0.650063 2.85006 0.73869C3.84142 0.855705 4.21272 -0.0554874 4.15072 0.00267386Z" koffice:nodeTypes="ccccc"/>
                <draw:path draw:style-name="gr10" draw:id="shape70" draw:name="path138" draw:layer="g8071" svg:width="6.79598122667pt" svg:height="5.89486464000pt" draw:transform="matrix(0.22213788651 0.00000000000 0.00000000000 0.22213788651 64.25028158848pt 45.91562499374pt)" svg:viewBox="0 0 7 6" svg:d="M6.1455 5.89486L4.73556 4.81723C4.73556 4.81723 3.94034 4.64912 3.39799 5.25574L0 0C0 0 4.95267 2.59457 5.71128 3.06558C5.71128 3.06558 5.02504 3.84031 5.45841 4.31212C5.89263 4.78393 6.79598 5.38975 6.79598 5.38975L6.1455 5.89486" koffice:nodeTypes="cccccccc"/>
                <draw:path draw:style-name="gr9" draw:id="shape71" draw:name="path140" draw:layer="g8071" svg:width="6.79598122667pt" svg:height="5.89486464000pt" draw:transform="matrix(0.22213788651 0.00000000000 0.00000000000 0.22213788651 64.25028158848pt 45.91562499374pt)" svg:viewBox="0 0 7 6" svg:d="M6.1455 5.89486L4.73556 4.81723C4.73556 4.81723 3.94034 4.64912 3.39799 5.25574L0 0C0 0 4.95267 2.59457 5.71128 3.06558C5.71128 3.06558 5.02504 3.84031 5.45841 4.31212C5.89263 4.78393 6.79598 5.38975 6.79598 5.38975L6.1455 5.89486" koffice:nodeTypes="cccccccc"/>
                <draw:path draw:style-name="gr10" draw:id="shape72" draw:name="path142" draw:layer="g8071" svg:width="38.43161871158pt" svg:height="35.62355280457pt" draw:transform="matrix(0.22213788651 0.00000000000 0.00000000000 0.22213788651 65.69151219616pt 47.27457572826pt)" svg:viewBox="0 0 38 36" svg:d="M38.3286 35.6236L0 0.30831L0.512486 0L38.4316 34.8003L38.3286 35.6236" koffice:nodeTypes="ccccc"/>
                <draw:path draw:style-name="gr9" draw:id="shape73" draw:name="path144" draw:layer="g8071" svg:width="38.43161871158pt" svg:height="35.62355280457pt" draw:transform="matrix(0.22213788651 0.00000000000 0.00000000000 0.22213788651 65.69151219616pt 47.27457572826pt)" svg:viewBox="0 0 38 36" svg:d="M38.3286 35.6236L0 0.30831L0.512486 0L38.4316 34.8003L38.3286 35.6236" koffice:nodeTypes="ccccc"/>
                <draw:path draw:style-name="gr10" draw:id="shape74" draw:name="path146" draw:layer="g8071" svg:width="4.72627600000pt" svg:height="4.58473744000pt" draw:transform="matrix(0.22213788651 0.00000000000 0.00000000000 0.22213788651 65.17828482316pt 46.73860143568pt)" svg:viewBox="0 0 5 5" svg:d="M4.72628 1.34639L3.39753 0L0 3.23835L1.32962 4.58474L4.72628 1.34639" koffice:nodeTypes="ccccc"/>
                <draw:path draw:style-name="gr9" draw:id="shape75" draw:name="path148" draw:layer="g8071" svg:width="4.72627600000pt" svg:height="4.58473744000pt" draw:transform="matrix(0.22213788651 0.00000000000 0.00000000000 0.22213788651 65.17828482316pt 46.73860143568pt)" svg:viewBox="0 0 5 5" svg:d="M4.72628 1.34639L3.39753 0L0 3.23835L1.32962 4.58474L4.72628 1.34639" koffice:nodeTypes="ccccc"/>
                <draw:path draw:style-name="gr10" draw:id="shape76" draw:name="path150" draw:layer="g8071" svg:width="3.39969365333pt" svg:height="3.25812565333pt" draw:transform="matrix(0.22213788651 0.00000000000 0.00000000000 0.22213788651 65.30659166641pt 46.86690827893pt)" svg:viewBox="0 0 3 3" svg:d="M3.39969 0.708651L2.71243 0L0 2.55031L0.687263 3.25813L3.39969 0.708651" koffice:nodeTypes="ccccc"/>
                <draw:path draw:style-name="gr9" draw:id="shape77" draw:name="path152" draw:layer="g8071" svg:width="3.39969365333pt" svg:height="3.25812565333pt" draw:transform="matrix(0.22213788651 0.00000000000 0.00000000000 0.22213788651 65.30659166641pt 46.86690827893pt)" svg:viewBox="0 0 3 3" svg:d="M3.39969 0.708651L2.71243 0L0 2.55031L0.687263 3.25813L3.39969 0.708651" koffice:nodeTypes="ccccc"/>
                <draw:path draw:style-name="gr7" draw:id="shape78" draw:name="path154" draw:layer="g8071" svg:width="3.63662454012pt" svg:height="7.24434048000pt" draw:transform="matrix(0.22213788651 0.00000000000 0.00000000000 0.22213788651 65.00438410612pt 47.53883095805pt)" svg:viewBox="0 0 4 7" svg:d="M3.21807 0C3.21807 0.129418 3.06921 0.905162 2.95647 1.19673C2.80673 1.45557 1.72246 2.58683 1.27326 2.84566C0.787052 3.1045 -0.297216 4.59204 0.0771257 7.21161C0.0771257 7.21161 1.04953 7.17963 1.27326 7.24434C1.27326 7.24434 1.08653 4.94756 1.79733 4.07437C2.50814 3.20118 3.74215 1.68167 3.6294 0.0966826L3.21807 1.08185e-14" koffice:nodeTypes="cccccccc"/>
                <draw:path draw:style-name="gr9" draw:id="shape79" draw:name="path156" draw:layer="g8071" svg:width="3.63662454012pt" svg:height="7.24434048000pt" draw:transform="matrix(0.22213788651 0.00000000000 0.00000000000 0.22213788651 65.00438410612pt 47.53883095805pt)" svg:viewBox="0 0 4 7" svg:d="M3.21807 0C3.21807 0.129418 3.06921 0.905162 2.95647 1.19673C2.80673 1.45557 1.72246 2.58683 1.27326 2.84566C0.787052 3.1045 -0.297216 4.59204 0.0771257 7.21161C0.0771257 7.21161 1.04953 7.17963 1.27326 7.24434C1.27326 7.24434 1.08653 4.94756 1.79733 4.07437C2.50814 3.20118 3.74215 1.68167 3.6294 0.0966826L3.21807 1.08185e-14" koffice:nodeTypes="cccccccc"/>
                <draw:path draw:style-name="gr6" draw:id="shape80" draw:name="path158" draw:layer="g8071" svg:width="3.07880696684pt" svg:height="7.17901832000pt" draw:transform="matrix(0.22213788651 0.00000000000 0.00000000000 0.22213788651 65.25680600806pt 47.55393633433pt)" svg:viewBox="0 0 3 7" svg:d="M0.0249641 7.1146C0.0249641 7.1146 -0.185463 4.82896 0.615551 3.95971C1.41656 3.09047 2.80717 1.57707 2.68012 0L3.06028 0.0962457C3.06028 0.0962457 3.22802 1.64148 2.55406 2.73656C1.92179 3.83088 1.07909 4.66829 1.20514 7.17902C1.20514 7.17902 0.531181 7.14719 0.0249641 7.1146Z" koffice:nodeTypes="ccccccc"/>
                <draw:path draw:style-name="gr9" draw:id="shape81" draw:name="path160" draw:layer="g8071" svg:width="3.07880696684pt" svg:height="7.17901832000pt" draw:transform="matrix(0.22213788651 0.00000000000 0.00000000000 0.22213788651 65.25680600806pt 47.55393633433pt)" svg:viewBox="0 0 3 7" svg:d="M0.0249641 7.1146C0.0249641 7.1146 -0.185463 4.82896 0.615551 3.95971C1.41656 3.09047 2.80717 1.57707 2.68012 0L3.06028 0.0962457C3.06028 0.0962457 3.22802 1.64148 2.55406 2.73656C1.92179 3.83088 1.07909 4.66829 1.20514 7.17902C1.20514 7.17902 0.531181 7.14719 0.0249641 7.1146Z" koffice:nodeTypes="ccccccc"/>
                <draw:path draw:style-name="gr6" draw:id="shape82" draw:name="path162" draw:layer="g8071" svg:width="1.87327458904pt" svg:height="7.11550088000pt" draw:transform="matrix(0.22213788651 0.00000000000 0.00000000000 0.22213788651 65.47030861344pt 47.57650554360pt)" svg:viewBox="0 0 2 7" svg:d="M0.930438 7.1155L0.00986578 7.05137C-0.0884628 4.55178 0.568868 3.71808 1.06206 2.62861C1.58777 1.53838 1.45692 0 1.45692 0L1.81849 0.0965734C1.81849 0.0965734 2.08096 1.60252 1.45692 3.62226C1.3253 3.9746 0.733007 4.96825 0.930438 7.1155Z" koffice:nodeTypes="ccccccc"/>
                <draw:path draw:style-name="gr9" draw:id="shape83" draw:name="path164" draw:layer="g8071" svg:width="1.87327458904pt" svg:height="7.11550088000pt" draw:transform="matrix(0.22213788651 0.00000000000 0.00000000000 0.22213788651 65.47030861344pt 47.57650554360pt)" svg:viewBox="0 0 2 7" svg:d="M0.930438 7.1155L0.00986578 7.05137C-0.0884628 4.55178 0.568868 3.71808 1.06206 2.62861C1.58777 1.53838 1.45692 0 1.45692 0L1.81849 0.0965734C1.81849 0.0965734 2.08096 1.60252 1.45692 3.62226C1.3253 3.9746 0.733007 4.96825 0.930438 7.1155Z" koffice:nodeTypes="ccccccc"/>
                <draw:path draw:style-name="gr7" draw:id="shape84" draw:name="path166" draw:layer="g8071" svg:width="5.61117214225pt" svg:height="2.89016031169pt" draw:transform="matrix(0.22213788651 0.00000000000 0.00000000000 0.22213788651 65.65365990029pt 46.88473127287pt)" svg:viewBox="0 0 6 3" svg:d="M1.60769e-29 2.89016C1.60769e-29 2.89016 0.900029 2.02249 1.40343 1.52231C2.6272 0.254966 4.31878 -0.212238 5.14593 0.0877148C5.14593 0.0877148 5.75781 0.688406 5.57814 1.08887C5.57814 1.08887 4.06708 0.922401 2.77127 1.62282C1.69158 2.18975 -6.02174e-15 2.89016 1.60769e-29 2.89016Z" koffice:nodeTypes="cccccc"/>
                <draw:path draw:style-name="gr9" draw:id="shape85" draw:name="path168" draw:layer="g8071" svg:width="5.61117214225pt" svg:height="2.89016031169pt" draw:transform="matrix(0.22213788651 0.00000000000 0.00000000000 0.22213788651 65.65365990029pt 46.88473127287pt)" svg:viewBox="0 0 6 3" svg:d="M1.60769e-29 2.89016C1.60769e-29 2.89016 0.900029 2.02249 1.40343 1.52231C2.6272 0.254966 4.31878 -0.212238 5.14593 0.0877148C5.14593 0.0877148 5.75781 0.688406 5.57814 1.08887C5.57814 1.08887 4.06708 0.922401 2.77127 1.62282C1.69158 2.18975 -6.02174e-15 2.89016 1.60769e-29 2.89016Z" koffice:nodeTypes="cccccc"/>
                <draw:path draw:style-name="gr6" draw:id="shape86" draw:name="path170" draw:layer="g8071" svg:width="5.57189866050pt" svg:height="1.71644826862pt" draw:transform="matrix(0.22213788651 0.00000000000 0.00000000000 0.22213788651 65.65365990029pt 47.12725266423pt)" svg:viewBox="0 0 6 2" svg:d="M0 1.71645C0 1.71645 1.68565 1.05537 2.76156 0.520272C4.05282 -0.140808 5.55859 0.0163098 5.55859 0.0163098C5.55859 0.0163098 5.66584 0.456536 5.27145 1.0235C5.09242 1.24435 4.69803 0.488404 3.33498 0.866377C2.79703 1.0235 0 1.71645 0 1.71645Z" koffice:nodeTypes="cccccc"/>
                <draw:path draw:style-name="gr9" draw:id="shape87" draw:name="path172" draw:layer="g8071" svg:width="5.57189866050pt" svg:height="1.71644826862pt" draw:transform="matrix(0.22213788651 0.00000000000 0.00000000000 0.22213788651 65.65365990029pt 47.12725266423pt)" svg:viewBox="0 0 6 2" svg:d="M0 1.71645C0 1.71645 1.68565 1.05537 2.76156 0.520272C4.05282 -0.140808 5.55859 0.0163098 5.55859 0.0163098C5.55859 0.0163098 5.66584 0.456536 5.27145 1.0235C5.09242 1.24435 4.69803 0.488404 3.33498 0.866377C2.79703 1.0235 0 1.71645 0 1.71645Z" koffice:nodeTypes="cccccc"/>
                <draw:path draw:style-name="gr6" draw:id="shape88" draw:name="path174" draw:layer="g8071" svg:width="4.98720819200pt" svg:height="1.06197273942pt" draw:transform="matrix(0.22213788651 0.00000000000 0.00000000000 0.22213788651 65.65365990029pt 47.30991315230pt)" svg:viewBox="0 0 5 1" svg:d="M0 1.06197C0 1.06197 2.64621 0.291145 3.15516 0.116368C4.4447 -0.304085 4.88574 0.571447 4.98721 0.291145L4.54617 0.956449C4.54617 0.956449 3.76637 0.466746 3.32534 0.536821C1.89996 0.817123 0 1.06197 0 1.06197Z" koffice:nodeTypes="cccccc"/>
                <draw:path draw:style-name="gr9" draw:id="shape89" draw:name="path176" draw:layer="g8071" svg:width="4.98720819200pt" svg:height="1.06197273942pt" draw:transform="matrix(0.22213788651 0.00000000000 0.00000000000 0.22213788651 65.65365990029pt 47.30991315230pt)" svg:viewBox="0 0 5 1" svg:d="M0 1.06197C0 1.06197 2.64621 0.291145 3.15516 0.116368C4.4447 -0.304085 4.88574 0.571447 4.98721 0.291145L4.54617 0.956449C4.54617 0.956449 3.76637 0.466746 3.32534 0.536821C1.89996 0.817123 0 1.06197 0 1.06197Z" koffice:nodeTypes="cccccc"/>
                <draw:path draw:style-name="gr6" draw:id="shape90" draw:name="path178" draw:layer="g8071" svg:width="17.54385863686pt" svg:height="21.75873219048pt" draw:transform="matrix(0.22213788651 0.00000000000 0.00000000000 0.22213788651 74.27865204742pt 51.65318003684pt)" svg:viewBox="0 0 18 22" svg:d="M17.3384 10.8281C17.3384 10.8281 18.1433 1.07246 16.5668 0L0 15.8785L1.2076 21.7587C1.2076 21.7587 3.75549 20.7213 17.3384 10.8281Z" koffice:nodeTypes="ccccc"/>
                <draw:path draw:style-name="gr7" draw:id="shape91" draw:name="path180" draw:layer="g8071" svg:width="21.06210185621pt" svg:height="29.66132791172pt" draw:transform="matrix(0.22213788651 0.00000000000 0.00000000000 0.22213788651 77.99119811709pt 47.51608403847pt)" svg:viewBox="0 0 21 30" svg:d="M20.0755 0C20.0755 0 21.2387 8.31805 21.0391 15.5358L0.698223 29.6613C0.698223 29.6613 1.49586 19.9695 0 18.9379L20.0755 0" koffice:nodeTypes="ccccc"/>
                <draw:path draw:style-name="gr8" draw:id="shape92" draw:name="path182" draw:layer="g8071" svg:width="0.95131773234pt" svg:height="15.45459302400pt" draw:transform="matrix(0.22213788651 0.00000000000 0.00000000000 0.22213788651 82.55639825035pt 47.54629479104pt)" svg:viewBox="0 0 1 15" svg:d="M0 0C0 0 1.12673 7.38218 0.927758 15.4546" koffice:nodeTypes="cc"/>
                <draw:path draw:style-name="gr4" draw:id="shape93" draw:name="path184" draw:layer="g8071" svg:width="4.14414080000pt" svg:height="0.62806453802pt" draw:transform="matrix(0.22213788651 0.00000000000 0.00000000000 0.22213788651 81.77162952488pt 47.42415025360pt)" svg:viewBox="0 0 4 1" svg:d="M0 0.327985C0 0.327985 0.711569 -0.048613 1.1136 0.00527737C2.4122 0.220839 4.14414 0.409138 4.14414 0.409138C4.14414 0.409138 0.959197 0.597437 0.556436 0.624699C0.309536 0.651328 0.217039 0.516919 0 0.327985Z" koffice:nodeTypes="ccccc"/>
                <draw:path draw:style-name="gr9" draw:id="shape94" draw:name="path186" draw:layer="g8071" svg:width="4.14414080000pt" svg:height="0.62806453802pt" draw:transform="matrix(0.22213788651 0.00000000000 0.00000000000 0.22213788651 81.77162952488pt 47.42415025360pt)" svg:viewBox="0 0 4 1" svg:d="M0 0.327985C0 0.327985 0.711569 -0.048613 1.1136 0.00527737C2.4122 0.220839 4.14414 0.409138 4.14414 0.409138C4.14414 0.409138 0.959197 0.597437 0.556436 0.624699C0.309536 0.651328 0.217039 0.516919 0 0.327985Z" koffice:nodeTypes="ccccc"/>
                <draw:path draw:style-name="gr7" draw:id="shape95" draw:name="path188" draw:layer="g8071" svg:width="4.15728242952pt" svg:height="0.74907981586pt" draw:transform="matrix(0.22213788651 0.00000000000 0.00000000000 0.22213788651 81.77002711532pt 47.51539776630pt)" svg:viewBox="0 0 4 1" svg:d="M0.00657765 0.00267386C0.285237 0.355795 0.347242 0.355795 0.563896 0.326715C1.7719 0.209007 4.15728 0.0913001 4.15728 0.0913001C4.15728 0.0913001 1.95792 0.650063 1.30723 0.73869C0.316605 0.855705 -0.0554276 -0.0554874 0.00657765 0.00267386Z" koffice:nodeTypes="ccccc"/>
                <draw:path draw:style-name="gr9" draw:id="shape96" draw:name="path190" draw:layer="g8071" svg:width="4.15728242952pt" svg:height="0.74907981586pt" draw:transform="matrix(0.22213788651 0.00000000000 0.00000000000 0.22213788651 81.77002711532pt 47.51539776630pt)" svg:viewBox="0 0 4 1" svg:d="M0.00657765 0.00267386C0.285237 0.355795 0.347242 0.355795 0.563896 0.326715C1.7719 0.209007 4.15728 0.0913001 4.15728 0.0913001C4.15728 0.0913001 1.95792 0.650063 1.30723 0.73869C0.316605 0.855705 -0.0554276 -0.0554874 0.00657765 0.00267386Z" koffice:nodeTypes="ccccc"/>
                <draw:path draw:style-name="gr10" draw:id="shape97" draw:name="path192" draw:layer="g8071" svg:width="6.79768416000pt" svg:height="5.89486464000pt" draw:transform="matrix(0.22213788651 0.00000000000 0.00000000000 0.22213788651 82.76769580799pt 45.91562499374pt)" svg:viewBox="0 0 7 6" svg:d="M0.650561 5.89486L2.06068 4.81723C2.06068 4.81723 2.85685 4.64912 3.39927 5.25574L6.79768 0C6.79768 0 1.84354 2.59457 1.08484 3.06558C1.08484 3.06558 1.77201 3.84031 1.33774 4.31212C0.904314 4.78393 0 5.38975 0 5.38975L0.650561 5.89486" koffice:nodeTypes="cccccccc"/>
                <draw:path draw:style-name="gr9" draw:id="shape98" draw:name="path194" draw:layer="g8071" svg:width="6.79768416000pt" svg:height="5.89486464000pt" draw:transform="matrix(0.22213788651 0.00000000000 0.00000000000 0.22213788651 82.76769580799pt 45.91562499374pt)" svg:viewBox="0 0 7 6" svg:d="M0.650561 5.89486L2.06068 4.81723C2.06068 4.81723 2.85685 4.64912 3.39927 5.25574L6.79768 0C6.79768 0 1.84354 2.59457 1.08484 3.06558C1.08484 3.06558 1.77201 3.84031 1.33774 4.31212C0.904314 4.78393 0 5.38975 0 5.38975L0.650561 5.89486" koffice:nodeTypes="cccccccc"/>
                <draw:path draw:style-name="gr10" draw:id="shape99" draw:name="path196" draw:layer="g8071" svg:width="38.43161871158pt" svg:height="35.62355280457pt" draw:transform="matrix(0.22213788651 0.00000000000 0.00000000000 0.22213788651 74.25608283815pt 47.27457572826pt)" svg:viewBox="0 0 38 36" svg:d="M0.102175 35.6236L38.4316 0.30831L37.9191 0L0 34.8003L0.102175 35.6236" koffice:nodeTypes="ccccc"/>
                <draw:path draw:style-name="gr9" draw:id="shape100" draw:name="path198" draw:layer="g8071" svg:width="38.43161871158pt" svg:height="35.62355280457pt" draw:transform="matrix(0.22213788651 0.00000000000 0.00000000000 0.22213788651 74.25608283815pt 47.27457572826pt)" svg:viewBox="0 0 38 36" svg:d="M0.102175 35.6236L38.4316 0.30831L37.9191 0L0 34.8003L0.102175 35.6236" koffice:nodeTypes="ccccc"/>
                <draw:path draw:style-name="gr10" draw:id="shape101" draw:name="path200" draw:layer="g8071" svg:width="4.72627600000pt" svg:height="4.58473744000pt" draw:transform="matrix(0.22213788651 0.00000000000 0.00000000000 0.22213788651 82.29232073086pt 46.73860143568pt)" svg:viewBox="0 0 5 5" svg:d="M0 1.34639L1.32962 0L4.72628 3.23835L3.39666 4.58474L0 1.34639" koffice:nodeTypes="ccccc"/>
                <draw:path draw:style-name="gr9" draw:id="shape102" draw:name="path202" draw:layer="g8071" svg:width="4.72627600000pt" svg:height="4.58473744000pt" draw:transform="matrix(0.22213788651 0.00000000000 0.00000000000 0.22213788651 82.29232073086pt 46.73860143568pt)" svg:viewBox="0 0 5 5" svg:d="M0 1.34639L1.32962 0L4.72628 3.23835L3.39666 4.58474L0 1.34639" koffice:nodeTypes="ccccc"/>
                <draw:path draw:style-name="gr10" draw:id="shape103" draw:name="path204" draw:layer="g8071" svg:width="3.39799061333pt" svg:height="3.25812565333pt" draw:transform="matrix(0.22213788651 0.00000000000 0.00000000000 0.22213788651 82.42062757411pt 46.86690827893pt)" svg:viewBox="0 0 3 3" svg:d="M0 0.708651L0.687091 0L3.39799 2.55031L2.7109 3.25813L0 0.708651" koffice:nodeTypes="ccccc"/>
                <draw:path draw:style-name="gr9" draw:id="shape104" draw:name="path206" draw:layer="g8071" svg:width="3.39799061333pt" svg:height="3.25812565333pt" draw:transform="matrix(0.22213788651 0.00000000000 0.00000000000 0.22213788651 82.42062757411pt 46.86690827893pt)" svg:viewBox="0 0 3 3" svg:d="M0 0.708651L0.687091 0L3.39799 2.55031L2.7109 3.25813L0 0.708651" koffice:nodeTypes="ccccc"/>
                <draw:path draw:style-name="gr7" draw:id="shape105" draw:name="path208" draw:layer="g8071" svg:width="3.63021193146pt" svg:height="7.24434048000pt" draw:transform="matrix(0.22213788651 0.00000000000 0.00000000000 0.22213788651 82.69913426019pt 47.53883095805pt)" svg:viewBox="0 0 4 7" svg:d="M0.414321 0C0.414321 0.129418 0.563925 0.905162 0.675689 1.19673C0.825293 1.45557 1.9086 2.58683 2.39526 2.84566C2.84319 3.1045 3.9265 4.59204 3.55337 7.21161C3.55337 7.21161 2.58182 7.17963 2.35741 7.24434C2.35741 7.24434 2.54398 4.94756 1.83468 4.07437C1.1245 3.20118 -0.0714536 1.68167 0.0033486 0.0966826L0.414321 1.08185e-14" koffice:nodeTypes="cccccccc"/>
                <draw:path draw:style-name="gr9" draw:id="shape106" draw:name="path210" draw:layer="g8071" svg:width="3.63021193146pt" svg:height="7.24434048000pt" draw:transform="matrix(0.22213788651 0.00000000000 0.00000000000 0.22213788651 82.69913426019pt 47.53883095805pt)" svg:viewBox="0 0 4 7" svg:d="M0.414321 0C0.414321 0.129418 0.563925 0.905162 0.675689 1.19673C0.825293 1.45557 1.9086 2.58683 2.39526 2.84566C2.84319 3.1045 3.9265 4.59204 3.55337 7.21161C3.55337 7.21161 2.58182 7.17963 2.35741 7.24434C2.35741 7.24434 2.54398 4.94756 1.83468 4.07437C1.1245 3.20118 -0.0714536 1.68167 0.0033486 0.0966826L0.414321 1.08185e-14" koffice:nodeTypes="cccccccc"/>
                <draw:path draw:style-name="gr6" draw:id="shape107" draw:name="path212" draw:layer="g8071" svg:width="3.01895070509pt" svg:height="7.17901832000pt" draw:transform="matrix(0.22213788651 0.00000000000 0.00000000000 0.22213788651 82.63382182611pt 47.55393633433pt)" svg:viewBox="0 0 3 7" svg:d="M2.99419 7.1146C2.99419 7.1146 3.20256 4.82896 2.41036 3.95971C1.61717 3.09047 0.281426 1.57707 0.364972 0L0.0307909 0.0962457C0.0307909 0.0962457 -0.177582 1.64148 0.489798 2.73656C1.1159 3.83088 1.95037 4.66829 1.82554 7.17902C1.82554 7.17902 2.49292 7.14719 2.99419 7.1146Z" koffice:nodeTypes="ccccccc"/>
                <draw:path draw:style-name="gr9" draw:id="shape108" draw:name="path214" draw:layer="g8071" svg:width="3.01895070509pt" svg:height="7.17901832000pt" draw:transform="matrix(0.22213788651 0.00000000000 0.00000000000 0.22213788651 82.63382182611pt 47.55393633433pt)" svg:viewBox="0 0 3 7" svg:d="M2.99419 7.1146C2.99419 7.1146 3.20256 4.82896 2.41036 3.95971C1.61717 3.09047 0.281426 1.57707 0.364972 0L0.0307909 0.0962457C0.0307909 0.0962457 -0.177582 1.64148 0.489798 2.73656C1.1159 3.83088 1.95037 4.66829 1.82554 7.17902C1.82554 7.17902 2.49292 7.14719 2.99419 7.1146Z" koffice:nodeTypes="ccccccc"/>
                <draw:path draw:style-name="gr6" draw:id="shape109" draw:name="path216" draw:layer="g8071" svg:width="1.86629906035pt" svg:height="7.11550088000pt" draw:transform="matrix(0.22213788651 0.00000000000 0.00000000000 0.22213788651 82.53698371595pt 47.57650554360pt)" svg:viewBox="0 0 2 7" svg:d="M0.937595 7.1155L1.85645 7.05137C1.9546 4.55178 1.29849 3.71808 0.806219 2.62861C0.28149 1.53838 0.445323 0 0.445323 0L0.0519692 0.0965734C0.0519692 0.0965734 -0.210781 1.60252 0.445323 3.62226C0.544241 3.9746 1.13466 4.96825 0.937595 7.1155Z" koffice:nodeTypes="ccccccc"/>
                <draw:path draw:style-name="gr9" draw:id="shape110" draw:name="path218" draw:layer="g8071" svg:width="1.86629906035pt" svg:height="7.11550088000pt" draw:transform="matrix(0.22213788651 0.00000000000 0.00000000000 0.22213788651 82.53698371595pt 47.57650554360pt)" svg:viewBox="0 0 2 7" svg:d="M0.937595 7.1155L1.85645 7.05137C1.9546 4.55178 1.29849 3.71808 0.806219 2.62861C0.28149 1.53838 0.445323 0 0.445323 0L0.0519692 0.0965734C0.0519692 0.0965734 -0.210781 1.60252 0.445323 3.62226C0.544241 3.9746 1.13466 4.96825 0.937595 7.1155Z" koffice:nodeTypes="ccccccc"/>
                <draw:path draw:style-name="gr7" draw:id="shape111" draw:name="path220" draw:layer="g8071" svg:width="5.61117405025pt" svg:height="2.89016031169pt" draw:transform="matrix(0.22213788651 0.00000000000 0.00000000000 0.22213788651 81.60618600841pt 46.88473127287pt)" svg:viewBox="0 0 6 3" svg:d="M5.61117 2.89016C5.61117 2.89016 4.71199 2.02249 4.24333 1.52231C2.98482 0.254966 1.29324 -0.212238 0.465246 0.0877148C0.465246 0.0877148 -0.146638 0.688406 0.0330291 1.08887C0.0330291 1.08887 1.54494 0.922401 2.8399 1.62282C3.91959 2.18975 5.61117 2.89016 5.61117 2.89016Z" koffice:nodeTypes="cccccc"/>
                <draw:path draw:style-name="gr9" draw:id="shape112" draw:name="path222" draw:layer="g8071" svg:width="5.61117405025pt" svg:height="2.89016031169pt" draw:transform="matrix(0.22213788651 0.00000000000 0.00000000000 0.22213788651 81.60618600841pt 46.88473127287pt)" svg:viewBox="0 0 6 3" svg:d="M5.61117 2.89016C5.61117 2.89016 4.71199 2.02249 4.24333 1.52231C2.98482 0.254966 1.29324 -0.212238 0.465246 0.0877148C0.465246 0.0877148 -0.146638 0.688406 0.0330291 1.08887C0.0330291 1.08887 1.54494 0.922401 2.8399 1.62282C3.91959 2.18975 5.61117 2.89016 5.61117 2.89016Z" koffice:nodeTypes="cccccc"/>
                <draw:path draw:style-name="gr6" draw:id="shape113" draw:name="path224" draw:layer="g8071" svg:width="5.57189941329pt" svg:height="1.71644826862pt" draw:transform="matrix(0.22213788651 0.00000000000 0.00000000000 0.22213788651 81.61031092758pt 47.12725266423pt)" svg:viewBox="0 0 6 2" svg:d="M5.5719 1.71645C5.5719 1.71645 3.88625 1.05537 2.81034 0.520272C1.51992 -0.140808 0.0133109 0.0163098 0.0133109 0.0163098C0.0133109 0.0163098 -0.0939423 0.456536 0.300445 1.0235C0.480327 1.24435 0.87387 0.488404 2.23692 0.866377C2.77487 1.0235 5.5719 1.71645 5.5719 1.71645Z" koffice:nodeTypes="cccccc"/>
                <draw:path draw:style-name="gr9" draw:id="shape114" draw:name="path226" draw:layer="g8071" svg:width="5.57189941329pt" svg:height="1.71644826862pt" draw:transform="matrix(0.22213788651 0.00000000000 0.00000000000 0.22213788651 81.61031092758pt 47.12725266423pt)" svg:viewBox="0 0 6 2" svg:d="M5.5719 1.71645C5.5719 1.71645 3.88625 1.05537 2.81034 0.520272C1.51992 -0.140808 0.0133109 0.0163098 0.0133109 0.0163098C0.0133109 0.0163098 -0.0939423 0.456536 0.300445 1.0235C0.480327 1.24435 0.87387 0.488404 2.23692 0.866377C2.77487 1.0235 5.5719 1.71645 5.5719 1.71645Z" koffice:nodeTypes="cccccc"/>
                <draw:path draw:style-name="gr6" draw:id="shape115" draw:name="path228" draw:layer="g8071" svg:width="4.98720819200pt" svg:height="1.06197273942pt" draw:transform="matrix(0.22213788651 0.00000000000 0.00000000000 0.22213788651 81.67353343420pt 47.30991315230pt)" svg:viewBox="0 0 5 1" svg:d="M4.98721 1.06197C4.98721 1.06197 2.341 0.291145 1.83205 0.116368C0.542505 -0.304085 0.10147 0.571447 0 0.291145L0.441035 0.956449C0.441035 0.956449 1.22163 0.466746 1.66267 0.536821C3.08724 0.817123 4.98721 1.06197 4.98721 1.06197Z" koffice:nodeTypes="cccccc"/>
                <draw:path draw:style-name="gr9" draw:id="shape116" draw:name="path230" draw:layer="g8071" svg:width="4.98720819200pt" svg:height="1.06197273942pt" draw:transform="matrix(0.22213788651 0.00000000000 0.00000000000 0.22213788651 81.67353343420pt 47.30991315230pt)" svg:viewBox="0 0 5 1" svg:d="M4.98721 1.06197C4.98721 1.06197 2.341 0.291145 1.83205 0.116368C0.542505 -0.304085 0.10147 0.571447 0 0.291145L0.441035 0.956449C0.441035 0.956449 1.22163 0.466746 1.66267 0.536821C3.08724 0.817123 4.98721 1.06197 4.98721 1.06197Z" koffice:nodeTypes="cccccc"/>
                <draw:path draw:style-name="gr6" draw:id="shape117" draw:name="path232" draw:layer="g8071" svg:width="16.06045462437pt" svg:height="18.72420813474pt" draw:transform="matrix(0.22213788651 0.00000000000 0.00000000000 0.22213788651 70.12151973910pt 54.05386860394pt)" svg:viewBox="0 0 16 19" svg:d="M1.12031 12.4153C1.12031 12.4153 -0.888276 0.944271 0.47349 0L16.0605 10.7618L15.9931 18.7242C15.9931 18.7242 3.84304 16.869 1.12031 12.4153Z" koffice:nodeTypes="ccccc"/>
                <draw:path draw:style-name="gr7" draw:id="shape118" draw:name="path234" draw:layer="g8071" svg:width="27.35191846814pt" svg:height="30.58221716645pt" draw:transform="matrix(0.22213788651 0.00000000000 0.00000000000 0.22213788651 64.37090709172pt 50.12060633023pt)" svg:viewBox="0 0 27 31" svg:d="M0.000180317 0C0.000180317 0 -0.0682613 13.0297 2.46167 20.1516C4.95778 27.2068 6.97479 30.5822 6.97479 30.5822L27.3519 30.1094C27.3519 30.1094 25.2665 18.8016 26.566 17.8902L0.000180317 0" koffice:nodeTypes="cccccc"/>
                <draw:path draw:style-name="gr8" draw:id="shape119" draw:name="path236" draw:layer="g8071" svg:width="2.23323136000pt" svg:height="16.78150659765pt" draw:transform="matrix(0.22213788651 0.00000000000 0.00000000000 0.22213788651 64.37094688843pt 50.14335324981pt)" svg:viewBox="0 0 2 17" svg:d="M0 0C0 0 0.25345 10.7033 2.23323 16.7815" koffice:nodeTypes="cc"/>
                <draw:path draw:style-name="gr10" draw:id="shape120" draw:name="path238" draw:layer="g8071" svg:width="7.26974985143pt" svg:height="4.99040460800pt" draw:transform="matrix(0.22213788651 0.00000000000 0.00000000000 0.22213788651 62.49201578917pt 48.85246556372pt)" svg:viewBox="0 0 7 5" svg:d="M6.75042 4.9904L5.2275 4.10805C5.2275 4.10805 4.46523 4.04012 4.05025 4.75303L0 0C0 0 5.12315 1.86701 5.88542 2.24025C5.88542 2.24025 5.3661 3.1234 5.85037 3.53101C6.33464 3.93782 7.26975 4.41336 7.26975 4.41336L6.75042 4.9904" koffice:nodeTypes="cccccccc"/>
                <draw:path draw:style-name="gr9" draw:id="shape121" draw:name="path240" draw:layer="g8071" svg:width="7.26974985143pt" svg:height="4.99040460800pt" draw:transform="matrix(0.22213788651 0.00000000000 0.00000000000 0.22213788651 62.49201578917pt 48.85246556372pt)" svg:viewBox="0 0 7 5" svg:d="M6.75042 4.9904L5.2275 4.10805C5.2275 4.10805 4.46523 4.04012 4.05025 4.75303L0 0C0 0 5.12315 1.86701 5.88542 2.24025C5.88542 2.24025 5.3661 3.1234 5.85037 3.53101C6.33464 3.93782 7.26975 4.41336 7.26975 4.41336L6.75042 4.9904" koffice:nodeTypes="cccccccc"/>
                <draw:path draw:style-name="gr10" draw:id="shape122" draw:name="path242" draw:layer="g8071" svg:width="42.87529055256pt" svg:height="29.52394540138pt" draw:transform="matrix(0.22213788651 0.00000000000 0.00000000000 0.22213788651 64.12943857821pt 49.96208873441pt)" svg:viewBox="0 0 43 30" svg:d="M42.8753 29.5239L0 0.377767L0.475309 0L42.8753 28.7014L42.8753 29.5239" koffice:nodeTypes="ccccc"/>
                <draw:path draw:style-name="gr9" draw:id="shape123" draw:name="path244" draw:layer="g8071" svg:width="42.87529055256pt" svg:height="29.52394540138pt" draw:transform="matrix(0.22213788651 0.00000000000 0.00000000000 0.22213788651 64.12943857821pt 49.96208873441pt)" svg:viewBox="0 0 43 30" svg:d="M42.8753 29.5239L0 0.377767L0.475309 0L42.8753 28.7014L42.8753 29.5239" koffice:nodeTypes="ccccc"/>
                <draw:path draw:style-name="gr6" draw:id="shape124" draw:name="path246" draw:layer="g8071" svg:width="1.17973854434pt" svg:height="8.04165408000pt" draw:transform="matrix(0.22213788651 0.00000000000 0.00000000000 0.22213788651 64.07504638618pt 50.27912392604pt)" svg:viewBox="0 0 1 8" svg:d="M0.188058 7.80344C0.188058 7.80344 -0.17691 4.59993 0.110026 2.58992C0.370541 0.579904 0.736123 0 0.736123 0L1.04887 0.102666C1.04887 0.102666 0.162252 5.79262 1.17974 8.04165C1.17974 8.04165 0.553639 7.97348 0.188058 7.80344Z" koffice:nodeTypes="cccccc"/>
                <draw:path draw:style-name="gr9" draw:id="shape125" draw:name="path248" draw:layer="g8071" svg:width="1.17973854434pt" svg:height="8.04165408000pt" draw:transform="matrix(0.22213788651 0.00000000000 0.00000000000 0.22213788651 64.07504638618pt 50.27912392604pt)" svg:viewBox="0 0 1 8" svg:d="M0.188058 7.80344C0.188058 7.80344 -0.17691 4.59993 0.110026 2.58992C0.370541 0.579904 0.736123 0 0.736123 0L1.04887 0.102666C1.04887 0.102666 0.162252 5.79262 1.17974 8.04165C1.17974 8.04165 0.553639 7.97348 0.188058 7.80344Z" koffice:nodeTypes="cccccc"/>
                <draw:path draw:style-name="gr6" draw:id="shape126" draw:name="path250" draw:layer="g8071" svg:width="1.39162561082pt" svg:height="7.97282312000pt" draw:transform="matrix(0.22213788651 0.00000000000 0.00000000000 0.22213788651 64.27487811363pt 50.30187084562pt)" svg:viewBox="0 0 1 8" svg:d="M0.750832 7.90494C-0.812 5.12248 0.549815 0 0.549815 0L0.990541 0.0678844C0.990541 0.0678844 0.510178 6.61593 1.39163 7.97282L0.750832 7.90494" koffice:nodeTypes="ccccc"/>
                <draw:path draw:style-name="gr9" draw:id="shape127" draw:name="path252" draw:layer="g8071" svg:width="1.39162561082pt" svg:height="7.97282312000pt" draw:transform="matrix(0.22213788651 0.00000000000 0.00000000000 0.22213788651 64.27487811363pt 50.30187084562pt)" svg:viewBox="0 0 1 8" svg:d="M0.750832 7.90494C-0.812 5.12248 0.549815 0 0.549815 0L0.990541 0.0678844C0.990541 0.0678844 0.510178 6.61593 1.39163 7.97282L0.750832 7.90494" koffice:nodeTypes="ccccc"/>
                <draw:path draw:style-name="gr10" draw:id="shape128" draw:name="path254" draw:layer="g8071" svg:width="4.15344400000pt" svg:height="4.14705459200pt" draw:transform="matrix(0.22213788651 0.00000000000 0.00000000000 0.22213788651 63.63149429181pt 49.41865060886pt)" svg:viewBox="0 0 4 4" svg:d="M4.15344 0.990135L2.73418 0L0 3.15692L1.4535 4.14705L4.15344 0.990135" koffice:nodeTypes="ccccc"/>
                <draw:path draw:style-name="gr9" draw:id="shape129" draw:name="path256" draw:layer="g8071" svg:width="4.15344400000pt" svg:height="4.14705459200pt" draw:transform="matrix(0.22213788651 0.00000000000 0.00000000000 0.22213788651 63.63149429181pt 49.41865060886pt)" svg:viewBox="0 0 4 4" svg:d="M4.15344 0.990135L2.73418 0L0 3.15692L1.4535 4.14705L4.15344 0.990135" koffice:nodeTypes="ccccc"/>
                <draw:path draw:style-name="gr10" draw:id="shape130" draw:name="path258" draw:layer="g8071" svg:width="2.77864128000pt" svg:height="3.69718805333pt" draw:transform="matrix(0.22213788651 0.00000000000 0.00000000000 0.22213788651 63.76726496805pt 49.55442128509pt)" svg:viewBox="0 0 3 4" svg:d="M2.77864 0.603913L2.05954 0L0 3.09416L0.719105 3.69719L2.77864 0.603913" koffice:nodeTypes="ccccc"/>
                <draw:path draw:style-name="gr9" draw:id="shape131" draw:name="path260" draw:layer="g8071" svg:width="2.77864128000pt" svg:height="3.69718805333pt" draw:transform="matrix(0.22213788651 0.00000000000 0.00000000000 0.22213788651 63.76726496805pt 49.55442128509pt)" svg:viewBox="0 0 3 4" svg:d="M2.77864 0.603913L2.05954 0L0 3.09416L0.719105 3.69719L2.77864 0.603913" koffice:nodeTypes="ccccc"/>
                <draw:path draw:style-name="gr7" draw:id="shape132" draw:name="path262" draw:layer="g8071" svg:width="2.97482394557pt" svg:height="8.52514632000pt" draw:transform="matrix(0.22213788651 0.00000000000 0.00000000000 0.22213788651 63.74611965908pt 50.17356400237pt)" svg:viewBox="0 0 3 9" svg:d="M0.0331608 7.92806L2.10452 8.52515C2.10452 8.52515 1.52497 5.22674 1.98061 3.15719C2.3943 1.08763 2.97482 0.490549 2.97482 0.490549L2.31136 0C2.31136 0 1.40008 0.421178 0.613688 2.42054C0.364891 3.05148 -0.132704 5.43733 0.0331608 7.92806Z" koffice:nodeTypes="ccccccc"/>
                <draw:path draw:style-name="gr9" draw:id="shape133" draw:name="path264" draw:layer="g8071" svg:width="2.97482394557pt" svg:height="8.52514632000pt" draw:transform="matrix(0.22213788651 0.00000000000 0.00000000000 0.22213788651 63.74611965908pt 50.17356400237pt)" svg:viewBox="0 0 3 9" svg:d="M0.0331608 7.92806L2.10452 8.52515C2.10452 8.52515 1.52497 5.22674 1.98061 3.15719C2.3943 1.08763 2.97482 0.490549 2.97482 0.490549L2.31136 0C2.31136 0 1.40008 0.421178 0.613688 2.42054C0.364891 3.05148 -0.132704 5.43733 0.0331608 7.92806Z" koffice:nodeTypes="ccccccc"/>
                <draw:path draw:style-name="gr7" draw:id="shape134" draw:name="path266" draw:layer="g8071" svg:width="3.49840000000pt" svg:height="0.44027197132pt" draw:transform="matrix(0.22213788651 0.00000000000 0.00000000000 0.22213788651 64.22007083591pt 50.25854785230pt)" svg:viewBox="0 0 3 0" svg:d="M0 0.0926275C0 0.0926275 1.9696 0.500627 2.6152 0.432627C3.2608 0.399027 3.4984 0.0926275 3.4984 0.0926275C3.2608 0.0254275 2.4792 -0.0769725 1.7664 0.0926275C1.0864 0.263027 0 0.0926275 0 0.0926275Z" koffice:nodeTypes="ccccc"/>
                <draw:path draw:style-name="gr9" draw:id="shape135" draw:name="path268" draw:layer="g8071" svg:width="3.49840000000pt" svg:height="0.44027197132pt" draw:transform="matrix(0.22213788651 0.00000000000 0.00000000000 0.22213788651 64.22007083591pt 50.25854785230pt)" svg:viewBox="0 0 3 0" svg:d="M0 0.0926275C0 0.0926275 1.9696 0.500627 2.6152 0.432627C3.2608 0.399027 3.4984 0.0926275 3.4984 0.0926275C3.2608 0.0254275 2.4792 -0.0769725 1.7664 0.0926275C1.0864 0.263027 0 0.0926275 0 0.0926275Z" koffice:nodeTypes="ccccc"/>
                <draw:path draw:style-name="gr7" draw:id="shape136" draw:name="path270" draw:layer="g8071" svg:width="4.40416810873pt" svg:height="3.46805526758pt" draw:transform="matrix(0.22213788651 0.00000000000 0.00000000000 0.22213788651 64.14454395450pt 49.54767988261pt)" svg:viewBox="0 0 4 3" svg:d="M3.40146e-29 3.46806C3.40146e-29 3.46806 0.606079 2.26213 1.06945 1.71336C2.03146 0.435178 2.9582 -0.149721 3.84969 0.0326294C3.84969 0.0326294 4.52712 0.617529 4.38442 1.0562C4.38442 1.0562 2.92295 1.12932 1.74688 2.07892C0.784041 2.84617 -5.96461e-15 3.46806 3.40146e-29 3.46806Z" koffice:nodeTypes="cccccc"/>
                <draw:path draw:style-name="gr9" draw:id="shape137" draw:name="path272" draw:layer="g8071" svg:width="4.40416810873pt" svg:height="3.46805526758pt" draw:transform="matrix(0.22213788651 0.00000000000 0.00000000000 0.22213788651 64.14454395450pt 49.54767988261pt)" svg:viewBox="0 0 4 3" svg:d="M3.40146e-29 3.46806C3.40146e-29 3.46806 0.606079 2.26213 1.06945 1.71336C2.03146 0.435178 2.9582 -0.149721 3.84969 0.0326294C3.84969 0.0326294 4.52712 0.617529 4.38442 1.0562C4.38442 1.0562 2.92295 1.12932 1.74688 2.07892C0.784041 2.84617 -5.96461e-15 3.46806 3.40146e-29 3.46806Z" koffice:nodeTypes="cccccc"/>
                <draw:path draw:style-name="gr6" draw:id="shape138" draw:name="path274" draw:layer="g8071" svg:width="4.36475664000pt" svg:height="2.51597312000pt" draw:transform="matrix(0.22213788651 0.00000000000 0.00000000000 0.22213788651 64.14454395450pt 49.76589655305pt)" svg:viewBox="0 0 4 3" svg:d="M0 2.51597C0 2.51597 0.780525 1.86724 1.73905 1.06687C2.90984 0.0762688 4.36476 0 4.36476 0C4.36476 0 4.32882 0.876643 4.18759 1.60075C4.11656 1.94351 3.5483 1.06687 2.27138 1.7147C1.77415 1.98209 0 2.51597 0 2.51597Z" koffice:nodeTypes="cccccc"/>
                <draw:path draw:style-name="gr9" draw:id="shape139" draw:name="path276" draw:layer="g8071" svg:width="4.36475664000pt" svg:height="2.51597312000pt" draw:transform="matrix(0.22213788651 0.00000000000 0.00000000000 0.22213788651 64.14454395450pt 49.76589655305pt)" svg:viewBox="0 0 4 3" svg:d="M0 2.51597C0 2.51597 0.780525 1.86724 1.73905 1.06687C2.90984 0.0762688 4.36476 0 4.36476 0C4.36476 0 4.32882 0.876643 4.18759 1.60075C4.11656 1.94351 3.5483 1.06687 2.27138 1.7147C1.77415 1.98209 0 2.51597 0 2.51597Z" koffice:nodeTypes="cccccc"/>
                <draw:path draw:style-name="gr6" draw:id="shape140" draw:name="path278" draw:layer="g8071" svg:width="4.01761936000pt" svg:height="1.12870971951pt" draw:transform="matrix(0.22213788651 0.00000000000 0.00000000000 0.22213788651 64.14454395450pt 50.05679067832pt)" svg:viewBox="0 0 4 1" svg:d="M0 0.991948C0 0.991948 1.70214 0.486242 2.17918 0.232964C3.40427 -0.380682 3.94947 0.449696 4.01762 0.125024L3.84684 1.06334C3.84684 1.06334 2.31468 0.883158 1.90659 1.06334C1.46401 1.24438 0 0.991948 0 0.991948Z" koffice:nodeTypes="cccccc"/>
                <draw:path draw:style-name="gr9" draw:id="shape141" draw:name="path280" draw:layer="g8071" svg:width="4.01761936000pt" svg:height="1.12870971951pt" draw:transform="matrix(0.22213788651 0.00000000000 0.00000000000 0.22213788651 64.14454395450pt 50.05679067832pt)" svg:viewBox="0 0 4 1" svg:d="M0 0.991948C0 0.991948 1.70214 0.486242 2.17918 0.232964C3.40427 -0.380682 3.94947 0.449696 4.01762 0.125024L3.84684 1.06334C3.84684 1.06334 2.31468 0.883158 1.90659 1.06334C1.46401 1.24438 0 0.991948 0 0.991948Z" koffice:nodeTypes="cccccc"/>
                <draw:path draw:style-name="gr6" draw:id="shape142" draw:name="path282" draw:layer="g8071" svg:width="16.11811719391pt" svg:height="18.72420813474pt" draw:transform="matrix(0.22213788651 0.00000000000 0.00000000000 0.22213788651 74.75402712455pt 54.05386860394pt)" svg:viewBox="0 0 16 19" svg:d="M14.9677 12.4153C14.9677 12.4153 17.0129 0.944271 15.6494 0L0 10.7618L0.0682505 18.7242C0.0682505 18.7242 12.2739 16.869 14.9677 12.4153Z" koffice:nodeTypes="ccccc"/>
                <draw:path draw:style-name="gr7" draw:id="shape143" draw:name="path284" draw:layer="g8071" svg:width="27.42087303237pt" svg:height="30.58221716645pt" draw:transform="matrix(0.22213788651 0.00000000000 0.00000000000 0.22213788651 78.02887270264pt 50.12060633023pt)" svg:viewBox="0 0 27 31" svg:d="M27.4209 0C27.4209 0 27.4547 13.0297 24.9216 20.1516C22.4223 27.2068 20.4036 30.5822 20.4036 30.5822L0 30.1094C0 30.1094 2.08809 18.8016 0.787668 17.8902L27.4209 1.12918e-14" koffice:nodeTypes="cccccc"/>
                <draw:path draw:style-name="gr8" draw:id="shape144" draw:name="path286" draw:layer="g8071" svg:width="2.23562304000pt" svg:height="16.78150659765pt" draw:transform="matrix(0.22213788651 0.00000000000 0.00000000000 0.22213788651 83.73355133854pt 50.14335324981pt)" svg:viewBox="0 0 2 17" svg:d="M2.23562 0C2.23562 0 1.98084 10.7033 0 16.7815" koffice:nodeTypes="cc"/>
                <draw:path draw:style-name="gr10" draw:id="shape145" draw:name="path288" draw:layer="g8071" svg:width="7.26811940571pt" svg:height="4.99040460800pt" draw:transform="matrix(0.22213788651 0.00000000000 0.00000000000 0.22213788651 84.35998017850pt 48.85246556372pt)" svg:viewBox="0 0 7 5" svg:d="M0.518453 4.9904L2.04202 4.10805C2.04202 4.10805 2.80339 4.04012 3.25337 4.75303L7.26812 0C7.26812 0 2.14555 1.86701 1.38417 2.24025C1.38417 2.24025 1.90344 3.1234 1.41841 3.53101C0.96843 3.93782 0 4.41336 0 4.41336L0.518453 4.9904" koffice:nodeTypes="cccccccc"/>
                <draw:path draw:style-name="gr9" draw:id="shape146" draw:name="path290" draw:layer="g8071" svg:width="7.26811940571pt" svg:height="4.99040460800pt" draw:transform="matrix(0.22213788651 0.00000000000 0.00000000000 0.22213788651 84.35998017850pt 48.85246556372pt)" svg:viewBox="0 0 7 5" svg:d="M0.518453 4.9904L2.04202 4.10805C2.04202 4.10805 2.80339 4.04012 3.25337 4.75303L7.26812 0C7.26812 0 2.14555 1.86701 1.38417 2.24025C1.38417 2.24025 1.90344 3.1234 1.41841 3.53101C0.96843 3.93782 0 4.41336 0 4.41336L0.518453 4.9904" koffice:nodeTypes="cccccccc"/>
                <draw:path draw:style-name="gr10" draw:id="shape147" draw:name="path292" draw:layer="g8071" svg:width="42.87369288930pt" svg:height="29.52394540138pt" draw:transform="matrix(0.22213788651 0.00000000000 0.00000000000 0.22213788651 74.76913250083pt 49.96208873441pt)" svg:viewBox="0 0 43 30" svg:d="M0 29.5239L42.8737 0.377767L42.3992 0L0 28.7014L0 29.5239" koffice:nodeTypes="ccccc"/>
                <draw:path draw:style-name="gr9" draw:id="shape148" draw:name="path294" draw:layer="g8071" svg:width="42.87369288930pt" svg:height="29.52394540138pt" draw:transform="matrix(0.22213788651 0.00000000000 0.00000000000 0.22213788651 74.76913250083pt 49.96208873441pt)" svg:viewBox="0 0 43 30" svg:d="M0 29.5239L42.8737 0.377767L42.3992 0L0 28.7014L0 29.5239" koffice:nodeTypes="ccccc"/>
                <draw:path draw:style-name="gr6" draw:id="shape149" draw:name="path296" draw:layer="g8071" svg:width="1.17904352676pt" svg:height="8.04165408000pt" draw:transform="matrix(0.22213788651 0.00000000000 0.00000000000 0.22213788651 84.02037577760pt 50.27912392604pt)" svg:viewBox="0 0 1 8" svg:d="M0.990773 7.80344C0.990773 7.80344 1.35625 4.59993 1.06878 2.58992C0.808343 0.579904 0.442869 0 0.442869 0L0.130219 0.102666C0.130219 0.102666 1.04298 5.79262 0 8.04165C0 8.04165 0.625913 7.97348 0.990773 7.80344Z" koffice:nodeTypes="cccccc"/>
                <draw:path draw:style-name="gr9" draw:id="shape150" draw:name="path298" draw:layer="g8071" svg:width="1.17904352676pt" svg:height="8.04165408000pt" draw:transform="matrix(0.22213788651 0.00000000000 0.00000000000 0.22213788651 84.02037577760pt 50.27912392604pt)" svg:viewBox="0 0 1 8" svg:d="M0.990773 7.80344C0.990773 7.80344 1.35625 4.59993 1.06878 2.58992C0.808343 0.579904 0.442869 0 0.442869 0L0.130219 0.102666C0.130219 0.102666 1.04298 5.79262 0 8.04165C0 8.04165 0.625913 7.97348 0.990773 7.80344Z" koffice:nodeTypes="cccccc"/>
                <draw:path draw:style-name="gr6" draw:id="shape151" draw:name="path300" draw:layer="g8071" svg:width="1.42820135045pt" svg:height="7.97282312000pt" draw:transform="matrix(0.22213788651 0.00000000000 0.00000000000 0.22213788651 83.89953276734pt 50.30187084562pt)" svg:viewBox="0 0 1 8" svg:d="M0.65012 7.90494C2.27351 5.12248 0.852805 0 0.852805 0L0.406325 0.0678844C0.406325 0.0678844 0.93407 6.61593 0 7.97282L0.65012 7.90494" koffice:nodeTypes="ccccc"/>
                <draw:path draw:style-name="gr9" draw:id="shape152" draw:name="path302" draw:layer="g8071" svg:width="1.42820135045pt" svg:height="7.97282312000pt" draw:transform="matrix(0.22213788651 0.00000000000 0.00000000000 0.22213788651 83.89953276734pt 50.30187084562pt)" svg:viewBox="0 0 1 8" svg:d="M0.65012 7.90494C2.27351 5.12248 0.852805 0 0.852805 0L0.406325 0.0678844C0.406325 0.0678844 0.93407 6.61593 0 7.97282L0.65012 7.90494" koffice:nodeTypes="ccccc"/>
                <draw:path draw:style-name="gr10" draw:id="shape153" draw:name="path304" draw:layer="g8071" svg:width="4.15507456000pt" svg:height="4.14705459200pt" draw:transform="matrix(0.22213788651 0.00000000000 0.00000000000 0.22213788651 83.89953276734pt 49.41865060886pt)" svg:viewBox="0 0 4 4" svg:d="M0 0.990135L1.4546 0L4.15507 3.15692L2.73553 4.14705L0 0.990135" koffice:nodeTypes="ccccc"/>
                <draw:path draw:style-name="gr9" draw:id="shape154" draw:name="path306" draw:layer="g8071" svg:width="4.15507456000pt" svg:height="4.14705459200pt" draw:transform="matrix(0.22213788651 0.00000000000 0.00000000000 0.22213788651 83.89953276734pt 49.41865060886pt)" svg:viewBox="0 0 4 4" svg:d="M0 0.990135L1.4546 0L4.15507 3.15692L2.73553 4.14705L0 0.990135" koffice:nodeTypes="ccccc"/>
                <draw:path draw:style-name="gr10" draw:id="shape155" draw:name="path308" draw:layer="g8071" svg:width="2.77864128000pt" svg:height="3.69718805333pt" draw:transform="matrix(0.22213788651 0.00000000000 0.00000000000 0.22213788651 84.02783961059pt 49.55442128509pt)" svg:viewBox="0 0 3 4" svg:d="M0 0.603913L0.719105 0L2.77864 3.09416L2.05954 3.69719L0 0.603913" koffice:nodeTypes="ccccc"/>
                <draw:path draw:style-name="gr9" draw:id="shape156" draw:name="path310" draw:layer="g8071" svg:width="2.77864128000pt" svg:height="3.69718805333pt" draw:transform="matrix(0.22213788651 0.00000000000 0.00000000000 0.22213788651 84.02783961059pt 49.55442128509pt)" svg:viewBox="0 0 3 4" svg:d="M0 0.603913L0.719105 0L2.77864 3.09416L2.05954 3.69719L0 0.603913" koffice:nodeTypes="ccccc"/>
                <draw:path draw:style-name="gr7" draw:id="shape157" draw:name="path312" draw:layer="g8071" svg:width="2.97482908762pt" svg:height="8.52514632000pt" draw:transform="matrix(0.22213788651 0.00000000000 0.00000000000 0.22213788651 84.14850491054pt 50.17356400237pt)" svg:viewBox="0 0 3 9" svg:d="M2.94167 7.92806L0.870304 8.52515C0.870304 8.52515 1.45083 5.22674 0.994215 3.15719C0.580528 1.08763 0 0.490549 0 0.490549L0.66346 0C0.66346 0 1.57474 0.421178 2.36211 2.42054C2.60994 3.05148 3.10753 5.43733 2.94167 7.92806Z" koffice:nodeTypes="ccccccc"/>
                <draw:path draw:style-name="gr9" draw:id="shape158" draw:name="path314" draw:layer="g8071" svg:width="2.97482908762pt" svg:height="8.52514632000pt" draw:transform="matrix(0.22213788651 0.00000000000 0.00000000000 0.22213788651 84.14850491054pt 50.17356400237pt)" svg:viewBox="0 0 3 9" svg:d="M2.94167 7.92806L0.870304 8.52515C0.870304 8.52515 1.45083 5.22674 0.994215 3.15719C0.580528 1.08763 0 0.490549 0 0.490549L0.66346 0C0.66346 0 1.57474 0.421178 2.36211 2.42054C2.60994 3.05148 3.10753 5.43733 2.94167 7.92806Z" koffice:nodeTypes="ccccccc"/>
                <draw:path draw:style-name="gr7" draw:id="shape159" draw:name="path316" draw:layer="g8071" svg:width="3.49920000000pt" svg:height="0.44027197132pt" draw:transform="matrix(0.22213788651 0.00000000000 0.00000000000 0.22213788651 83.43926306649pt 50.25854785230pt)" svg:viewBox="0 0 3 0" svg:d="M3.4992 0.0926275C3.4992 0.0926275 1.5288 0.500627 0.8832 0.432627C0.2376 0.399027 0 0.0926275 0 0.0926275C0.2376 0.0254275 1.0192 -0.0769725 1.732 0.0926275C2.412 0.263027 3.4992 0.0926275 3.4992 0.0926275Z" koffice:nodeTypes="ccccc"/>
                <draw:path draw:style-name="gr9" draw:id="shape160" draw:name="path318" draw:layer="g8071" svg:width="3.49920000000pt" svg:height="0.44027197132pt" draw:transform="matrix(0.22213788651 0.00000000000 0.00000000000 0.22213788651 83.43926306649pt 50.25854785230pt)" svg:viewBox="0 0 3 0" svg:d="M3.4992 0.0926275C3.4992 0.0926275 1.5288 0.500627 0.8832 0.432627C0.2376 0.399027 0 0.0926275 0 0.0926275C0.2376 0.0254275 1.0192 -0.0769725 1.732 0.0926275C2.412 0.263027 3.4992 0.0926275 3.4992 0.0926275Z" koffice:nodeTypes="ccccc"/>
                <draw:path draw:style-name="gr7" draw:id="shape161" draw:name="path320" draw:layer="g8071" svg:width="4.40248728172pt" svg:height="3.46805526758pt" draw:transform="matrix(0.22213788651 0.00000000000 0.00000000000 0.22213788651 83.35973282056pt 49.54767988261pt)" svg:viewBox="0 0 4 3" svg:d="M4.40249 3.46806C4.40249 3.46806 3.79652 2.26213 3.36933 1.71336C2.37142 0.435178 1.44485 -0.149721 0.55437 0.0326294C0.55437 0.0326294 -0.122932 0.617529 0.0197463 1.0562C0.0197463 1.0562 1.51619 1.12932 2.69203 2.07892C3.6186 2.84617 4.40249 3.46806 4.40249 3.46806Z" koffice:nodeTypes="cccccc"/>
                <draw:path draw:style-name="gr9" draw:id="shape162" draw:name="path322" draw:layer="g8071" svg:width="4.40248728172pt" svg:height="3.46805526758pt" draw:transform="matrix(0.22213788651 0.00000000000 0.00000000000 0.22213788651 83.35973282056pt 49.54767988261pt)" svg:viewBox="0 0 4 3" svg:d="M4.40249 3.46806C4.40249 3.46806 3.79652 2.26213 3.36933 1.71336C2.37142 0.435178 1.44485 -0.149721 0.55437 0.0326294C0.55437 0.0326294 -0.122932 0.617529 0.0197463 1.0562C0.0197463 1.0562 1.51619 1.12932 2.69203 2.07892C3.6186 2.84617 4.40249 3.46806 4.40249 3.46806Z" koffice:nodeTypes="cccccc"/>
                <draw:path draw:style-name="gr6" draw:id="shape163" draw:name="path324" draw:layer="g8071" svg:width="4.36308544000pt" svg:height="2.51597312000pt" draw:transform="matrix(0.22213788651 0.00000000000 0.00000000000 0.22213788651 83.36391389539pt 49.76589655305pt)" svg:viewBox="0 0 4 3" svg:d="M4.36309 2.51597C4.36309 2.51597 3.58271 1.86724 2.6603 1.06687C1.48973 0.0762688 0 0 0 0C0 0 0.0350918 0.876643 0.17713 1.60075C0.248149 1.94351 0.815468 1.06687 2.09298 1.7147C2.58928 1.98209 4.36309 2.51597 4.36309 2.51597Z" koffice:nodeTypes="cccccc"/>
                <draw:path draw:style-name="gr9" draw:id="shape164" draw:name="path326" draw:layer="g8071" svg:width="4.36308544000pt" svg:height="2.51597312000pt" draw:transform="matrix(0.22213788651 0.00000000000 0.00000000000 0.22213788651 83.36391389539pt 49.76589655305pt)" svg:viewBox="0 0 4 3" svg:d="M4.36309 2.51597C4.36309 2.51597 3.58271 1.86724 2.6603 1.06687C1.48973 0.0762688 0 0 0 0C0 0 0.0350918 0.876643 0.17713 1.60075C0.248149 1.94351 0.815468 1.06687 2.09298 1.7147C2.58928 1.98209 4.36309 2.51597 4.36309 2.51597Z" koffice:nodeTypes="cccccc"/>
                <draw:path draw:style-name="gr6" draw:id="shape165" draw:name="path328" draw:layer="g8071" svg:width="4.01601600000pt" svg:height="1.12870971951pt" draw:transform="matrix(0.22213788651 0.00000000000 0.00000000000 0.22213788651 83.40158848094pt 50.05679067832pt)" svg:viewBox="0 0 4 1" svg:d="M4.01602 0.991948C4.01602 0.991948 2.31422 0.486242 1.83807 0.232964C0.612422 -0.380682 0.068136 0.449696 0 0.125024L0.169939 1.06334C0.169939 1.06334 1.7018 0.883158 2.14428 1.06334C2.55229 1.24438 4.01602 0.991948 4.01602 0.991948Z" koffice:nodeTypes="cccccc"/>
                <draw:path draw:style-name="gr9" draw:id="shape166" draw:name="path330" draw:layer="g8071" svg:width="4.01601600000pt" svg:height="1.12870971951pt" draw:transform="matrix(0.22213788651 0.00000000000 0.00000000000 0.22213788651 83.40158848094pt 50.05679067832pt)" svg:viewBox="0 0 4 1" svg:d="M4.01602 0.991948C4.01602 0.991948 2.31422 0.486242 1.83807 0.232964C0.612422 -0.380682 0.068136 0.449696 0 0.125024L0.169939 1.06334C0.169939 1.06334 1.7018 0.883158 2.14428 1.06334C2.55229 1.24438 4.01602 0.991948 4.01602 0.991948Z" koffice:nodeTypes="cccccc"/>
                <draw:path draw:style-name="gr11" draw:id="shape167" draw:name="path332" draw:layer="g8071" svg:width="140.19753701004pt" svg:height="29.47590914133pt" draw:transform="matrix(0.22213788651 0.00000000000 0.00000000000 0.22213788651 58.80968224916pt 55.94115208773pt)" svg:viewBox="0 0 140 29" svg:d="M4.25112e-15 20.5826C1.42233 19.6398 9.41629 15.429 12.7021 13.5758C16.0214 11.6893 19.3073 9.36511 21.6446 7.95043C24.0154 6.53496 33.4317 2.32423 35.2952 1.8532C38.6145 1.04436 53.6539 0 69.1672 0C84.6813 0 105.852 3.7397 107.748 3.7397C109.645 3.7397 122.348 12.6322 125.158 14.4854C127.969 16.3719 140.198 21.5255 140.198 21.5255L140.198 29.4759L0 29.4759L0 20.5826" koffice:nodeTypes="ccccccccccc"/>
                <draw:path draw:style-name="gr10" draw:id="shape168" draw:name="path334" draw:layer="g8071" svg:width="34.16624906231pt" svg:height="14.83118372571pt" draw:transform="matrix(0.22213788651 0.00000000000 0.00000000000 0.22213788651 66.33286870209pt 55.44285238071pt)" svg:viewBox="0 0 34 15" svg:d="M0 0C0 0 1.42988 2.79876 2.11154 3.39325C2.82608 4.02316 3.06426 4.23313 4.12044 4.37311C5.21029 4.47768 13.3485 5.35214 14.0631 5.45671C14.7784 5.59669 15.3574 8.84996 15.8346 9.09452C16.3109 9.33989 16.4473 9.47987 17.2645 9.82982C18.0816 10.2143 20.3295 10.9134 33.9162 14.8312C33.9162 14.8312 34.5971 12.6977 33.7117 12.3832C30.7493 11.4033 28.3651 10.7043 23.3938 8.98994C22.0313 8.53542 20.9422 7.52099 20.2269 6.68111C19.5123 5.84206 16.7881 2.79876 16.2083 2.5542C15.5956 2.30883 14.4384 1.57435 12.2931 1.46978C10.1816 1.3298 1.13965e-14 -1.17013e-14 0 0Z" koffice:nodeTypes="ccccccccccccc"/>
                <draw:path draw:style-name="gr12" draw:id="shape169" draw:name="path336" draw:layer="g8071" svg:width="34.16624906231pt" svg:height="14.83118372571pt" draw:transform="matrix(0.22213788651 0.00000000000 0.00000000000 0.22213788651 66.33286870209pt 55.44285238071pt)" svg:viewBox="0 0 34 15" svg:d="M0 0C0 0 1.42988 2.79876 2.11154 3.39325C2.82608 4.02316 3.06426 4.23313 4.12044 4.37311C5.21029 4.47768 13.3485 5.35214 14.0631 5.45671C14.7784 5.59669 15.3574 8.84996 15.8346 9.09452C16.3109 9.33989 16.4473 9.47987 17.2645 9.82982C18.0816 10.2143 20.3295 10.9134 33.9162 14.8312C33.9162 14.8312 34.5971 12.6977 33.7117 12.3832C30.7493 11.4033 28.3651 10.7043 23.3938 8.98994C22.0313 8.53542 20.9422 7.52099 20.2269 6.68111C19.5123 5.84206 16.7881 2.79876 16.2083 2.5542C15.5956 2.30883 14.4384 1.57435 12.2931 1.46978C10.1816 1.3298 1.13965e-14 -1.17013e-14 0 0Z" koffice:nodeTypes="ccccccccccccc"/>
                <draw:path draw:style-name="gr10" draw:id="shape170" draw:name="path338" draw:layer="g8071" svg:width="34.14997529087pt" svg:height="14.83118372571pt" draw:transform="matrix(0.22213788651 0.00000000000 0.00000000000 0.22213788651 74.53426383270pt 55.44285238071pt)" svg:viewBox="0 0 34 15" svg:d="M34.15 7.7194e-29C34.15 7.7194e-29 32.7541 2.79876 32.0397 3.39325C31.3246 4.02316 31.0864 4.23313 30.0313 4.37311C28.9417 4.47768 20.8054 5.35214 20.0903 5.45671C19.3751 5.59669 18.7962 8.84996 18.32 9.09452C17.8429 9.33989 17.7411 9.47987 16.8904 9.82982C16.0726 10.2143 13.8261 10.9134 0.242644 14.8312C0.242644 14.8312 -0.438052 12.6977 0.480768 12.3832C3.4088 11.4033 5.79164 10.7043 10.7618 8.98994C12.124 8.53542 13.2472 7.52099 13.9279 6.68111C14.6431 5.84206 17.3667 2.79876 17.9792 2.5542C18.5581 2.30883 19.7495 1.57435 21.8606 1.46978C24.0053 1.3298 34.15 -1.17013e-14 34.15 7.7194e-29Z" koffice:nodeTypes="ccccccccccccc"/>
                <draw:path draw:style-name="gr12" draw:id="shape171" draw:name="path340" draw:layer="g8071" svg:width="34.14997529087pt" svg:height="14.83118372571pt" draw:transform="matrix(0.22213788651 0.00000000000 0.00000000000 0.22213788651 74.53426383270pt 55.44285238071pt)" svg:viewBox="0 0 34 15" svg:d="M34.15 7.7194e-29C34.15 7.7194e-29 32.7541 2.79876 32.0397 3.39325C31.3246 4.02316 31.0864 4.23313 30.0313 4.37311C28.9417 4.47768 20.8054 5.35214 20.0903 5.45671C19.3751 5.59669 18.7962 8.84996 18.32 9.09452C17.8429 9.33989 17.7411 9.47987 16.8904 9.82982C16.0726 10.2143 13.8261 10.9134 0.242644 14.8312C0.242644 14.8312 -0.438052 12.6977 0.480768 12.3832C3.4088 11.4033 5.79164 10.7043 10.7618 8.98994C12.124 8.53542 13.2472 7.52099 13.9279 6.68111C14.6431 5.84206 17.3667 2.79876 17.9792 2.5542C18.5581 2.30883 19.7495 1.57435 21.8606 1.46978C24.0053 1.3298 34.15 -1.17013e-14 34.15 7.7194e-29Z" koffice:nodeTypes="ccccccccccccc"/>
                <draw:path draw:style-name="gr10" draw:id="shape172" draw:name="path342" draw:layer="g8071" svg:width="2.65858773603pt" svg:height="2.56284869432pt" draw:transform="matrix(0.22213788651 0.00000000000 0.00000000000 0.22213788651 71.29809474137pt 55.33466944193pt)" svg:viewBox="0 0 3 3" svg:d="M0.223672 0.0133667C0.223672 0.0133667 2.78197 -0.256502 2.65394 1.62896C2.55829 3.47548 0 2.01384 0 2.01384C0 2.01384 0.127275 1.09012 0.223672 0.0133667Z" koffice:nodeTypes="cccc"/>
                <draw:path draw:style-name="gr9" draw:id="shape173" draw:name="path344" draw:layer="g8071" svg:width="2.65858773603pt" svg:height="2.56284869432pt" draw:transform="matrix(0.22213788651 0.00000000000 0.00000000000 0.22213788651 71.29809474137pt 55.33466944193pt)" svg:viewBox="0 0 3 3" svg:d="M0.223672 0.0133667C0.223672 0.0133667 2.78197 -0.256502 2.65394 1.62896C2.55829 3.47548 0 2.01384 0 2.01384C0 2.01384 0.127275 1.09012 0.223672 0.0133667Z" koffice:nodeTypes="cccc"/>
                <draw:path draw:style-name="gr10" draw:id="shape174" draw:name="path346" draw:layer="g8071" svg:width="33.32379331736pt" svg:height="10.96685989651pt" draw:transform="matrix(0.22213788651 0.00000000000 0.00000000000 0.22213788651 63.98444852792pt 53.71279034076pt)" svg:viewBox="0 0 33 11" svg:d="M1.54342 0.00582611C2.02175 -0.0620715 1.78218 0.481109 2.26051 0.718352L32.7088 5.19799L32.9484 5.87617C32.9484 5.87617 33.3238 5.94407 33.3238 6.55514C33.3238 7.13187 32.9484 9.81263 32.7088 9.88053C32.1292 10.1177 32.1292 10.1177 32.2658 10.1177C32.3679 10.1177 32.1292 10.9669 31.7875 10.9669C31.4121 10.9669 1.54342 6.48725 1.54342 6.48725C1.54342 6.48725 0.655897 7.19977 0.246704 6.72529C0.246704 6.72529 -0.231626 5.29944 0.143803 3.06041C0.417134 1.29508 0.655897 0.108072 1.54342 0.00582611Z" koffice:nodeTypes="cccccccccccc"/>
                <draw:path draw:style-name="gr9" draw:id="shape175" draw:name="path348" draw:layer="g8071" svg:width="33.32379331736pt" svg:height="10.96685989651pt" draw:transform="matrix(0.22213788651 0.00000000000 0.00000000000 0.22213788651 63.98444852792pt 53.71279034076pt)" svg:viewBox="0 0 33 11" svg:d="M1.54342 0.00582611C2.02175 -0.0620715 1.78218 0.481109 2.26051 0.718352L32.7088 5.19799L32.9484 5.87617C32.9484 5.87617 33.3238 5.94407 33.3238 6.55514C33.3238 7.13187 32.9484 9.81263 32.7088 9.88053C32.1292 10.1177 32.1292 10.1177 32.2658 10.1177C32.3679 10.1177 32.1292 10.9669 31.7875 10.9669C31.4121 10.9669 1.54342 6.48725 1.54342 6.48725C1.54342 6.48725 0.655897 7.19977 0.246704 6.72529C0.246704 6.72529 -0.231626 5.29944 0.143803 3.06041C0.417134 1.29508 0.655897 0.108072 1.54342 0.00582611Z" koffice:nodeTypes="cccccccccccc"/>
                <draw:path draw:style-name="gr13" draw:id="shape176" draw:name="path350" draw:layer="g8071" svg:width="2.67410046963pt" svg:height="1.87413713260pt" draw:transform="matrix(0.22213788651 0.00000000000 0.00000000000 0.22213788651 71.29809474137pt 55.53348463841pt)" svg:viewBox="0 0 3 2" svg:d="M2.66167 0.744731C2.88599 2.97783 0 1.21019 0 1.21019C0 1.21019 0.0642003 0.65164 0.160123 0C0.160123 0 1.12237 0.232181 1.44262 0.232181C1.76362 0.232181 2.56575 -0.418364 2.66167 0.744731Z" koffice:nodeTypes="ccccc"/>
                <draw:path draw:style-name="gr9" draw:id="shape177" draw:name="path352" draw:layer="g8071" svg:width="2.67410046963pt" svg:height="1.87413713260pt" draw:transform="matrix(0.22213788651 0.00000000000 0.00000000000 0.22213788651 71.29809474137pt 55.53348463841pt)" svg:viewBox="0 0 3 2" svg:d="M2.66167 0.744731C2.88599 2.97783 0 1.21019 0 1.21019C0 1.21019 0.0642003 0.65164 0.160123 0C0.160123 0 1.12237 0.232181 1.44262 0.232181C1.76362 0.232181 2.56575 -0.418364 2.66167 0.744731Z" koffice:nodeTypes="ccccc"/>
                <draw:path draw:style-name="gr9" draw:id="shape178" draw:name="path354" draw:layer="g8071" svg:width="0.40800000000pt" svg:height="0.74800000000pt" draw:transform="matrix(0.22213788651 0.00000000000 0.00000000000 0.22213788651 64.39351609770pt 53.87260408855pt)" svg:viewBox="0 0 0 1" svg:d="M0.408 0C0.408 0 0.068 0.1704 0 0.748" koffice:nodeTypes="cc"/>
                <draw:path draw:style-name="gr9" draw:id="shape179" draw:name="path356" draw:layer="g8071" svg:width="0.40720000000pt" svg:height="0.74720000000pt" draw:transform="matrix(0.22213788651 0.00000000000 0.00000000000 0.22213788651 64.55203369351pt 53.91045638441pt)" svg:viewBox="0 0 0 1" svg:d="M0.4072 0C0.4072 0 0.068 0.1696 0 0.7472" koffice:nodeTypes="cc"/>
                <draw:path draw:style-name="gr9" draw:id="shape180" draw:name="path358" draw:layer="g8071" svg:width="0.40800000000pt" svg:height="0.74720000000pt" draw:transform="matrix(0.22213788651 0.00000000000 0.00000000000 0.22213788651 64.76333125116pt 53.92556176069pt)" svg:viewBox="0 0 0 1" svg:d="M0.408 0C0.408 0 0.0336 0.1696 0 0.7472" koffice:nodeTypes="cc"/>
                <draw:path draw:style-name="gr9" draw:id="shape181" draw:name="path360" draw:layer="g8071" svg:width="0.40800000000pt" svg:height="0.78160000000pt" draw:transform="matrix(0.22213788651 0.00000000000 0.00000000000 0.22213788651 64.94441805624pt 53.94813096996pt)" svg:viewBox="0 0 0 1" svg:d="M0.408 0C0.408 0 0.068 0.1704 0 0.7816" koffice:nodeTypes="cc"/>
                <draw:path draw:style-name="gr9" draw:id="shape182" draw:name="path362" draw:layer="g8071" svg:width="0.40800000000pt" svg:height="0.74800000000pt" draw:transform="matrix(0.22213788651 0.00000000000 0.00000000000 0.22213788651 65.12550486133pt 53.97834172253pt)" svg:viewBox="0 0 0 1" svg:d="M0.408 0C0.408 0 0.068 0.1704 0 0.748" koffice:nodeTypes="cc"/>
                <draw:path draw:style-name="gr9" draw:id="shape183" draw:name="path364" draw:layer="g8071" svg:width="0.40800000000pt" svg:height="0.74800000000pt" draw:transform="matrix(0.22213788651 0.00000000000 0.00000000000 0.22213788651 65.65365990029pt 54.06897398022pt)" svg:viewBox="0 0 0 1" svg:d="M0.408 0C0.408 0 0.0344 0.1696 0 0.748" koffice:nodeTypes="cc"/>
                <draw:path draw:style-name="gr9" draw:id="shape184" draw:name="path366" draw:layer="g8071" svg:width="0.40800000000pt" svg:height="0.78160000000pt" draw:transform="matrix(0.22213788651 0.00000000000 0.00000000000 0.22213788651 65.84985208166pt 54.09154318949pt)" svg:viewBox="0 0 0 1" svg:d="M0.408 0C0.408 0 0.0344 0.1704 0 0.7816" koffice:nodeTypes="cc"/>
                <draw:path draw:style-name="gr9" draw:id="shape185" draw:name="path368" draw:layer="g8071" svg:width="0.40800000000pt" svg:height="0.74800000000pt" draw:transform="matrix(0.22213788651 0.00000000000 0.00000000000 0.22213788651 66.04604426303pt 54.12175394206pt)" svg:viewBox="0 0 0 1" svg:d="M0.408 0C0.408 0 0.0344 0.1704 0 0.748" koffice:nodeTypes="cc"/>
                <draw:path draw:style-name="gr9" draw:id="shape186" draw:name="path370" draw:layer="g8071" svg:width="0.40800000000pt" svg:height="0.78160000000pt" draw:transform="matrix(0.22213788651 0.00000000000 0.00000000000 0.22213788651 66.24223644439pt 54.14450086164pt)" svg:viewBox="0 0 0 1" svg:d="M0.408 0C0.408 0 0.068 0.1696 0 0.7816" koffice:nodeTypes="cc"/>
                <draw:path draw:style-name="gr9" draw:id="shape187" draw:name="path372" draw:layer="g8071" svg:width="0.40800000000pt" svg:height="0.74720000000pt" draw:transform="matrix(0.22213788651 0.00000000000 0.00000000000 0.22213788651 66.43842862576pt 54.17471161420pt)" svg:viewBox="0 0 0 1" svg:d="M0.408 0C0.408 0 0.068 0.1696 0 0.7472" koffice:nodeTypes="cc"/>
                <draw:path draw:style-name="gr9" draw:id="shape188" draw:name="path374" draw:layer="g8071" svg:width="0.40800000000pt" svg:height="0.78160000000pt" draw:transform="matrix(0.22213788651 0.00000000000 0.00000000000 0.22213788651 66.63462080713pt 54.19728082347pt)" svg:viewBox="0 0 0 1" svg:d="M0.408 0C0.408 0 0.068 0.1704 0 0.7816" koffice:nodeTypes="cc"/>
                <draw:path draw:style-name="gr9" draw:id="shape189" draw:name="path376" draw:layer="g8071" svg:width="0.40800000000pt" svg:height="0.74800000000pt" draw:transform="matrix(0.22213788651 0.00000000000 0.00000000000 0.22213788651 66.83081298849pt 54.22749157604pt)" svg:viewBox="0 0 0 1" svg:d="M0.408 0C0.408 0 0.068 0.1696 0 0.748" koffice:nodeTypes="cc"/>
                <draw:path draw:style-name="gr9" draw:id="shape190" draw:name="path378" draw:layer="g8071" svg:width="0.40800000000pt" svg:height="0.78160000000pt" draw:transform="matrix(0.22213788651 0.00000000000 0.00000000000 0.22213788651 67.01189979357pt 54.27280770488pt)" svg:viewBox="0 0 0 1" svg:d="M0.408 0C0.408 0 0.068 0.204 0 0.7816" koffice:nodeTypes="cc"/>
                <draw:path draw:style-name="gr9" draw:id="shape191" draw:name="path380" draw:layer="g8071" svg:width="0.40800000000pt" svg:height="0.74720000000pt" draw:transform="matrix(0.22213788651 0.00000000000 0.00000000000 0.22213788651 67.20809197494pt 54.30301845745pt)" svg:viewBox="0 0 0 1" svg:d="M0.408 0C0.408 0 0.068 0.1696 0 0.7472" koffice:nodeTypes="cc"/>
                <draw:path draw:style-name="gr9" draw:id="shape192" draw:name="path382" draw:layer="g8071" svg:width="0.40720000000pt" svg:height="0.78160000000pt" draw:transform="matrix(0.22213788651 0.00000000000 0.00000000000 0.22213788651 67.40446186662pt 54.32558766672pt)" svg:viewBox="0 0 0 1" svg:d="M0.4072 0C0.4072 0 0.0672 0.204 0 0.7816" koffice:nodeTypes="cc"/>
                <draw:path draw:style-name="gr9" draw:id="shape193" draw:name="path384" draw:layer="g8071" svg:width="0.40720000000pt" svg:height="0.74800000000pt" draw:transform="matrix(0.22213788651 0.00000000000 0.00000000000 0.22213788651 67.60065404798pt 54.35579841928pt)" svg:viewBox="0 0 0 1" svg:d="M0.4072 0C0.4072 0 0.0672 0.1704 0 0.748" koffice:nodeTypes="cc"/>
                <draw:path draw:style-name="gr9" draw:id="shape194" draw:name="path386" draw:layer="g8071" svg:width="0.40800000000pt" svg:height="0.78160000000pt" draw:transform="matrix(0.22213788651 0.00000000000 0.00000000000 0.22213788651 67.78920468605pt 54.37854533886pt)" svg:viewBox="0 0 0 1" svg:d="M0.408 0C0.408 0 0.0336 0.2032 0 0.7816" koffice:nodeTypes="cc"/>
                <draw:path draw:style-name="gr9" draw:id="shape195" draw:name="path388" draw:layer="g8071" svg:width="0.40800000000pt" svg:height="0.74800000000pt" draw:transform="matrix(0.22213788651 0.00000000000 0.00000000000 0.22213788651 67.98539686742pt 54.40857838112pt)" svg:viewBox="0 0 0 1" svg:d="M0.408 0C0.408 0 0.0344 0.1704 0 0.748" koffice:nodeTypes="cc"/>
                <draw:path draw:style-name="gr9" draw:id="shape196" draw:name="path390" draw:layer="g8071" svg:width="0.40720000000pt" svg:height="0.78160000000pt" draw:transform="matrix(0.22213788651 0.00000000000 0.00000000000 0.22213788651 68.18158904878pt 54.43132530070pt)" svg:viewBox="0 0 0 1" svg:d="M0.4072 0C0.4072 0 0.0344 0.1696 0 0.7816" koffice:nodeTypes="cc"/>
                <draw:path draw:style-name="gr9" draw:id="shape197" draw:name="path392" draw:layer="g8071" svg:width="0.40800000000pt" svg:height="0.74720000000pt" draw:transform="matrix(0.22213788651 0.00000000000 0.00000000000 0.22213788651 68.37778123015pt 54.46153605326pt)" svg:viewBox="0 0 0 1" svg:d="M0.408 0C0.408 0 0.0336 0.1696 0 0.7472" koffice:nodeTypes="cc"/>
                <draw:path draw:style-name="gr9" draw:id="shape198" draw:name="path394" draw:layer="g8071" svg:width="0.40800000000pt" svg:height="0.78160000000pt" draw:transform="matrix(0.22213788651 0.00000000000 0.00000000000 0.22213788651 68.55886803523pt 54.49921063882pt)" svg:viewBox="0 0 0 1" svg:d="M0.408 0C0.408 0 0.068 0.1704 0 0.7816" koffice:nodeTypes="cc"/>
                <draw:path draw:style-name="gr9" draw:id="shape199" draw:name="path396" draw:layer="g8071" svg:width="0.40800000000pt" svg:height="0.78160000000pt" draw:transform="matrix(0.22213788651 0.00000000000 0.00000000000 0.22213788651 68.75506021660pt 54.52195755839pt)" svg:viewBox="0 0 0 1" svg:d="M0.408 0C0.408 0 0.068 0.204 0 0.7816" koffice:nodeTypes="cc"/>
                <draw:path draw:style-name="gr9" draw:id="shape200" draw:name="path398" draw:layer="g8071" svg:width="0.40720000000pt" svg:height="0.74720000000pt" draw:transform="matrix(0.22213788651 0.00000000000 0.00000000000 0.22213788651 69.71345191416pt 54.65790594494pt)" svg:viewBox="0 0 0 1" svg:d="M0.4072 0C0.4072 0 0.068 0.1696 0 0.7472" koffice:nodeTypes="cc"/>
                <draw:path draw:style-name="gr9" draw:id="shape201" draw:name="path400" draw:layer="g8071" svg:width="0.40720000000pt" svg:height="0.78160000000pt" draw:transform="matrix(0.22213788651 0.00000000000 0.00000000000 0.22213788651 69.90964409553pt 54.68047515421pt)" svg:viewBox="0 0 0 1" svg:d="M0.4072 0C0.4072 0 0.0672 0.1696 0 0.7816" koffice:nodeTypes="cc"/>
                <draw:path draw:style-name="gr9" draw:id="shape202" draw:name="path402" draw:layer="g8071" svg:width="0.40800000000pt" svg:height="0.74720000000pt" draw:transform="matrix(0.22213788651 0.00000000000 0.00000000000 0.22213788651 68.95125239797pt 54.55216831096pt)" svg:viewBox="0 0 0 1" svg:d="M0.408 0C0.408 0 0.068 0.1696 0 0.7472" koffice:nodeTypes="cc"/>
                <draw:path draw:style-name="gr9" draw:id="shape203" draw:name="path404" draw:layer="g8071" svg:width="0.40800000000pt" svg:height="0.78160000000pt" draw:transform="matrix(0.22213788651 0.00000000000 0.00000000000 0.22213788651 69.14744457933pt 54.57473752023pt)" svg:viewBox="0 0 0 1" svg:d="M0.408 0C0.408 0 0.068 0.204 0 0.7816" koffice:nodeTypes="cc"/>
                <draw:path draw:style-name="gr9" draw:id="shape204" draw:name="path406" draw:layer="g8071" svg:width="0.40720000000pt" svg:height="0.74800000000pt" draw:transform="matrix(0.22213788651 0.00000000000 0.00000000000 0.22213788651 69.32106755143pt 54.60494827279pt)" svg:viewBox="0 0 0 1" svg:d="M0.4072 0C0.4072 0 0.0336 0.1696 0 0.748" koffice:nodeTypes="cc"/>
                <draw:path draw:style-name="gr9" draw:id="shape205" draw:name="path408" draw:layer="g8071" svg:width="0.40720000000pt" svg:height="0.78160000000pt" draw:transform="matrix(0.22213788651 0.00000000000 0.00000000000 0.22213788651 69.51725973280pt 54.62751748206pt)" svg:viewBox="0 0 0 1" svg:d="M0.4072 0C0.4072 0 0.068 0.204 0 0.7816" koffice:nodeTypes="cc"/>
                <draw:path draw:style-name="gr9" draw:id="shape206" draw:name="path410" draw:layer="g8071" svg:width="0.40800000000pt" svg:height="0.78160000000pt" draw:transform="matrix(0.22213788651 0.00000000000 0.00000000000 0.22213788651 70.36991379638pt 54.77110741190pt)" svg:viewBox="0 0 0 1" svg:d="M0.408 0C0.408 0 0.0336 0.2032 0 0.7816" koffice:nodeTypes="cc"/>
                <draw:path draw:style-name="gr9" draw:id="shape207" draw:name="path412" draw:layer="g8071" svg:width="0.40800000000pt" svg:height="0.74800000000pt" draw:transform="matrix(0.22213788651 0.00000000000 0.00000000000 0.22213788651 70.56610597774pt 54.80114045416pt)" svg:viewBox="0 0 0 1" svg:d="M0.408 0C0.408 0 0.0336 0.1704 0 0.748" koffice:nodeTypes="cc"/>
                <draw:path draw:style-name="gr9" draw:id="shape208" draw:name="path414" draw:layer="g8071" svg:width="0.40800000000pt" svg:height="0.78160000000pt" draw:transform="matrix(0.22213788651 0.00000000000 0.00000000000 0.22213788651 70.73208740654pt 54.82388737374pt)" svg:viewBox="0 0 0 1" svg:d="M0.408 0C0.408 0 0.068 0.204 0 0.7816" koffice:nodeTypes="cc"/>
                <draw:path draw:style-name="gr9" draw:id="shape209" draw:name="path416" draw:layer="g8071" svg:width="0.40800000000pt" svg:height="0.74720000000pt" draw:transform="matrix(0.22213788651 0.00000000000 0.00000000000 0.22213788651 70.92827958791pt 54.85409812630pt)" svg:viewBox="0 0 0 1" svg:d="M0.408 0C0.408 0 0.068 0.1696 0 0.7472" koffice:nodeTypes="cc"/>
                <draw:path draw:style-name="gr9" draw:id="shape210" draw:name="path418" draw:layer="g8071" svg:width="31.43672741161pt" svg:height="4.65728307200pt" draw:transform="matrix(0.22213788651 0.00000000000 0.00000000000 0.22213788651 64.27285079775pt 54.39365071515pt)" svg:viewBox="0 0 31 5" svg:d="M0 0L31.4367 4.65728" koffice:nodeTypes="cc"/>
                <draw:path draw:style-name="gr9" draw:id="shape211" draw:name="path420" draw:layer="g8071" svg:width="31.43672741161pt" svg:height="4.65728307200pt" draw:transform="matrix(0.22213788651 0.00000000000 0.00000000000 0.22213788651 64.25028158848pt 54.52195755839pt)" svg:viewBox="0 0 31 5" svg:d="M0 0L31.4367 4.65728" koffice:nodeTypes="cc"/>
                <draw:path draw:style-name="gr9" draw:id="shape212" draw:name="path422" draw:layer="g8071" svg:width="31.43672741161pt" svg:height="4.65728307200pt" draw:transform="matrix(0.22213788651 0.00000000000 0.00000000000 0.22213788651 64.22007083591pt 54.65790594494pt)" svg:viewBox="0 0 31 5" svg:d="M0 0L31.4367 4.65728" koffice:nodeTypes="cc"/>
                <draw:path draw:style-name="gr9" draw:id="shape213" draw:name="path424" draw:layer="g8071" svg:width="31.43672741161pt" svg:height="4.65882739200pt" draw:transform="matrix(0.22213788651 0.00000000000 0.00000000000 0.22213788651 64.16711316377pt 54.81624583044pt)" svg:viewBox="0 0 31 5" svg:d="M0 0L31.4367 4.65883" koffice:nodeTypes="cc"/>
                <draw:path draw:style-name="gr9" draw:id="shape214" draw:name="path426" draw:layer="g8071" svg:width="31.43672741161pt" svg:height="4.59265280000pt" draw:transform="matrix(0.22213788651 0.00000000000 0.00000000000 0.22213788651 64.16711316377pt 54.92198346442pt)" svg:viewBox="0 0 31 5" svg:d="M0 0L31.4367 4.59265" koffice:nodeTypes="cc"/>
                <draw:path draw:style-name="gr9" draw:id="shape215" draw:name="path428" draw:layer="g8071" svg:width="31.43672741161pt" svg:height="4.65728307200pt" draw:transform="matrix(0.22213788651 0.00000000000 0.00000000000 0.22213788651 64.14454395450pt 54.99751034584pt)" svg:viewBox="0 0 31 5" svg:d="M0 0L31.4367 4.65728" koffice:nodeTypes="cc"/>
                <draw:path draw:style-name="gr9" draw:id="shape216" draw:name="path430" draw:layer="g8071" svg:width="31.36909212903pt" svg:height="4.65728307200pt" draw:transform="matrix(0.22213788651 0.00000000000 0.00000000000 0.22213788651 64.12197474523pt 55.07303722725pt)" svg:viewBox="0 0 31 5" svg:d="M0 0L31.3691 4.65728" koffice:nodeTypes="cc"/>
                <draw:path draw:style-name="gr9" draw:id="shape217" draw:name="path432" draw:layer="g8071" svg:width="31.43672741161pt" svg:height="4.65573900800pt" draw:transform="matrix(0.22213788651 0.00000000000 0.00000000000 0.22213788651 64.14454395450pt 55.05046801798pt)" svg:viewBox="0 0 31 5" svg:d="M0 0L31.4367 4.65574" koffice:nodeTypes="cc"/>
                <draw:path draw:style-name="gr9" draw:id="shape218" draw:name="path434" draw:layer="g8071" svg:width="31.43672741161pt" svg:height="4.65728307200pt" draw:transform="matrix(0.22213788651 0.00000000000 0.00000000000 0.22213788651 64.14454395450pt 54.94473038400pt)" svg:viewBox="0 0 31 5" svg:d="M0 0L31.4367 4.65728" koffice:nodeTypes="cc"/>
                <draw:path draw:style-name="gr9" draw:id="shape219" draw:name="path436" draw:layer="g8071" svg:width="31.36909212903pt" svg:height="4.65728307200pt" draw:transform="matrix(0.22213788651 0.00000000000 0.00000000000 0.22213788651 64.12197474523pt 54.86920350259pt)" svg:viewBox="0 0 31 5" svg:d="M0 0L31.3691 4.65728" koffice:nodeTypes="cc"/>
                <draw:path draw:style-name="gr9" draw:id="shape220" draw:name="path438" draw:layer="g8071" svg:width="31.43833866323pt" svg:height="4.65882739200pt" draw:transform="matrix(0.22213788651 0.00000000000 0.00000000000 0.22213788651 64.19732391633pt 54.73325511604pt)" svg:viewBox="0 0 31 5" svg:d="M0 0L31.4383 4.65883" koffice:nodeTypes="cc"/>
                <draw:path draw:style-name="gr10" draw:id="shape221" draw:name="path440" draw:layer="g8071" svg:width="1.66358244317pt" svg:height="6.81879769300pt" draw:transform="matrix(0.22213788651 0.00000000000 0.00000000000 0.22213788651 65.16547778003pt 53.94470779699pt)" svg:viewBox="0 0 2 7" svg:d="M0.858084 3.02355C1.23019 1.06713 1.66358 0.269722 1.66358 0.269722C1.1368 -0.236866 1.07551 0.125592 1.07551 0.125592C0.703404 0.125592 0.486707 0.560541 0.1146 3.16853C-0.256778 5.81319 0.393315 6.68309 0.393315 6.68309C0.765422 6.90056 1.1368 6.7914 1.1368 6.7914C1.1368 6.7914 0.455333 5.12495 0.858084 3.02355Z" koffice:nodeTypes="ccccccc"/>
                <draw:path draw:style-name="gr9" draw:id="shape222" draw:name="path442" draw:layer="g8071" svg:width="1.66358244317pt" svg:height="6.81879769300pt" draw:transform="matrix(0.22213788651 0.00000000000 0.00000000000 0.22213788651 65.16547778003pt 53.94470779699pt)" svg:viewBox="0 0 2 7" svg:d="M0.858084 3.02355C1.23019 1.06713 1.66358 0.269722 1.66358 0.269722C1.1368 -0.236866 1.07551 0.125592 1.07551 0.125592C0.703404 0.125592 0.486707 0.560541 0.1146 3.16853C-0.256778 5.81319 0.393315 6.68309 0.393315 6.68309C0.765422 6.90056 1.1368 6.7914 1.1368 6.7914C1.1368 6.7914 0.455333 5.12495 0.858084 3.02355Z" koffice:nodeTypes="ccccccc"/>
                <draw:path draw:style-name="gr10" draw:id="shape223" draw:name="path444" draw:layer="g8071" svg:width="1.78200593048pt" svg:height="6.10107867235pt" draw:transform="matrix(0.22213788651 0.00000000000 0.00000000000 0.22213788651 69.95801281381pt 54.61592138171pt)" svg:viewBox="0 0 2 6" svg:d="M0.91661 2.80916C1.30098 1.09584 1.78201 0.239187 1.78201 0.239187C1.58944 -0.236569 1.30098 0.144334 1.30098 0.144334C0.91661 0.144334 0.531487 0.652205 0.114648 2.93613C-0.26972 5.2208 0.435584 5.98186 0.435584 5.98186C0.819952 6.17231 1.20508 6.07746 1.20508 6.07746C1.20508 6.07746 0.499771 4.61808 0.91661 2.80916Z" koffice:nodeTypes="ccccccc"/>
                <draw:path draw:style-name="gr9" draw:id="shape224" draw:name="path446" draw:layer="g8071" svg:width="1.78200593048pt" svg:height="6.10107867235pt" draw:transform="matrix(0.22213788651 0.00000000000 0.00000000000 0.22213788651 69.95801281381pt 54.61592138171pt)" svg:viewBox="0 0 2 6" svg:d="M0.91661 2.80916C1.30098 1.09584 1.78201 0.239187 1.78201 0.239187C1.58944 -0.236569 1.30098 0.144334 1.30098 0.144334C0.91661 0.144334 0.531487 0.652205 0.114648 2.93613C-0.26972 5.2208 0.435584 5.98186 0.435584 5.98186C0.819952 6.17231 1.20508 6.07746 1.20508 6.07746C1.20508 6.07746 0.499771 4.61808 0.91661 2.80916Z" koffice:nodeTypes="ccccccc"/>
                <draw:path draw:style-name="gr10" draw:id="shape225" draw:name="path448" draw:layer="g8071" svg:width="2.38012031596pt" svg:height="6.37535346314pt" draw:transform="matrix(0.22213788651 0.00000000000 0.00000000000 0.22213788651 70.88296345906pt 54.80651742234pt)" svg:viewBox="0 0 2 6" svg:d="M1.37104 3.05839C1.5194 1.13202 1.33439 0.186157 1.33439 0.186157C1.70529 -0.269871 1.96449 0.255428 1.96449 0.255428C2.4087 0.395617 2.51954 0.88628 2.18616 3.4435C1.85278 6.00072 0.963482 6.35119 0.963482 6.35119C0.481741 6.42129 0 6.31656 0 6.31656C0 6.31656 1.22355 5.12495 1.37104 3.05839Z" koffice:nodeTypes="ccccccc"/>
                <draw:path draw:style-name="gr9" draw:id="shape226" draw:name="path450" draw:layer="g8071" svg:width="2.38012031596pt" svg:height="6.37535346314pt" draw:transform="matrix(0.22213788651 0.00000000000 0.00000000000 0.22213788651 70.88296345906pt 54.80651742234pt)" svg:viewBox="0 0 2 6" svg:d="M1.37104 3.05839C1.5194 1.13202 1.33439 0.186157 1.33439 0.186157C1.70529 -0.269871 1.96449 0.255428 1.96449 0.255428C2.4087 0.395617 2.51954 0.88628 2.18616 3.4435C1.85278 6.00072 0.963482 6.35119 0.963482 6.35119C0.481741 6.42129 0 6.31656 0 6.31656C0 6.31656 1.22355 5.12495 1.37104 3.05839Z" koffice:nodeTypes="ccccccc"/>
                <draw:path draw:style-name="gr10" draw:id="shape227" draw:name="path452" draw:layer="g8071" svg:width="2.65998459089pt" svg:height="2.56284869432pt" draw:transform="matrix(0.22213788651 0.00000000000 0.00000000000 0.22213788651 76.51103064955pt 55.33466944193pt)" svg:viewBox="0 0 3 3" svg:d="M2.43625 0.0133667C2.43625 0.0133667 -0.122711 -0.256502 0.0045974 1.62896C0.10102 3.47548 2.65998 2.01384 2.65998 2.01384C2.65998 2.01384 2.53192 1.09012 2.43625 0.0133667Z" koffice:nodeTypes="cccc"/>
                <draw:path draw:style-name="gr9" draw:id="shape228" draw:name="path454" draw:layer="g8071" svg:width="2.65998459089pt" svg:height="2.56284869432pt" draw:transform="matrix(0.22213788651 0.00000000000 0.00000000000 0.22213788651 76.51103064955pt 55.33466944193pt)" svg:viewBox="0 0 3 3" svg:d="M2.43625 0.0133667C2.43625 0.0133667 -0.122711 -0.256502 0.0045974 1.62896C0.10102 3.47548 2.65998 2.01384 2.65998 2.01384C2.65998 2.01384 2.53192 1.09012 2.43625 0.0133667Z" koffice:nodeTypes="cccc"/>
                <draw:path draw:style-name="gr10" draw:id="shape229" draw:name="path456" draw:layer="g8071" svg:width="33.35270426585pt" svg:height="10.96685989651pt" draw:transform="matrix(0.22213788651 0.00000000000 0.00000000000 0.22213788651 77.08576409167pt 53.71279034076pt)" svg:viewBox="0 0 33 11" svg:d="M31.7934 0.00582611C31.3156 -0.0620715 31.5545 0.481109 31.0768 0.718352L0.614458 5.19799L0.375591 5.87617C0.375591 5.87617 0 5.94407 0 6.55514C0 7.13187 0.375591 9.81263 0.614458 9.88053C1.19514 10.1177 1.19514 10.1177 1.09219 10.1177C0.955465 10.1177 1.19514 10.9669 1.53614 10.9669C1.91174 10.9669 31.7934 6.48725 31.7934 6.48725C31.7934 6.48725 32.6813 7.19977 33.0914 6.72529C33.0914 6.72529 33.6038 5.29944 33.1936 3.06041C32.9209 1.29508 32.6813 0.108072 31.7934 0.00582611Z" koffice:nodeTypes="cccccccccccc"/>
                <draw:path draw:style-name="gr9" draw:id="shape230" draw:name="path458" draw:layer="g8071" svg:width="33.35270426585pt" svg:height="10.96685989651pt" draw:transform="matrix(0.22213788651 0.00000000000 0.00000000000 0.22213788651 77.08576409167pt 53.71279034076pt)" svg:viewBox="0 0 33 11" svg:d="M31.7934 0.00582611C31.3156 -0.0620715 31.5545 0.481109 31.0768 0.718352L0.614458 5.19799L0.375591 5.87617C0.375591 5.87617 0 5.94407 0 6.55514C0 7.13187 0.375591 9.81263 0.614458 9.88053C1.19514 10.1177 1.19514 10.1177 1.09219 10.1177C0.955465 10.1177 1.19514 10.9669 1.53614 10.9669C1.91174 10.9669 31.7934 6.48725 31.7934 6.48725C31.7934 6.48725 32.6813 7.19977 33.0914 6.72529C33.0914 6.72529 33.6038 5.29944 33.1936 3.06041C32.9209 1.29508 32.6813 0.108072 31.7934 0.00582611Z" koffice:nodeTypes="cccccccccccc"/>
                <draw:path draw:style-name="gr13" draw:id="shape231" draw:name="path460" draw:layer="g8071" svg:width="2.67560185144pt" svg:height="1.87413713260pt" draw:transform="matrix(0.22213788651 0.00000000000 0.00000000000 0.22213788651 76.50919109788pt 55.53348463841pt)" svg:viewBox="0 0 3 2" svg:d="M0.0124315 0.744731C-0.211956 2.97783 2.6756 1.21019 2.6756 1.21019C2.6756 1.21019 2.61138 0.65164 2.51468 0C2.51468 0 1.55291 0.232181 1.23182 0.232181C0.910733 0.232181 0.109136 -0.418364 0.0124315 0.744731Z" koffice:nodeTypes="ccccc"/>
                <draw:path draw:style-name="gr9" draw:id="shape232" draw:name="path462" draw:layer="g8071" svg:width="2.67560185144pt" svg:height="1.87413713260pt" draw:transform="matrix(0.22213788651 0.00000000000 0.00000000000 0.22213788651 76.50919109788pt 55.53348463841pt)" svg:viewBox="0 0 3 2" svg:d="M0.0124315 0.744731C-0.211956 2.97783 2.6756 1.21019 2.6756 1.21019C2.6756 1.21019 2.61138 0.65164 2.51468 0C2.51468 0 1.55291 0.232181 1.23182 0.232181C0.910733 0.232181 0.109136 -0.418364 0.0124315 0.744731Z" koffice:nodeTypes="ccccc"/>
                <draw:path draw:style-name="gr9" draw:id="shape233" draw:name="path464" draw:layer="g8071" svg:width="0.40720000000pt" svg:height="0.74800000000pt" draw:transform="matrix(0.22213788651 0.00000000000 0.00000000000 0.22213788651 83.95249043949pt 53.87260408855pt)" svg:viewBox="0 0 0 1" svg:d="M0 0C0 0 0.3392 0.1704 0.4072 0.748" koffice:nodeTypes="cc"/>
                <draw:path draw:style-name="gr9" draw:id="shape234" draw:name="path466" draw:layer="g8071" svg:width="0.40720000000pt" svg:height="0.74720000000pt" draw:transform="matrix(0.22213788651 0.00000000000 0.00000000000 0.22213788651 83.79397284367pt 53.91045638441pt)" svg:viewBox="0 0 0 1" svg:d="M0 0C0 0 0.3736 0.1696 0.4072 0.7472" koffice:nodeTypes="cc"/>
                <draw:path draw:style-name="gr9" draw:id="shape235" draw:name="path468" draw:layer="g8071" svg:width="0.44160000000pt" svg:height="0.74720000000pt" draw:transform="matrix(0.22213788651 0.00000000000 0.00000000000 0.22213788651 83.58267528602pt 53.92556176069pt)" svg:viewBox="0 0 0 1" svg:d="M0 0C0 0 0.3736 0.1696 0.4416 0.7472" koffice:nodeTypes="cc"/>
                <draw:path draw:style-name="gr9" draw:id="shape236" draw:name="path470" draw:layer="g8071" svg:width="0.40720000000pt" svg:height="0.78160000000pt" draw:transform="matrix(0.22213788651 0.00000000000 0.00000000000 0.22213788651 83.40158848094pt 53.94813096996pt)" svg:viewBox="0 0 0 1" svg:d="M0 0C0 0 0.34 0.1704 0.4072 0.7816" koffice:nodeTypes="cc"/>
                <draw:path draw:style-name="gr9" draw:id="shape237" draw:name="path472" draw:layer="g8071" svg:width="0.40720000000pt" svg:height="0.74800000000pt" draw:transform="matrix(0.22213788651 0.00000000000 0.00000000000 0.22213788651 83.22050167586pt 53.97834172253pt)" svg:viewBox="0 0 0 1" svg:d="M0 0C0 0 0.34 0.1704 0.4072 0.748" koffice:nodeTypes="cc"/>
                <draw:path draw:style-name="gr9" draw:id="shape238" draw:name="path474" draw:layer="g8071" svg:width="0.40800000000pt" svg:height="0.74800000000pt" draw:transform="matrix(0.22213788651 0.00000000000 0.00000000000 0.22213788651 82.69216892658pt 54.06897398022pt)" svg:viewBox="0 0 0 1" svg:d="M0 0C0 0 0.3744 0.1696 0.408 0.748" koffice:nodeTypes="cc"/>
                <draw:path draw:style-name="gr9" draw:id="shape239" draw:name="path476" draw:layer="g8071" svg:width="0.40800000000pt" svg:height="0.78160000000pt" draw:transform="matrix(0.22213788651 0.00000000000 0.00000000000 0.22213788651 82.49597674521pt 54.09154318949pt)" svg:viewBox="0 0 0 1" svg:d="M0 0C0 0 0.3736 0.1704 0.408 0.7816" koffice:nodeTypes="cc"/>
                <draw:path draw:style-name="gr9" draw:id="shape240" draw:name="path478" draw:layer="g8071" svg:width="0.40720000000pt" svg:height="0.74800000000pt" draw:transform="matrix(0.22213788651 0.00000000000 0.00000000000 0.22213788651 82.29996227416pt 54.12175394206pt)" svg:viewBox="0 0 0 1" svg:d="M0 0C0 0 0.3728 0.1704 0.4072 0.748" koffice:nodeTypes="cc"/>
                <draw:path draw:style-name="gr9" draw:id="shape241" draw:name="path480" draw:layer="g8071" svg:width="0.40800000000pt" svg:height="0.78160000000pt" draw:transform="matrix(0.22213788651 0.00000000000 0.00000000000 0.22213788651 82.10359238248pt 54.14450086164pt)" svg:viewBox="0 0 0 1" svg:d="M0 0C0 0 0.3744 0.1696 0.408 0.7816" koffice:nodeTypes="cc"/>
                <draw:path draw:style-name="gr9" draw:id="shape242" draw:name="path482" draw:layer="g8071" svg:width="0.40800000000pt" svg:height="0.74720000000pt" draw:transform="matrix(0.22213788651 0.00000000000 0.00000000000 0.22213788651 81.90740020112pt 54.17471161420pt)" svg:viewBox="0 0 0 1" svg:d="M0 0C0 0 0.3736 0.1696 0.408 0.7472" koffice:nodeTypes="cc"/>
                <draw:path draw:style-name="gr9" draw:id="shape243" draw:name="path484" draw:layer="g8071" svg:width="0.40720000000pt" svg:height="0.78160000000pt" draw:transform="matrix(0.22213788651 0.00000000000 0.00000000000 0.22213788651 81.71138573006pt 54.19728082347pt)" svg:viewBox="0 0 0 1" svg:d="M0 0C0 0 0.3728 0.1704 0.4072 0.7816" koffice:nodeTypes="cc"/>
                <draw:path draw:style-name="gr9" draw:id="shape244" draw:name="path486" draw:layer="g8071" svg:width="0.40800000000pt" svg:height="0.74800000000pt" draw:transform="matrix(0.22213788651 0.00000000000 0.00000000000 0.22213788651 81.51501583838pt 54.22749157604pt)" svg:viewBox="0 0 0 1" svg:d="M0 0C0 0 0.34 0.1696 0.408 0.748" koffice:nodeTypes="cc"/>
                <draw:path draw:style-name="gr9" draw:id="shape245" draw:name="path488" draw:layer="g8071" svg:width="0.40800000000pt" svg:height="0.78160000000pt" draw:transform="matrix(0.22213788651 0.00000000000 0.00000000000 0.22213788651 81.33392903330pt 54.27280770488pt)" svg:viewBox="0 0 0 1" svg:d="M0 0C0 0 0.34 0.204 0.408 0.7816" koffice:nodeTypes="cc"/>
                <draw:path draw:style-name="gr9" draw:id="shape246" draw:name="path490" draw:layer="g8071" svg:width="0.40800000000pt" svg:height="0.74720000000pt" draw:transform="matrix(0.22213788651 0.00000000000 0.00000000000 0.22213788651 81.13773685193pt 54.30301845745pt)" svg:viewBox="0 0 0 1" svg:d="M0 0C0 0 0.34 0.1696 0.408 0.7472" koffice:nodeTypes="cc"/>
                <draw:path draw:style-name="gr9" draw:id="shape247" draw:name="path492" draw:layer="g8071" svg:width="0.40720000000pt" svg:height="0.78160000000pt" draw:transform="matrix(0.22213788651 0.00000000000 0.00000000000 0.22213788651 80.94172238088pt 54.32558766672pt)" svg:viewBox="0 0 0 1" svg:d="M0 0C0 0 0.3392 0.204 0.4072 0.7816" koffice:nodeTypes="cc"/>
                <draw:path draw:style-name="gr9" draw:id="shape248" draw:name="path494" draw:layer="g8071" svg:width="0.40800000000pt" svg:height="0.74800000000pt" draw:transform="matrix(0.22213788651 0.00000000000 0.00000000000 0.22213788651 80.74535248920pt 54.35579841928pt)" svg:viewBox="0 0 0 1" svg:d="M0 0C0 0 0.34 0.1704 0.408 0.748" koffice:nodeTypes="cc"/>
                <draw:path draw:style-name="gr9" draw:id="shape249" draw:name="path496" draw:layer="g8071" svg:width="0.40800000000pt" svg:height="0.78160000000pt" draw:transform="matrix(0.22213788651 0.00000000000 0.00000000000 0.22213788651 80.55680185113pt 54.37854533886pt)" svg:viewBox="0 0 0 1" svg:d="M0 0C0 0 0.3736 0.2032 0.408 0.7816" koffice:nodeTypes="cc"/>
                <draw:path draw:style-name="gr9" draw:id="shape250" draw:name="path498" draw:layer="g8071" svg:width="0.40720000000pt" svg:height="0.74800000000pt" draw:transform="matrix(0.22213788651 0.00000000000 0.00000000000 0.22213788651 80.36060966977pt 54.40857838112pt)" svg:viewBox="0 0 0 1" svg:d="M0 0C0 0 0.3736 0.1704 0.4072 0.748" koffice:nodeTypes="cc"/>
                <draw:path draw:style-name="gr9" draw:id="shape251" draw:name="path500" draw:layer="g8071" svg:width="0.40720000000pt" svg:height="0.78160000000pt" draw:transform="matrix(0.22213788651 0.00000000000 0.00000000000 0.22213788651 80.16441748840pt 54.43132530070pt)" svg:viewBox="0 0 0 1" svg:d="M0 0C0 0 0.3736 0.1696 0.4072 0.7816" koffice:nodeTypes="cc"/>
                <draw:path draw:style-name="gr9" draw:id="shape252" draw:name="path502" draw:layer="g8071" svg:width="0.40800000000pt" svg:height="0.74720000000pt" draw:transform="matrix(0.22213788651 0.00000000000 0.00000000000 0.22213788651 79.96822530703pt 54.46153605326pt)" svg:viewBox="0 0 0 1" svg:d="M0 0C0 0 0.3736 0.1696 0.408 0.7472" koffice:nodeTypes="cc"/>
                <draw:path draw:style-name="gr9" draw:id="shape253" draw:name="path504" draw:layer="g8071" svg:width="0.40720000000pt" svg:height="0.78160000000pt" draw:transform="matrix(0.22213788651 0.00000000000 0.00000000000 0.22213788651 79.78713850195pt 54.49921063882pt)" svg:viewBox="0 0 0 1" svg:d="M0 0C0 0 0.3392 0.1704 0.4072 0.7816" koffice:nodeTypes="cc"/>
                <draw:path draw:style-name="gr9" draw:id="shape254" draw:name="path506" draw:layer="g8071" svg:width="0.40720000000pt" svg:height="0.78160000000pt" draw:transform="matrix(0.22213788651 0.00000000000 0.00000000000 0.22213788651 79.59094632058pt 54.52195755839pt)" svg:viewBox="0 0 0 1" svg:d="M0 0C0 0 0.3392 0.204 0.4072 0.7816" koffice:nodeTypes="cc"/>
                <draw:path draw:style-name="gr9" draw:id="shape255" draw:name="path508" draw:layer="g8071" svg:width="0.40800000000pt" svg:height="0.74720000000pt" draw:transform="matrix(0.22213788651 0.00000000000 0.00000000000 0.22213788651 78.63255462302pt 54.65790594494pt)" svg:viewBox="0 0 0 1" svg:d="M0 0C0 0 0.3736 0.1696 0.408 0.7472" koffice:nodeTypes="cc"/>
                <draw:path draw:style-name="gr9" draw:id="shape256" draw:name="path510" draw:layer="g8071" svg:width="0.40800000000pt" svg:height="0.78160000000pt" draw:transform="matrix(0.22213788651 0.00000000000 0.00000000000 0.22213788651 78.43636244166pt 54.68047515421pt)" svg:viewBox="0 0 0 1" svg:d="M0 0C0 0 0.3736 0.1696 0.408 0.7816" koffice:nodeTypes="cc"/>
                <draw:path draw:style-name="gr9" draw:id="shape257" draw:name="path512" draw:layer="g8071" svg:width="0.40720000000pt" svg:height="0.74720000000pt" draw:transform="matrix(0.22213788651 0.00000000000 0.00000000000 0.22213788651 79.39475413922pt 54.55216831096pt)" svg:viewBox="0 0 0 1" svg:d="M0 0C0 0 0.3392 0.1696 0.4072 0.7472" koffice:nodeTypes="cc"/>
                <draw:path draw:style-name="gr9" draw:id="shape258" draw:name="path514" draw:layer="g8071" svg:width="0.40720000000pt" svg:height="0.78160000000pt" draw:transform="matrix(0.22213788651 0.00000000000 0.00000000000 0.22213788651 79.19856195785pt 54.57473752023pt)" svg:viewBox="0 0 0 1" svg:d="M0 0C0 0 0.3392 0.204 0.4072 0.7816" koffice:nodeTypes="cc"/>
                <draw:path draw:style-name="gr9" draw:id="shape259" draw:name="path516" draw:layer="g8071" svg:width="0.40800000000pt" svg:height="0.74800000000pt" draw:transform="matrix(0.22213788651 0.00000000000 0.00000000000 0.22213788651 79.02493898576pt 54.60494827279pt)" svg:viewBox="0 0 0 1" svg:d="M0 0C0 0 0.3736 0.1696 0.408 0.748" koffice:nodeTypes="cc"/>
                <draw:path draw:style-name="gr9" draw:id="shape260" draw:name="path518" draw:layer="g8071" svg:width="0.40800000000pt" svg:height="0.78160000000pt" draw:transform="matrix(0.22213788651 0.00000000000 0.00000000000 0.22213788651 78.82874680439pt 54.62751748206pt)" svg:viewBox="0 0 0 1" svg:d="M0 0C0 0 0.3736 0.204 0.408 0.7816" koffice:nodeTypes="cc"/>
                <draw:path draw:style-name="gr9" draw:id="shape261" draw:name="path520" draw:layer="g8071" svg:width="0.40800000000pt" svg:height="0.78160000000pt" draw:transform="matrix(0.22213788651 0.00000000000 0.00000000000 0.22213788651 77.97609274081pt 54.77110741190pt)" svg:viewBox="0 0 0 1" svg:d="M0 0C0 0 0.3736 0.2032 0.408 0.7816" koffice:nodeTypes="cc"/>
                <draw:path draw:style-name="gr9" draw:id="shape262" draw:name="path522" draw:layer="g8071" svg:width="0.40800000000pt" svg:height="0.74800000000pt" draw:transform="matrix(0.22213788651 0.00000000000 0.00000000000 0.22213788651 77.77990055944pt 54.80114045416pt)" svg:viewBox="0 0 0 1" svg:d="M0 0C0 0 0.3736 0.1704 0.408 0.748" koffice:nodeTypes="cc"/>
                <draw:path draw:style-name="gr9" draw:id="shape263" draw:name="path524" draw:layer="g8071" svg:width="0.40720000000pt" svg:height="0.78160000000pt" draw:transform="matrix(0.22213788651 0.00000000000 0.00000000000 0.22213788651 77.61391913064pt 54.82388737374pt)" svg:viewBox="0 0 0 1" svg:d="M0 0C0 0 0.34 0.204 0.4072 0.7816" koffice:nodeTypes="cc"/>
                <draw:path draw:style-name="gr9" draw:id="shape264" draw:name="path526" draw:layer="g8071" svg:width="0.40720000000pt" svg:height="0.74720000000pt" draw:transform="matrix(0.22213788651 0.00000000000 0.00000000000 0.22213788651 77.41772694927pt 54.85409812630pt)" svg:viewBox="0 0 0 1" svg:d="M0 0C0 0 0.3392 0.1696 0.4072 0.7472" koffice:nodeTypes="cc"/>
                <draw:path draw:style-name="gr9" draw:id="shape265" draw:name="path528" draw:layer="g8071" svg:width="31.43672741161pt" svg:height="4.65728307200pt" draw:transform="matrix(0.22213788651 0.00000000000 0.00000000000 0.22213788651 77.22899860090pt 54.39365071515pt)" svg:viewBox="0 0 31 5" svg:d="M31.4367 0L0 4.65728" koffice:nodeTypes="cc"/>
                <draw:path draw:style-name="gr9" draw:id="shape266" draw:name="path530" draw:layer="g8071" svg:width="31.43672741161pt" svg:height="4.65728307200pt" draw:transform="matrix(0.22213788651 0.00000000000 0.00000000000 0.22213788651 77.25174552047pt 54.52195755839pt)" svg:viewBox="0 0 31 5" svg:d="M31.4367 0L0 4.65728" koffice:nodeTypes="cc"/>
                <draw:path draw:style-name="gr9" draw:id="shape267" draw:name="path532" draw:layer="g8071" svg:width="31.43672741161pt" svg:height="4.65728307200pt" draw:transform="matrix(0.22213788651 0.00000000000 0.00000000000 0.22213788651 77.28195627304pt 54.65790594494pt)" svg:viewBox="0 0 31 5" svg:d="M31.4367 0L0 4.65728" koffice:nodeTypes="cc"/>
                <draw:path draw:style-name="gr9" draw:id="shape268" draw:name="path534" draw:layer="g8071" svg:width="31.43672741161pt" svg:height="4.65882739200pt" draw:transform="matrix(0.22213788651 0.00000000000 0.00000000000 0.22213788651 77.33473623487pt 54.81624583044pt)" svg:viewBox="0 0 31 5" svg:d="M31.4367 0L0 4.65883" koffice:nodeTypes="cc"/>
                <draw:path draw:style-name="gr9" draw:id="shape269" draw:name="path536" draw:layer="g8071" svg:width="31.43672741161pt" svg:height="4.59265280000pt" draw:transform="matrix(0.22213788651 0.00000000000 0.00000000000 0.22213788651 77.33473623487pt 54.92198346442pt)" svg:viewBox="0 0 31 5" svg:d="M31.4367 0L0 4.59265" koffice:nodeTypes="cc"/>
                <draw:path draw:style-name="gr9" draw:id="shape270" draw:name="path538" draw:layer="g8071" svg:width="31.43672741161pt" svg:height="4.65728307200pt" draw:transform="matrix(0.22213788651 0.00000000000 0.00000000000 0.22213788651 77.35730544414pt 54.99751034584pt)" svg:viewBox="0 0 31 5" svg:d="M31.4367 0L0 4.65728" koffice:nodeTypes="cc"/>
                <draw:path draw:style-name="gr9" draw:id="shape271" draw:name="path540" draw:layer="g8071" svg:width="31.43672741161pt" svg:height="4.65728307200pt" draw:transform="matrix(0.22213788651 0.00000000000 0.00000000000 0.22213788651 77.38751619671pt 55.07303722725pt)" svg:viewBox="0 0 31 5" svg:d="M31.4367 0L0 4.65728" koffice:nodeTypes="cc"/>
                <draw:path draw:style-name="gr9" draw:id="shape272" draw:name="path542" draw:layer="g8071" svg:width="31.43672741161pt" svg:height="4.65573900800pt" draw:transform="matrix(0.22213788651 0.00000000000 0.00000000000 0.22213788651 77.35730544414pt 55.05046801798pt)" svg:viewBox="0 0 31 5" svg:d="M31.4367 0L0 4.65574" koffice:nodeTypes="cc"/>
                <draw:path draw:style-name="gr9" draw:id="shape273" draw:name="path544" draw:layer="g8071" svg:width="31.43672741161pt" svg:height="4.65728307200pt" draw:transform="matrix(0.22213788651 0.00000000000 0.00000000000 0.22213788651 77.35730544414pt 54.94473038400pt)" svg:viewBox="0 0 31 5" svg:d="M31.4367 0L0 4.65728" koffice:nodeTypes="cc"/>
                <draw:path draw:style-name="gr9" draw:id="shape274" draw:name="path546" draw:layer="g8071" svg:width="31.43672741161pt" svg:height="4.65728307200pt" draw:transform="matrix(0.22213788651 0.00000000000 0.00000000000 0.22213788651 77.38751619671pt 54.86920350259pt)" svg:viewBox="0 0 31 5" svg:d="M31.4367 0L0 4.65728" koffice:nodeTypes="cc"/>
                <draw:path draw:style-name="gr9" draw:id="shape275" draw:name="path548" draw:layer="g8071" svg:width="31.43672741161pt" svg:height="4.65882739200pt" draw:transform="matrix(0.22213788651 0.00000000000 0.00000000000 0.22213788651 77.30452548231pt 54.73325511604pt)" svg:viewBox="0 0 31 5" svg:d="M31.4367 0L0 4.65883" koffice:nodeTypes="cc"/>
                <draw:path draw:style-name="gr10" draw:id="shape276" draw:name="path550" draw:layer="g8071" svg:width="1.60344010419pt" svg:height="6.81879769300pt" draw:transform="matrix(0.22213788651 0.00000000000 0.00000000000 0.22213788651 82.87325573166pt 53.94470779699pt)" svg:viewBox="0 0 2 7" svg:d="M0.760722 3.02355C0.395403 1.06713 0 0.269722 0 0.269722C0.487091 -0.236866 0.547978 0.125592 0.547978 0.125592C0.91258 0.125592 1.12532 0.560541 1.49064 3.16853C1.85596 5.81319 1.21701 6.68309 1.21701 6.68309C0.851693 6.90056 0.487091 6.7914 0.487091 6.7914C0.487091 6.7914 1.15613 5.12495 0.760722 3.02355Z" koffice:nodeTypes="ccccccc"/>
                <draw:path draw:style-name="gr9" draw:id="shape277" draw:name="path552" draw:layer="g8071" svg:width="1.60344010419pt" svg:height="6.81879769300pt" draw:transform="matrix(0.22213788651 0.00000000000 0.00000000000 0.22213788651 82.87325573166pt 53.94470779699pt)" svg:viewBox="0 0 2 7" svg:d="M0.760722 3.02355C0.395403 1.06713 0 0.269722 0 0.269722C0.487091 -0.236866 0.547978 0.125592 0.547978 0.125592C0.91258 0.125592 1.12532 0.560541 1.49064 3.16853C1.85596 5.81319 1.21701 6.68309 1.21701 6.68309C0.851693 6.90056 0.487091 6.7914 0.487091 6.7914C0.487091 6.7914 1.15613 5.12495 0.760722 3.02355Z" koffice:nodeTypes="ccccccc"/>
                <draw:path draw:style-name="gr10" draw:id="shape278" draw:name="path554" draw:layer="g8071" svg:width="1.79054426908pt" svg:height="6.10107867235pt" draw:transform="matrix(0.22213788651 0.00000000000 0.00000000000 0.22213788651 78.05908345521pt 54.61592138171pt)" svg:viewBox="0 0 2 6" svg:d="M0.900014 2.80916C0.482178 1.09584 0 0.239187 0 0.239187C0.193022 -0.236569 0.482178 0.144334 0.482178 0.144334C0.900014 0.144334 1.28606 0.652205 1.67135 2.93613C2.05739 5.2208 1.38219 5.98186 1.38219 5.98186C0.996147 6.17231 0.57831 6.07746 0.57831 6.07746C0.57831 6.07746 1.28606 4.61808 0.900014 2.80916Z" koffice:nodeTypes="ccccccc"/>
                <draw:path draw:style-name="gr9" draw:id="shape279" draw:name="path556" draw:layer="g8071" svg:width="1.79054426908pt" svg:height="6.10107867235pt" draw:transform="matrix(0.22213788651 0.00000000000 0.00000000000 0.22213788651 78.05908345521pt 54.61592138171pt)" svg:viewBox="0 0 2 6" svg:d="M0.900014 2.80916C0.482178 1.09584 0 0.239187 0 0.239187C0.193022 -0.236569 0.482178 0.144334 0.482178 0.144334C0.900014 0.144334 1.28606 0.652205 1.67135 2.93613C2.05739 5.2208 1.38219 5.98186 1.38219 5.98186C0.996147 6.17231 0.57831 6.07746 0.57831 6.07746C0.57831 6.07746 1.28606 4.61808 0.900014 2.80916Z" koffice:nodeTypes="ccccccc"/>
                <draw:path draw:style-name="gr10" draw:id="shape280" draw:name="path558" draw:layer="g8071" svg:width="2.38001513584pt" svg:height="6.37535346314pt" draw:transform="matrix(0.22213788651 0.00000000000 0.00000000000 0.22213788651 77.06884856963pt 54.80651742234pt)" svg:viewBox="0 0 2 6" svg:d="M1.009 3.05839C0.860643 1.13202 1.04653 0.186157 1.04653 0.186157C0.675631 -0.269871 0.416439 0.255428 0.416439 0.255428C-0.0286369 0.395617 -0.13947 0.88628 0.193901 3.4435C0.527272 6.00072 1.41656 6.35119 1.41656 6.35119C1.89829 6.42129 2.38002 6.31656 2.38002 6.31656C2.38002 6.31656 1.15736 5.12495 1.009 3.05839Z" koffice:nodeTypes="ccccccc"/>
                <draw:path draw:style-name="gr9" draw:id="shape281" draw:name="path560" draw:layer="g8071" svg:width="2.38001513584pt" svg:height="6.37535346314pt" draw:transform="matrix(0.22213788651 0.00000000000 0.00000000000 0.22213788651 77.06884856963pt 54.80651742234pt)" svg:viewBox="0 0 2 6" svg:d="M1.009 3.05839C0.860643 1.13202 1.04653 0.186157 1.04653 0.186157C0.675631 -0.269871 0.416439 0.255428 0.416439 0.255428C-0.0286369 0.395617 -0.13947 0.88628 0.193901 3.4435C0.527272 6.00072 1.41656 6.35119 1.41656 6.35119C1.89829 6.42129 2.38002 6.31656 2.38002 6.31656C2.38002 6.31656 1.15736 5.12495 1.009 3.05839Z" koffice:nodeTypes="ccccccc"/>
                <draw:path draw:style-name="gr10" draw:id="shape282" draw:name="path562" draw:layer="g8071" svg:width="15.92586240000pt" svg:height="25.02560655360pt" draw:transform="matrix(0.22213788651 0.00000000000 0.00000000000 0.22213788651 67.29872423264pt 52.89875159408pt)" svg:viewBox="0 0 16 25" svg:d="M15.4354 25.0256L0 0.374592L0.49047 0L15.9259 24.7879L15.4354 25.0256" koffice:nodeTypes="ccccc"/>
                <draw:path draw:style-name="gr8" draw:id="shape283" draw:name="path564" draw:layer="g8071" svg:width="15.92586240000pt" svg:height="25.02560655360pt" draw:transform="matrix(0.22213788651 0.00000000000 0.00000000000 0.22213788651 67.29872423264pt 52.89875159408pt)" svg:viewBox="0 0 16 25" svg:d="M15.4354 25.0256L0 0.374592L0.49047 0L15.9259 24.7879L15.4354 25.0256" koffice:nodeTypes="ccccc"/>
                <draw:path draw:style-name="gr4" draw:id="shape284" draw:name="path566" draw:layer="g8071" svg:width="4.79503716458pt" svg:height="5.85382330057pt" draw:transform="matrix(0.22213788651 0.00000000000 0.00000000000 0.22213788651 66.48392089396pt 51.80289670747pt)" svg:viewBox="0 0 5 6" svg:d="M4.53719 5.74294C4.12726 5.96281 3.27238 6.10996 1.70977 3.57285C0.148036 0.999374 -0.484366 0.631487 0.408179 0.116446C1.30073 -0.398594 2.08203 0.888575 2.86334 2.13939C3.64377 3.42569 5.46652 5.2279 4.53719 5.74294Z" koffice:nodeTypes="ccccc"/>
                <draw:path draw:style-name="gr8" draw:id="shape285" draw:name="path568" draw:layer="g8071" svg:width="4.79503716458pt" svg:height="5.85382330057pt" draw:transform="matrix(0.22213788651 0.00000000000 0.00000000000 0.22213788651 66.48392089396pt 51.80289670747pt)" svg:viewBox="0 0 5 6" svg:d="M4.53719 5.74294C4.12726 5.96281 3.27238 6.10996 1.70977 3.57285C0.148036 0.999374 -0.484366 0.631487 0.408179 0.116446C1.30073 -0.398594 2.08203 0.888575 2.86334 2.13939C3.64377 3.42569 5.46652 5.2279 4.53719 5.74294Z" koffice:nodeTypes="ccccc"/>
                <draw:path draw:style-name="gr10" draw:id="shape286" draw:name="path570" draw:layer="g8071" svg:width="15.92586240000pt" svg:height="25.02560655360pt" draw:transform="matrix(0.22213788651 0.00000000000 0.00000000000 0.22213788651 77.70437367803pt 52.89875159408pt)" svg:viewBox="0 0 16 25" svg:d="M0.49047 25.0256L15.9259 0.374592L15.4362 0L0 24.7879L0.49047 25.0256" koffice:nodeTypes="ccccc"/>
                <draw:path draw:style-name="gr8" draw:id="shape287" draw:name="path572" draw:layer="g8071" svg:width="15.92586240000pt" svg:height="25.02560655360pt" draw:transform="matrix(0.22213788651 0.00000000000 0.00000000000 0.22213788651 77.70437367803pt 52.89875159408pt)" svg:viewBox="0 0 16 25" svg:d="M0.49047 25.0256L15.9259 0.374592L15.4362 0L0 24.7879L0.49047 25.0256" koffice:nodeTypes="ccccc"/>
                <draw:path draw:style-name="gr4" draw:id="shape288" draw:name="path574" draw:layer="g8071" svg:width="4.76570224818pt" svg:height="5.85382330057pt" draw:transform="matrix(0.22213788651 0.00000000000 0.00000000000 0.22213788651 80.98266457008pt 51.80289670747pt)" svg:viewBox="0 0 5 6" svg:d="M0.24329 5.74294C0.651084 5.96281 1.54089 6.10996 3.06117 3.57285C4.61812 0.999374 5.24858 0.631487 4.35877 0.116446C3.46896 -0.398594 2.69092 0.888575 1.91201 2.13939C1.1331 3.42569 -0.646521 5.2279 0.24329 5.74294Z" koffice:nodeTypes="ccccc"/>
                <draw:path draw:style-name="gr8" draw:id="shape289" draw:name="path576" draw:layer="g8071" svg:width="4.76570224818pt" svg:height="5.85382330057pt" draw:transform="matrix(0.22213788651 0.00000000000 0.00000000000 0.22213788651 80.98266457008pt 51.80289670747pt)" svg:viewBox="0 0 5 6" svg:d="M0.24329 5.74294C0.651084 5.96281 1.54089 6.10996 3.06117 3.57285C4.61812 0.999374 5.24858 0.631487 4.35877 0.116446C3.46896 -0.398594 2.69092 0.888575 1.91201 2.13939C1.1331 3.42569 -0.646521 5.2279 0.24329 5.74294Z" koffice:nodeTypes="ccccc"/>
                <draw:path draw:style-name="gr10" draw:id="shape290" draw:name="path578" draw:layer="g8071" svg:width="1.68251168000pt" svg:height="14.56861550513pt" draw:transform="matrix(0.22213788651 0.00000000000 0.00000000000 0.22213788651 67.35150419447pt 54.71731000917pt)" svg:viewBox="0 0 2 15" svg:d="M1.68251 0.177682C1.68251 0.177682 1.46458 0.420059 1.30903 0.697527C1.18429 0.974996 1.18429 14.0446 1.18429 14.0446L1.62014 14.4951C1.62014 14.4951 0.405036 14.6338 0.0623696 14.5302C0.0623696 14.5302 0.311848 14.0446 0.374218 13.7671C0.436587 13.5248 0.405036 0.836262 0.405036 0.836262C0.405036 0.836262 0.0939213 0.211957 0 0.0732234C0 0.0732234 0.561326 -0.0655109 0.841623 0.0389479C1.09037 0.14259 1.68251 0.177682 1.68251 0.177682Z" koffice:nodeTypes="cccccccccc"/>
                <draw:path draw:style-name="gr9" draw:id="shape291" draw:name="path580" draw:layer="g8071" svg:width="1.68251168000pt" svg:height="14.56861550513pt" draw:transform="matrix(0.22213788651 0.00000000000 0.00000000000 0.22213788651 67.35150419447pt 54.71731000917pt)" svg:viewBox="0 0 2 15" svg:d="M1.68251 0.177682C1.68251 0.177682 1.46458 0.420059 1.30903 0.697527C1.18429 0.974996 1.18429 14.0446 1.18429 14.0446L1.62014 14.4951C1.62014 14.4951 0.405036 14.6338 0.0623696 14.5302C0.0623696 14.5302 0.311848 14.0446 0.374218 13.7671C0.436587 13.5248 0.405036 0.836262 0.405036 0.836262C0.405036 0.836262 0.0939213 0.211957 0 0.0732234C0 0.0732234 0.561326 -0.0655109 0.841623 0.0389479C1.09037 0.14259 1.68251 0.177682 1.68251 0.177682Z" koffice:nodeTypes="cccccccccc"/>
                <draw:path draw:style-name="gr10" draw:id="shape292" draw:name="path582" draw:layer="g8071" svg:width="11.35481600000pt" svg:height="11.50322740364pt" draw:transform="matrix(0.22213788651 0.00000000000 0.00000000000 0.22213788651 66.28755257324pt 55.07303722725pt)" svg:viewBox="0 0 11 12" svg:d="M11.3548 1.38994C11.3548 1.38994 11.0094 1.38994 10.6989 1.45948C10.4225 1.56338 1.20782 10.843 1.20782 10.843L1.24277 11.5032C1.24277 11.5032 0.207264 10.6344 0 10.2867C0 10.2867 0.517754 10.1476 0.759155 10.0086C1.00137 9.87031 9.90559 0.833638 9.90559 0.833638C9.90559 0.833638 10.112 0.173436 10.112 0C10.112 0 10.6647 0.312512 10.8029 0.625842C10.9403 0.903176 11.3548 1.38994 11.3548 1.38994Z" koffice:nodeTypes="cccccccccc"/>
                <draw:path draw:style-name="gr9" draw:id="shape293" draw:name="path584" draw:layer="g8071" svg:width="11.35481600000pt" svg:height="11.50322740364pt" draw:transform="matrix(0.22213788651 0.00000000000 0.00000000000 0.22213788651 66.28755257324pt 55.07303722725pt)" svg:viewBox="0 0 11 12" svg:d="M11.3548 1.38994C11.3548 1.38994 11.0094 1.38994 10.6989 1.45948C10.4225 1.56338 1.20782 10.843 1.20782 10.843L1.24277 11.5032C1.24277 11.5032 0.207264 10.6344 0 10.2867C0 10.2867 0.517754 10.1476 0.759155 10.0086C1.00137 9.87031 9.90559 0.833638 9.90559 0.833638C9.90559 0.833638 10.112 0.173436 10.112 0C10.112 0 10.6647 0.312512 10.8029 0.625842C10.9403 0.903176 11.3548 1.38994 11.3548 1.38994Z" koffice:nodeTypes="cccccccccc"/>
                <draw:path draw:style-name="gr10" draw:id="shape294" draw:name="path586" draw:layer="g8071" svg:width="11.49341236364pt" svg:height="11.36457169455pt" draw:transform="matrix(0.22213788651 0.00000000000 0.00000000000 0.22213788651 66.27244719696pt 55.05046801798pt)" svg:viewBox="0 0 11 11" svg:d="M1.38935 0C1.38935 0 1.42369 0.344775 1.4932 0.655398C1.56271 0.966834 10.8335 10.1554 10.8335 10.1554L11.4934 10.1205C11.4934 10.1205 10.6601 11.1914 10.2782 11.3646C10.2782 11.3646 10.1392 10.8458 10.0002 10.6043C9.89636 10.3628 0.868446 1.44984 0.868446 1.44984C0.868446 1.44984 0.208525 1.2433 0 1.2433C0 1.2433 0.347542 0.690364 0.659921 0.587094C0.937954 0.448858 1.38935 0 1.38935 0Z" koffice:nodeTypes="cccccccccc"/>
                <draw:path draw:style-name="gr9" draw:id="shape295" draw:name="path588" draw:layer="g8071" svg:width="11.49341236364pt" svg:height="11.36457169455pt" draw:transform="matrix(0.22213788651 0.00000000000 0.00000000000 0.22213788651 66.27244719696pt 55.05046801798pt)" svg:viewBox="0 0 11 11" svg:d="M1.38935 0C1.38935 0 1.42369 0.344775 1.4932 0.655398C1.56271 0.966834 10.8335 10.1554 10.8335 10.1554L11.4934 10.1205C11.4934 10.1205 10.6601 11.1914 10.2782 11.3646C10.2782 11.3646 10.1392 10.8458 10.0002 10.6043C9.89636 10.3628 0.868446 1.44984 0.868446 1.44984C0.868446 1.44984 0.208525 1.2433 0 1.2433C0 1.2433 0.347542 0.690364 0.659921 0.587094C0.937954 0.448858 1.38935 0 1.38935 0Z" koffice:nodeTypes="cccccccccc"/>
                <draw:path draw:style-name="gr10" draw:id="shape296" draw:name="path590" draw:layer="g8071" svg:width="14.54634553593pt" svg:height="1.68397952000pt" draw:transform="matrix(0.22213788651 0.00000000000 0.00000000000 0.22213788651 65.93632907026pt 56.12988043611pt)" svg:viewBox="0 0 15 2" svg:d="M14.3891 1.68398C14.3891 1.68398 14.1119 1.46596 13.8346 1.34116C13.5924 1.18481 0.538516 1.21637 0.538516 1.21637L0.0883815 1.65315C0.0883815 1.65315 -0.0844962 0.436778 0.0533167 0.0623968C0.0533167 0.0623968 0.538516 0.311984 0.780708 0.405212C1.0229 0.467609 13.731 0.405212 13.731 0.405212C13.731 0.405212 14.354 0.124794 14.4576 0C14.4576 0 14.6313 0.592403 14.4927 0.84199C14.3891 1.12241 14.3891 1.68398 14.3891 1.68398Z" koffice:nodeTypes="cccccccccc"/>
                <draw:path draw:style-name="gr9" draw:id="shape297" draw:name="path592" draw:layer="g8071" svg:width="14.54634553593pt" svg:height="1.68397952000pt" draw:transform="matrix(0.22213788651 0.00000000000 0.00000000000 0.22213788651 65.93632907026pt 56.12988043611pt)" svg:viewBox="0 0 15 2" svg:d="M14.3891 1.68398C14.3891 1.68398 14.1119 1.46596 13.8346 1.34116C13.5924 1.18481 0.538516 1.21637 0.538516 1.21637L0.0883815 1.65315C0.0883815 1.65315 -0.0844962 0.436778 0.0533167 0.0623968C0.0533167 0.0623968 0.538516 0.311984 0.780708 0.405212C1.0229 0.467609 13.731 0.405212 13.731 0.405212C13.731 0.405212 14.354 0.124794 14.4576 0C14.4576 0 14.6313 0.592403 14.4927 0.84199C14.3891 1.12241 14.3891 1.68398 14.3891 1.68398Z" koffice:nodeTypes="cccccccccc"/>
                <draw:path draw:style-name="gr10" draw:id="shape298" draw:name="path594" draw:layer="g8071" svg:width="19.18123011368pt" svg:height="19.26813941895pt" draw:transform="matrix(0.22213788651 0.00000000000 0.00000000000 0.22213788651 65.39722392411pt 54.18963928017pt)" svg:viewBox="0 0 19 19" svg:d="M9.59021 16.7699C5.66523 16.7699 2.45724 13.5869 2.45724 9.61755C2.45724 5.68127 5.66523 2.46441 9.59021 2.46441C13.5152 2.46441 16.724 5.68127 16.724 9.61755C16.724 13.5869 13.5152 16.7699 9.59021 16.7699L9.59021 19.2681C14.8809 19.2681 19.1812 14.9564 19.1812 9.61755C19.1812 4.31251 14.8809 0 9.59021 0C4.30036 0 0 4.31251 0 9.61755C0 14.9564 4.30036 19.2681 9.59021 19.2681L9.59021 16.7699" koffice:nodeTypes="ccccccccccc"/>
                <draw:path draw:style-name="gr10" draw:id="shape299" draw:name="path596" draw:layer="g8071" svg:width="2.71434432000pt" svg:height="2.65230421333pt" draw:transform="matrix(0.22213788651 0.00000000000 0.00000000000 0.22213788651 67.20062814195pt 56.00157359286pt)" svg:viewBox="0 0 3 3" svg:d="M1.35679 2.6523C2.10025 2.6523 2.71434 2.07686 2.71434 1.31036C2.71434 0.575443 2.10025 0 1.35679 0C0.614095 0 0 0.575443 0 1.31036C0 2.07686 0.614095 2.6523 1.35679 2.6523Z" koffice:nodeTypes="ccccc"/>
                <draw:path draw:style-name="gr12" draw:id="shape300" draw:name="path598" draw:layer="g8071" svg:width="2.71434432000pt" svg:height="2.65230421333pt" draw:transform="matrix(0.22213788651 0.00000000000 0.00000000000 0.22213788651 67.20062814195pt 56.00157359286pt)" svg:viewBox="0 0 3 3" svg:d="M1.35679 2.6523C2.10025 2.6523 2.71434 2.07686 2.71434 1.31036C2.71434 0.575443 2.10025 0 1.35679 0C0.614095 0 0 0.575443 0 1.31036C0 2.07686 0.614095 2.6523 1.35679 2.6523Z" koffice:nodeTypes="ccccc"/>
                <draw:path draw:style-name="gr12" draw:id="shape301" draw:name="path600" draw:layer="g8071" svg:width="19.18123011368pt" svg:height="19.26813941895pt" draw:transform="matrix(0.22213788651 0.00000000000 0.00000000000 0.22213788651 65.39722392411pt 54.18963928017pt)" svg:viewBox="0 0 19 19" svg:d="M9.59021 19.2681C14.8809 19.2681 19.1812 14.9564 19.1812 9.61755C19.1812 4.31251 14.8809 0 9.59021 0C4.30036 0 0 4.31251 0 9.61755C0 14.9564 4.30036 19.2681 9.59021 19.2681Z" koffice:nodeTypes="ccccc"/>
                <draw:path draw:style-name="gr12" draw:id="shape302" draw:name="path602" draw:layer="g8071" svg:width="14.40123433143pt" svg:height="14.41421938286pt" draw:transform="matrix(0.22213788651 0.00000000000 0.00000000000 0.22213788651 65.94048433936pt 54.73325511604pt)" svg:viewBox="0 0 14 14" svg:d="M7.20021 14.4142C11.1622 14.4142 14.4012 11.207 14.4012 7.20752C14.4012 3.24131 11.1622 0 7.20021 0C3.23823 0 0 3.24131 0 7.20752C0 11.207 3.23823 14.4142 7.20021 14.4142Z" koffice:nodeTypes="ccccc"/>
                <draw:path draw:style-name="gr13" draw:id="shape303" draw:name="path604" draw:layer="g8071" svg:width="0.33362176000pt" svg:height="0.33362176000pt" draw:transform="matrix(0.22213788651 0.00000000000 0.00000000000 0.22213788651 67.49491641400pt 54.38600917185pt)" svg:viewBox="0 0 0 0" svg:d="M0.157107 0.333622C0.255068 0.333622 0.333622 0.274938 0.333622 0.176977C0.333622 0.0785536 0.255068 0 0.157107 0C0.0586842 0 0 0.0785536 0 0.176977C0 0.274938 0.0586842 0.333622 0.157107 0.333622Z" koffice:nodeTypes="ccccc"/>
                <draw:path draw:style-name="gr9" draw:id="shape304" draw:name="path606" draw:layer="g8071" svg:width="0.33362176000pt" svg:height="0.33362176000pt" draw:transform="matrix(0.22213788651 0.00000000000 0.00000000000 0.22213788651 67.49491641400pt 54.38600917185pt)" svg:viewBox="0 0 0 0" svg:d="M0.157107 0.333622C0.255068 0.333622 0.333622 0.274938 0.333622 0.176977C0.333622 0.0785536 0.255068 0 0.157107 0C0.0586842 0 0 0.0785536 0 0.176977C0 0.274938 0.0586842 0.333622 0.157107 0.333622Z" koffice:nodeTypes="ccccc"/>
                <draw:path draw:style-name="gr13" draw:id="shape305" draw:name="path608" draw:layer="g8071" svg:width="0.31654608215pt" svg:height="0.33491035824pt" draw:transform="matrix(0.22213788651 0.00000000000 0.00000000000 0.22213788651 66.77974522885pt 54.51603164304pt)" svg:viewBox="0 0 0 0" svg:d="M0.225214 0.329796C0.301731 0.290443 0.339539 0.192293 0.301731 0.0941435C0.282377 0.0154382 0.186956 -0.0239144 0.0910844 0.0154382C0.0150176 0.0547908 -0.0232408 0.152941 0.0150176 0.231646C0.0339218 0.310351 0.129343 0.349704 0.225214 0.329796Z" koffice:nodeTypes="ccccc"/>
                <draw:path draw:style-name="gr9" draw:id="shape306" draw:name="path610" draw:layer="g8071" svg:width="0.31654608215pt" svg:height="0.33491035824pt" draw:transform="matrix(0.22213788651 0.00000000000 0.00000000000 0.22213788651 66.77974522885pt 54.51603164304pt)" svg:viewBox="0 0 0 0" svg:d="M0.225214 0.329796C0.301731 0.290443 0.339539 0.192293 0.301731 0.0941435C0.282377 0.0154382 0.186956 -0.0239144 0.0910844 0.0154382C0.0150176 0.0547908 -0.0232408 0.152941 0.0150176 0.231646C0.0339218 0.310351 0.129343 0.349704 0.225214 0.329796Z" koffice:nodeTypes="ccccc"/>
                <draw:path draw:style-name="gr13" draw:id="shape307" draw:name="path612" draw:layer="g8071" svg:width="0.34339600000pt" svg:height="0.34363044000pt" draw:transform="matrix(0.22213788651 0.00000000000 0.00000000000 0.22213788651 66.16493245989pt 54.90505655747pt)" svg:viewBox="0 0 0 0" svg:d="M0.283624 0.283838C0.36332 0.22428 0.36332 0.124392 0.283624 0.0446684C0.224086 -0.0148895 0.124701 -0.0148895 0.0450048 0.0446684C-0.0150016 0.124392 -0.0150016 0.22428 0.0450048 0.283838C0.124701 0.363561 0.224086 0.363561 0.283624 0.283838Z" koffice:nodeTypes="ccccc"/>
                <draw:path draw:style-name="gr9" draw:id="shape308" draw:name="path614" draw:layer="g8071" svg:width="0.34339600000pt" svg:height="0.34363044000pt" draw:transform="matrix(0.22213788651 0.00000000000 0.00000000000 0.22213788651 66.16493245989pt 54.90505655747pt)" svg:viewBox="0 0 0 0" svg:d="M0.283624 0.283838C0.36332 0.22428 0.36332 0.124392 0.283624 0.0446684C0.224086 -0.0148895 0.124701 -0.0148895 0.0450048 0.0446684C-0.0150016 0.124392 -0.0150016 0.22428 0.0450048 0.283838C0.124701 0.363561 0.224086 0.363561 0.283624 0.283838Z" koffice:nodeTypes="ccccc"/>
                <draw:path draw:style-name="gr13" draw:id="shape309" draw:name="path616" draw:layer="g8071" svg:width="0.33543661985pt" svg:height="0.33543661985pt" draw:transform="matrix(0.22213788651 0.00000000000 0.00000000000 0.22213788651 65.74986951715pt 55.50138741201pt)" svg:viewBox="0 0 0 0" svg:d="M0.319986 0.241219C0.35937 0.142992 0.319986 0.044302 0.241219 0.00491851C0.142992 -0.0145416 0.044302 0.0248419 0.00491851 0.103609C-0.0145416 0.181912 0.0248419 0.280603 0.103609 0.319986C0.182376 0.35937 0.280603 0.319986 0.319986 0.241219Z" koffice:nodeTypes="ccccc"/>
                <draw:path draw:style-name="gr9" draw:id="shape310" draw:name="path618" draw:layer="g8071" svg:width="0.33543661985pt" svg:height="0.33543661985pt" draw:transform="matrix(0.22213788651 0.00000000000 0.00000000000 0.22213788651 65.74986951715pt 55.50138741201pt)" svg:viewBox="0 0 0 0" svg:d="M0.319986 0.241219C0.35937 0.142992 0.319986 0.044302 0.241219 0.00491851C0.142992 -0.0145416 0.044302 0.0248419 0.00491851 0.103609C-0.0145416 0.181912 0.0248419 0.280603 0.103609 0.319986C0.182376 0.35937 0.280603 0.319986 0.319986 0.241219Z" koffice:nodeTypes="ccccc"/>
                <draw:path draw:style-name="gr13" draw:id="shape311" draw:name="path620" draw:layer="g8071" svg:width="0.33362176000pt" svg:height="0.33269824000pt" draw:transform="matrix(0.22213788651 0.00000000000 0.00000000000 0.22213788651 65.59341610547pt 56.21304886082pt)" svg:viewBox="0 0 0 0" svg:d="M0.333622 0.156428C0.333622 0.0586029 0.255068 0 0.176515 0C0.0785536 0 0 0.0586029 0 0.156428C0 0.254715 0.0785536 0.332698 0.176515 0.332698C0.255068 0.332698 0.333622 0.254715 0.333622 0.156428Z" koffice:nodeTypes="ccccc"/>
                <draw:path draw:style-name="gr9" draw:id="shape312" draw:name="path622" draw:layer="g8071" svg:width="0.33362176000pt" svg:height="0.33269824000pt" draw:transform="matrix(0.22213788651 0.00000000000 0.00000000000 0.22213788651 65.59341610547pt 56.21304886082pt)" svg:viewBox="0 0 0 0" svg:d="M0.333622 0.156428C0.333622 0.0586029 0.255068 0 0.176515 0C0.0785536 0 0 0.0586029 0 0.156428C0 0.254715 0.0785536 0.332698 0.176515 0.332698C0.255068 0.332698 0.333622 0.254715 0.333622 0.156428Z" koffice:nodeTypes="ccccc"/>
                <draw:path draw:style-name="gr13" draw:id="shape313" draw:name="path624" draw:layer="g8071" svg:width="0.33491046928pt" svg:height="0.35533750897pt" draw:transform="matrix(0.22213788651 0.00000000000 0.00000000000 0.22213788651 65.71975979829pt 56.92432305279pt)" svg:viewBox="0 0 0 0" svg:d="M0.319472 0.117105C0.28012 0.015529 0.18197 -0.0250059 0.103265 0.015529C0.0245592 0.0560639 -0.0147934 0.15764 0.00511441 0.238233C0.044004 0.339808 0.142617 0.380343 0.240767 0.339808C0.319472 0.299274 0.358825 0.198175 0.319472 0.117105Z" koffice:nodeTypes="ccccc"/>
                <draw:path draw:style-name="gr9" draw:id="shape314" draw:name="path626" draw:layer="g8071" svg:width="0.33491046928pt" svg:height="0.35533750897pt" draw:transform="matrix(0.22213788651 0.00000000000 0.00000000000 0.22213788651 65.71975979829pt 56.92432305279pt)" svg:viewBox="0 0 0 0" svg:d="M0.319472 0.117105C0.28012 0.015529 0.18197 -0.0250059 0.103265 0.015529C0.0245592 0.0560639 -0.0147934 0.15764 0.00511441 0.238233C0.044004 0.339808 0.142617 0.380343 0.240767 0.339808C0.319472 0.299274 0.358825 0.198175 0.319472 0.117105Z" koffice:nodeTypes="ccccc"/>
                <draw:path draw:style-name="gr13" draw:id="shape315" draw:name="path628" draw:layer="g8071" svg:width="0.31404816000pt" svg:height="0.34363044000pt" draw:transform="matrix(0.22213788651 0.00000000000 0.00000000000 0.22213788651 66.11210807048pt 57.53978960179pt)" svg:viewBox="0 0 0 0" svg:d="M0.271346 0.0446684C0.214409 -0.0148895 0.100087 -0.0148895 0.0427025 0.0446684C-0.0142342 0.104226 -0.0142342 0.223811 0.0427025 0.283838C0.100087 0.363561 0.214409 0.363561 0.271346 0.283838C0.328282 0.223811 0.328282 0.104226 0.271346 0.0446684Z" koffice:nodeTypes="ccccc"/>
                <draw:path draw:style-name="gr9" draw:id="shape316" draw:name="path630" draw:layer="g8071" svg:width="0.31404816000pt" svg:height="0.34363044000pt" draw:transform="matrix(0.22213788651 0.00000000000 0.00000000000 0.22213788651 66.11210807048pt 57.53978960179pt)" svg:viewBox="0 0 0 0" svg:d="M0.271346 0.0446684C0.214409 -0.0148895 0.100087 -0.0148895 0.0427025 0.0446684C-0.0142342 0.104226 -0.0142342 0.223811 0.0427025 0.283838C0.100087 0.363561 0.214409 0.363561 0.271346 0.283838C0.328282 0.223811 0.328282 0.104226 0.271346 0.0446684Z" koffice:nodeTypes="ccccc"/>
                <draw:path draw:style-name="gr13" draw:id="shape317" draw:name="path632" draw:layer="g8071" svg:width="0.35441734913pt" svg:height="0.34968269498pt" draw:transform="matrix(0.22213788651 0.00000000000 0.00000000000 0.22213788651 66.70435772008pt 57.95201642230pt)" svg:viewBox="0 0 0 0" svg:d="M0.237932 0.0125808C0.156968 -0.0271572 0.0559995 0.0329229 0.0155171 0.113345C-0.0249653 0.193767 0.0155171 0.294058 0.116485 0.33427C0.19745 0.374481 0.298418 0.33427 0.3389 0.233978C0.379383 0.153556 0.3389 0.0527919 0.237932 0.0125808Z" koffice:nodeTypes="ccccc"/>
                <draw:path draw:style-name="gr9" draw:id="shape318" draw:name="path634" draw:layer="g8071" svg:width="0.35441734913pt" svg:height="0.34968269498pt" draw:transform="matrix(0.22213788651 0.00000000000 0.00000000000 0.22213788651 66.70435772008pt 57.95201642230pt)" svg:viewBox="0 0 0 0" svg:d="M0.237932 0.0125808C0.156968 -0.0271572 0.0559995 0.0329229 0.0155171 0.113345C-0.0249653 0.193767 0.0155171 0.294058 0.116485 0.33427C0.19745 0.374481 0.298418 0.33427 0.3389 0.233978C0.379383 0.153556 0.3389 0.0527919 0.237932 0.0125808Z" koffice:nodeTypes="ccccc"/>
                <draw:path draw:style-name="gr13" draw:id="shape319" draw:name="path636" draw:layer="g8071" svg:width="0.33362176000pt" svg:height="0.37454400000pt" draw:transform="matrix(0.22213788651 0.00000000000 0.00000000000 0.22213788651 67.41192569960pt 58.10779617760pt)" svg:viewBox="0 0 0 0" svg:d="M0.176515 0C0.0785536 0 0 0.083232 0 0.187027C0 0.291312 0.0785536 0.374544 0.176515 0.374544C0.274476 0.374544 0.333622 0.291312 0.333622 0.187027C0.333622 0.083232 0.274476 0 0.176515 0Z" koffice:nodeTypes="ccccc"/>
                <draw:path draw:style-name="gr9" draw:id="shape320" draw:name="path638" draw:layer="g8071" svg:width="0.33362176000pt" svg:height="0.37454400000pt" draw:transform="matrix(0.22213788651 0.00000000000 0.00000000000 0.22213788651 67.41192569960pt 58.10779617760pt)" svg:viewBox="0 0 0 0" svg:d="M0.176515 0C0.0785536 0 0 0.083232 0 0.187027C0 0.291312 0.0785536 0.374544 0.176515 0.374544C0.274476 0.374544 0.333622 0.291312 0.333622 0.187027C0.333622 0.083232 0.274476 0 0.176515 0Z" koffice:nodeTypes="ccccc"/>
                <draw:path draw:style-name="gr13" draw:id="shape321" draw:name="path640" draw:layer="g8071" svg:width="0.33543700755pt" svg:height="0.35482359281pt" draw:transform="matrix(0.22213788651 0.00000000000 0.00000000000 0.22213788651 68.13034700458pt 57.98126511784pt)" svg:viewBox="0 0 0 0" svg:d="M0.0942175 0.0157292C0.0154503 0.0557583 -0.0239332 0.157261 0.0154503 0.238272C0.0353738 0.339298 0.133601 0.379803 0.231828 0.339298C0.310595 0.298792 0.349979 0.197766 0.330518 0.116755C0.291135 0.0157292 0.192445 -0.0252529 0.0942175 0.0157292Z" koffice:nodeTypes="ccccc"/>
                <draw:path draw:style-name="gr9" draw:id="shape322" draw:name="path642" draw:layer="g8071" svg:width="0.33543700755pt" svg:height="0.35482359281pt" draw:transform="matrix(0.22213788651 0.00000000000 0.00000000000 0.22213788651 68.13034700458pt 57.98126511784pt)" svg:viewBox="0 0 0 0" svg:d="M0.0942175 0.0157292C0.0154503 0.0557583 -0.0239332 0.157261 0.0154503 0.238272C0.0353738 0.339298 0.133601 0.379803 0.231828 0.339298C0.310595 0.298792 0.349979 0.197766 0.330518 0.116755C0.291135 0.0157292 0.192445 -0.0252529 0.0942175 0.0157292Z" koffice:nodeTypes="ccccc"/>
                <draw:path draw:style-name="gr13" draw:id="shape323" draw:name="path644" draw:layer="g8071" svg:width="0.34339600000pt" svg:height="0.34363044000pt" draw:transform="matrix(0.22213788651 0.00000000000 0.00000000000 0.22213788651 68.74004369547pt 57.59256956363pt)" svg:viewBox="0 0 0 0" svg:d="M0.059772 0.0446684C-0.019924 0.124392 -0.019924 0.22428 0.059772 0.283838C0.11931 0.363561 0.218695 0.363561 0.298391 0.283838C0.358398 0.22428 0.358398 0.124392 0.298391 0.0446684C0.218695 -0.0148895 0.11931 -0.0148895 0.059772 0.0446684Z" koffice:nodeTypes="ccccc"/>
                <draw:path draw:style-name="gr9" draw:id="shape324" draw:name="path646" draw:layer="g8071" svg:width="0.34339600000pt" svg:height="0.34363044000pt" draw:transform="matrix(0.22213788651 0.00000000000 0.00000000000 0.22213788651 68.74004369547pt 57.59256956363pt)" svg:viewBox="0 0 0 0" svg:d="M0.059772 0.0446684C-0.019924 0.124392 -0.019924 0.22428 0.059772 0.283838C0.11931 0.363561 0.218695 0.363561 0.298391 0.283838C0.358398 0.22428 0.358398 0.124392 0.298391 0.0446684C0.218695 -0.0148895 0.11931 -0.0148895 0.059772 0.0446684Z" koffice:nodeTypes="ccccc"/>
                <draw:path draw:style-name="gr13" draw:id="shape325" draw:name="path648" draw:layer="g8071" svg:width="0.34923207261pt" svg:height="0.31691676261pt" draw:transform="matrix(0.22213788651 0.00000000000 0.00000000000 0.22213788651 69.15675998719pt 56.99971092461pt)" svg:viewBox="0 0 0 0" svg:d="M0.0154032 0.0915796C-0.024782 0.187056 0.0154032 0.282533 0.11563 0.301899C0.196 0.34018 0.296227 0.301899 0.336412 0.225337C0.376597 0.12986 0.316556 0.033933 0.236185 0.0150178C0.155815 -0.0232631 0.0555883 0.0150178 0.0154032 0.0915796Z" koffice:nodeTypes="ccccc"/>
                <draw:path draw:style-name="gr9" draw:id="shape326" draw:name="path650" draw:layer="g8071" svg:width="0.34923207261pt" svg:height="0.31691676261pt" draw:transform="matrix(0.22213788651 0.00000000000 0.00000000000 0.22213788651 69.15675998719pt 56.99971092461pt)" svg:viewBox="0 0 0 0" svg:d="M0.0154032 0.0915796C-0.024782 0.187056 0.0154032 0.282533 0.11563 0.301899C0.196 0.34018 0.296227 0.301899 0.336412 0.225337C0.376597 0.12986 0.316556 0.033933 0.236185 0.0150178C0.155815 -0.0232631 0.0555883 0.0150178 0.0154032 0.0915796Z" koffice:nodeTypes="ccccc"/>
                <draw:path draw:style-name="gr13" draw:id="shape327" draw:name="path652" draw:layer="g8071" svg:width="0.33362176000pt" svg:height="0.33362176000pt" draw:transform="matrix(0.22213788651 0.00000000000 0.00000000000 0.22213788651 69.31342600813pt 56.28839803193pt)" svg:viewBox="0 0 0 0" svg:d="M0 0.176977C0 0.25553 0.0785536 0.333622 0.176515 0.333622C0.255068 0.333622 0.333622 0.25553 0.333622 0.176977C0.333622 0.0785536 0.255068 0 0.176515 0C0.0785536 0 0 0.0785536 0 0.176977Z" koffice:nodeTypes="ccccc"/>
                <draw:path draw:style-name="gr9" draw:id="shape328" draw:name="path654" draw:layer="g8071" svg:width="0.33362176000pt" svg:height="0.33362176000pt" draw:transform="matrix(0.22213788651 0.00000000000 0.00000000000 0.22213788651 69.31342600813pt 56.28839803193pt)" svg:viewBox="0 0 0 0" svg:d="M0 0.176977C0 0.25553 0.0785536 0.333622 0.176515 0.333622C0.255068 0.333622 0.333622 0.25553 0.333622 0.176977C0.333622 0.0785536 0.255068 0 0.176515 0C0.0785536 0 0 0.0785536 0 0.176977Z" koffice:nodeTypes="ccccc"/>
                <draw:path draw:style-name="gr13" draw:id="shape329" draw:name="path656" draw:layer="g8071" svg:width="0.34995577572pt" svg:height="0.35533750897pt" draw:transform="matrix(0.22213788651 0.00000000000 0.00000000000 0.22213788651 69.18683479275pt 55.57301386157pt)" svg:viewBox="0 0 0 0" svg:d="M0.0157812 0.238233C0.056008 0.339808 0.156338 0.380343 0.236792 0.339808C0.317246 0.299274 0.377349 0.197698 0.337122 0.117105C0.296896 0.015529 0.196565 -0.0250059 0.0962349 0.015529C0.0157812 0.0560639 -0.0244456 0.157163 0.0157812 0.238233Z" koffice:nodeTypes="ccccc"/>
                <draw:path draw:style-name="gr9" draw:id="shape330" draw:name="path658" draw:layer="g8071" svg:width="0.34995577572pt" svg:height="0.35533750897pt" draw:transform="matrix(0.22213788651 0.00000000000 0.00000000000 0.22213788651 69.18683479275pt 55.57301386157pt)" svg:viewBox="0 0 0 0" svg:d="M0.0157812 0.238233C0.056008 0.339808 0.156338 0.380343 0.236792 0.339808C0.317246 0.299274 0.377349 0.197698 0.337122 0.117105C0.296896 0.015529 0.196565 -0.0250059 0.0962349 0.015529C0.0157812 0.0560639 -0.0244456 0.157163 0.0157812 0.238233Z" koffice:nodeTypes="ccccc"/>
                <draw:path draw:style-name="gr13" draw:id="shape331" draw:name="path660" draw:layer="g8071" svg:width="0.31449664000pt" svg:height="0.34363044000pt" draw:transform="matrix(0.22213788651 0.00000000000 0.00000000000 0.22213788651 68.79842153205pt 54.95974690513pt)" svg:viewBox="0 0 0 0" svg:d="M0.0430694 0.298962C0.100047 0.35852 0.21445 0.35852 0.271427 0.298962C0.328853 0.219239 0.328853 0.119819 0.271427 0.0597924C0.21445 -0.0199308 0.100047 -0.0199308 0.0430694 0.0597924C-0.0143565 0.119819 -0.0143565 0.219239 0.0430694 0.298962Z" koffice:nodeTypes="ccccc"/>
                <draw:path draw:style-name="gr9" draw:id="shape332" draw:name="path662" draw:layer="g8071" svg:width="0.31449664000pt" svg:height="0.34363044000pt" draw:transform="matrix(0.22213788651 0.00000000000 0.00000000000 0.22213788651 68.79842153205pt 54.95974690513pt)" svg:viewBox="0 0 0 0" svg:d="M0.0430694 0.298962C0.100047 0.35852 0.21445 0.35852 0.271427 0.298962C0.328853 0.219239 0.328853 0.119819 0.271427 0.0597924C0.21445 -0.0199308 0.100047 -0.0199308 0.0430694 0.0597924C-0.0143565 0.119819 -0.0143565 0.219239 0.0430694 0.298962Z" koffice:nodeTypes="ccccc"/>
                <draw:path draw:style-name="gr13" draw:id="shape333" draw:name="path664" draw:layer="g8071" svg:width="0.35494758152pt" svg:height="0.33492796899pt" draw:transform="matrix(0.22213788651 0.00000000000 0.00000000000 0.22213788651 68.19844707848pt 54.54623896971pt)" svg:viewBox="0 0 0 0" svg:d="M0.116837 0.329813C0.197386 0.349722 0.298906 0.310368 0.339419 0.231661C0.379932 0.152954 0.339419 0.0548012 0.238375 0.0154475C0.15735 -0.0239061 0.0558301 0.0154475 0.0153174 0.0936917C-0.0247187 0.192307 0.0153174 0.290923 0.116837 0.329813Z" koffice:nodeTypes="ccccc"/>
                <draw:path draw:style-name="gr9" draw:id="shape334" draw:name="path666" draw:layer="g8071" svg:width="0.35494758152pt" svg:height="0.33492796899pt" draw:transform="matrix(0.22213788651 0.00000000000 0.00000000000 0.22213788651 68.19844707848pt 54.54623896971pt)" svg:viewBox="0 0 0 0" svg:d="M0.116837 0.329813C0.197386 0.349722 0.298906 0.310368 0.339419 0.231661C0.379932 0.152954 0.339419 0.0548012 0.238375 0.0154475C0.15735 -0.0239061 0.0558301 0.0154475 0.0153174 0.0936917C-0.0247187 0.192307 0.0153174 0.290923 0.116837 0.329813Z" koffice:nodeTypes="ccccc"/>
                <draw:path draw:style-name="gr10" draw:id="shape335" draw:name="path668" draw:layer="g8071" svg:width="1.68251168000pt" svg:height="14.56861550513pt" draw:transform="matrix(0.22213788651 0.00000000000 0.00000000000 0.22213788651 80.67746715108pt 54.71731000917pt)" svg:viewBox="0 0 2 15" svg:d="M2.20344e-27 0.177682C2.20344e-27 0.177682 0.217927 0.420059 0.374218 0.697527C0.529775 0.974996 0.498957 14.0446 0.498957 14.0446L0.0623696 14.4951C0.0623696 14.4951 1.27748 14.6338 1.62014 14.5302C1.62014 14.5302 1.3714 14.0446 1.30903 13.7671C1.24666 13.5248 1.27748 0.836262 1.27748 0.836262C1.27748 0.836262 1.58932 0.211957 1.68251 0.0732234C1.68251 0.0732234 1.12192 -0.0655109 0.872441 0.0389479C0.592144 0.14259 -4.17094e-14 0.177682 2.20344e-27 0.177682Z" koffice:nodeTypes="cccccccccc"/>
                <draw:path draw:style-name="gr9" draw:id="shape336" draw:name="path670" draw:layer="g8071" svg:width="1.68251168000pt" svg:height="14.56861550513pt" draw:transform="matrix(0.22213788651 0.00000000000 0.00000000000 0.22213788651 80.67746715108pt 54.71731000917pt)" svg:viewBox="0 0 2 15" svg:d="M2.20344e-27 0.177682C2.20344e-27 0.177682 0.217927 0.420059 0.374218 0.697527C0.529775 0.974996 0.498957 14.0446 0.498957 14.0446L0.0623696 14.4951C0.0623696 14.4951 1.27748 14.6338 1.62014 14.5302C1.62014 14.5302 1.3714 14.0446 1.30903 13.7671C1.24666 13.5248 1.27748 0.836262 1.27748 0.836262C1.27748 0.836262 1.58932 0.211957 1.68251 0.0732234C1.68251 0.0732234 1.12192 -0.0655109 0.872441 0.0389479C0.592144 0.14259 -4.17094e-14 0.177682 2.20344e-27 0.177682Z" koffice:nodeTypes="cccccccccc"/>
                <draw:path draw:style-name="gr10" draw:id="shape337" draw:name="path672" draw:layer="g8071" svg:width="11.35481600000pt" svg:height="11.50322740364pt" draw:transform="matrix(0.22213788651 0.00000000000 0.00000000000 0.22213788651 79.66629549169pt 55.07303722725pt)" svg:viewBox="0 0 11 12" svg:d="M0 1.38994C0 1.38994 0.34544 1.38994 0.65593 1.45948C0.932282 1.56338 10.147 10.843 10.147 10.843L10.1129 11.5032C10.1129 11.5032 11.1476 10.6344 11.3548 10.2867C11.3548 10.2867 10.8371 10.1476 10.5957 10.0086C10.3543 9.87031 1.45004 0.833638 1.45004 0.833638C1.45004 0.833638 1.24277 0.173436 1.24277 0C1.24277 0 0.69088 0.312512 0.552704 0.625842C0.414528 0.903176 -1.15506e-14 1.38994 0 1.38994Z" koffice:nodeTypes="cccccccccc"/>
                <draw:path draw:style-name="gr9" draw:id="shape338" draw:name="path674" draw:layer="g8071" svg:width="11.35481600000pt" svg:height="11.50322740364pt" draw:transform="matrix(0.22213788651 0.00000000000 0.00000000000 0.22213788651 79.66629549169pt 55.07303722725pt)" svg:viewBox="0 0 11 12" svg:d="M0 1.38994C0 1.38994 0.34544 1.38994 0.65593 1.45948C0.932282 1.56338 10.147 10.843 10.147 10.843L10.1129 11.5032C10.1129 11.5032 11.1476 10.6344 11.3548 10.2867C11.3548 10.2867 10.8371 10.1476 10.5957 10.0086C10.3543 9.87031 1.45004 0.833638 1.45004 0.833638C1.45004 0.833638 1.24277 0.173436 1.24277 0C1.24277 0 0.69088 0.312512 0.552704 0.625842C0.414528 0.903176 -1.15506e-14 1.38994 0 1.38994Z" koffice:nodeTypes="cccccccccc"/>
                <draw:path draw:style-name="gr10" draw:id="shape339" draw:name="path676" draw:layer="g8071" svg:width="11.49341236364pt" svg:height="11.36457169455pt" draw:transform="matrix(0.22213788651 0.00000000000 0.00000000000 0.22213788651 79.66629549169pt 55.05046801798pt)" svg:viewBox="0 0 11 11" svg:d="M10.1049 0C10.1049 0 10.0697 0.344775 10.0002 0.655398C9.93152 0.966834 0.659921 10.1554 0.659921 10.1554L0 10.1205C0 10.1205 0.868446 11.1914 1.21599 11.3646C1.21599 11.3646 1.35419 10.8458 1.4932 10.6043C1.59787 10.3628 10.6258 1.44984 10.6258 1.44984C10.6258 1.44984 11.3201 1.2433 11.4934 1.2433C11.4934 1.2433 11.1459 0.690364 10.8687 0.587094C10.5563 0.448858 10.1049 0 10.1049 0Z" koffice:nodeTypes="cccccccccc"/>
                <draw:path draw:style-name="gr9" draw:id="shape340" draw:name="path678" draw:layer="g8071" svg:width="11.49341236364pt" svg:height="11.36457169455pt" draw:transform="matrix(0.22213788651 0.00000000000 0.00000000000 0.22213788651 79.66629549169pt 55.05046801798pt)" svg:viewBox="0 0 11 11" svg:d="M10.1049 0C10.1049 0 10.0697 0.344775 10.0002 0.655398C9.93152 0.966834 0.659921 10.1554 0.659921 10.1554L0 10.1205C0 10.1205 0.868446 11.1914 1.21599 11.3646C1.21599 11.3646 1.35419 10.8458 1.4932 10.6043C1.59787 10.3628 10.6258 1.44984 10.6258 1.44984C10.6258 1.44984 11.3201 1.2433 11.4934 1.2433C11.4934 1.2433 11.1459 0.690364 10.8687 0.587094C10.5563 0.448858 10.1049 0 10.1049 0Z" koffice:nodeTypes="cccccccccc"/>
                <draw:path draw:style-name="gr10" draw:id="shape341" draw:name="path680" draw:layer="g8071" svg:width="14.54606574856pt" svg:height="1.68397952000pt" draw:transform="matrix(0.22213788651 0.00000000000 0.00000000000 0.22213788651 79.33024215948pt 56.12988043611pt)" svg:viewBox="0 0 15 2" svg:d="M0.191646 1.68398C0.191646 1.68398 0.434651 1.46596 0.711089 1.34116C0.954094 1.18481 14.0421 1.21637 14.0421 1.21637L14.458 1.65315C14.458 1.65315 14.6309 0.436778 14.4922 0.0623968C14.4922 0.0623968 14.0421 0.311984 13.7648 0.405212C13.5227 0.467609 0.849716 0.405212 0.849716 0.405212C0.849716 0.405212 0.191646 0.124794 0.0880833 0C0.0880833 0 -0.0847927 0.592403 0.0538343 0.84199C0.157397 1.12241 0.191646 1.68398 0.191646 1.68398Z" koffice:nodeTypes="cccccccccc"/>
                <draw:path draw:style-name="gr9" draw:id="shape342" draw:name="path682" draw:layer="g8071" svg:width="14.54606574856pt" svg:height="1.68397952000pt" draw:transform="matrix(0.22213788651 0.00000000000 0.00000000000 0.22213788651 79.33024215948pt 56.12988043611pt)" svg:viewBox="0 0 15 2" svg:d="M0.191646 1.68398C0.191646 1.68398 0.434651 1.46596 0.711089 1.34116C0.954094 1.18481 14.0421 1.21637 14.0421 1.21637L14.458 1.65315C14.458 1.65315 14.6309 0.436778 14.4922 0.0623968C14.4922 0.0623968 14.0421 0.311984 13.7648 0.405212C13.5227 0.467609 0.849716 0.405212 0.849716 0.405212C0.849716 0.405212 0.191646 0.124794 0.0880833 0C0.0880833 0 -0.0847927 0.592403 0.0538343 0.84199C0.157397 1.12241 0.191646 1.68398 0.191646 1.68398Z" koffice:nodeTypes="cccccccccc"/>
                <draw:path draw:style-name="gr10" draw:id="shape343" draw:name="path684" draw:layer="g8071" svg:width="19.18283776000pt" svg:height="19.26813941895pt" draw:transform="matrix(0.22213788651 0.00000000000 0.00000000000 0.22213788651 78.79853605182pt 54.18963928017pt)" svg:viewBox="0 0 19 19" svg:d="M9.59142 16.7699C13.5503 16.7699 16.7247 13.5869 16.7247 9.61755C16.7247 5.68127 13.5503 2.46441 9.59142 2.46441C5.66627 2.46441 2.45814 5.68127 2.45814 9.61755C2.45814 13.5869 5.66627 16.7699 9.59142 16.7699L9.59142 19.2681C4.30135 19.2681 0 14.9564 0 9.61755C0 4.31251 4.30135 0 9.59142 0C14.8815 0 19.1828 4.31251 19.1828 9.61755C19.1828 14.9564 14.8815 19.2681 9.59142 19.2681L9.59142 16.7699" koffice:nodeTypes="ccccccccccc"/>
                <draw:path draw:style-name="gr10" draw:id="shape344" draw:name="path686" draw:layer="g8071" svg:width="2.71434432000pt" svg:height="2.65230421333pt" draw:transform="matrix(0.22213788651 0.00000000000 0.00000000000 0.22213788651 80.60211797998pt 56.00157359286pt)" svg:viewBox="0 0 3 3" svg:d="M1.35679 2.6523C0.613334 2.6523 0 2.07686 0 1.31036C0 0.575443 0.613334 0 1.35679 0C2.10025 0 2.71434 0.575443 2.71434 1.31036C2.71434 2.07686 2.10025 2.6523 1.35679 2.6523Z" koffice:nodeTypes="ccccc"/>
                <draw:path draw:style-name="gr12" draw:id="shape345" draw:name="path688" draw:layer="g8071" svg:width="2.71434432000pt" svg:height="2.65230421333pt" draw:transform="matrix(0.22213788651 0.00000000000 0.00000000000 0.22213788651 80.60211797998pt 56.00157359286pt)" svg:viewBox="0 0 3 3" svg:d="M1.35679 2.6523C0.613334 2.6523 0 2.07686 0 1.31036C0 0.575443 0.613334 0 1.35679 0C2.10025 0 2.71434 0.575443 2.71434 1.31036C2.71434 2.07686 2.10025 2.6523 1.35679 2.6523Z" koffice:nodeTypes="ccccc"/>
                <draw:path draw:style-name="gr12" draw:id="shape346" draw:name="path690" draw:layer="g8071" svg:width="19.18283776000pt" svg:height="19.26813941895pt" draw:transform="matrix(0.22213788651 0.00000000000 0.00000000000 0.22213788651 78.79853605182pt 54.18963928017pt)" svg:viewBox="0 0 19 19" svg:d="M9.59142 19.2681C4.30135 19.2681 0 14.9564 0 9.61755C0 4.31251 4.30135 0 9.59142 0C14.8815 0 19.1828 4.31251 19.1828 9.61755C19.1828 14.9564 14.8815 19.2681 9.59142 19.2681Z" koffice:nodeTypes="ccccc"/>
                <draw:path draw:style-name="gr12" draw:id="shape347" draw:name="path692" draw:layer="g8071" svg:width="14.39961161143pt" svg:height="14.41421938286pt" draw:transform="matrix(0.22213788651 0.00000000000 0.00000000000 0.22213788651 79.34197417738pt 54.73325511604pt)" svg:viewBox="0 0 14 14" svg:d="M7.19981 14.4142C3.23805 14.4142 0 11.207 0 7.20752C0 3.24131 3.23805 0 7.19981 0C11.1956 0 14.3996 3.24131 14.3996 7.20752C14.3996 11.207 11.1956 14.4142 7.19981 14.4142Z" koffice:nodeTypes="ccccc"/>
                <draw:path draw:style-name="gr13" draw:id="shape348" draw:name="path694" draw:layer="g8071" svg:width="0.33362176000pt" svg:height="0.33362176000pt" draw:transform="matrix(0.22213788651 0.00000000000 0.00000000000 0.22213788651 80.81341553763pt 54.38600917185pt)" svg:viewBox="0 0 0 0" svg:d="M0.176515 0.333622C0.0780915 0.333622 0 0.274938 0 0.176977C0 0.0785536 0.0780915 0 0.176515 0C0.274476 0 0.333622 0.0785536 0.333622 0.176977C0.333622 0.274938 0.274476 0.333622 0.176515 0.333622Z" koffice:nodeTypes="ccccc"/>
                <draw:path draw:style-name="gr9" draw:id="shape349" draw:name="path696" draw:layer="g8071" svg:width="0.33362176000pt" svg:height="0.33362176000pt" draw:transform="matrix(0.22213788651 0.00000000000 0.00000000000 0.22213788651 80.81341553763pt 54.38600917185pt)" svg:viewBox="0 0 0 0" svg:d="M0.176515 0.333622C0.0780915 0.333622 0 0.274938 0 0.176977C0 0.0785536 0.0780915 0 0.176515 0C0.274476 0 0.333622 0.0785536 0.333622 0.176977C0.333622 0.274938 0.274476 0.333622 0.176515 0.333622Z" koffice:nodeTypes="ccccc"/>
                <draw:path draw:style-name="gr13" draw:id="shape350" draw:name="path698" draw:layer="g8071" svg:width="0.33491035824pt" svg:height="0.33491035824pt" draw:transform="matrix(0.22213788651 0.00000000000 0.00000000000 0.22213788651 81.53183684261pt 54.51603164304pt)" svg:viewBox="0 0 0 0" svg:d="M0.0941435 0.329796C0.0154382 0.290443 -0.0239144 0.192293 0.0154382 0.0941435C0.034883 0.0154382 0.152941 -0.0239144 0.231646 0.0154382C0.310351 0.0547908 0.349704 0.152941 0.329796 0.231646C0.290906 0.310351 0.192293 0.349704 0.0941435 0.329796Z" koffice:nodeTypes="ccccc"/>
                <draw:path draw:style-name="gr9" draw:id="shape351" draw:name="path700" draw:layer="g8071" svg:width="0.33491035824pt" svg:height="0.33491035824pt" draw:transform="matrix(0.22213788651 0.00000000000 0.00000000000 0.22213788651 81.53183684261pt 54.51603164304pt)" svg:viewBox="0 0 0 0" svg:d="M0.0941435 0.329796C0.0154382 0.290443 -0.0239144 0.192293 0.0154382 0.0941435C0.034883 0.0154382 0.152941 -0.0239144 0.231646 0.0154382C0.310351 0.0547908 0.349704 0.152941 0.329796 0.231646C0.290906 0.310351 0.192293 0.349704 0.0941435 0.329796Z" koffice:nodeTypes="ccccc"/>
                <draw:path draw:style-name="gr13" draw:id="shape352" draw:name="path702" draw:layer="g8071" svg:width="0.34363044000pt" svg:height="0.34363044000pt" draw:transform="matrix(0.22213788651 0.00000000000 0.00000000000 0.22213788651 82.14135582319pt 54.90505655747pt)" svg:viewBox="0 0 0 0" svg:d="M0.0597924 0.283838C-0.0199308 0.22428 -0.0199308 0.124392 0.0597924 0.0446684C0.119819 -0.0148895 0.219239 -0.0148895 0.298962 0.0446684C0.35852 0.124392 0.35852 0.22428 0.298962 0.283838C0.219239 0.363561 0.119819 0.363561 0.0597924 0.283838Z" koffice:nodeTypes="ccccc"/>
                <draw:path draw:style-name="gr9" draw:id="shape353" draw:name="path704" draw:layer="g8071" svg:width="0.34363044000pt" svg:height="0.34363044000pt" draw:transform="matrix(0.22213788651 0.00000000000 0.00000000000 0.22213788651 82.14135582319pt 54.90505655747pt)" svg:viewBox="0 0 0 0" svg:d="M0.0597924 0.283838C-0.0199308 0.22428 -0.0199308 0.124392 0.0597924 0.0446684C0.119819 -0.0148895 0.219239 -0.0148895 0.298962 0.0446684C0.35852 0.124392 0.35852 0.22428 0.298962 0.283838C0.219239 0.363561 0.119819 0.363561 0.0597924 0.283838Z" koffice:nodeTypes="ccccc"/>
                <draw:path draw:style-name="gr13" draw:id="shape354" draw:name="path706" draw:layer="g8071" svg:width="0.35440092582pt" svg:height="0.33543661985pt" draw:transform="matrix(0.22213788651 0.00000000000 0.00000000000 0.22213788651 82.55824982518pt 55.50138741201pt)" svg:viewBox="0 0 0 0" svg:d="M0.0155167 0.241219C-0.0249647 0.142992 0.0155167 0.044302 0.116482 0.00491851C0.197445 -0.0145416 0.298411 0.0248419 0.338892 0.103609C0.379374 0.181912 0.338892 0.280603 0.237451 0.319986C0.156964 0.35937 0.055522 0.319986 0.0155167 0.241219Z" koffice:nodeTypes="ccccc"/>
                <draw:path draw:style-name="gr9" draw:id="shape355" draw:name="path708" draw:layer="g8071" svg:width="0.35440092582pt" svg:height="0.33543661985pt" draw:transform="matrix(0.22213788651 0.00000000000 0.00000000000 0.22213788651 82.55824982518pt 55.50138741201pt)" svg:viewBox="0 0 0 0" svg:d="M0.0155167 0.241219C-0.0249647 0.142992 0.0155167 0.044302 0.116482 0.00491851C0.197445 -0.0145416 0.298411 0.0248419 0.338892 0.103609C0.379374 0.181912 0.338892 0.280603 0.237451 0.319986C0.156964 0.35937 0.055522 0.319986 0.0155167 0.241219Z" koffice:nodeTypes="ccccc"/>
                <draw:path draw:style-name="gr13" draw:id="shape356" draw:name="path710" draw:layer="g8071" svg:width="0.33362176000pt" svg:height="0.33269824000pt" draw:transform="matrix(0.22213788651 0.00000000000 0.00000000000 0.22213788651 82.71491584616pt 56.21304886082pt)" svg:viewBox="0 0 0 0" svg:d="M0 0.156428C0 0.0586029 0.0785536 0 0.176515 0C0.255068 0 0.333622 0.0586029 0.333622 0.156428C0.333622 0.254715 0.255068 0.332698 0.176515 0.332698C0.0785536 0.332698 0 0.254715 0 0.156428Z" koffice:nodeTypes="ccccc"/>
                <draw:path draw:style-name="gr9" draw:id="shape357" draw:name="path712" draw:layer="g8071" svg:width="0.33362176000pt" svg:height="0.33269824000pt" draw:transform="matrix(0.22213788651 0.00000000000 0.00000000000 0.22213788651 82.71491584616pt 56.21304886082pt)" svg:viewBox="0 0 0 0" svg:d="M0 0.156428C0 0.0586029 0.0785536 0 0.176515 0C0.255068 0 0.333622 0.0586029 0.333622 0.156428C0.333622 0.254715 0.255068 0.332698 0.176515 0.332698C0.0785536 0.332698 0 0.254715 0 0.156428Z" koffice:nodeTypes="ccccc"/>
                <draw:path draw:style-name="gr13" draw:id="shape358" draw:name="path714" draw:layer="g8071" svg:width="0.34962530950pt" svg:height="0.35533750897pt" draw:transform="matrix(0.22213788651 0.00000000000 0.00000000000 0.22213788651 82.58838478642pt 56.92432305279pt)" svg:viewBox="0 0 0 0" svg:d="M0.0156136 0.117105C0.0553484 0.015529 0.155631 -0.0250059 0.236047 0.015529C0.316936 0.0560639 0.377011 0.15764 0.336803 0.238233C0.296595 0.339808 0.196312 0.380343 0.115897 0.339808C0.0156136 0.299274 -0.0250672 0.198175 0.0156136 0.117105Z" koffice:nodeTypes="ccccc"/>
                <draw:path draw:style-name="gr9" draw:id="shape359" draw:name="path716" draw:layer="g8071" svg:width="0.34962530950pt" svg:height="0.35533750897pt" draw:transform="matrix(0.22213788651 0.00000000000 0.00000000000 0.22213788651 82.58838478642pt 56.92432305279pt)" svg:viewBox="0 0 0 0" svg:d="M0.0156136 0.117105C0.0553484 0.015529 0.155631 -0.0250059 0.236047 0.015529C0.316936 0.0560639 0.377011 0.15764 0.336803 0.238233C0.296595 0.339808 0.196312 0.380343 0.115897 0.339808C0.0156136 0.299274 -0.0250672 0.198175 0.0156136 0.117105Z" koffice:nodeTypes="ccccc"/>
                <draw:path draw:style-name="gr13" draw:id="shape360" draw:name="path718" draw:layer="g8071" svg:width="0.34363044000pt" svg:height="0.34363044000pt" draw:transform="matrix(0.22213788651 0.00000000000 0.00000000000 0.22213788651 82.19986694250pt 57.53978960179pt)" svg:viewBox="0 0 0 0" svg:d="M0.0446684 0.0446684C0.104695 -0.0148895 0.223811 -0.0148895 0.283838 0.0446684C0.363561 0.104226 0.363561 0.223811 0.283838 0.283838C0.223811 0.363561 0.104695 0.363561 0.0446684 0.283838C-0.0148895 0.223811 -0.0148895 0.104226 0.0446684 0.0446684Z" koffice:nodeTypes="ccccc"/>
                <draw:path draw:style-name="gr9" draw:id="shape361" draw:name="path720" draw:layer="g8071" svg:width="0.34363044000pt" svg:height="0.34363044000pt" draw:transform="matrix(0.22213788651 0.00000000000 0.00000000000 0.22213788651 82.19986694250pt 57.53978960179pt)" svg:viewBox="0 0 0 0" svg:d="M0.0446684 0.0446684C0.104695 -0.0148895 0.223811 -0.0148895 0.283838 0.0446684C0.363561 0.104226 0.363561 0.223811 0.283838 0.283838C0.223811 0.363561 0.104695 0.363561 0.0446684 0.283838C-0.0148895 0.223811 -0.0148895 0.104226 0.0446684 0.0446684Z" koffice:nodeTypes="ccccc"/>
                <draw:path draw:style-name="gr13" draw:id="shape362" draw:name="path722" draw:layer="g8071" svg:width="0.34994545507pt" svg:height="0.34968269498pt" draw:transform="matrix(0.22213788651 0.00000000000 0.00000000000 0.22213788651 81.60083097465pt 57.95201642230pt)" svg:viewBox="0 0 0 0" svg:d="M0.11363 0.0125808C0.193609 -0.0271572 0.294412 0.0329229 0.334165 0.113345C0.374391 0.193767 0.334165 0.294058 0.253712 0.33427C0.153383 0.374481 0.0530544 0.33427 0.0128282 0.233978C-0.027398 0.153556 0.0327047 0.0527919 0.11363 0.0125808Z" koffice:nodeTypes="ccccc"/>
                <draw:path draw:style-name="gr9" draw:id="shape363" draw:name="path724" draw:layer="g8071" svg:width="0.34994545507pt" svg:height="0.34968269498pt" draw:transform="matrix(0.22213788651 0.00000000000 0.00000000000 0.22213788651 81.60083097465pt 57.95201642230pt)" svg:viewBox="0 0 0 0" svg:d="M0.11363 0.0125808C0.193609 -0.0271572 0.294412 0.0329229 0.334165 0.113345C0.374391 0.193767 0.334165 0.294058 0.253712 0.33427C0.153383 0.374481 0.0530544 0.33427 0.0128282 0.233978C-0.027398 0.153556 0.0327047 0.0527919 0.11363 0.0125808Z" koffice:nodeTypes="ccccc"/>
                <draw:path draw:style-name="gr13" draw:id="shape364" draw:name="path726" draw:layer="g8071" svg:width="0.33269824000pt" svg:height="0.37454400000pt" draw:transform="matrix(0.22213788651 0.00000000000 0.00000000000 0.22213788651 80.89640625203pt 58.10779617760pt)" svg:viewBox="0 0 0 0" svg:d="M0.156428 0C0.254715 0 0.332698 0.083232 0.332698 0.187027C0.332698 0.291312 0.254715 0.374544 0.156428 0.374544C0.0779834 0.374544 0 0.291312 0 0.187027C0 0.083232 0.0779834 0 0.156428 0Z" koffice:nodeTypes="ccccc"/>
                <draw:path draw:style-name="gr9" draw:id="shape365" draw:name="path728" draw:layer="g8071" svg:width="0.33269824000pt" svg:height="0.37454400000pt" draw:transform="matrix(0.22213788651 0.00000000000 0.00000000000 0.22213788651 80.89640625203pt 58.10779617760pt)" svg:viewBox="0 0 0 0" svg:d="M0.156428 0C0.254715 0 0.332698 0.083232 0.332698 0.187027C0.332698 0.291312 0.254715 0.374544 0.156428 0.374544C0.0779834 0.374544 0 0.291312 0 0.187027C0 0.083232 0.0779834 0 0.156428 0Z" koffice:nodeTypes="ccccc"/>
                <draw:path draw:style-name="gr13" draw:id="shape366" draw:name="path730" draw:layer="g8071" svg:width="0.31691676261pt" svg:height="0.35482359281pt" draw:transform="matrix(0.22213788651 0.00000000000 0.00000000000 0.22213788651 80.18106078239pt 57.98126511784pt)" svg:viewBox="0 0 0 0" svg:d="M0.225337 0.0157292C0.301899 0.0557583 0.34018 0.157261 0.301899 0.238272C0.282984 0.339298 0.187056 0.379803 0.0915796 0.339298C0.0150178 0.298792 -0.0232631 0.197766 0.0150178 0.116755C0.0343834 0.0157292 0.12986 -0.0252529 0.225337 0.0157292Z" koffice:nodeTypes="ccccc"/>
                <draw:path draw:style-name="gr9" draw:id="shape367" draw:name="path732" draw:layer="g8071" svg:width="0.31691676261pt" svg:height="0.35482359281pt" draw:transform="matrix(0.22213788651 0.00000000000 0.00000000000 0.22213788651 80.18106078239pt 57.98126511784pt)" svg:viewBox="0 0 0 0" svg:d="M0.225337 0.0157292C0.301899 0.0557583 0.34018 0.157261 0.301899 0.238272C0.282984 0.339298 0.187056 0.379803 0.0915796 0.339298C0.0150178 0.298792 -0.0232631 0.197766 0.0150178 0.116755C0.0343834 0.0157292 0.12986 -0.0252529 0.225337 0.0157292Z" koffice:nodeTypes="ccccc"/>
                <draw:path draw:style-name="gr13" draw:id="shape368" draw:name="path734" draw:layer="g8071" svg:width="0.35354916000pt" svg:height="0.34363044000pt" draw:transform="matrix(0.22213788651 0.00000000000 0.00000000000 0.22213788651 79.56637787034pt 57.59256956363pt)" svg:viewBox="0 0 0 0" svg:d="M0.307884 0.0446684C0.368771 0.124392 0.368771 0.22428 0.307884 0.283838C0.227494 0.363561 0.126174 0.363561 0.0453085 0.283838C-0.0151028 0.22428 -0.0151028 0.124392 0.0453085 0.0446684C0.126174 -0.0148895 0.227494 -0.0148895 0.307884 0.0446684Z" koffice:nodeTypes="ccccc"/>
                <draw:path draw:style-name="gr9" draw:id="shape369" draw:name="path736" draw:layer="g8071" svg:width="0.35354916000pt" svg:height="0.34363044000pt" draw:transform="matrix(0.22213788651 0.00000000000 0.00000000000 0.22213788651 79.56637787034pt 57.59256956363pt)" svg:viewBox="0 0 0 0" svg:d="M0.307884 0.0446684C0.368771 0.124392 0.368771 0.22428 0.307884 0.283838C0.227494 0.363561 0.126174 0.363561 0.0453085 0.283838C-0.0151028 0.22428 -0.0151028 0.124392 0.0453085 0.0446684C0.126174 -0.0148895 0.227494 -0.0148895 0.307884 0.0446684Z" koffice:nodeTypes="ccccc"/>
                <draw:path draw:style-name="gr13" draw:id="shape370" draw:name="path738" draw:layer="g8071" svg:width="0.33453302053pt" svg:height="0.31691676261pt" draw:transform="matrix(0.22213788651 0.00000000000 0.00000000000 0.22213788651 79.15135847700pt 56.99971092461pt)" svg:viewBox="0 0 0 0" svg:d="M0.319095 0.0915796C0.358425 0.187056 0.319095 0.282533 0.240896 0.301899C0.142339 0.34018 0.0442446 0.301899 0.00491417 0.225337C-0.0145197 0.12986 0.0248107 0.033933 0.103009 0.0150178C0.181669 -0.0232631 0.279764 0.0150178 0.319095 0.0915796Z" koffice:nodeTypes="ccccc"/>
                <draw:path draw:style-name="gr9" draw:id="shape371" draw:name="path740" draw:layer="g8071" svg:width="0.33453302053pt" svg:height="0.31691676261pt" draw:transform="matrix(0.22213788651 0.00000000000 0.00000000000 0.22213788651 79.15135847700pt 56.99971092461pt)" svg:viewBox="0 0 0 0" svg:d="M0.319095 0.0915796C0.358425 0.187056 0.319095 0.282533 0.240896 0.301899C0.142339 0.34018 0.0442446 0.301899 0.00491417 0.225337C-0.0145197 0.12986 0.0248107 0.033933 0.103009 0.0150178C0.181669 -0.0232631 0.279764 0.0150178 0.319095 0.0915796Z" koffice:nodeTypes="ccccc"/>
                <draw:path draw:style-name="gr13" draw:id="shape372" draw:name="path742" draw:layer="g8071" svg:width="0.33362176000pt" svg:height="0.33362176000pt" draw:transform="matrix(0.22213788651 0.00000000000 0.00000000000 0.22213788651 78.99472823319pt 56.28839803193pt)" svg:viewBox="0 0 0 0" svg:d="M0.333622 0.176977C0.333622 0.25553 0.255068 0.333622 0.176977 0.333622C0.0785536 0.333622 0 0.25553 0 0.176977C0 0.0785536 0.0785536 0 0.176977 0C0.255068 0 0.333622 0.0785536 0.333622 0.176977Z" koffice:nodeTypes="ccccc"/>
                <draw:path draw:style-name="gr9" draw:id="shape373" draw:name="path744" draw:layer="g8071" svg:width="0.33362176000pt" svg:height="0.33362176000pt" draw:transform="matrix(0.22213788651 0.00000000000 0.00000000000 0.22213788651 78.99472823319pt 56.28839803193pt)" svg:viewBox="0 0 0 0" svg:d="M0.333622 0.176977C0.333622 0.25553 0.255068 0.333622 0.176977 0.333622C0.0785536 0.333622 0 0.25553 0 0.176977C0 0.0785536 0.0785536 0 0.176977 0C0.255068 0 0.333622 0.0785536 0.333622 0.176977Z" koffice:nodeTypes="ccccc"/>
                <draw:path draw:style-name="gr13" draw:id="shape374" draw:name="path746" draw:layer="g8071" svg:width="0.33503764510pt" svg:height="0.35533750897pt" draw:transform="matrix(0.22213788651 0.00000000000 0.00000000000 0.22213788651 79.12114860261pt 55.57301386157pt)" svg:viewBox="0 0 0 0" svg:d="M0.319796 0.238233C0.280436 0.339808 0.181804 0.380343 0.103547 0.339808C0.0248272 0.299274 -0.0145329 0.197698 0.00491558 0.117105C0.0442757 0.015529 0.142444 -0.0250059 0.241076 0.015529C0.319796 0.0560639 0.358693 0.157163 0.319796 0.238233Z" koffice:nodeTypes="ccccc"/>
                <draw:path draw:style-name="gr9" draw:id="shape375" draw:name="path748" draw:layer="g8071" svg:width="0.33503764510pt" svg:height="0.35533750897pt" draw:transform="matrix(0.22213788651 0.00000000000 0.00000000000 0.22213788651 79.12114860261pt 55.57301386157pt)" svg:viewBox="0 0 0 0" svg:d="M0.319796 0.238233C0.280436 0.339808 0.181804 0.380343 0.103547 0.339808C0.0248272 0.299274 -0.0145329 0.197698 0.00491558 0.117105C0.0442757 0.015529 0.142444 -0.0250059 0.241076 0.015529C0.319796 0.0560639 0.358693 0.157163 0.319796 0.238233Z" koffice:nodeTypes="ccccc"/>
                <draw:path draw:style-name="gr13" draw:id="shape376" draw:name="path750" draw:layer="g8071" svg:width="0.34363044000pt" svg:height="0.34363044000pt" draw:transform="matrix(0.22213788651 0.00000000000 0.00000000000 0.22213788651 79.51359790850pt 54.95974690513pt)" svg:viewBox="0 0 0 0" svg:d="M0.283838 0.298962C0.223811 0.35852 0.104226 0.35852 0.0446684 0.298962C-0.0148895 0.219239 -0.0148895 0.119819 0.0446684 0.0597924C0.104226 -0.0199308 0.223811 -0.0199308 0.283838 0.0597924C0.363561 0.119819 0.363561 0.219239 0.283838 0.298962Z" koffice:nodeTypes="ccccc"/>
                <draw:path draw:style-name="gr9" draw:id="shape377" draw:name="path752" draw:layer="g8071" svg:width="0.34363044000pt" svg:height="0.34363044000pt" draw:transform="matrix(0.22213788651 0.00000000000 0.00000000000 0.22213788651 79.51359790850pt 54.95974690513pt)" svg:viewBox="0 0 0 0" svg:d="M0.283838 0.298962C0.223811 0.35852 0.104226 0.35852 0.0446684 0.298962C-0.0148895 0.219239 -0.0148895 0.119819 0.0446684 0.0597924C0.104226 -0.0199308 0.223811 -0.0199308 0.283838 0.0597924C0.363561 0.119819 0.363561 0.219239 0.283838 0.298962Z" koffice:nodeTypes="ccccc"/>
                <draw:path draw:style-name="gr13" draw:id="shape378" draw:name="path754" draw:layer="g8071" svg:width="0.35441734913pt" svg:height="0.33492796899pt" draw:transform="matrix(0.22213788651 0.00000000000 0.00000000000 0.22213788651 80.10584755810pt 54.54623896971pt)" svg:viewBox="0 0 0 0" svg:d="M0.237932 0.329813C0.156968 0.349722 0.0559995 0.310368 0.0155171 0.231661C-0.0249653 0.152954 0.0155171 0.0548012 0.116485 0.0154475C0.19745 -0.0239061 0.298418 0.0154475 0.3389 0.0936917C0.379383 0.192307 0.3389 0.290923 0.237932 0.329813Z" koffice:nodeTypes="ccccc"/>
                <draw:path draw:style-name="gr9" draw:id="shape379" draw:name="path756" draw:layer="g8071" svg:width="0.35441734913pt" svg:height="0.33492796899pt" draw:transform="matrix(0.22213788651 0.00000000000 0.00000000000 0.22213788651 80.10584755810pt 54.54623896971pt)" svg:viewBox="0 0 0 0" svg:d="M0.237932 0.329813C0.156968 0.349722 0.0559995 0.310368 0.0155171 0.231661C-0.0249653 0.152954 0.0155171 0.0548012 0.116485 0.0154475C0.19745 -0.0239061 0.298418 0.0154475 0.3389 0.0936917C0.379383 0.192307 0.3389 0.290923 0.237932 0.329813Z" koffice:nodeTypes="ccccc"/>
                <draw:path draw:style-name="gr6" draw:id="shape380" draw:name="path758" draw:layer="g8071" svg:width="8.72088055361pt" svg:height="5.46850023722pt" draw:transform="matrix(0.22213788651 0.00000000000 0.00000000000 0.22213788651 60.04118132056pt 54.72168448371pt)" svg:viewBox="0 0 9 5" svg:d="M6.41351 0.049727C6.41351 0.049727 5.24251 -0.274101 4.07229 0.730987C3.53757 1.21826 4.44005 3.19712 3.8384 3.78139C3.26983 4.33281 -0.340846 3.87838 0.0261274 5.4685C0.0261274 5.4685 2.09961 4.68948 2.80205 5.01407C3.5045 5.3379 4.64086 5.11107 5.00941 4.68948C5.34331 4.23505 5.10942 2.77477 5.94495 2.54794C6.74741 2.32111 8.72088 2.32111 8.72088 2.32111L6.41351 0.049727" koffice:nodeTypes="ccccccccc"/>
                <draw:path draw:style-name="gr9" draw:id="shape381" draw:name="path760" draw:layer="g8071" svg:width="7.90595666286pt" svg:height="7.91275968000pt" draw:transform="matrix(0.22213788651 0.00000000000 0.00000000000 0.22213788651 61.22423044327pt 54.44643067698pt)" svg:viewBox="0 0 8 8" svg:d="M0 0L7.90596 7.91276" koffice:nodeTypes="cc"/>
                <draw:path draw:style-name="gr4" draw:id="shape382" draw:name="path762" draw:layer="g8071" svg:width="10.27785780364pt" svg:height="5.17750282667pt" draw:transform="matrix(0.22213788651 0.00000000000 0.00000000000 0.22213788651 62.74098793237pt 56.01667896915pt)" svg:viewBox="0 0 10 5" svg:d="M9.35841 5.1775L0 0.568507L0.230442 0L10.2779 5.05117L9.35841 5.1775" koffice:nodeTypes="ccccc"/>
                <draw:path draw:style-name="gr9" draw:id="shape383" draw:name="path764" draw:layer="g8071" svg:width="10.27785780364pt" svg:height="5.17750282667pt" draw:transform="matrix(0.22213788651 0.00000000000 0.00000000000 0.22213788651 62.74098793237pt 56.01667896915pt)" svg:viewBox="0 0 10 5" svg:d="M9.35841 5.1775L0 0.568507L0.230442 0L10.2779 5.05117L9.35841 5.1775" koffice:nodeTypes="ccccc"/>
                <draw:path draw:style-name="gr4" draw:id="shape384" draw:name="path766" draw:layer="g8071" svg:width="6.94149216000pt" svg:height="10.25601798400pt" draw:transform="matrix(0.22213788651 0.00000000000 0.00000000000 0.22213788651 62.79394560451pt 55.93368825475pt)" svg:viewBox="0 0 7 10" svg:d="M5.99152 9.84283L0 0.378352L0.547265 0L6.94149 10.256L5.99152 9.84283" koffice:nodeTypes="ccccc"/>
                <draw:path draw:style-name="gr9" draw:id="shape385" draw:name="path768" draw:layer="g8071" svg:width="6.94149216000pt" svg:height="10.25601798400pt" draw:transform="matrix(0.22213788651 0.00000000000 0.00000000000 0.22213788651 62.79394560451pt 55.93368825475pt)" svg:viewBox="0 0 7 10" svg:d="M5.99152 9.84283L0 0.378352L0.547265 0L6.94149 10.256L5.99152 9.84283" koffice:nodeTypes="ccccc"/>
                <draw:path draw:style-name="gr4" draw:id="shape386" draw:name="path770" draw:layer="g8071" svg:width="8.53418844444pt" svg:height="8.38533152000pt" draw:transform="matrix(0.22213788651 0.00000000000 0.00000000000 0.22213788651 62.71841872310pt 55.93368825475pt)" svg:viewBox="0 0 9 8" svg:d="M7.64065 8.21088L0 0.521728L0.363803 0L8.53419 8.38533L7.64065 8.21088" koffice:nodeTypes="ccccc"/>
                <draw:path draw:style-name="gr9" draw:id="shape387" draw:name="path772" draw:layer="g8071" svg:width="8.53418844444pt" svg:height="8.38533152000pt" draw:transform="matrix(0.22213788651 0.00000000000 0.00000000000 0.22213788651 62.71841872310pt 55.93368825475pt)" svg:viewBox="0 0 9 8" svg:d="M7.64065 8.21088L0 0.521728L0.363803 0L8.53419 8.38533L7.64065 8.21088" koffice:nodeTypes="ccccc"/>
                <draw:path draw:style-name="gr9" draw:id="shape388" draw:name="path774" draw:layer="g8071" svg:width="0.23760000000pt" svg:height="0.33920000000pt" draw:transform="matrix(0.22213788651 0.00000000000 0.00000000000 0.22213788651 62.95228549002pt 56.15262735569pt)" svg:viewBox="0 0 0 0" svg:d="M0 0.3392L0.2376 0" koffice:nodeTypes="cc"/>
                <draw:path draw:style-name="gr10" draw:id="shape389" draw:name="path776" draw:layer="g8071" svg:width="3.32684821333pt" svg:height="3.32853333333pt" draw:transform="matrix(0.22213788651 0.00000000000 0.00000000000 0.22213788651 63.94835177313pt 59.08929021536pt)" svg:viewBox="0 0 3 3" svg:d="M1.68154 3.32853C2.61161 3.32853 3.32685 2.57687 3.32685 1.64657C3.32685 0.751659 2.61161 0 1.68154 0C0.751468 0 0 0.751659 0 1.64657C0 2.57687 0.751468 3.32853 1.68154 3.32853Z" koffice:nodeTypes="ccccc"/>
                <draw:path draw:style-name="gr8" draw:id="shape390" draw:name="path778" draw:layer="g8071" svg:width="3.32684821333pt" svg:height="3.32853333333pt" draw:transform="matrix(0.22213788651 0.00000000000 0.00000000000 0.22213788651 63.94835177313pt 59.08929021536pt)" svg:viewBox="0 0 3 3" svg:d="M1.68154 3.32853C2.61161 3.32853 3.32685 2.57687 3.32685 1.64657C3.32685 0.751659 2.61161 0 1.68154 0C0.751468 0 0 0.751659 0 1.64657C0 2.57687 0.751468 3.32853 1.68154 3.32853Z" koffice:nodeTypes="ccccc"/>
                <draw:path draw:style-name="gr10" draw:id="shape391" draw:name="path780" draw:layer="g8071" svg:width="3.32684821333pt" svg:height="3.32853333333pt" draw:transform="matrix(0.22213788651 0.00000000000 0.00000000000 0.22213788651 64.76333125116pt 59.08929021536pt)" svg:viewBox="0 0 3 3" svg:d="M1.64531 3.32853C2.57538 3.32853 3.32685 2.57687 3.32685 1.64657C3.32685 0.751659 2.57538 0 1.64531 0C0.751468 0 0 0.751659 0 1.64657C0 2.57687 0.751468 3.32853 1.64531 3.32853Z" koffice:nodeTypes="ccccc"/>
                <draw:path draw:style-name="gr8" draw:id="shape392" draw:name="path782" draw:layer="g8071" svg:width="3.32684821333pt" svg:height="3.32853333333pt" draw:transform="matrix(0.22213788651 0.00000000000 0.00000000000 0.22213788651 64.76333125116pt 59.08929021536pt)" svg:viewBox="0 0 3 3" svg:d="M1.64531 3.32853C2.57538 3.32853 3.32685 2.57687 3.32685 1.64657C3.32685 0.751659 2.57538 0 1.64531 0C0.751468 0 0 0.751659 0 1.64657C0 2.57687 0.751468 3.32853 1.64531 3.32853Z" koffice:nodeTypes="ccccc"/>
                <draw:path draw:style-name="gr10" draw:id="shape393" draw:name="path784" draw:layer="g8071" svg:width="3.39969365333pt" svg:height="3.32853333333pt" draw:transform="matrix(0.22213788651 0.00000000000 0.00000000000 0.22213788651 65.57066918589pt 59.08929021536pt)" svg:viewBox="0 0 3 3" svg:d="M1.69985 3.32853C2.64004 3.32853 3.39969 2.57687 3.39969 1.64657C3.39969 0.751659 2.64004 0 1.69985 0C0.759651 0 0 0.751659 0 1.64657C0 2.57687 0.759651 3.32853 1.69985 3.32853Z" koffice:nodeTypes="ccccc"/>
                <draw:path draw:style-name="gr8" draw:id="shape394" draw:name="path786" draw:layer="g8071" svg:width="3.39969365333pt" svg:height="3.32853333333pt" draw:transform="matrix(0.22213788651 0.00000000000 0.00000000000 0.22213788651 65.57066918589pt 59.08929021536pt)" svg:viewBox="0 0 3 3" svg:d="M1.69985 3.32853C2.64004 3.32853 3.39969 2.57687 3.39969 1.64657C3.39969 0.751659 2.64004 0 1.69985 0C0.759651 0 0 0.751659 0 1.64657C0 2.57687 0.759651 3.32853 1.69985 3.32853Z" koffice:nodeTypes="ccccc"/>
                <draw:path draw:style-name="gr10" draw:id="shape395" draw:name="path788" draw:layer="g8071" svg:width="3.32684821333pt" svg:height="3.32853333333pt" draw:transform="matrix(0.22213788651 0.00000000000 0.00000000000 0.22213788651 66.38564866392pt 59.08929021536pt)" svg:viewBox="0 0 3 3" svg:d="M1.68154 3.32853C2.61161 3.32853 3.32685 2.57687 3.32685 1.64657C3.32685 0.751659 2.61161 0 1.68154 0C0.751468 0 0 0.751659 0 1.64657C0 2.57687 0.751468 3.32853 1.68154 3.32853Z" koffice:nodeTypes="ccccc"/>
                <draw:path draw:style-name="gr8" draw:id="shape396" draw:name="path790" draw:layer="g8071" svg:width="3.32684821333pt" svg:height="3.32853333333pt" draw:transform="matrix(0.22213788651 0.00000000000 0.00000000000 0.22213788651 66.38564866392pt 59.08929021536pt)" svg:viewBox="0 0 3 3" svg:d="M1.68154 3.32853C2.61161 3.32853 3.32685 2.57687 3.32685 1.64657C3.32685 0.751659 2.61161 0 1.68154 0C0.751468 0 0 0.751659 0 1.64657C0 2.57687 0.751468 3.32853 1.68154 3.32853Z" koffice:nodeTypes="ccccc"/>
                <draw:path draw:style-name="gr10" draw:id="shape397" draw:name="path792" draw:layer="g8071" svg:width="3.39799061333pt" svg:height="3.32853333333pt" draw:transform="matrix(0.22213788651 0.00000000000 0.00000000000 0.22213788651 64.34073613586pt 58.46268366509pt)" svg:viewBox="0 0 3 3" svg:d="M1.69942 3.32853C2.63938 3.32853 3.39799 2.57687 3.39799 1.64657C3.39799 0.715424 2.63938 0 1.69942 0C0.759461 0 0 0.715424 0 1.64657C0 2.57687 0.759461 3.32853 1.69942 3.32853Z" koffice:nodeTypes="ccccc"/>
                <draw:path draw:style-name="gr8" draw:id="shape398" draw:name="path794" draw:layer="g8071" svg:width="3.39799061333pt" svg:height="3.32853333333pt" draw:transform="matrix(0.22213788651 0.00000000000 0.00000000000 0.22213788651 64.34073613586pt 58.46268366509pt)" svg:viewBox="0 0 3 3" svg:d="M1.69942 3.32853C2.63938 3.32853 3.39799 2.57687 3.39799 1.64657C3.39799 0.715424 2.63938 0 1.69942 0C0.759461 0 0 0.715424 0 1.64657C0 2.57687 0.759461 3.32853 1.69942 3.32853Z" koffice:nodeTypes="ccccc"/>
                <draw:path draw:style-name="gr10" draw:id="shape399" draw:name="path796" draw:layer="g8071" svg:width="3.32684821333pt" svg:height="3.32853333333pt" draw:transform="matrix(0.22213788651 0.00000000000 0.00000000000 0.22213788651 65.15571561389pt 58.46268366509pt)" svg:viewBox="0 0 3 3" svg:d="M1.68154 3.32853C2.57538 3.32853 3.32685 2.57687 3.32685 1.64657C3.32685 0.715424 2.57538 0 1.68154 0C0.751468 0 0 0.715424 0 1.64657C0 2.57687 0.751468 3.32853 1.68154 3.32853Z" koffice:nodeTypes="ccccc"/>
                <draw:path draw:style-name="gr8" draw:id="shape400" draw:name="path798" draw:layer="g8071" svg:width="3.32684821333pt" svg:height="3.32853333333pt" draw:transform="matrix(0.22213788651 0.00000000000 0.00000000000 0.22213788651 65.15571561389pt 58.46268366509pt)" svg:viewBox="0 0 3 3" svg:d="M1.68154 3.32853C2.57538 3.32853 3.32685 2.57687 3.32685 1.64657C3.32685 0.715424 2.57538 0 1.68154 0C0.751468 0 0 0.715424 0 1.64657C0 2.57687 0.751468 3.32853 1.68154 3.32853Z" koffice:nodeTypes="ccccc"/>
                <draw:path draw:style-name="gr10" draw:id="shape401" draw:name="path800" draw:layer="g8071" svg:width="3.32684821333pt" svg:height="3.32853333333pt" draw:transform="matrix(0.22213788651 0.00000000000 0.00000000000 0.22213788651 65.97069509192pt 58.46268366509pt)" svg:viewBox="0 0 3 3" svg:d="M1.64531 3.32853C2.57538 3.32853 3.32685 2.57687 3.32685 1.64657C3.32685 0.715424 2.57538 0 1.64531 0C0.715243 0 0 0.715424 0 1.64657C0 2.57687 0.715243 3.32853 1.64531 3.32853Z" koffice:nodeTypes="ccccc"/>
                <draw:path draw:style-name="gr8" draw:id="shape402" draw:name="path802" draw:layer="g8071" svg:width="3.32684821333pt" svg:height="3.32853333333pt" draw:transform="matrix(0.22213788651 0.00000000000 0.00000000000 0.22213788651 65.97069509192pt 58.46268366509pt)" svg:viewBox="0 0 3 3" svg:d="M1.64531 3.32853C2.57538 3.32853 3.32685 2.57687 3.32685 1.64657C3.32685 0.715424 2.57538 0 1.64531 0C0.715243 0 0 0.715424 0 1.64657C0 2.57687 0.715243 3.32853 1.64531 3.32853Z" koffice:nodeTypes="ccccc"/>
                <draw:path draw:style-name="gr10" draw:id="shape403" draw:name="path804" draw:layer="g8071" svg:width="3.39799061333pt" svg:height="3.32853333333pt" draw:transform="matrix(0.22213788651 0.00000000000 0.00000000000 0.22213788651 64.73312049860pt 57.82861328184pt)" svg:viewBox="0 0 3 3" svg:d="M1.69942 3.32853C2.63938 3.32853 3.39799 2.61311 3.39799 1.68196C3.39799 0.751659 2.63938 0 1.69942 0C0.759461 0 0 0.751659 0 1.68196C0 2.61311 0.759461 3.32853 1.69942 3.32853Z" koffice:nodeTypes="ccccc"/>
                <draw:path draw:style-name="gr8" draw:id="shape404" draw:name="path806" draw:layer="g8071" svg:width="3.39799061333pt" svg:height="3.32853333333pt" draw:transform="matrix(0.22213788651 0.00000000000 0.00000000000 0.22213788651 64.73312049860pt 57.82861328184pt)" svg:viewBox="0 0 3 3" svg:d="M1.69942 3.32853C2.63938 3.32853 3.39799 2.61311 3.39799 1.68196C3.39799 0.751659 2.63938 0 1.69942 0C0.759461 0 0 0.751659 0 1.68196C0 2.61311 0.759461 3.32853 1.69942 3.32853Z" koffice:nodeTypes="ccccc"/>
                <draw:path draw:style-name="gr10" draw:id="shape405" draw:name="path808" draw:layer="g8071" svg:width="3.32684821333pt" svg:height="3.32853333333pt" draw:transform="matrix(0.22213788651 0.00000000000 0.00000000000 0.22213788651 65.54809997663pt 57.82861328184pt)" svg:viewBox="0 0 3 3" svg:d="M1.68154 3.32853C2.57538 3.32853 3.32685 2.61311 3.32685 1.68196C3.32685 0.751659 2.57538 0 1.68154 0C0.751468 0 0 0.751659 0 1.68196C0 2.61311 0.751468 3.32853 1.68154 3.32853Z" koffice:nodeTypes="ccccc"/>
                <draw:path draw:style-name="gr8" draw:id="shape406" draw:name="path810" draw:layer="g8071" svg:width="3.32684821333pt" svg:height="3.32853333333pt" draw:transform="matrix(0.22213788651 0.00000000000 0.00000000000 0.22213788651 65.54809997663pt 57.82861328184pt)" svg:viewBox="0 0 3 3" svg:d="M1.68154 3.32853C2.57538 3.32853 3.32685 2.61311 3.32685 1.68196C3.32685 0.751659 2.57538 0 1.68154 0C0.751468 0 0 0.751659 0 1.68196C0 2.61311 0.751468 3.32853 1.68154 3.32853Z" koffice:nodeTypes="ccccc"/>
                <draw:path draw:style-name="gr10" draw:id="shape407" draw:name="path812" draw:layer="g8071" svg:width="3.32516352000pt" svg:height="3.33021888000pt" draw:transform="matrix(0.22213788651 0.00000000000 0.00000000000 0.22213788651 67.30636577593pt 58.59099050834pt)" svg:viewBox="0 0 3 3" svg:d="M1.64489 3.33022C2.57473 3.33022 3.32516 2.57837 3.32516 1.68239C3.32516 0.751849 2.57473 0 1.64489 0C0.750436 0 0 0.751849 0 1.68239C0 2.57837 0.750436 3.33022 1.64489 3.33022Z" koffice:nodeTypes="ccccc"/>
                <draw:path draw:style-name="gr8" draw:id="shape408" draw:name="path814" draw:layer="g8071" svg:width="3.32516352000pt" svg:height="3.33021888000pt" draw:transform="matrix(0.22213788651 0.00000000000 0.00000000000 0.22213788651 67.30636577593pt 58.59099050834pt)" svg:viewBox="0 0 3 3" svg:d="M1.64489 3.33022C2.57473 3.33022 3.32516 2.57837 3.32516 1.68239C3.32516 0.751849 2.57473 0 1.64489 0C0.750436 0 0 0.751849 0 1.68239C0 2.57837 0.750436 3.33022 1.64489 3.33022Z" koffice:nodeTypes="ccccc"/>
                <draw:path draw:style-name="gr10" draw:id="shape409" draw:name="path816" draw:layer="g8071" svg:width="3.32684821333pt" svg:height="3.40139712000pt" draw:transform="matrix(0.22213788651 0.00000000000 0.00000000000 0.22213788651 68.53629882596pt 58.50799979394pt)" svg:viewBox="0 0 3 3" svg:d="M1.64531 3.4014C2.57538 3.4014 3.32685 2.64156 3.32685 1.70027C3.32685 0.759841 2.57538 0 1.64531 0C0.750626 0 0 0.759841 0 1.70027C0 2.64156 0.750626 3.4014 1.64531 3.4014Z" koffice:nodeTypes="ccccc"/>
                <draw:path draw:style-name="gr8" draw:id="shape410" draw:name="path818" draw:layer="g8071" svg:width="3.32684821333pt" svg:height="3.40139712000pt" draw:transform="matrix(0.22213788651 0.00000000000 0.00000000000 0.22213788651 68.53629882596pt 58.50799979394pt)" svg:viewBox="0 0 3 3" svg:d="M1.64531 3.4014C2.57538 3.4014 3.32685 2.64156 3.32685 1.70027C3.32685 0.759841 2.57538 0 1.64531 0C0.750626 0 0 0.759841 0 1.70027C0 2.64156 0.750626 3.4014 1.64531 3.4014Z" koffice:nodeTypes="ccccc"/>
                <draw:path draw:style-name="gr10" draw:id="shape411" draw:name="path820" draw:layer="g8071" svg:width="3.39969365333pt" svg:height="3.40310101333pt" draw:transform="matrix(0.22213788651 0.00000000000 0.00000000000 0.22213788651 69.34363676070pt 59.16463938646pt)" svg:viewBox="0 0 3 3" svg:d="M1.69985 3.4031C2.64004 3.4031 3.39969 2.64222 3.39969 1.70155C3.39969 0.760032 2.64004 0 1.69985 0C0.759651 0 0 0.760032 0 1.70155C0 2.64222 0.759651 3.4031 1.69985 3.4031Z" koffice:nodeTypes="ccccc"/>
                <draw:path draw:style-name="gr8" draw:id="shape412" draw:name="path822" draw:layer="g8071" svg:width="3.39969365333pt" svg:height="3.40310101333pt" draw:transform="matrix(0.22213788651 0.00000000000 0.00000000000 0.22213788651 69.34363676070pt 59.16463938646pt)" svg:viewBox="0 0 3 3" svg:d="M1.69985 3.4031C2.64004 3.4031 3.39969 2.64222 3.39969 1.70155C3.39969 0.760032 2.64004 0 1.69985 0C0.759651 0 0 0.760032 0 1.70155C0 2.64222 0.759651 3.4031 1.69985 3.4031Z" koffice:nodeTypes="ccccc"/>
                <draw:path draw:style-name="gr4" draw:id="shape413" draw:name="path824" draw:layer="g8071" svg:width="5.08887277523pt" svg:height="4.87959308843pt" draw:transform="matrix(0.22213788651 0.00000000000 0.00000000000 0.22213788651 69.15941437813pt 57.66561770819pt)" svg:viewBox="0 0 5 5" svg:d="M1.69377 0.589727C1.69377 0.589727 2.61869 0.959592 2.61869 1.42983C2.61869 1.89927 1.55657 2.13478 1.07636 2.23515C0.59695 2.3695 -0.705674 2.80575 0.493644 4.21566C1.69377 5.62637 4.19491 4.41719 4.64042 3.98094C5.25783 3.41034 5.29173 1.83209 4.40071 0.959592C3.2361 -0.215597 1.79627 0.0191241 1.79627 0.0191241L1.69377 0.589727" koffice:nodeTypes="cccccccc"/>
                <draw:path draw:style-name="gr8" draw:id="shape414" draw:name="path826" draw:layer="g8071" svg:width="5.08887277523pt" svg:height="4.87959308843pt" draw:transform="matrix(0.22213788651 0.00000000000 0.00000000000 0.22213788651 69.15941437813pt 57.66561770819pt)" svg:viewBox="0 0 5 5" svg:d="M1.69377 0.589727C1.69377 0.589727 2.61869 0.959592 2.61869 1.42983C2.61869 1.89927 1.55657 2.13478 1.07636 2.23515C0.59695 2.3695 -0.705674 2.80575 0.493644 4.21566C1.69377 5.62637 4.19491 4.41719 4.64042 3.98094C5.25783 3.41034 5.29173 1.83209 4.40071 0.959592C3.2361 -0.215597 1.79627 0.0191241 1.79627 0.0191241L1.69377 0.589727" koffice:nodeTypes="cccccccc"/>
                <draw:path draw:style-name="gr4" draw:id="shape415" draw:name="path828" draw:layer="g8071" svg:width="0.46131264000pt" svg:height="1.94212096000pt" draw:transform="matrix(0.22213788651 0.00000000000 0.00000000000 0.22213788651 69.47958514724pt 57.59439109430pt)" svg:viewBox="0 0 0 2" svg:d="M0.461313 3.16868e-14L0.391763 1.94212L0 1.80053L0.161378 0L0.461313 0" koffice:nodeTypes="ccccc"/>
                <draw:path draw:style-name="gr8" draw:id="shape416" draw:name="path830" draw:layer="g8071" svg:width="0.46131264000pt" svg:height="1.94212096000pt" draw:transform="matrix(0.22213788651 0.00000000000 0.00000000000 0.22213788651 69.47958514724pt 57.59439109430pt)" svg:viewBox="0 0 0 2" svg:d="M0.461313 3.16868e-14L0.391763 1.94212L0 1.80053L0.161378 0L0.461313 0" koffice:nodeTypes="ccccc"/>
                <draw:path draw:style-name="gr4" draw:id="shape417" draw:name="path832" draw:layer="g8071" svg:width="5.77928921665pt" svg:height="4.65696400000pt" draw:transform="matrix(0.22213788651 0.00000000000 0.00000000000 0.22213788651 72.26467379565pt 53.48768355880pt)" svg:viewBox="0 0 6 5" svg:d="M5.76596 1.86969C5.65673 0.916718 4.81728 1.46658 3.57532 1.72381C2.11403 2.01644 1.16449 1.46658 0.909051 0C0.909051 0 -0.295931 0.916718 0.0687455 2.49292C0.398159 3.81362 0.653605 4.40059 1.96867 4.65696C1.96867 4.65696 1.78548 3.30001 2.29723 2.93315C2.73501 2.60341 3.35599 2.45667 3.75766 2.42041C4.81728 2.3833 5.91303 2.82353 5.76596 1.86969Z" koffice:nodeTypes="cccccccc"/>
                <draw:path draw:style-name="gr9" draw:id="shape418" draw:name="path834" draw:layer="g8071" svg:width="5.77928921665pt" svg:height="4.65696400000pt" draw:transform="matrix(0.22213788651 0.00000000000 0.00000000000 0.22213788651 72.26467379565pt 53.48768355880pt)" svg:viewBox="0 0 6 5" svg:d="M5.76596 1.86969C5.65673 0.916718 4.81728 1.46658 3.57532 1.72381C2.11403 2.01644 1.16449 1.46658 0.909051 0C0.909051 0 -0.295931 0.916718 0.0687455 2.49292C0.398159 3.81362 0.653605 4.40059 1.96867 4.65696C1.96867 4.65696 1.78548 3.30001 2.29723 2.93315C2.73501 2.60341 3.35599 2.45667 3.75766 2.42041C4.81728 2.3833 5.91303 2.82353 5.76596 1.86969Z" koffice:nodeTypes="cccccccc"/>
                <draw:path draw:style-name="gr13" draw:id="shape419" draw:name="path836" draw:layer="g8071" svg:width="5.64261894342pt" svg:height="2.22430741333pt" draw:transform="matrix(0.22213788651 0.00000000000 0.00000000000 0.22213788651 72.27887793789pt 53.87260408855pt)" svg:viewBox="0 0 6 2" svg:d="M5.62945 0C5.77477 0.761183 4.69205 0.409868 3.64503 0.439488C3.24815 0.46842 2.63455 0.585525 2.20198 0.848667C1.69631 1.14143 1.87733 2.22431 1.87733 2.22431C0.577902 2.01972 0.325495 1.5513 0 0.497352C0 0.497352 0.686684 0.965772 1.26374 0.790115C1.80509 0.644078 3.06798 0.292763 3.50141 0.292763C3.93398 0.292763 5.62945 0 5.62945 0Z" koffice:nodeTypes="cccccccc"/>
                <draw:path draw:style-name="gr9" draw:id="shape420" draw:name="path838" draw:layer="g8071" svg:width="5.64261894342pt" svg:height="2.22430741333pt" draw:transform="matrix(0.22213788651 0.00000000000 0.00000000000 0.22213788651 72.27887793789pt 53.87260408855pt)" svg:viewBox="0 0 6 2" svg:d="M5.62945 0C5.77477 0.761183 4.69205 0.409868 3.64503 0.439488C3.24815 0.46842 2.63455 0.585525 2.20198 0.848667C1.69631 1.14143 1.87733 2.22431 1.87733 2.22431C0.577902 2.01972 0.325495 1.5513 0 0.497352C0 0.497352 0.686684 0.965772 1.26374 0.790115C1.80509 0.644078 3.06798 0.292763 3.50141 0.292763C3.93398 0.292763 5.62945 0 5.62945 0Z" koffice:nodeTypes="cccccccc"/>
                <draw:path draw:style-name="gr4" draw:id="shape421" draw:name="path840" draw:layer="g8071" svg:width="1.32910208000pt" svg:height="7.55623140571pt" draw:transform="matrix(0.22213788651 0.00000000000 0.00000000000 0.22213788651 72.95062290670pt 54.09154318949pt)" svg:viewBox="0 0 1 8" svg:d="M1.3291 7.34428L0.415426 0L0 0.0706501L0.913676 7.55623L1.3291 7.34428" koffice:nodeTypes="ccccc"/>
                <draw:path draw:style-name="gr9" draw:id="shape422" draw:name="path842" draw:layer="g8071" svg:width="1.32910208000pt" svg:height="7.55623140571pt" draw:transform="matrix(0.22213788651 0.00000000000 0.00000000000 0.22213788651 72.95062290670pt 54.09154318949pt)" svg:viewBox="0 0 1 8" svg:d="M1.3291 7.34428L0.415426 0L0 0.0706501L0.913676 7.55623L1.3291 7.34428" koffice:nodeTypes="ccccc"/>
                <draw:path draw:style-name="gr4" draw:id="shape423" draw:name="path844" draw:layer="g8071" svg:width="1.11007296000pt" svg:height="1.74620672000pt" draw:transform="matrix(0.22213788651 0.00000000000 0.00000000000 0.22213788651 72.86745448199pt 53.76704416488pt)" svg:viewBox="0 0 1 2" svg:d="M1.11007 1.58773L0.823494 0L0 0.0313958L0.251178 1.74621L1.11007 1.58773" koffice:nodeTypes="ccccc"/>
                <draw:path draw:style-name="gr9" draw:id="shape424" draw:name="path846" draw:layer="g8071" svg:width="1.11007296000pt" svg:height="1.74620672000pt" draw:transform="matrix(0.22213788651 0.00000000000 0.00000000000 0.22213788651 72.86745448199pt 53.76704416488pt)" svg:viewBox="0 0 1 2" svg:d="M1.11007 1.58773L0.823494 0L0 0.0313958L0.251178 1.74621L1.11007 1.58773" koffice:nodeTypes="ccccc"/>
                <draw:path draw:style-name="gr4" draw:id="shape425" draw:name="path848" draw:layer="g8071" svg:width="6.20326116571pt" svg:height="9.98240774400pt" draw:transform="matrix(0.22213788651 0.00000000000 0.00000000000 0.22213788651 70.56610597774pt 47.22179576642pt)" svg:viewBox="0 0 6 10" svg:d="M0 0L4.47641 9.98241L5.81993 9.2015L5.59626 8.69234L6.20326 8.45495L5.91558 7.84349L5.05253 8.25113L0 0" koffice:nodeTypes="cccccccc"/>
                <draw:path draw:style-name="gr9" draw:id="shape426" draw:name="path850" draw:layer="g8071" svg:width="6.20326116571pt" svg:height="9.98240774400pt" draw:transform="matrix(0.22213788651 0.00000000000 0.00000000000 0.22213788651 70.56610597774pt 47.22179576642pt)" svg:viewBox="0 0 6 10" svg:d="M0 0L4.47641 9.98241L5.81993 9.2015L5.59626 8.69234L6.20326 8.45495L5.91558 7.84349L5.05253 8.25113L0 0" koffice:nodeTypes="cccccccc"/>
                <draw:path draw:style-name="gr10" draw:id="shape427" draw:name="path852" draw:layer="g8071" svg:width="9.83746585600pt" svg:height="19.40372213895pt" draw:transform="matrix(0.22213788651 0.00000000000 0.00000000000 0.22213788651 71.74325906594pt 48.96566703068pt)" svg:viewBox="0 0 10 19" svg:d="M9.70337 19.4037L0 0.240111L0.572887 0L9.83747 16.3478L9.70337 19.4037" koffice:nodeTypes="ccccc"/>
                <draw:path draw:style-name="gr9" draw:id="shape428" draw:name="path854" draw:layer="g8071" svg:width="9.83746585600pt" svg:height="19.40372213895pt" draw:transform="matrix(0.22213788651 0.00000000000 0.00000000000 0.22213788651 71.74325906594pt 48.96566703068pt)" svg:viewBox="0 0 10 19" svg:d="M9.70337 19.4037L0 0.240111L0.572887 0L9.83747 16.3478L9.70337 19.4037" koffice:nodeTypes="ccccc"/>
                <draw:path draw:style-name="gr4" draw:id="shape429" draw:name="path856" draw:layer="g8071" svg:width="2.28980000000pt" svg:height="2.34154005333pt" draw:transform="matrix(0.22213788651 0.00000000000 0.00000000000 0.22213788651 72.51292241512pt 50.40760847960pt)" svg:viewBox="0 0 2 2" svg:d="M2.2898 1.9514L1.19926 2.34154L0 0.419823L0.908216 0L2.2898 1.9514" koffice:nodeTypes="ccccc"/>
                <draw:path draw:style-name="gr9" draw:id="shape430" draw:name="path858" draw:layer="g8071" svg:width="2.28980000000pt" svg:height="2.34154005333pt" draw:transform="matrix(0.22213788651 0.00000000000 0.00000000000 0.22213788651 72.51292241512pt 50.40760847960pt)" svg:viewBox="0 0 2 2" svg:d="M2.2898 1.9514L1.19926 2.34154L0 0.419823L0.908216 0L2.2898 1.9514" koffice:nodeTypes="ccccc"/>
                <draw:path draw:style-name="gr4" draw:id="shape431" draw:name="path860" draw:layer="g8071" svg:width="4.20701299200pt" svg:height="10.18807609600pt" draw:transform="matrix(0.22213788651 0.00000000000 0.00000000000 0.22213788651 72.21099259978pt 46.11199488541pt)" svg:viewBox="0 0 4 10" svg:d="M0 0L2.52435 10.1881L3.77039 9.74234L3.584 8.9187L4.20701 8.81615L4.01989 8.1637L3.11655 8.40434L0 0" koffice:nodeTypes="cccccccc"/>
                <draw:path draw:style-name="gr9" draw:id="shape432" draw:name="path862" draw:layer="g8071" svg:width="4.20701299200pt" svg:height="10.18807609600pt" draw:transform="matrix(0.22213788651 0.00000000000 0.00000000000 0.22213788651 72.21099259978pt 46.11199488541pt)" svg:viewBox="0 0 4 10" svg:d="M0 0L2.52435 10.1881L3.77039 9.74234L3.584 8.9187L4.20701 8.81615L4.01989 8.1637L3.11655 8.40434L0 0" koffice:nodeTypes="cccccccc"/>
                <draw:path draw:style-name="gr10" draw:id="shape433" draw:name="path864" draw:layer="g8071" svg:width="4.98720819200pt" svg:height="14.70546026667pt" draw:transform="matrix(0.22213788651 0.00000000000 0.00000000000 0.22213788651 72.95808673969pt 47.89354073523pt)" svg:viewBox="0 0 5 15" svg:d="M4.61409 14.7055L0 0.10139L0.610418 0L4.98721 12.1477L4.61409 14.7055" koffice:nodeTypes="ccccc"/>
                <draw:path draw:style-name="gr9" draw:id="shape434" draw:name="path866" draw:layer="g8071" svg:width="4.98720819200pt" svg:height="14.70546026667pt" draw:transform="matrix(0.22213788651 0.00000000000 0.00000000000 0.22213788651 72.95808673969pt 47.89354073523pt)" svg:viewBox="0 0 5 15" svg:d="M4.61409 14.7055L0 0.10139L0.610418 0L4.98721 12.1477L4.61409 14.7055" koffice:nodeTypes="ccccc"/>
                <draw:path draw:style-name="gr4" draw:id="shape435" draw:name="path868" draw:layer="g8071" svg:width="1.22054688000pt" svg:height="2.34154005333pt" draw:transform="matrix(0.22213788651 0.00000000000 0.00000000000 0.22213788651 73.25237501174pt 48.77693868230pt)" svg:viewBox="0 0 1 2" svg:d="M1.22055 2.10124L0.557464 2.34154L0 0.269987L0.530591 0L1.22055 2.10124" koffice:nodeTypes="ccccc"/>
                <draw:path draw:style-name="gr9" draw:id="shape436" draw:name="path870" draw:layer="g8071" svg:width="1.22054688000pt" svg:height="2.34154005333pt" draw:transform="matrix(0.22213788651 0.00000000000 0.00000000000 0.22213788651 73.25237501174pt 48.77693868230pt)" svg:viewBox="0 0 1 2" svg:d="M1.22055 2.10124L0.557464 2.34154L0 0.269987L0.530591 0L1.22055 2.10124" koffice:nodeTypes="ccccc"/>
                <draw:path draw:style-name="gr4" draw:id="shape437" draw:name="path872" draw:layer="g8071" svg:width="6.02402400000pt" svg:height="11.12534661333pt" draw:transform="matrix(0.22213788651 0.00000000000 0.00000000000 0.22213788651 71.16978789812pt 46.16495255756pt)" svg:viewBox="0 0 6 11" svg:d="M0 0L4.3567 11.1253L5.65048 10.6015L5.37793 9.84897L6.02402 9.65255L5.78595 9.06404L4.79918 9.39065L1.13914e-14 0" koffice:nodeTypes="cccccccc"/>
                <draw:path draw:style-name="gr9" draw:id="shape438" draw:name="path874" draw:layer="g8071" svg:width="6.02402400000pt" svg:height="11.12534661333pt" draw:transform="matrix(0.22213788651 0.00000000000 0.00000000000 0.22213788651 71.16978789812pt 46.16495255756pt)" svg:viewBox="0 0 6 11" svg:d="M0 0L4.3567 11.1253L5.65048 10.6015L5.37793 9.84897L6.02402 9.65255L5.78595 9.06404L4.79918 9.39065L1.13914e-14 0" koffice:nodeTypes="cccccccc"/>
                <draw:path draw:style-name="gr10" draw:id="shape439" draw:name="path876" draw:layer="g8071" svg:width="7.34003200000pt" svg:height="16.51234819765pt" draw:transform="matrix(0.22213788651 0.00000000000 0.00000000000 0.22213788651 72.22609797606pt 48.24842822272pt)" svg:viewBox="0 0 7 17" svg:d="M7.23517 16.5123L0 0.201053L0.626688 0L7.34003 14.1675L7.23517 16.5123" koffice:nodeTypes="ccccc"/>
                <draw:path draw:style-name="gr9" draw:id="shape440" draw:name="path878" draw:layer="g8071" svg:width="7.34003200000pt" svg:height="16.51234819765pt" draw:transform="matrix(0.22213788651 0.00000000000 0.00000000000 0.22213788651 72.22609797606pt 48.24842822272pt)" svg:viewBox="0 0 7 17" svg:d="M7.23517 16.5123L0 0.201053L0.626688 0L7.34003 14.1675L7.23517 16.5123" koffice:nodeTypes="ccccc"/>
                <draw:path draw:style-name="gr4" draw:id="shape441" draw:name="path880" draw:layer="g8071" svg:width="1.44092288000pt" svg:height="2.34154005333pt" draw:transform="matrix(0.22213788651 0.00000000000 0.00000000000 0.22213788651 72.67144001094pt 49.25249146975pt)" svg:viewBox="0 0 1 2" svg:d="M1.44092 2.01148L0.77818 2.34154L0 0.330063L0.518787 0L1.44092 2.01148" koffice:nodeTypes="ccccc"/>
                <draw:path draw:style-name="gr9" draw:id="shape442" draw:name="path882" draw:layer="g8071" svg:width="1.44092288000pt" svg:height="2.34154005333pt" draw:transform="matrix(0.22213788651 0.00000000000 0.00000000000 0.22213788651 72.67144001094pt 49.25249146975pt)" svg:viewBox="0 0 1 2" svg:d="M1.44092 2.01148L0.77818 2.34154L0 0.330063L0.518787 0L1.44092 2.01148" koffice:nodeTypes="ccccc"/>
                <draw:path draw:style-name="gr4" draw:id="shape443" draw:name="path884" draw:layer="g8071" svg:width="6.20476745143pt" svg:height="9.98240774400pt" draw:transform="matrix(0.22213788651 0.00000000000 0.00000000000 0.22213788651 76.40655528988pt 47.22179576642pt)" svg:viewBox="0 0 6 10" svg:d="M6.20477 0L1.72706 9.98241L0.384126 9.2015L0.607823 8.69234L0 8.45495L0.287718 7.84349L1.15163 8.25113L6.20477 0" koffice:nodeTypes="cccccccc"/>
                <draw:path draw:style-name="gr9" draw:id="shape444" draw:name="path886" draw:layer="g8071" svg:width="6.20476745143pt" svg:height="9.98240774400pt" draw:transform="matrix(0.22213788651 0.00000000000 0.00000000000 0.22213788651 76.40655528988pt 47.22179576642pt)" svg:viewBox="0 0 6 10" svg:d="M6.20477 0L1.72706 9.98241L0.384126 9.2015L0.607823 8.69234L0 8.45495L0.287718 7.84349L1.15163 8.25113L6.20477 0" koffice:nodeTypes="cccccccc"/>
                <draw:path draw:style-name="gr10" draw:id="shape445" draw:name="path888" draw:layer="g8071" svg:width="9.77250873600pt" svg:height="19.40372213895pt" draw:transform="matrix(0.22213788651 0.00000000000 0.00000000000 0.22213788651 74.49741343805pt 48.96566703068pt)" svg:viewBox="0 0 10 19" svg:d="M0.101229 19.4037L9.77251 0.240111L9.20152 0L0 16.3478L0.101229 19.4037" koffice:nodeTypes="ccccc"/>
                <draw:path draw:style-name="gr9" draw:id="shape446" draw:name="path890" draw:layer="g8071" svg:width="9.77250873600pt" svg:height="19.40372213895pt" draw:transform="matrix(0.22213788651 0.00000000000 0.00000000000 0.22213788651 74.49741343805pt 48.96566703068pt)" svg:viewBox="0 0 10 19" svg:d="M0.101229 19.4037L9.77251 0.240111L9.20152 0L0 16.3478L0.101229 19.4037" koffice:nodeTypes="ccccc"/>
                <draw:path draw:style-name="gr4" draw:id="shape447" draw:name="path892" draw:layer="g8071" svg:width="2.28980000000pt" svg:height="2.34154005333pt" draw:transform="matrix(0.22213788651 0.00000000000 0.00000000000 0.22213788651 75.44816359232pt 50.40760847960pt)" svg:viewBox="0 0 2 2" svg:d="M0 1.9514L1.09054 2.34154L2.2898 0.419823L1.38158 0L0 1.9514" koffice:nodeTypes="ccccc"/>
                <draw:path draw:style-name="gr9" draw:id="shape448" draw:name="path894" draw:layer="g8071" svg:width="2.28980000000pt" svg:height="2.34154005333pt" draw:transform="matrix(0.22213788651 0.00000000000 0.00000000000 0.22213788651 75.44816359232pt 50.40760847960pt)" svg:viewBox="0 0 2 2" svg:d="M0 1.9514L1.09054 2.34154L2.2898 0.419823L1.38158 0L0 1.9514" koffice:nodeTypes="ccccc"/>
                <draw:path draw:style-name="gr4" draw:id="shape449" draw:name="path896" draw:layer="g8071" svg:width="4.20554547200pt" svg:height="10.18807609600pt" draw:transform="matrix(0.22213788651 0.00000000000 0.00000000000 0.22213788651 75.20683299241pt 46.11199488541pt)" svg:viewBox="0 0 4 10" svg:d="M4.20555 0L1.68236 10.1881L0.435815 9.74234L0.622908 8.9187L0 8.81615L0.187092 8.1637L1.09027 8.40434L4.20555 0" koffice:nodeTypes="cccccccc"/>
                <draw:path draw:style-name="gr9" draw:id="shape450" draw:name="path898" draw:layer="g8071" svg:width="4.20554547200pt" svg:height="10.18807609600pt" draw:transform="matrix(0.22213788651 0.00000000000 0.00000000000 0.22213788651 75.20683299241pt 46.11199488541pt)" svg:viewBox="0 0 4 10" svg:d="M4.20555 0L1.68236 10.1881L0.435815 9.74234L0.622908 8.9187L0 8.81615L0.187092 8.1637L1.09027 8.40434L4.20555 0" koffice:nodeTypes="cccccccc"/>
                <draw:path draw:style-name="gr10" draw:id="shape451" draw:name="path900" draw:layer="g8071" svg:width="4.98561036800pt" svg:height="14.70546026667pt" draw:transform="matrix(0.22213788651 0.00000000000 0.00000000000 0.22213788651 74.36928430511pt 47.89354073523pt)" svg:viewBox="0 0 5 15" svg:d="M0.372263 14.7055L4.98561 0.10139L4.37529 0L0 12.1477L0.372263 14.7055" koffice:nodeTypes="ccccc"/>
                <draw:path draw:style-name="gr9" draw:id="shape452" draw:name="path902" draw:layer="g8071" svg:width="4.98561036800pt" svg:height="14.70546026667pt" draw:transform="matrix(0.22213788651 0.00000000000 0.00000000000 0.22213788651 74.36928430511pt 47.89354073523pt)" svg:viewBox="0 0 5 15" svg:d="M0.372263 14.7055L4.98561 0.10139L4.37529 0L0 12.1477L0.372263 14.7055" koffice:nodeTypes="ccccc"/>
                <draw:path draw:style-name="gr4" draw:id="shape453" draw:name="path904" draw:layer="g8071" svg:width="1.22054688000pt" svg:height="2.34154005333pt" draw:transform="matrix(0.22213788651 0.00000000000 0.00000000000 0.22213788651 74.83701783895pt 48.77693868230pt)" svg:viewBox="0 0 1 2" svg:d="M0 2.10124L0.663708 2.34154L1.22055 0.269987L0.689956 0L0 2.10124" koffice:nodeTypes="ccccc"/>
                <draw:path draw:style-name="gr9" draw:id="shape454" draw:name="path906" draw:layer="g8071" svg:width="1.22054688000pt" svg:height="2.34154005333pt" draw:transform="matrix(0.22213788651 0.00000000000 0.00000000000 0.22213788651 74.83701783895pt 48.77693868230pt)" svg:viewBox="0 0 1 2" svg:d="M0 2.10124L0.663708 2.34154L1.22055 0.269987L0.689956 0L0 2.10124" koffice:nodeTypes="ccccc"/>
                <draw:path draw:style-name="gr4" draw:id="shape455" draw:name="path908" draw:layer="g8071" svg:width="6.02562730667pt" svg:height="11.12534661333pt" draw:transform="matrix(0.22213788651 0.00000000000 0.00000000000 0.22213788651 75.93118021275pt 46.16495255756pt)" svg:viewBox="0 0 6 11" svg:d="M6.02563 0L1.66835 11.1253L0.374397 10.6015L0.646977 9.84897L0 9.65255L0.238107 9.06404L1.22581 9.39065L6.02563 0" koffice:nodeTypes="cccccccc"/>
                <draw:path draw:style-name="gr9" draw:id="shape456" draw:name="path910" draw:layer="g8071" svg:width="6.02562730667pt" svg:height="11.12534661333pt" draw:transform="matrix(0.22213788651 0.00000000000 0.00000000000 0.22213788651 75.93118021275pt 46.16495255756pt)" svg:viewBox="0 0 6 11" svg:d="M6.02563 0L1.66835 11.1253L0.374397 10.6015L0.646977 9.84897L0 9.65255L0.238107 9.06404L1.22581 9.39065L6.02563 0" koffice:nodeTypes="cccccccc"/>
                <draw:path draw:style-name="gr10" draw:id="shape457" draw:name="path912" draw:layer="g8071" svg:width="7.33839369143pt" svg:height="16.51234819765pt" draw:transform="matrix(0.22213788651 0.00000000000 0.00000000000 0.22213788651 74.61825644831pt 48.24842822272pt)" svg:viewBox="0 0 7 17" svg:d="M0.138429 16.5123L7.33839 0.201053L6.71259 0L0 14.1675L0.138429 16.5123" koffice:nodeTypes="ccccc"/>
                <draw:path draw:style-name="gr9" draw:id="shape458" draw:name="path914" draw:layer="g8071" svg:width="7.33839369143pt" svg:height="16.51234819765pt" draw:transform="matrix(0.22213788651 0.00000000000 0.00000000000 0.22213788651 74.61825644831pt 48.24842822272pt)" svg:viewBox="0 0 7 17" svg:d="M0.138429 16.5123L7.33839 0.201053L6.71259 0L0 14.1675L0.138429 16.5123" koffice:nodeTypes="ccccc"/>
                <draw:path draw:style-name="gr4" draw:id="shape459" draw:name="path916" draw:layer="g8071" svg:width="1.44228128000pt" svg:height="2.34154005333pt" draw:transform="matrix(0.22213788651 0.00000000000 0.00000000000 0.22213788651 75.38791979750pt 49.25249146975pt)" svg:viewBox="0 0 1 2" svg:d="M0 2.01148L0.663055 2.34154L1.44228 0.330063L0.922571 0L0 2.01148" koffice:nodeTypes="ccccc"/>
                <draw:path draw:style-name="gr9" draw:id="shape460" draw:name="path918" draw:layer="g8071" svg:width="1.44228128000pt" svg:height="2.34154005333pt" draw:transform="matrix(0.22213788651 0.00000000000 0.00000000000 0.22213788651 75.38791979750pt 49.25249146975pt)" svg:viewBox="0 0 1 2" svg:d="M0 2.01148L0.663055 2.34154L1.44228 0.330063L0.922571 0L0 2.01148" koffice:nodeTypes="ccccc"/>
                <draw:path draw:style-name="gr4" draw:id="shape461" draw:name="path920" draw:layer="g8071" svg:width="5.77899415643pt" svg:height="4.65696400000pt" draw:transform="matrix(0.22213788651 0.00000000000 0.00000000000 0.22213788651 74.97770606140pt 53.48768355880pt)" svg:viewBox="0 0 6 5" svg:d="M0.0131833 1.86969C0.122412 0.916718 0.962695 1.46658 2.24075 1.72381C3.66502 2.01644 4.61453 1.46658 4.86997 0C4.86997 0 6.07492 0.916718 5.71025 2.49292C5.38171 3.81362 5.12541 4.40059 3.81123 4.65696C3.81123 4.65696 3.99356 3.30001 3.48268 2.93315C3.04405 2.60341 2.42308 2.45667 2.02143 2.42041C0.962695 2.3833 -0.133027 2.82353 0.0131833 1.86969Z" koffice:nodeTypes="cccccccc"/>
                <draw:path draw:style-name="gr9" draw:id="shape462" draw:name="path922" draw:layer="g8071" svg:width="5.77899415643pt" svg:height="4.65696400000pt" draw:transform="matrix(0.22213788651 0.00000000000 0.00000000000 0.22213788651 74.97770606140pt 53.48768355880pt)" svg:viewBox="0 0 6 5" svg:d="M0.0131833 1.86969C0.122412 0.916718 0.962695 1.46658 2.24075 1.72381C3.66502 2.01644 4.61453 1.46658 4.86997 0C4.86997 0 6.07492 0.916718 5.71025 2.49292C5.38171 3.81362 5.12541 4.40059 3.81123 4.65696C3.81123 4.65696 3.99356 3.30001 3.48268 2.93315C3.04405 2.60341 2.42308 2.45667 2.02143 2.42041C0.962695 2.3833 -0.133027 2.82353 0.0131833 1.86969Z" koffice:nodeTypes="cccccccc"/>
                <draw:path draw:style-name="gr13" draw:id="shape463" draw:name="path924" draw:layer="g8071" svg:width="5.64232427567pt" svg:height="2.22430741333pt" draw:transform="matrix(0.22213788651 0.00000000000 0.00000000000 0.22213788651 74.97770606125pt 53.87260408855pt)" svg:viewBox="0 0 6 2" svg:d="M0.0130265 0C-0.131445 0.761183 0.951244 0.409868 1.99739 0.439488C2.39426 0.46842 3.00784 0.585525 3.44125 0.848667C3.94606 1.14143 3.76589 2.22431 3.76589 2.22431C5.06444 2.01972 5.31769 1.5513 5.64232 0.497352C5.64232 0.497352 4.95651 0.965772 4.37947 0.790115C3.83813 0.644078 2.57442 0.292763 2.14186 0.292763C1.70844 0.292763 0.0130265 0 0.0130265 0Z" koffice:nodeTypes="cccccccc"/>
                <draw:path draw:style-name="gr9" draw:id="shape464" draw:name="path926" draw:layer="g8071" svg:width="5.64232427567pt" svg:height="2.22430741333pt" draw:transform="matrix(0.22213788651 0.00000000000 0.00000000000 0.22213788651 74.97770606125pt 53.87260408855pt)" svg:viewBox="0 0 6 2" svg:d="M0.0130265 0C-0.131445 0.761183 0.951244 0.409868 1.99739 0.439488C2.39426 0.46842 3.00784 0.585525 3.44125 0.848667C3.94606 1.14143 3.76589 2.22431 3.76589 2.22431C5.06444 2.01972 5.31769 1.5513 5.64232 0.497352C5.64232 0.497352 4.95651 0.965772 4.37947 0.790115C3.83813 0.644078 2.57442 0.292763 2.14186 0.292763C1.70844 0.292763 0.0130265 0 0.0130265 0Z" koffice:nodeTypes="cccccccc"/>
                <draw:path draw:style-name="gr4" draw:id="shape465" draw:name="path928" draw:layer="g8071" svg:width="1.33040672000pt" svg:height="7.55623140571pt" draw:transform="matrix(0.22213788651 0.00000000000 0.00000000000 0.22213788651 75.12366456770pt 54.09154318949pt)" svg:viewBox="0 0 1 8" svg:d="M0 7.34428L0.914777 0L1.33041 0.0706501L0.41563 7.55623L0 7.34428" koffice:nodeTypes="ccccc"/>
                <draw:path draw:style-name="gr9" draw:id="shape466" draw:name="path930" draw:layer="g8071" svg:width="1.33040672000pt" svg:height="7.55623140571pt" draw:transform="matrix(0.22213788651 0.00000000000 0.00000000000 0.22213788651 75.12366456770pt 54.09154318949pt)" svg:viewBox="0 0 1 8" svg:d="M0 7.34428L0.914777 0L1.33041 0.0706501L0.41563 7.55623L0 7.34428" koffice:nodeTypes="ccccc"/>
                <draw:path draw:style-name="gr4" draw:id="shape467" draw:name="path932" draw:layer="g8071" svg:width="1.11007296000pt" svg:height="1.74620672000pt" draw:transform="matrix(0.22213788651 0.00000000000 0.00000000000 0.22213788651 75.33496212535pt 53.76704416488pt)" svg:viewBox="0 0 1 2" svg:d="M0 1.58773L0.286579 0L1.11007 0.0313958L0.858895 1.74621L0 1.58773" koffice:nodeTypes="ccccc"/>
                <draw:path draw:style-name="gr9" draw:id="shape468" draw:name="path934" draw:layer="g8071" svg:width="1.11007296000pt" svg:height="1.74620672000pt" draw:transform="matrix(0.22213788651 0.00000000000 0.00000000000 0.22213788651 75.33496212535pt 53.76704416488pt)" svg:viewBox="0 0 1 2" svg:d="M0 1.58773L0.286579 0L1.11007 0.0313958L0.858895 1.74621L0 1.58773" koffice:nodeTypes="ccccc"/>
                <draw:path draw:style-name="gr14" draw:id="shape469" draw:name="path936" draw:layer="g8071" svg:width="3.74809600000pt" svg:height="6.27425426286pt" draw:transform="matrix(0.22213788651 0.00000000000 0.00000000000 0.22213788651 69.66067195233pt 53.73683341231pt)" svg:viewBox="0 0 4 6" svg:d="M3.48557 4.08614L3.7481 0C3.7481 0 2.95898 0.578649 2.03822 0.578649C1.14998 0.578649 0 0.0643785 0 0.0643785L0.229997 3.69987C0.229997 3.69987 0.558342 6.27425 1.93987 6.27425C3.32063 6.27425 3.48557 4.08614 3.48557 4.08614Z" koffice:nodeTypes="ccccccc"/>
                <draw:path draw:style-name="gr9" draw:id="shape470" draw:name="path938" draw:layer="g8071" svg:width="3.74809600000pt" svg:height="6.27425426286pt" draw:transform="matrix(0.22213788651 0.00000000000 0.00000000000 0.22213788651 69.66067195233pt 53.73683341231pt)" svg:viewBox="0 0 4 6" svg:d="M3.48557 4.08614L3.7481 0C3.7481 0 2.95898 0.578649 2.03822 0.578649C1.14998 0.578649 0 0.0643785 0 0.0643785L0.229997 3.69987C0.229997 3.69987 0.558342 6.27425 1.93987 6.27425C3.32063 6.27425 3.48557 4.08614 3.48557 4.08614Z" koffice:nodeTypes="ccccccc"/>
                <draw:path draw:style-name="gr4" draw:id="shape471" draw:name="path940" draw:layer="g8071" svg:width="3.74809600000pt" svg:height="1.75509504000pt" draw:transform="matrix(0.22213788651 0.00000000000 0.00000000000 0.22213788651 69.66067195233pt 53.57831581650pt)" svg:viewBox="0 0 4 2" svg:d="M0 1.03546C0 1.03546 0.789114 0 1.93987 0C3.18898 0 3.7481 0.945377 3.7481 0.945377C3.7481 0.945377 2.89316 1.7551 2.03822 1.7551C1.18328 1.7551 -1.10049e-14 1.03546 0 1.03546Z" koffice:nodeTypes="ccccc"/>
                <draw:path draw:style-name="gr9" draw:id="shape472" draw:name="path942" draw:layer="g8071" svg:width="3.74809600000pt" svg:height="1.75509504000pt" draw:transform="matrix(0.22213788651 0.00000000000 0.00000000000 0.22213788651 69.66067195233pt 53.57831581650pt)" svg:viewBox="0 0 4 2" svg:d="M0 1.03546C0 1.03546 0.789114 0 1.93987 0C3.18898 0 3.7481 0.945377 3.7481 0.945377C3.7481 0.945377 2.89316 1.7551 2.03822 1.7551C1.18328 1.7551 -1.10049e-14 1.03546 0 1.03546Z" koffice:nodeTypes="ccccc"/>
                <draw:path draw:style-name="gr4" draw:id="shape473" draw:name="path944" draw:layer="g8071" svg:width="3.48942400000pt" svg:height="1.16983808000pt" draw:transform="matrix(0.22213788651 0.00000000000 0.00000000000 0.22213788651 69.68324116160pt 54.00091093179pt)" svg:viewBox="0 0 3 1" svg:d="M0 0C0 0 0.824909 0.624077 1.77684 0.59838C2.69664 0.546373 3.48942 0 3.48942 0L3.42666 0.312038C3.42666 0.312038 2.88718 1.16984 1.77684 1.16984C0.666502 1.16984 0 0.364045 0 0.364045L0 8.69478e-15" koffice:nodeTypes="ccccccc"/>
                <draw:path draw:style-name="gr9" draw:id="shape474" draw:name="path946" draw:layer="g8071" svg:width="3.48942400000pt" svg:height="1.16983808000pt" draw:transform="matrix(0.22213788651 0.00000000000 0.00000000000 0.22213788651 69.68324116160pt 54.00091093179pt)" svg:viewBox="0 0 3 1" svg:d="M0 0C0 0 0.824909 0.624077 1.77684 0.59838C2.69664 0.546373 3.48942 0 3.48942 0L3.42666 0.312038C3.42666 0.312038 2.88718 1.16984 1.77684 1.16984C0.666502 1.16984 0 0.364045 0 0.364045L0 8.69478e-15" koffice:nodeTypes="ccccccc"/>
                <draw:path draw:style-name="gr14" draw:id="shape475" draw:name="path948" draw:layer="g8071" svg:width="1.25798656000pt" svg:height="4.98083651294pt" draw:transform="matrix(0.22213788651 0.00000000000 0.00000000000 0.22213788651 70.00009864291pt 52.97171165898pt)" svg:viewBox="0 0 1 5" svg:d="M0.152538 4.98084L0.381344 3.9194L0 0.35391C0 0.35391 0.533882 -0.442388 1.25799 0.35391L0.914328 3.9194L1.18172 4.98084L0.152538 4.98084" koffice:nodeTypes="ccccccc"/>
                <draw:path draw:style-name="gr9" draw:id="shape476" draw:name="path950" draw:layer="g8071" svg:width="1.25798656000pt" svg:height="4.98083651294pt" draw:transform="matrix(0.22213788651 0.00000000000 0.00000000000 0.22213788651 70.00009864291pt 52.97171165898pt)" svg:viewBox="0 0 1 5" svg:d="M0.152538 4.98084L0.381344 3.9194L0 0.35391C0 0.35391 0.533882 -0.442388 1.25799 0.35391L0.914328 3.9194L1.18172 4.98084L0.152538 4.98084" koffice:nodeTypes="ccccccc"/>
                <draw:path draw:style-name="gr12" draw:id="shape477" draw:name="path952" draw:layer="g8071" svg:width="0.47520000000pt" svg:height="0.04515555556pt" draw:transform="matrix(0.22213788651 0.00000000000 0.00000000000 0.22213788651 70.07562552433pt 53.75193878859pt)" svg:viewBox="0 0 0 0" svg:d="M0 0C0 0 0.204 0.1016 0.4752 0" koffice:nodeTypes="cc"/>
                <draw:path draw:style-name="gr4" draw:id="shape478" draw:name="path954" draw:layer="g8071" svg:width="0.45340709344pt" svg:height="1.94212096000pt" draw:transform="matrix(0.22213788651 0.00000000000 0.00000000000 0.22213788651 70.14351086245pt 54.86920350259pt)" svg:viewBox="0 0 0 2" svg:d="M0 0.379059L0.0915763 1.94212C0.0915763 1.94212 0.365766 1.79942 0.434718 1.56306C0.526294 1.27877 0.251565 0 0.251565 0L0 0.379059" koffice:nodeTypes="ccccc"/>
                <draw:path draw:style-name="gr9" draw:id="shape479" draw:name="path956" draw:layer="g8071" svg:width="0.45340709344pt" svg:height="1.94212096000pt" draw:transform="matrix(0.22213788651 0.00000000000 0.00000000000 0.22213788651 70.14351086245pt 54.86920350259pt)" svg:viewBox="0 0 0 2" svg:d="M0 0.379059L0.0915763 1.94212C0.0915763 1.94212 0.365766 1.79942 0.434718 1.56306C0.526294 1.27877 0.251565 0 0.251565 0L0 0.379059" koffice:nodeTypes="ccccc"/>
                <draw:path draw:style-name="gr4" draw:id="shape480" draw:name="path958" draw:layer="g8071" svg:width="0.80079017594pt" svg:height="1.66926400000pt" draw:transform="matrix(0.22213788651 0.00000000000 0.00000000000 0.22213788651 70.01261197818pt 54.40857838112pt)" svg:viewBox="0 0 1 2" svg:d="M0.375549 0C0.679088 0 0.80079 0.351424 0.80079 0.835149C0.80079 1.2734 0.679088 1.66926 0.4364 1.66926C0.162928 1.66926 -0.0504092 1.22998 0.0104419 0.835149C0.071293 0.43928 0.071293 0 0.375549 0Z" koffice:nodeTypes="ccccc"/>
                <draw:path draw:style-name="gr9" draw:id="shape481" draw:name="path960" draw:layer="g8071" svg:width="0.80079017594pt" svg:height="1.66926400000pt" draw:transform="matrix(0.22213788651 0.00000000000 0.00000000000 0.22213788651 70.01261197818pt 54.40857838112pt)" svg:viewBox="0 0 1 2" svg:d="M0.375549 0C0.679088 0 0.80079 0.351424 0.80079 0.835149C0.80079 1.2734 0.679088 1.66926 0.4364 1.66926C0.162928 1.66926 -0.0504092 1.22998 0.0104419 0.835149C0.071293 0.43928 0.071293 0 0.375549 0Z" koffice:nodeTypes="ccccc"/>
                <draw:path draw:style-name="gr10" draw:id="shape482" draw:name="path962" draw:layer="g8071" svg:width="3.32684821333pt" svg:height="3.32853333333pt" draw:transform="matrix(0.22213788651 0.00000000000 0.00000000000 0.22213788651 83.78633130038pt 59.08929021536pt)" svg:viewBox="0 0 3 3" svg:d="M1.64615 3.32853C0.751468 3.32853 0 2.57687 0 1.64657C0 0.751659 0.751468 0 1.64615 0C2.57538 0 3.32685 0.751659 3.32685 1.64657C3.32685 2.57687 2.57538 3.32853 1.64615 3.32853Z" koffice:nodeTypes="ccccc"/>
                <draw:path draw:style-name="gr8" draw:id="shape483" draw:name="path964" draw:layer="g8071" svg:width="3.32684821333pt" svg:height="3.32853333333pt" draw:transform="matrix(0.22213788651 0.00000000000 0.00000000000 0.22213788651 83.78633130038pt 59.08929021536pt)" svg:viewBox="0 0 3 3" svg:d="M1.64615 3.32853C0.751468 3.32853 0 2.57687 0 1.64657C0 0.751659 0.751468 0 1.64615 0C2.57538 0 3.32685 0.751659 3.32685 1.64657C3.32685 2.57687 2.57538 3.32853 1.64615 3.32853Z" koffice:nodeTypes="ccccc"/>
                <draw:path draw:style-name="gr10" draw:id="shape484" draw:name="path966" draw:layer="g8071" svg:width="3.32684821333pt" svg:height="3.32853333333pt" draw:transform="matrix(0.22213788651 0.00000000000 0.00000000000 0.22213788651 82.97135182235pt 59.08929021536pt)" svg:viewBox="0 0 3 3" svg:d="M1.68154 3.32853C0.751468 3.32853 0 2.57687 0 1.64657C0 0.751659 0.751468 0 1.68154 0C2.57622 0 3.32685 0.751659 3.32685 1.64657C3.32685 2.57687 2.57622 3.32853 1.68154 3.32853Z" koffice:nodeTypes="ccccc"/>
                <draw:path draw:style-name="gr8" draw:id="shape485" draw:name="path968" draw:layer="g8071" svg:width="3.32684821333pt" svg:height="3.32853333333pt" draw:transform="matrix(0.22213788651 0.00000000000 0.00000000000 0.22213788651 82.97135182235pt 59.08929021536pt)" svg:viewBox="0 0 3 3" svg:d="M1.68154 3.32853C0.751468 3.32853 0 2.57687 0 1.64657C0 0.751659 0.751468 0 1.68154 0C2.57622 0 3.32685 0.751659 3.32685 1.64657C3.32685 2.57687 2.57622 3.32853 1.68154 3.32853Z" koffice:nodeTypes="ccccc"/>
                <draw:path draw:style-name="gr10" draw:id="shape486" draw:name="path970" draw:layer="g8071" svg:width="3.39799061333pt" svg:height="3.32853333333pt" draw:transform="matrix(0.22213788651 0.00000000000 0.00000000000 0.22213788651 82.15655005463pt 59.08929021536pt)" svg:viewBox="0 0 3 3" svg:d="M1.69857 3.32853C0.758609 3.32853 0 2.57687 0 1.64657C0 0.751659 0.758609 0 1.69857 0C2.63938 0 3.39799 0.751659 3.39799 1.64657C3.39799 2.57687 2.63938 3.32853 1.69857 3.32853Z" koffice:nodeTypes="ccccc"/>
                <draw:path draw:style-name="gr8" draw:id="shape487" draw:name="path972" draw:layer="g8071" svg:width="3.39799061333pt" svg:height="3.32853333333pt" draw:transform="matrix(0.22213788651 0.00000000000 0.00000000000 0.22213788651 82.15655005463pt 59.08929021536pt)" svg:viewBox="0 0 3 3" svg:d="M1.69857 3.32853C0.758609 3.32853 0 2.57687 0 1.64657C0 0.751659 0.758609 0 1.69857 0C2.63938 0 3.39799 0.751659 3.39799 1.64657C3.39799 2.57687 2.63938 3.32853 1.69857 3.32853Z" koffice:nodeTypes="ccccc"/>
                <draw:path draw:style-name="gr10" draw:id="shape488" draw:name="path974" draw:layer="g8071" svg:width="3.32684821333pt" svg:height="3.32853333333pt" draw:transform="matrix(0.22213788651 0.00000000000 0.00000000000 0.22213788651 81.34903440958pt 59.08929021536pt)" svg:viewBox="0 0 3 3" svg:d="M1.64531 3.32853C0.751468 3.32853 0 2.57687 0 1.64657C0 0.751659 0.751468 0 1.64531 0C2.57622 0 3.32685 0.751659 3.32685 1.64657C3.32685 2.57687 2.57622 3.32853 1.64531 3.32853Z" koffice:nodeTypes="ccccc"/>
                <draw:path draw:style-name="gr8" draw:id="shape489" draw:name="path976" draw:layer="g8071" svg:width="3.32684821333pt" svg:height="3.32853333333pt" draw:transform="matrix(0.22213788651 0.00000000000 0.00000000000 0.22213788651 81.34903440958pt 59.08929021536pt)" svg:viewBox="0 0 3 3" svg:d="M1.64531 3.32853C0.751468 3.32853 0 2.57687 0 1.64657C0 0.751659 0.751468 0 1.64531 0C2.57622 0 3.32685 0.751659 3.32685 1.64657C3.32685 2.57687 2.57622 3.32853 1.64531 3.32853Z" koffice:nodeTypes="ccccc"/>
                <draw:path draw:style-name="gr10" draw:id="shape490" draw:name="path978" draw:layer="g8071" svg:width="3.32684821333pt" svg:height="3.32853333333pt" draw:transform="matrix(0.22213788651 0.00000000000 0.00000000000 0.22213788651 83.39394693765pt 58.46268366509pt)" svg:viewBox="0 0 3 3" svg:d="M1.64531 3.32853C0.716085 3.32853 0 2.57687 0 1.64657C0 0.715424 0.716085 0 1.64531 0C2.57538 0 3.32685 0.715424 3.32685 1.64657C3.32685 2.57687 2.57538 3.32853 1.64531 3.32853Z" koffice:nodeTypes="ccccc"/>
                <draw:path draw:style-name="gr8" draw:id="shape491" draw:name="path980" draw:layer="g8071" svg:width="3.32684821333pt" svg:height="3.32853333333pt" draw:transform="matrix(0.22213788651 0.00000000000 0.00000000000 0.22213788651 83.39394693765pt 58.46268366509pt)" svg:viewBox="0 0 3 3" svg:d="M1.64531 3.32853C0.716085 3.32853 0 2.57687 0 1.64657C0 0.715424 0.716085 0 1.64531 0C2.57538 0 3.32685 0.715424 3.32685 1.64657C3.32685 2.57687 2.57538 3.32853 1.64531 3.32853Z" koffice:nodeTypes="ccccc"/>
                <draw:path draw:style-name="gr10" draw:id="shape492" draw:name="path982" draw:layer="g8071" svg:width="3.32684821333pt" svg:height="3.32853333333pt" draw:transform="matrix(0.22213788651 0.00000000000 0.00000000000 0.22213788651 82.57896745962pt 58.46268366509pt)" svg:viewBox="0 0 3 3" svg:d="M1.68154 3.32853C0.751468 3.32853 0 2.57687 0 1.64657C0 0.715424 0.751468 0 1.68154 0C2.57622 0 3.32685 0.715424 3.32685 1.64657C3.32685 2.57687 2.57622 3.32853 1.68154 3.32853Z" koffice:nodeTypes="ccccc"/>
                <draw:path draw:style-name="gr8" draw:id="shape493" draw:name="path984" draw:layer="g8071" svg:width="3.32684821333pt" svg:height="3.32853333333pt" draw:transform="matrix(0.22213788651 0.00000000000 0.00000000000 0.22213788651 82.57896745962pt 58.46268366509pt)" svg:viewBox="0 0 3 3" svg:d="M1.68154 3.32853C0.751468 3.32853 0 2.57687 0 1.64657C0 0.715424 0.751468 0 1.68154 0C2.57622 0 3.32685 0.715424 3.32685 1.64657C3.32685 2.57687 2.57622 3.32853 1.68154 3.32853Z" koffice:nodeTypes="ccccc"/>
                <draw:path draw:style-name="gr10" draw:id="shape494" draw:name="path986" draw:layer="g8071" svg:width="3.39799061333pt" svg:height="3.32853333333pt" draw:transform="matrix(0.22213788651 0.00000000000 0.00000000000 0.22213788651 81.76416569189pt 58.46268366509pt)" svg:viewBox="0 0 3 3" svg:d="M1.69942 3.32853C0.758609 3.32853 0 2.57687 0 1.64657C0 0.715424 0.758609 0 1.69942 0C2.63853 0 3.39799 0.715424 3.39799 1.64657C3.39799 2.57687 2.63853 3.32853 1.69942 3.32853Z" koffice:nodeTypes="ccccc"/>
                <draw:path draw:style-name="gr8" draw:id="shape495" draw:name="path988" draw:layer="g8071" svg:width="3.39799061333pt" svg:height="3.32853333333pt" draw:transform="matrix(0.22213788651 0.00000000000 0.00000000000 0.22213788651 81.76416569189pt 58.46268366509pt)" svg:viewBox="0 0 3 3" svg:d="M1.69942 3.32853C0.758609 3.32853 0 2.57687 0 1.64657C0 0.715424 0.758609 0 1.69942 0C2.63853 0 3.39799 0.715424 3.39799 1.64657C3.39799 2.57687 2.63853 3.32853 1.69942 3.32853Z" koffice:nodeTypes="ccccc"/>
                <draw:path draw:style-name="gr10" draw:id="shape496" draw:name="path990" draw:layer="g8071" svg:width="3.39799061333pt" svg:height="3.32853333333pt" draw:transform="matrix(0.22213788651 0.00000000000 0.00000000000 0.22213788651 82.99409874193pt 57.82861328184pt)" svg:viewBox="0 0 3 3" svg:d="M1.69857 3.32853C0.758609 3.32853 0 2.61311 0 1.68196C0 0.751659 0.758609 0 1.69857 0C2.63938 0 3.39799 0.751659 3.39799 1.68196C3.39799 2.61311 2.63938 3.32853 1.69857 3.32853Z" koffice:nodeTypes="ccccc"/>
                <draw:path draw:style-name="gr8" draw:id="shape497" draw:name="path992" draw:layer="g8071" svg:width="3.39799061333pt" svg:height="3.32853333333pt" draw:transform="matrix(0.22213788651 0.00000000000 0.00000000000 0.22213788651 82.99409874193pt 57.82861328184pt)" svg:viewBox="0 0 3 3" svg:d="M1.69857 3.32853C0.758609 3.32853 0 2.61311 0 1.68196C0 0.751659 0.758609 0 1.69857 0C2.63938 0 3.39799 0.751659 3.39799 1.68196C3.39799 2.61311 2.63938 3.32853 1.69857 3.32853Z" koffice:nodeTypes="ccccc"/>
                <draw:path draw:style-name="gr10" draw:id="shape498" draw:name="path994" draw:layer="g8071" svg:width="3.32684821333pt" svg:height="3.32853333333pt" draw:transform="matrix(0.22213788651 0.00000000000 0.00000000000 0.22213788651 82.18676080719pt 57.82861328184pt)" svg:viewBox="0 0 3 3" svg:d="M1.64531 3.32853C0.750626 3.32853 0 2.61311 0 1.68196C0 0.751659 0.750626 0 1.64531 0C2.57538 0 3.32685 0.751659 3.32685 1.68196C3.32685 2.61311 2.57538 3.32853 1.64531 3.32853Z" koffice:nodeTypes="ccccc"/>
                <draw:path draw:style-name="gr8" draw:id="shape499" draw:name="path996" draw:layer="g8071" svg:width="3.32684821333pt" svg:height="3.32853333333pt" draw:transform="matrix(0.22213788651 0.00000000000 0.00000000000 0.22213788651 82.18676080719pt 57.82861328184pt)" svg:viewBox="0 0 3 3" svg:d="M1.64531 3.32853C0.750626 3.32853 0 2.61311 0 1.68196C0 0.751659 0.750626 0 1.64531 0C2.57538 0 3.32685 0.751659 3.32685 1.68196C3.32685 2.61311 2.57538 3.32853 1.64531 3.32853Z" koffice:nodeTypes="ccccc"/>
                <draw:path draw:style-name="gr10" draw:id="shape500" draw:name="path998" draw:layer="g8071" svg:width="3.32684821333pt" svg:height="3.33021888000pt" draw:transform="matrix(0.22213788651 0.00000000000 0.00000000000 0.22213788651 80.42849500788pt 58.59099050834pt)" svg:viewBox="0 0 3 3" svg:d="M1.68154 3.33022C0.751468 3.33022 0 2.57837 0 1.68239C0 0.751849 0.751468 0 1.68154 0C2.61161 0 3.32685 0.751849 3.32685 1.68239C3.32685 2.57837 2.61161 3.33022 1.68154 3.33022Z" koffice:nodeTypes="ccccc"/>
                <draw:path draw:style-name="gr8" draw:id="shape501" draw:name="path1000" draw:layer="g8071" svg:width="3.32684821333pt" svg:height="3.33021888000pt" draw:transform="matrix(0.22213788651 0.00000000000 0.00000000000 0.22213788651 80.42849500788pt 58.59099050834pt)" svg:viewBox="0 0 3 3" svg:d="M1.68154 3.33022C0.751468 3.33022 0 2.57837 0 1.68239C0 0.751849 0.751468 0 1.68154 0C2.61161 0 3.32685 0.751849 3.32685 1.68239C3.32685 2.57837 2.61161 3.33022 1.68154 3.33022Z" koffice:nodeTypes="ccccc"/>
                <draw:path draw:style-name="gr10" draw:id="shape502" draw:name="path1002" draw:layer="g8071" svg:width="3.32684821333pt" svg:height="3.40139712000pt" draw:transform="matrix(0.22213788651 0.00000000000 0.00000000000 0.22213788651 79.19856195785pt 58.50799979394pt)" svg:viewBox="0 0 3 3" svg:d="M1.68069 3.4014C0.751468 3.4014 0 2.64156 0 1.70027C0 0.759841 0.751468 0 1.68069 0C2.57538 0 3.32685 0.759841 3.32685 1.70027C3.32685 2.64156 2.57538 3.4014 1.68069 3.4014Z" koffice:nodeTypes="ccccc"/>
                <draw:path draw:style-name="gr8" draw:id="shape503" draw:name="path1004" draw:layer="g8071" svg:width="3.32684821333pt" svg:height="3.40139712000pt" draw:transform="matrix(0.22213788651 0.00000000000 0.00000000000 0.22213788651 79.19856195785pt 58.50799979394pt)" svg:viewBox="0 0 3 3" svg:d="M1.68069 3.4014C0.751468 3.4014 0 2.64156 0 1.70027C0 0.759841 0.751468 0 1.68069 0C2.57538 0 3.32685 0.759841 3.32685 1.70027C3.32685 2.64156 2.57538 3.4014 1.68069 3.4014Z" koffice:nodeTypes="ccccc"/>
                <draw:path draw:style-name="gr10" draw:id="shape504" draw:name="path1006" draw:layer="g8071" svg:width="3.39799061333pt" svg:height="3.40310101333pt" draw:transform="matrix(0.22213788651 0.00000000000 0.00000000000 0.22213788651 78.38358247982pt 59.16463938646pt)" svg:viewBox="0 0 3 3" svg:d="M1.69942 3.4031C0.759461 3.4031 0 2.64222 0 1.70155C0 0.760032 0.759461 0 1.69942 0C2.63938 0 3.39799 0.760032 3.39799 1.70155C3.39799 2.64222 2.63938 3.4031 1.69942 3.4031Z" koffice:nodeTypes="ccccc"/>
                <draw:path draw:style-name="gr8" draw:id="shape505" draw:name="path1008" draw:layer="g8071" svg:width="3.39799061333pt" svg:height="3.40310101333pt" draw:transform="matrix(0.22213788651 0.00000000000 0.00000000000 0.22213788651 78.38358247982pt 59.16463938646pt)" svg:viewBox="0 0 3 3" svg:d="M1.69942 3.4031C0.759461 3.4031 0 2.64222 0 1.70155C0 0.760032 0.759461 0 1.69942 0C2.63938 0 3.39799 0.760032 3.39799 1.70155C3.39799 2.64222 2.63938 3.4031 1.69942 3.4031Z" koffice:nodeTypes="ccccc"/>
                <draw:path draw:style-name="gr4" draw:id="shape506" draw:name="path1010" draw:layer="g8071" svg:width="5.08852380422pt" svg:height="4.87959308843pt" draw:transform="matrix(0.22213788651 0.00000000000 0.00000000000 0.22213788651 78.15660116317pt 57.66561770819pt)" svg:viewBox="0 0 5 5" svg:d="M3.42936 0.589727C3.42936 0.589727 2.46978 0.959592 2.46978 1.42983C2.46978 1.89927 3.53266 2.13478 4.01205 2.23515C4.49225 2.3695 5.79402 2.80575 4.59474 4.21566C3.42936 5.62637 0.893611 4.41719 0.448119 3.98094C-0.168468 3.41034 -0.203171 1.83209 0.687813 0.959592C1.85319 -0.215597 3.29216 0.0191241 3.29216 0.0191241L3.42936 0.589727" koffice:nodeTypes="cccccccc"/>
                <draw:path draw:style-name="gr8" draw:id="shape507" draw:name="path1012" draw:layer="g8071" svg:width="5.08852380422pt" svg:height="4.87959308843pt" draw:transform="matrix(0.22213788651 0.00000000000 0.00000000000 0.22213788651 78.15660116317pt 57.66561770819pt)" svg:viewBox="0 0 5 5" svg:d="M3.42936 0.589727C3.42936 0.589727 2.46978 0.959592 2.46978 1.42983C2.46978 1.89927 3.53266 2.13478 4.01205 2.23515C4.49225 2.3695 5.79402 2.80575 4.59474 4.21566C3.42936 5.62637 0.893611 4.41719 0.448119 3.98094C-0.168468 3.41034 -0.203171 1.83209 0.687813 0.959592C1.85319 -0.215597 3.29216 0.0191241 3.29216 0.0191241L3.42936 0.589727" koffice:nodeTypes="cccccccc"/>
                <draw:path draw:style-name="gr4" draw:id="shape508" draw:name="path1014" draw:layer="g8071" svg:width="0.50808384000pt" svg:height="1.94212096000pt" draw:transform="matrix(0.22213788651 0.00000000000 0.00000000000 0.22213788651 78.80617759512pt 57.59439109430pt)" svg:viewBox="0 0 1 2" svg:d="M0 3.16868e-14L0.0724205 1.94212L0.508084 1.80053L0.338723 0L0 0" koffice:nodeTypes="ccccc"/>
                <draw:path draw:style-name="gr8" draw:id="shape509" draw:name="path1016" draw:layer="g8071" svg:width="0.50808384000pt" svg:height="1.94212096000pt" draw:transform="matrix(0.22213788651 0.00000000000 0.00000000000 0.22213788651 78.80617759512pt 57.59439109430pt)" svg:viewBox="0 0 1 2" svg:d="M0 3.16868e-14L0.0724205 1.94212L0.508084 1.80053L0.338723 0L0 0" koffice:nodeTypes="ccccc"/>
                <draw:path draw:style-name="gr6" draw:id="shape510" draw:name="path1018" draw:layer="g8071" svg:width="8.77700248774pt" svg:height="5.46850023722pt" draw:transform="matrix(0.22213788651 0.00000000000 0.00000000000 0.22213788651 86.42746191583pt 54.72168448371pt)" svg:viewBox="0 0 9 5" svg:d="M2.34796 0.049727C2.34796 0.049727 3.48876 -0.274101 4.66274 0.730987C5.23314 1.21826 4.32698 3.19712 4.89738 3.78139C5.46778 4.33281 9.09084 3.87838 8.75508 5.4685C8.75508 5.4685 6.64176 4.68948 5.93784 5.01407C5.23314 5.3379 4.09234 5.11107 3.7234 4.68948C3.38764 4.23505 3.62306 2.77477 2.78405 2.54794C1.97902 2.32111 0 2.32111 0 2.32111L2.34796 0.049727" koffice:nodeTypes="ccccccccc"/>
                <draw:path draw:style-name="gr9" draw:id="shape511" draw:name="path1020" draw:layer="g8071" svg:width="7.83470162286pt" svg:height="7.91275968000pt" draw:transform="matrix(0.22213788651 0.00000000000 0.00000000000 0.22213788651 85.56716630895pt 54.44643067698pt)" svg:viewBox="0 0 8 8" svg:d="M7.8347 0L0 7.91276" koffice:nodeTypes="cc"/>
                <draw:path draw:style-name="gr4" draw:id="shape512" draw:name="path1022" draw:layer="g8071" svg:width="10.27631127273pt" svg:height="5.17750282667pt" draw:transform="matrix(0.22213788651 0.00000000000 0.00000000000 0.22213788651 83.33370314282pt 56.01667896915pt)" svg:viewBox="0 0 10 5" svg:d="M0.919378 5.1775L10.2763 0.568507L10.0467 0L0 5.05117L0.919378 5.1775" koffice:nodeTypes="ccccc"/>
                <draw:path draw:style-name="gr9" draw:id="shape513" draw:name="path1024" draw:layer="g8071" svg:width="10.27631127273pt" svg:height="5.17750282667pt" draw:transform="matrix(0.22213788651 0.00000000000 0.00000000000 0.22213788651 83.33370314282pt 56.01667896915pt)" svg:viewBox="0 0 10 5" svg:d="M0.919378 5.1775L10.2763 0.568507L10.0467 0L0 5.05117L0.919378 5.1775" koffice:nodeTypes="ccccc"/>
                <draw:path draw:style-name="gr4" draw:id="shape514" draw:name="path1026" draw:layer="g8071" svg:width="6.94321322667pt" svg:height="10.25601798400pt" draw:transform="matrix(0.22213788651 0.00000000000 0.00000000000 0.22213788651 84.20892641567pt 55.93368825475pt)" svg:viewBox="0 0 7 10" svg:d="M0.950088 9.84283L6.94321 0.378352L6.39502 0L0 10.256L0.950088 9.84283" koffice:nodeTypes="ccccc"/>
                <draw:path draw:style-name="gr9" draw:id="shape515" draw:name="path1028" draw:layer="g8071" svg:width="6.94321322667pt" svg:height="10.25601798400pt" draw:transform="matrix(0.22213788651 0.00000000000 0.00000000000 0.22213788651 84.20892641567pt 55.93368825475pt)" svg:viewBox="0 0 7 10" svg:d="M0.950088 9.84283L6.94321 0.378352L6.39502 0L0 10.256L0.950088 9.84283" koffice:nodeTypes="ccccc"/>
                <draw:path draw:style-name="gr4" draw:id="shape516" draw:name="path1030" draw:layer="g8071" svg:width="8.53418844444pt" svg:height="8.38533152000pt" draw:transform="matrix(0.22213788651 0.00000000000 0.00000000000 0.22213788651 83.77140363440pt 55.93368825475pt)" svg:viewBox="0 0 9 8" svg:d="M0.925478 8.21088L8.53419 0.521728L8.16961 0L0 8.38533L0.925478 8.21088" koffice:nodeTypes="ccccc"/>
                <draw:path draw:style-name="gr9" draw:id="shape517" draw:name="path1032" draw:layer="g8071" svg:width="8.53418844444pt" svg:height="8.38533152000pt" draw:transform="matrix(0.22213788651 0.00000000000 0.00000000000 0.22213788651 83.77140363440pt 55.93368825475pt)" svg:viewBox="0 0 9 8" svg:d="M0.925478 8.21088L8.53419 0.521728L8.16961 0L0 8.38533L0.925478 8.21088" koffice:nodeTypes="ccccc"/>
                <draw:path draw:style-name="gr9" draw:id="shape518" draw:name="path1034" draw:layer="g8071" svg:width="0.23760000000pt" svg:height="0.33920000000pt" draw:transform="matrix(0.22213788651 0.00000000000 0.00000000000 0.22213788651 85.43139563272pt 56.15262735569pt)" svg:viewBox="0 0 0 0" svg:d="M0.2376 0.3392L0 0" koffice:nodeTypes="cc"/>
                <draw:path draw:style-name="gr9" draw:id="shape519" draw:name="path1036" draw:layer="g8071" svg:width="1.35840000000pt" svg:height="0.03022222222pt" draw:transform="matrix(0.22213788651 0.00000000000 0.00000000000 0.22213788651 74.36928430511pt 45.04079662775pt)" svg:viewBox="0 0 1 0" svg:d="M0 0.0302222C0 0.0302222 1.1208 -0.0377778 1.3584 0.0302222" koffice:nodeTypes="cc"/>
                <draw:path draw:style-name="gr10" draw:id="shape520" draw:name="path1038" draw:layer="g8071" svg:width="4.36895193632pt" svg:height="1.22179712000pt" draw:transform="matrix(0.22213788651 0.00000000000 0.00000000000 0.22213788651 73.80587285737pt 55.51837926213pt)" svg:viewBox="0 0 4 1" svg:d="M2.18835 1.2218C2.18835 1.2218 2.75689 1.2218 3.28947 1.2218C3.96335 1.2218 4.46082 1.14239 4.35464 0.796607C4.17655 0.292631 4.07037 0 4.07037 0L2.18835 0L0.30717 0C0.30717 0 0.200988 0.265744 0.0229024 0.796607C-0.118395 1.14239 0.413353 1.2218 1.08807 1.2218C1.62065 1.2218 2.18835 1.2218 2.18835 1.2218Z" koffice:nodeTypes="ccccccccc"/>
                <draw:path draw:style-name="gr9" draw:id="shape521" draw:name="path1040" draw:layer="g8071" svg:width="4.36895193632pt" svg:height="1.22179712000pt" draw:transform="matrix(0.22213788651 0.00000000000 0.00000000000 0.22213788651 73.80587285737pt 55.51837926213pt)" svg:viewBox="0 0 4 1" svg:d="M2.18835 1.2218C2.18835 1.2218 2.75689 1.2218 3.28947 1.2218C3.96335 1.2218 4.46082 1.14239 4.35464 0.796607C4.17655 0.292631 4.07037 0 4.07037 0L2.18835 0L0.30717 0C0.30717 0 0.200988 0.265744 0.0229024 0.796607C-0.118395 1.14239 0.413353 1.2218 1.08807 1.2218C1.62065 1.2218 2.18835 1.2218 2.18835 1.2218Z" koffice:nodeTypes="ccccccccc"/>
                <draw:path draw:style-name="gr10" draw:id="shape522" draw:name="path1042" draw:layer="g8071" svg:width="4.36893635171pt" svg:height="1.27616288000pt" draw:transform="matrix(0.22213788651 0.00000000000 0.00000000000 0.22213788651 73.79258911422pt 55.18623869422pt)" svg:viewBox="0 0 4 1" svg:d="M2.18061 1.27616C2.18061 1.27616 2.74831 1.27616 3.28089 1.27616C3.95478 1.27616 4.48736 1.16753 4.34606 0.841616C4.20393 0.298432 4.06179 0 4.06179 0L2.18061 0L0.333715 0C0.333715 0 0.192418 0.298432 0.0143321 0.841616C-0.0918501 1.16753 0.404782 1.27616 1.07949 1.27616C1.61208 1.27616 2.18061 1.27616 2.18061 1.27616Z" koffice:nodeTypes="ccccccccc"/>
                <draw:path draw:style-name="gr9" draw:id="shape523" draw:name="path1044" draw:layer="g8071" svg:width="4.36893635171pt" svg:height="1.27616288000pt" draw:transform="matrix(0.22213788651 0.00000000000 0.00000000000 0.22213788651 73.79258911422pt 55.18623869422pt)" svg:viewBox="0 0 4 1" svg:d="M2.18061 1.27616C2.18061 1.27616 2.74831 1.27616 3.28089 1.27616C3.95478 1.27616 4.48736 1.16753 4.34606 0.841616C4.20393 0.298432 4.06179 0 4.06179 0L2.18061 0L0.333715 0C0.333715 0 0.192418 0.298432 0.0143321 0.841616C-0.0918501 1.16753 0.404782 1.27616 1.07949 1.27616C1.61208 1.27616 2.18061 1.27616 2.18061 1.27616Z" koffice:nodeTypes="ccccccccc"/>
                <draw:path draw:style-name="gr10" draw:id="shape524" draw:name="path1046" draw:layer="g8071" svg:width="4.49346264749pt" svg:height="1.27616288000pt" draw:transform="matrix(0.22213788651 0.00000000000 0.00000000000 0.22213788651 73.78509079708pt 54.92198346442pt)" svg:viewBox="0 0 4 1" svg:d="M2.24725 1.27616C2.24725 1.27616 2.82298 1.27616 3.3631 1.27616C4.08298 1.27616 4.58664 1.19437 4.47895 0.841616C4.2992 0.32591 4.15505 0 4.15505 0L2.24725 0L0.338602 0C0.338602 0 0.194457 0.299071 0.0146994 0.841616C-0.0938332 1.19437 0.410674 1.27616 1.13055 1.27616C1.67067 1.27616 2.24725 1.27616 2.24725 1.27616Z" koffice:nodeTypes="ccccccccc"/>
                <draw:path draw:style-name="gr9" draw:id="shape525" draw:name="path1048" draw:layer="g8071" svg:width="4.49346264749pt" svg:height="1.27616288000pt" draw:transform="matrix(0.22213788651 0.00000000000 0.00000000000 0.22213788651 73.78509079708pt 54.92198346442pt)" svg:viewBox="0 0 4 1" svg:d="M2.24725 1.27616C2.24725 1.27616 2.82298 1.27616 3.3631 1.27616C4.08298 1.27616 4.58664 1.19437 4.47895 0.841616C4.2992 0.32591 4.15505 0 4.15505 0L2.24725 0L0.338602 0C0.338602 0 0.194457 0.299071 0.0146994 0.841616C-0.0938332 1.19437 0.410674 1.27616 1.13055 1.27616C1.67067 1.27616 2.24725 1.27616 2.24725 1.27616Z" koffice:nodeTypes="ccccccccc"/>
                <draw:path draw:style-name="gr10" draw:id="shape526" draw:name="path1050" draw:layer="g8071" svg:width="4.58266128137pt" svg:height="1.27488512000pt" draw:transform="matrix(0.22213788651 0.00000000000 0.00000000000 0.22213788651 73.79275789808pt 54.66536977793pt)" svg:viewBox="0 0 5 1" svg:d="M2.30443 1.27489C2.30443 1.27489 2.8867 1.27489 3.43216 1.27489C4.15914 1.27489 4.7046 1.16694 4.55903 0.813729C4.3775 0.298282 4.26789 0 4.26789 0L2.30443 0L0.340967 0C0.340967 0 0.196254 0.298282 0.0138651 0.813729C-0.0948832 1.16694 0.450572 1.27489 1.14159 1.27489C1.68704 1.27489 2.30443 1.27489 2.30443 1.27489Z" koffice:nodeTypes="ccccccccc"/>
                <draw:path draw:style-name="gr9" draw:id="shape527" draw:name="path1052" draw:layer="g8071" svg:width="4.58266128137pt" svg:height="1.27488512000pt" draw:transform="matrix(0.22213788651 0.00000000000 0.00000000000 0.22213788651 73.79275789808pt 54.66536977793pt)" svg:viewBox="0 0 5 1" svg:d="M2.30443 1.27489C2.30443 1.27489 2.8867 1.27489 3.43216 1.27489C4.15914 1.27489 4.7046 1.16694 4.55903 0.813729C4.3775 0.298282 4.26789 0 4.26789 0L2.30443 0L0.340967 0C0.340967 0 0.196254 0.298282 0.0138651 0.813729C-0.0948832 1.16694 0.450572 1.27489 1.14159 1.27489C1.68704 1.27489 2.30443 1.27489 2.30443 1.27489Z" koffice:nodeTypes="ccccccccc"/>
                <draw:path draw:style-name="gr10" draw:id="shape528" draw:name="path1054" draw:layer="g8071" svg:width="4.65688998343pt" svg:height="1.27488512000pt" draw:transform="matrix(0.22213788651 0.00000000000 0.00000000000 0.22213788651 73.79073119657pt 54.34833458630pt)" svg:viewBox="0 0 5 1" svg:d="M2.33287 1.27489C2.33287 1.27489 2.91984 1.27489 3.50594 1.27489C4.23966 1.27489 4.75239 1.1663 4.64191 0.840556C4.45891 0.298282 4.31217 0 4.31217 0L2.33287 0L0.353561 0C0.353561 0 0.207681 0.298282 0.0238213 0.840556C-0.122922 1.1663 0.426932 1.27489 1.16065 1.27489C1.7105 1.27489 2.33287 1.27489 2.33287 1.27489Z" koffice:nodeTypes="ccccccccc"/>
                <draw:path draw:style-name="gr9" draw:id="shape529" draw:name="path1056" draw:layer="g8071" svg:width="4.65688998343pt" svg:height="1.27488512000pt" draw:transform="matrix(0.22213788651 0.00000000000 0.00000000000 0.22213788651 73.79073119657pt 54.34833458630pt)" svg:viewBox="0 0 5 1" svg:d="M2.33287 1.27489C2.33287 1.27489 2.91984 1.27489 3.50594 1.27489C4.23966 1.27489 4.75239 1.1663 4.64191 0.840556C4.45891 0.298282 4.31217 0 4.31217 0L2.33287 0L0.353561 0C0.353561 0 0.207681 0.298282 0.0238213 0.840556C-0.122922 1.1663 0.426932 1.27489 1.16065 1.27489C1.7105 1.27489 2.33287 1.27489 2.33287 1.27489Z" koffice:nodeTypes="ccccccccc"/>
                <draw:path draw:style-name="gr10" draw:id="shape530" draw:name="path1058" draw:layer="g8071" svg:width="4.78308514221pt" svg:height="1.27488512000pt" draw:transform="matrix(0.22213788651 0.00000000000 0.00000000000 0.22213788651 73.77015148343pt 54.06151014723pt)" svg:viewBox="0 0 5 1" svg:d="M2.39208 1.27489C2.39208 1.27489 3.02282 1.27489 3.58008 1.27489C4.32279 1.27489 4.88004 1.1663 4.76894 0.813729C4.58348 0.298282 4.43477 0 4.43477 0L2.39208 0L0.348526 0C0.348526 0 0.237425 0.298282 0.0143483 0.813729C-0.0976275 1.1663 0.459627 1.27489 1.20321 1.27489C1.76047 1.27489 2.39208 1.27489 2.39208 1.27489Z" koffice:nodeTypes="ccccccccc"/>
                <draw:path draw:style-name="gr9" draw:id="shape531" draw:name="path1060" draw:layer="g8071" svg:width="4.78308514221pt" svg:height="1.27488512000pt" draw:transform="matrix(0.22213788651 0.00000000000 0.00000000000 0.22213788651 73.77015148343pt 54.06151014723pt)" svg:viewBox="0 0 5 1" svg:d="M2.39208 1.27489C2.39208 1.27489 3.02282 1.27489 3.58008 1.27489C4.32279 1.27489 4.88004 1.1663 4.76894 0.813729C4.58348 0.298282 4.43477 0 4.43477 0L2.39208 0L0.348526 0C0.348526 0 0.237425 0.298282 0.0143483 0.813729C-0.0976275 1.1663 0.459627 1.27489 1.20321 1.27489C1.76047 1.27489 2.39208 1.27489 2.39208 1.27489Z" koffice:nodeTypes="ccccccccc"/>
                <draw:path draw:style-name="gr10" draw:id="shape532" draw:name="path1062" draw:layer="g8071" svg:width="4.87692743844pt" svg:height="1.27616288000pt" draw:transform="matrix(0.22213788651 0.00000000000 0.00000000000 0.22213788651 73.76817183018pt 53.81218258342pt)" svg:viewBox="0 0 5 1" svg:d="M2.42527 1.27616C2.42527 1.27616 3.06217 1.27616 3.66285 1.27616C4.41281 1.27616 4.97551 1.16753 4.86244 0.814776C4.63807 0.299071 4.525 0 4.525 0L2.42527 0L0.361769 0C0.361769 0 0.211599 0.299071 0.0243287 0.814776C-0.125841 1.16753 0.436854 1.27616 1.2248 1.27616C1.78749 1.27616 2.42527 1.27616 2.42527 1.27616Z" koffice:nodeTypes="ccccccccc"/>
                <draw:path draw:style-name="gr9" draw:id="shape533" draw:name="path1064" draw:layer="g8071" svg:width="4.87692743844pt" svg:height="1.27616288000pt" draw:transform="matrix(0.22213788651 0.00000000000 0.00000000000 0.22213788651 73.76817183018pt 53.81218258342pt)" svg:viewBox="0 0 5 1" svg:d="M2.42527 1.27616C2.42527 1.27616 3.06217 1.27616 3.66285 1.27616C4.41281 1.27616 4.97551 1.16753 4.86244 0.814776C4.63807 0.299071 4.525 0 4.525 0L2.42527 0L0.361769 0C0.361769 0 0.211599 0.299071 0.0243287 0.814776C-0.125841 1.16753 0.436854 1.27616 1.2248 1.27616C1.78749 1.27616 2.42527 1.27616 2.42527 1.27616Z" koffice:nodeTypes="ccccccccc"/>
                <draw:path draw:style-name="gr10" draw:id="shape534" draw:name="path1066" draw:layer="g8071" svg:width="4.95283016956pt" svg:height="1.27488512000pt" draw:transform="matrix(0.22213788651 0.00000000000 0.00000000000 0.22213788651 73.76255188956pt 53.54810506393pt)" svg:viewBox="0 0 5 1" svg:d="M2.47223 1.27489C2.47223 1.27489 3.11406 1.27489 3.71939 1.27489C4.51345 1.27489 5.07962 1.1663 4.92828 0.841194C4.73956 0.298282 4.58823 0 4.58823 0L2.47223 0L0.355336 0C0.355336 0 0.204002 0.298282 0.0143906 0.841194C-0.0986646 1.1663 0.468391 1.27489 1.22417 1.27489C1.8295 1.27489 2.47223 1.27489 2.47223 1.27489Z" koffice:nodeTypes="ccccccccc"/>
                <draw:path draw:style-name="gr9" draw:id="shape535" draw:name="path1068" draw:layer="g8071" svg:width="4.95283016956pt" svg:height="1.27488512000pt" draw:transform="matrix(0.22213788651 0.00000000000 0.00000000000 0.22213788651 73.76255188956pt 53.54810506393pt)" svg:viewBox="0 0 5 1" svg:d="M2.47223 1.27489C2.47223 1.27489 3.11406 1.27489 3.71939 1.27489C4.51345 1.27489 5.07962 1.1663 4.92828 0.841194C4.73956 0.298282 4.58823 0 4.58823 0L2.47223 0L0.355336 0C0.355336 0 0.204002 0.298282 0.0143906 0.841194C-0.0986646 1.1663 0.468391 1.27489 1.22417 1.27489C1.8295 1.27489 2.47223 1.27489 2.47223 1.27489Z" koffice:nodeTypes="ccccccccc"/>
                <draw:path draw:style-name="gr10" draw:id="shape536" draw:name="path1070" draw:layer="g8071" svg:width="4.06804015906pt" svg:height="1.27616288000pt" draw:transform="matrix(0.22213788651 0.00000000000 0.00000000000 0.22213788651 73.77015628543pt 53.23089216199pt)" svg:viewBox="0 0 4 1" svg:d="M2.03374 1.27616C2.03374 1.27616 2.55474 1.27616 3.04543 1.27616C3.68838 1.27616 4.14804 1.195 4.05639 0.842255C3.87239 0.32591 3.74971 0 3.74971 0L2.03374 0L0.287468 0C0.287468 0 0.195825 0.299071 0.0118159 0.842255C-0.0805491 1.195 0.379112 1.27616 1.02278 1.27616C1.51347 1.27616 2.03374 1.27616 2.03374 1.27616Z" koffice:nodeTypes="ccccccccc"/>
                <draw:path draw:style-name="gr9" draw:id="shape537" draw:name="path1072" draw:layer="g8071" svg:width="4.06804015906pt" svg:height="1.27616288000pt" draw:transform="matrix(0.22213788651 0.00000000000 0.00000000000 0.22213788651 73.77015628543pt 53.23089216199pt)" svg:viewBox="0 0 4 1" svg:d="M2.03374 1.27616C2.03374 1.27616 2.55474 1.27616 3.04543 1.27616C3.68838 1.27616 4.14804 1.195 4.05639 0.842255C3.87239 0.32591 3.74971 0 3.74971 0L2.03374 0L0.287468 0C0.287468 0 0.195825 0.299071 0.0118159 0.842255C-0.0805491 1.195 0.379112 1.27616 1.02278 1.27616C1.51347 1.27616 2.03374 1.27616 2.03374 1.27616Z" koffice:nodeTypes="ccccccccc"/>
                <draw:path draw:style-name="gr10" draw:id="shape538" draw:name="path1074" draw:layer="g8071" svg:width="4.14348705441pt" svg:height="1.27488512000pt" draw:transform="matrix(0.22213788651 0.00000000000 0.00000000000 0.22213788651 73.75330871780pt 52.90639313738pt)" svg:viewBox="0 0 4 1" svg:d="M2.06038 1.27489C2.06038 1.27489 2.61678 1.27489 3.11127 1.27489C3.76088 1.27489 4.22478 1.1663 4.13156 0.841194C3.94658 0.298282 3.82278 0 3.82278 0L2.06038 0L0.297261 0C0.297261 0 0.173456 0.298282 0.0190646 0.841194C-0.10474 1.1663 0.390478 1.27489 1.03936 1.27489C1.53458 1.27489 2.06038 1.27489 2.06038 1.27489Z" koffice:nodeTypes="ccccccccc"/>
                <draw:path draw:style-name="gr9" draw:id="shape539" draw:name="path1076" draw:layer="g8071" svg:width="4.14348705441pt" svg:height="1.27488512000pt" draw:transform="matrix(0.22213788651 0.00000000000 0.00000000000 0.22213788651 73.75330871780pt 52.90639313738pt)" svg:viewBox="0 0 4 1" svg:d="M2.06038 1.27489C2.06038 1.27489 2.61678 1.27489 3.11127 1.27489C3.76088 1.27489 4.22478 1.1663 4.13156 0.841194C3.94658 0.298282 3.82278 0 3.82278 0L2.06038 0L0.297261 0C0.297261 0 0.173456 0.298282 0.0190646 0.841194C-0.10474 1.1663 0.390478 1.27489 1.03936 1.27489C1.53458 1.27489 2.06038 1.27489 2.06038 1.27489Z" koffice:nodeTypes="ccccccccc"/>
                <draw:path draw:style-name="gr10" draw:id="shape540" draw:name="path1078" draw:layer="g8071" svg:width="4.20605201599pt" svg:height="1.27488512000pt" draw:transform="matrix(0.22213788651 0.00000000000 0.00000000000 0.22213788651 73.74745130346pt 52.60446332204pt)" svg:viewBox="0 0 4 1" svg:d="M2.10007 1.27489C2.10007 1.27489 2.66064 1.27489 3.15885 1.27489C3.81335 1.27489 4.31156 1.1663 4.18682 0.840556C4.03127 0.298282 3.90653 0 3.90653 0L2.10007 0L0.323681 0C0.323681 0 0.198945 0.298282 0.0118415 0.840556C-0.0813435 1.1663 0.386049 1.27489 1.04054 1.27489C1.57031 1.27489 2.10007 1.27489 2.10007 1.27489Z" koffice:nodeTypes="ccccccccc"/>
                <draw:path draw:style-name="gr9" draw:id="shape541" draw:name="path1080" draw:layer="g8071" svg:width="4.20605201599pt" svg:height="1.27488512000pt" draw:transform="matrix(0.22213788651 0.00000000000 0.00000000000 0.22213788651 73.74745130346pt 52.60446332204pt)" svg:viewBox="0 0 4 1" svg:d="M2.10007 1.27489C2.10007 1.27489 2.66064 1.27489 3.15885 1.27489C3.81335 1.27489 4.31156 1.1663 4.18682 0.840556C4.03127 0.298282 3.90653 0 3.90653 0L2.10007 0L0.323681 0C0.323681 0 0.198945 0.298282 0.0118415 0.840556C-0.0813435 1.1663 0.386049 1.27489 1.04054 1.27489C1.57031 1.27489 2.10007 1.27489 2.10007 1.27489Z" koffice:nodeTypes="ccccccccc"/>
                <draw:path draw:style-name="gr10" draw:id="shape542" draw:name="path1082" draw:layer="g8071" svg:width="4.33036748302pt" svg:height="1.27616288000pt" draw:transform="matrix(0.22213788651 0.00000000000 0.00000000000 0.22213788651 73.74013440892pt 52.33256654895pt)" svg:viewBox="0 0 4 1" svg:d="M2.16153 1.27616C2.16153 1.27616 2.73033 1.27616 3.23585 1.27616C3.93122 1.27616 4.43748 1.16753 4.31091 0.814776C4.15308 0.299071 3.9945 0 3.9945 0L2.16153 0L0.327814 0C0.327814 0 0.201248 0.271592 0.0113997 0.814776C-0.0831524 1.16753 0.422366 1.27616 1.08646 1.27616C1.59198 1.27616 2.16153 1.27616 2.16153 1.27616Z" koffice:nodeTypes="ccccccccc"/>
                <draw:path draw:style-name="gr9" draw:id="shape543" draw:name="path1084" draw:layer="g8071" svg:width="4.33036748302pt" svg:height="1.27616288000pt" draw:transform="matrix(0.22213788651 0.00000000000 0.00000000000 0.22213788651 73.74013440892pt 52.33256654895pt)" svg:viewBox="0 0 4 1" svg:d="M2.16153 1.27616C2.16153 1.27616 2.73033 1.27616 3.23585 1.27616C3.93122 1.27616 4.43748 1.16753 4.31091 0.814776C4.15308 0.299071 3.9945 0 3.9945 0L2.16153 0L0.327814 0C0.327814 0 0.201248 0.271592 0.0113997 0.814776C-0.0831524 1.16753 0.422366 1.27616 1.08646 1.27616C1.59198 1.27616 2.16153 1.27616 2.16153 1.27616Z" koffice:nodeTypes="ccccccccc"/>
                <draw:path draw:style-name="gr10" draw:id="shape544" draw:name="path1086" draw:layer="g8071" svg:width="4.40941208811pt" svg:height="1.27616288000pt" draw:transform="matrix(0.22213788651 0.00000000000 0.00000000000 0.22213788651 73.72310657781pt 52.00042598104pt)" svg:viewBox="0 0 4 1" svg:d="M2.18854 1.27616C2.18854 1.27616 2.76326 1.27616 3.30568 1.27616C4.00736 1.27616 4.51747 1.19437 4.38976 0.841616C4.19894 0.298432 4.07122 0 4.07122 0L2.18854 0L0.33892 0C0.33892 0 0.211204 0.298432 0.0196304 0.841616C-0.108085 1.19437 0.402778 1.27616 1.10446 1.27616C1.64688 1.27616 2.18854 1.27616 2.18854 1.27616Z" koffice:nodeTypes="ccccccccc"/>
                <draw:path draw:style-name="gr9" draw:id="shape545" draw:name="path1088" draw:layer="g8071" svg:width="4.40941208811pt" svg:height="1.27616288000pt" draw:transform="matrix(0.22213788651 0.00000000000 0.00000000000 0.22213788651 73.72310657781pt 52.00042598104pt)" svg:viewBox="0 0 4 1" svg:d="M2.18854 1.27616C2.18854 1.27616 2.76326 1.27616 3.30568 1.27616C4.00736 1.27616 4.51747 1.19437 4.38976 0.841616C4.19894 0.298432 4.07122 0 4.07122 0L2.18854 0L0.33892 0C0.33892 0 0.211204 0.298432 0.0196304 0.841616C-0.108085 1.19437 0.402778 1.27616 1.10446 1.27616C1.64688 1.27616 2.18854 1.27616 2.18854 1.27616Z" koffice:nodeTypes="ccccccccc"/>
                <draw:path draw:style-name="gr10" draw:id="shape546" draw:name="path1090" draw:layer="g8071" svg:width="4.39343746745pt" svg:height="1.27616288000pt" draw:transform="matrix(0.22213788651 0.00000000000 0.00000000000 0.22213788651 73.73821195408pt 51.66064386983pt)" svg:viewBox="0 0 4 1" svg:d="M2.18532 1.27616C2.18532 1.27616 2.75825 1.27616 3.29968 1.27616C3.96785 1.27616 4.47779 1.16753 4.3818 0.841616C4.19132 0.299071 4.06384 0 4.06384 0L2.18532 0L0.306059 0C0.306059 0 0.179325 0.299071 0.0195948 0.841616C-0.107889 1.16753 0.402048 1.27616 1.10246 1.27616C1.61164 1.27616 2.18532 1.27616 2.18532 1.27616Z" koffice:nodeTypes="ccccccccc"/>
                <draw:path draw:style-name="gr9" draw:id="shape547" draw:name="path1092" draw:layer="g8071" svg:width="4.39343746745pt" svg:height="1.27616288000pt" draw:transform="matrix(0.22213788651 0.00000000000 0.00000000000 0.22213788651 73.73821195408pt 51.66064386983pt)" svg:viewBox="0 0 4 1" svg:d="M2.18532 1.27616C2.18532 1.27616 2.75825 1.27616 3.29968 1.27616C3.96785 1.27616 4.47779 1.16753 4.3818 0.841616C4.19132 0.299071 4.06384 0 4.06384 0L2.18532 0L0.306059 0C0.306059 0 0.179325 0.299071 0.0195948 0.841616C-0.107889 1.16753 0.402048 1.27616 1.10246 1.27616C1.61164 1.27616 2.18532 1.27616 2.18532 1.27616Z" koffice:nodeTypes="ccccccccc"/>
                <draw:path draw:style-name="gr10" draw:id="shape548" draw:name="path1094" draw:layer="g8071" svg:width="4.40941208811pt" svg:height="1.27488512000pt" draw:transform="matrix(0.22213788651 0.00000000000 0.00000000000 0.22213788651 73.72310657781pt 51.33614484521pt)" svg:viewBox="0 0 4 1" svg:d="M2.18854 1.27489C2.18854 1.27489 2.76326 1.27489 3.30568 1.27489C4.00736 1.27489 4.51747 1.1663 4.38976 0.813729C4.19894 0.298282 4.07122 0 4.07122 0L2.18854 0L0.33892 0C0.33892 0 0.211204 0.298282 0.0196304 0.813729C-0.108085 1.1663 0.402778 1.27489 1.10446 1.27489C1.64688 1.27489 2.18854 1.27489 2.18854 1.27489Z" koffice:nodeTypes="ccccccccc"/>
                <draw:path draw:style-name="gr9" draw:id="shape549" draw:name="path1096" draw:layer="g8071" svg:width="4.40941208811pt" svg:height="1.27488512000pt" draw:transform="matrix(0.22213788651 0.00000000000 0.00000000000 0.22213788651 73.72310657781pt 51.33614484521pt)" svg:viewBox="0 0 4 1" svg:d="M2.18854 1.27489C2.18854 1.27489 2.76326 1.27489 3.30568 1.27489C4.00736 1.27489 4.51747 1.1663 4.38976 0.813729C4.19894 0.298282 4.07122 0 4.07122 0L2.18854 0L0.33892 0C0.33892 0 0.211204 0.298282 0.0196304 0.813729C-0.108085 1.1663 0.402778 1.27489 1.10446 1.27489C1.64688 1.27489 2.18854 1.27489 2.18854 1.27489Z" koffice:nodeTypes="ccccccccc"/>
                <draw:path draw:style-name="gr10" draw:id="shape550" draw:name="path1098" draw:layer="g8071" svg:width="4.39343746745pt" svg:height="1.27488512000pt" draw:transform="matrix(0.22213788651 0.00000000000 0.00000000000 0.22213788651 73.73821195408pt 51.07188961542pt)" svg:viewBox="0 0 4 1" svg:d="M2.18532 1.27489C2.18532 1.27489 2.75825 1.27489 3.29968 1.27489C3.96785 1.27489 4.47779 1.16694 4.3818 0.841194C4.19132 0.298282 4.06384 0 4.06384 0L2.18532 0L0.306059 0C0.306059 0 0.179325 0.298282 0.0195948 0.841194C-0.107889 1.16694 0.402048 1.27489 1.10246 1.27489C1.61164 1.27489 2.18532 1.27489 2.18532 1.27489Z" koffice:nodeTypes="ccccccccc"/>
                <draw:path draw:style-name="gr9" draw:id="shape551" draw:name="path1100" draw:layer="g8071" svg:width="4.39343746745pt" svg:height="1.27488512000pt" draw:transform="matrix(0.22213788651 0.00000000000 0.00000000000 0.22213788651 73.73821195408pt 51.07188961542pt)" svg:viewBox="0 0 4 1" svg:d="M2.18532 1.27489C2.18532 1.27489 2.75825 1.27489 3.29968 1.27489C3.96785 1.27489 4.47779 1.16694 4.3818 0.841194C4.19132 0.298282 4.06384 0 4.06384 0L2.18532 0L0.306059 0C0.306059 0 0.179325 0.298282 0.0195948 0.841194C-0.107889 1.16694 0.402048 1.27489 1.10246 1.27489C1.61164 1.27489 2.18532 1.27489 2.18532 1.27489Z" koffice:nodeTypes="ccccccccc"/>
                <draw:path draw:style-name="gr10" draw:id="shape552" draw:name="path1102" draw:layer="g8071" svg:width="4.31665400420pt" svg:height="1.27488512000pt" draw:transform="matrix(0.22213788651 0.00000000000 0.00000000000 0.22213788651 73.75509751557pt 50.75485442379pt)" svg:viewBox="0 0 4 1" svg:d="M2.15796 1.27489C2.15796 1.27489 2.7266 1.27489 3.23132 1.27489C3.92558 1.27489 4.39908 1.19377 4.30468 0.841194C4.11513 0.298282 3.98876 0 3.98876 0L2.15796 0L0.32789 0C0.32789 0 0.201525 0.298282 0.0119767 0.841194C-0.0824255 1.19377 0.391072 1.27489 1.08534 1.27489C1.59006 1.27489 2.15796 1.27489 2.15796 1.27489Z" koffice:nodeTypes="ccccccccc"/>
                <draw:path draw:style-name="gr9" draw:id="shape553" draw:name="path1104" draw:layer="g8071" svg:width="4.31665400420pt" svg:height="1.27488512000pt" draw:transform="matrix(0.22213788651 0.00000000000 0.00000000000 0.22213788651 73.75509751557pt 50.75485442379pt)" svg:viewBox="0 0 4 1" svg:d="M2.15796 1.27489C2.15796 1.27489 2.7266 1.27489 3.23132 1.27489C3.92558 1.27489 4.39908 1.19377 4.30468 0.841194C4.11513 0.298282 3.98876 0 3.98876 0L2.15796 0L0.32789 0C0.32789 0 0.201525 0.298282 0.0119767 0.841194C-0.0824255 1.19377 0.391072 1.27489 1.08534 1.27489C1.59006 1.27489 2.15796 1.27489 2.15796 1.27489Z" koffice:nodeTypes="ccccccccc"/>
                <draw:path draw:style-name="gr10" draw:id="shape554" draw:name="path1106" draw:layer="g8071" svg:width="4.22042772862pt" svg:height="1.27616288000pt" draw:transform="matrix(0.22213788651 0.00000000000 0.00000000000 0.22213788651 73.74571184717pt 50.45274689814pt)" svg:viewBox="0 0 4 1" svg:d="M2.11085 1.27616C2.11085 1.27616 2.67238 1.27616 3.17144 1.27616C3.82705 1.27616 4.32611 1.195 4.20117 0.842255C4.04535 0.32591 3.9204 0 3.9204 0L2.11085 0L0.331428 0C0.331428 0 0.206479 0.299071 0.019056 0.842255C-0.105158 1.195 0.393902 1.27616 1.04952 1.27616C1.58018 1.27616 2.11085 1.27616 2.11085 1.27616Z" koffice:nodeTypes="ccccccccc"/>
                <draw:path draw:style-name="gr9" draw:id="shape555" draw:name="path1108" draw:layer="g8071" svg:width="4.22042772862pt" svg:height="1.27616288000pt" draw:transform="matrix(0.22213788651 0.00000000000 0.00000000000 0.22213788651 73.74571184717pt 50.45274689814pt)" svg:viewBox="0 0 4 1" svg:d="M2.11085 1.27616C2.11085 1.27616 2.67238 1.27616 3.17144 1.27616C3.82705 1.27616 4.32611 1.195 4.20117 0.842255C4.04535 0.32591 3.9204 0 3.9204 0L2.11085 0L0.331428 0C0.331428 0 0.206479 0.299071 0.019056 0.842255C-0.105158 1.195 0.393902 1.27616 1.04952 1.27616C1.58018 1.27616 2.11085 1.27616 2.11085 1.27616Z" koffice:nodeTypes="ccccccccc"/>
                <draw:path draw:style-name="gr10" draw:id="shape556" draw:name="path1110" draw:layer="g8071" svg:width="4.22042772862pt" svg:height="1.27488512000pt" draw:transform="matrix(0.22213788651 0.00000000000 0.00000000000 0.22213788651 73.74571184717pt 50.14335324981pt)" svg:viewBox="0 0 4 1" svg:d="M2.11085 1.27489C2.11085 1.27489 2.67238 1.27489 3.17144 1.27489C3.82705 1.27489 4.32611 1.16694 4.20117 0.813729C4.04535 0.298282 3.9204 0 3.9204 0L2.11085 0L0.331428 0C0.331428 0 0.206479 0.298282 0.019056 0.813729C-0.105158 1.16694 0.393902 1.27489 1.04952 1.27489C1.58018 1.27489 2.11085 1.27489 2.11085 1.27489Z" koffice:nodeTypes="ccccccccc"/>
                <draw:path draw:style-name="gr9" draw:id="shape557" draw:name="path1112" draw:layer="g8071" svg:width="4.22042772862pt" svg:height="1.27488512000pt" draw:transform="matrix(0.22213788651 0.00000000000 0.00000000000 0.22213788651 73.74571184717pt 50.14335324981pt)" svg:viewBox="0 0 4 1" svg:d="M2.11085 1.27489C2.11085 1.27489 2.67238 1.27489 3.17144 1.27489C3.82705 1.27489 4.32611 1.16694 4.20117 0.813729C4.04535 0.298282 3.9204 0 3.9204 0L2.11085 0L0.331428 0C0.331428 0 0.206479 0.298282 0.019056 0.813729C-0.105158 1.16694 0.393902 1.27489 1.04952 1.27489C1.58018 1.27489 2.11085 1.27489 2.11085 1.27489Z" koffice:nodeTypes="ccccccccc"/>
                <draw:path draw:style-name="gr10" draw:id="shape558" draw:name="path1114" draw:layer="g8071" svg:width="4.22042772862pt" svg:height="1.22304800000pt" draw:transform="matrix(0.22213788651 0.00000000000 0.00000000000 0.22213788651 73.74571184717pt 49.85635110044pt)" svg:viewBox="0 0 4 1" svg:d="M2.11085 1.22305C2.11085 1.22305 2.67238 1.22305 3.17144 1.22305C3.82705 1.22305 4.32611 1.14297 4.20117 0.79764C4.04535 0.292781 3.9204 0 3.9204 0L2.11085 0L0.331428 0C0.331428 0 0.206479 0.266506 0.019056 0.79764C-0.105158 1.14297 0.393902 1.22305 1.04952 1.22305C1.58018 1.22305 2.11085 1.22305 2.11085 1.22305Z" koffice:nodeTypes="ccccccccc"/>
                <draw:path draw:style-name="gr9" draw:id="shape559" draw:name="path1116" draw:layer="g8071" svg:width="4.22042772862pt" svg:height="1.22304800000pt" draw:transform="matrix(0.22213788651 0.00000000000 0.00000000000 0.22213788651 73.74571184717pt 49.85635110044pt)" svg:viewBox="0 0 4 1" svg:d="M2.11085 1.22305C2.11085 1.22305 2.67238 1.22305 3.17144 1.22305C3.82705 1.22305 4.32611 1.14297 4.20117 0.79764C4.04535 0.292781 3.9204 0 3.9204 0L2.11085 0L0.331428 0C0.331428 0 0.206479 0.266506 0.019056 0.79764C-0.105158 1.14297 0.393902 1.22305 1.04952 1.22305C1.58018 1.22305 2.11085 1.22305 2.11085 1.22305Z" koffice:nodeTypes="ccccccccc"/>
                <draw:path draw:style-name="gr10" draw:id="shape560" draw:name="path1118" draw:layer="g8071" svg:width="4.14348705441pt" svg:height="1.27488512000pt" draw:transform="matrix(0.22213788651 0.00000000000 0.00000000000 0.22213788651 73.73820334151pt 49.53949361912pt)" svg:viewBox="0 0 4 1" svg:d="M2.05965 1.27489C2.05965 1.27489 2.61678 1.27489 3.11127 1.27489C3.76088 1.27489 4.22478 1.1663 4.13156 0.813729C3.97717 0.298282 3.85337 0 3.85337 0L2.05965 0L0.297261 0C0.297261 0 0.174184 0.298282 0.0190646 0.813729C-0.10474 1.1663 0.390478 1.27489 1.03936 1.27489C1.53458 1.27489 2.05965 1.27489 2.05965 1.27489Z" koffice:nodeTypes="ccccccccc"/>
                <draw:path draw:style-name="gr9" draw:id="shape561" draw:name="path1120" draw:layer="g8071" svg:width="4.14348705441pt" svg:height="1.27488512000pt" draw:transform="matrix(0.22213788651 0.00000000000 0.00000000000 0.22213788651 73.73820334151pt 49.53949361912pt)" svg:viewBox="0 0 4 1" svg:d="M2.05965 1.27489C2.05965 1.27489 2.61678 1.27489 3.11127 1.27489C3.76088 1.27489 4.22478 1.1663 4.13156 0.813729C3.97717 0.298282 3.85337 0 3.85337 0L2.05965 0L0.297261 0C0.297261 0 0.174184 0.298282 0.0190646 0.813729C-0.10474 1.1663 0.390478 1.27489 1.03936 1.27489C1.53458 1.27489 2.05965 1.27489 2.05965 1.27489Z" koffice:nodeTypes="ccccccccc"/>
                <draw:path draw:style-name="gr10" draw:id="shape562" draw:name="path1122" draw:layer="g8071" svg:width="4.08224144762pt" svg:height="1.27616288000pt" draw:transform="matrix(0.22213788651 0.00000000000 0.00000000000 0.22213788651 73.75509273329pt 49.27506067902pt)" svg:viewBox="0 0 4 1" svg:d="M2.03784 1.27616C2.03784 1.27616 2.55903 1.27616 3.05057 1.27616C3.69536 1.27616 4.18618 1.16753 4.0633 0.841616C3.91005 0.299071 3.78716 0 3.78716 0L2.03784 0L0.318882 0C0.318882 0 0.195995 0.299071 0.0116664 0.841616C-0.0801369 1.16753 0.380325 1.27616 1.02439 1.27616C1.51594 1.27616 2.03784 1.27616 2.03784 1.27616Z" koffice:nodeTypes="ccccccccc"/>
                <draw:path draw:style-name="gr9" draw:id="shape563" draw:name="path1124" draw:layer="g8071" svg:width="4.08224144762pt" svg:height="1.27616288000pt" draw:transform="matrix(0.22213788651 0.00000000000 0.00000000000 0.22213788651 73.75509273329pt 49.27506067902pt)" svg:viewBox="0 0 4 1" svg:d="M2.03784 1.27616C2.03784 1.27616 2.55903 1.27616 3.05057 1.27616C3.69536 1.27616 4.18618 1.16753 4.0633 0.841616C3.91005 0.299071 3.78716 0 3.78716 0L2.03784 0L0.318882 0C0.318882 0 0.195995 0.299071 0.0116664 0.841616C-0.0801369 1.16753 0.380325 1.27616 1.02439 1.27616C1.51594 1.27616 2.03784 1.27616 2.03784 1.27616Z" koffice:nodeTypes="ccccccccc"/>
                <draw:path draw:style-name="gr10" draw:id="shape564" draw:name="path1126" draw:layer="g8071" svg:width="4.08224144762pt" svg:height="1.27488512000pt" draw:transform="matrix(0.22213788651 0.00000000000 0.00000000000 0.22213788651 73.75509273329pt 49.01098315953pt)" svg:viewBox="0 0 4 1" svg:d="M2.03784 1.27489C2.03784 1.27489 2.55903 1.27489 3.05057 1.27489C3.69536 1.27489 4.18618 1.19377 4.0633 0.841194C3.91005 0.325747 3.78716 0 3.78716 0L2.03784 0L0.318882 0C0.318882 0 0.195995 0.298282 0.0116664 0.841194C-0.0801369 1.19377 0.380325 1.27489 1.02439 1.27489C1.51594 1.27489 2.03784 1.27489 2.03784 1.27489Z" koffice:nodeTypes="ccccccccc"/>
                <draw:path draw:style-name="gr9" draw:id="shape565" draw:name="path1128" draw:layer="g8071" svg:width="4.08224144762pt" svg:height="1.27488512000pt" draw:transform="matrix(0.22213788651 0.00000000000 0.00000000000 0.22213788651 73.75509273329pt 49.01098315953pt)" svg:viewBox="0 0 4 1" svg:d="M2.03784 1.27489C2.03784 1.27489 2.55903 1.27489 3.05057 1.27489C3.69536 1.27489 4.18618 1.19377 4.0633 0.841194C3.91005 0.325747 3.78716 0 3.78716 0L2.03784 0L0.318882 0C0.318882 0 0.195995 0.298282 0.0116664 0.841194C-0.0801369 1.19377 0.380325 1.27489 1.02439 1.27489C1.51594 1.27489 2.03784 1.27489 2.03784 1.27489Z" koffice:nodeTypes="ccccccccc"/>
                <draw:path draw:style-name="gr10" draw:id="shape566" draw:name="path1130" draw:layer="g8071" svg:width="4.95283016956pt" svg:height="1.27488512000pt" draw:transform="matrix(0.22213788651 0.00000000000 0.00000000000 0.22213788651 73.76255188956pt 48.76183330602pt)" svg:viewBox="0 0 5 1" svg:d="M2.47223 1.27489C2.47223 1.27489 3.11406 1.27489 3.71939 1.27489C4.51345 1.27489 5.07962 1.19377 4.92828 0.841194C4.73956 0.325747 4.58823 0 4.58823 0L2.47223 0L0.355336 0C0.355336 0 0.204002 0.298282 0.0143906 0.841194C-0.0986646 1.19377 0.468391 1.27489 1.22417 1.27489C1.8295 1.27489 2.47223 1.27489 2.47223 1.27489Z" koffice:nodeTypes="ccccccccc"/>
                <draw:path draw:style-name="gr9" draw:id="shape567" draw:name="path1132" draw:layer="g8071" svg:width="4.95283016956pt" svg:height="1.27488512000pt" draw:transform="matrix(0.22213788651 0.00000000000 0.00000000000 0.22213788651 73.76255188956pt 48.76183330602pt)" svg:viewBox="0 0 5 1" svg:d="M2.47223 1.27489C2.47223 1.27489 3.11406 1.27489 3.71939 1.27489C4.51345 1.27489 5.07962 1.19377 4.92828 0.841194C4.73956 0.325747 4.58823 0 4.58823 0L2.47223 0L0.355336 0C0.355336 0 0.204002 0.298282 0.0143906 0.841194C-0.0986646 1.19377 0.468391 1.27489 1.22417 1.27489C1.8295 1.27489 2.47223 1.27489 2.47223 1.27489Z" koffice:nodeTypes="ccccccccc"/>
                <draw:path draw:style-name="gr10" draw:id="shape568" draw:name="path1134" draw:layer="g8071" svg:width="4.87692743844pt" svg:height="1.27616288000pt" draw:transform="matrix(0.22213788651 0.00000000000 0.00000000000 0.22213788651 73.76817183018pt 48.50504190921pt)" svg:viewBox="0 0 5 1" svg:d="M2.42527 1.27616C2.42527 1.27616 3.06217 1.27616 3.66285 1.27616C4.41281 1.27616 4.97551 1.16753 4.86244 0.814776C4.67517 0.299071 4.525 0 4.525 0L2.42527 0L0.361769 0C0.361769 0 0.211599 0.299071 0.0243287 0.814776C-0.125841 1.16753 0.436854 1.27616 1.2248 1.27616C1.78749 1.27616 2.42527 1.27616 2.42527 1.27616Z" koffice:nodeTypes="ccccccccc"/>
                <draw:path draw:style-name="gr9" draw:id="shape569" draw:name="path1136" draw:layer="g8071" svg:width="4.87692743844pt" svg:height="1.27616288000pt" draw:transform="matrix(0.22213788651 0.00000000000 0.00000000000 0.22213788651 73.76817183018pt 48.50504190921pt)" svg:viewBox="0 0 5 1" svg:d="M2.42527 1.27616C2.42527 1.27616 3.06217 1.27616 3.66285 1.27616C4.41281 1.27616 4.97551 1.16753 4.86244 0.814776C4.67517 0.299071 4.525 0 4.525 0L2.42527 0L0.361769 0C0.361769 0 0.211599 0.299071 0.0243287 0.814776C-0.125841 1.16753 0.436854 1.27616 1.2248 1.27616C1.78749 1.27616 2.42527 1.27616 2.42527 1.27616Z" koffice:nodeTypes="ccccccccc"/>
                <draw:path draw:style-name="gr10" draw:id="shape570" draw:name="path1138" draw:layer="g8071" svg:width="4.80300914480pt" svg:height="1.27488512000pt" draw:transform="matrix(0.22213788651 0.00000000000 0.00000000000 0.22213788651 73.77015148341pt 48.25606976601pt)" svg:viewBox="0 0 5 1" svg:d="M2.39706 1.27489C2.39706 1.27489 3.02911 1.27489 3.58752 1.27489C4.36948 1.27489 4.92789 1.1663 4.77887 0.813729C4.59302 0.298282 4.44399 0 4.44399 0L2.39706 0L0.349251 0C0.349251 0 0.237919 0.298282 0.0143781 0.813729C-0.0978306 1.1663 0.460583 1.27489 1.20572 1.27489C1.76413 1.27489 2.39706 1.27489 2.39706 1.27489Z" koffice:nodeTypes="ccccccccc"/>
                <draw:path draw:style-name="gr9" draw:id="shape571" draw:name="path1140" draw:layer="g8071" svg:width="4.80300914480pt" svg:height="1.27488512000pt" draw:transform="matrix(0.22213788651 0.00000000000 0.00000000000 0.22213788651 73.77015148341pt 48.25606976601pt)" svg:viewBox="0 0 5 1" svg:d="M2.39706 1.27489C2.39706 1.27489 3.02911 1.27489 3.58752 1.27489C4.36948 1.27489 4.92789 1.1663 4.77887 0.813729C4.59302 0.298282 4.44399 0 4.44399 0L2.39706 0L0.349251 0C0.349251 0 0.237919 0.298282 0.0143781 0.813729C-0.0978306 1.1663 0.460583 1.27489 1.20572 1.27489C1.76413 1.27489 2.39706 1.27489 2.39706 1.27489Z" koffice:nodeTypes="ccccccccc"/>
                <draw:path draw:style-name="gr10" draw:id="shape572" draw:name="path1142" draw:layer="g8071" svg:width="4.67463932026pt" svg:height="1.22179712000pt" draw:transform="matrix(0.22213788651 0.00000000000 0.00000000000 0.22213788651 73.79073119652pt 47.96906761664pt)" svg:viewBox="0 0 5 1" svg:d="M2.33731 1.2218C2.33731 1.2218 2.96172 1.2218 3.51262 1.2218C4.24773 1.2218 4.79777 1.14239 4.65074 0.797232C4.4674 0.292631 4.32038 0 4.32038 0L2.33731 0L0.354234 0C0.354234 0 0.208076 0.265744 0.0238667 0.797232C-0.123156 1.14239 0.427745 1.2218 1.16286 1.2218C1.71376 1.2218 2.33731 1.2218 2.33731 1.2218Z" koffice:nodeTypes="ccccccccc"/>
                <draw:path draw:style-name="gr9" draw:id="shape573" draw:name="path1144" draw:layer="g8071" svg:width="4.67463932026pt" svg:height="1.22179712000pt" draw:transform="matrix(0.22213788651 0.00000000000 0.00000000000 0.22213788651 73.79073119652pt 47.96906761664pt)" svg:viewBox="0 0 5 1" svg:d="M2.33731 1.2218C2.33731 1.2218 2.96172 1.2218 3.51262 1.2218C4.24773 1.2218 4.79777 1.14239 4.65074 0.797232C4.4674 0.292631 4.32038 0 4.32038 0L2.33731 0L0.354234 0C0.354234 0 0.208076 0.265744 0.0238667 0.797232C-0.123156 1.14239 0.427745 1.2218 1.16286 1.2218C1.71376 1.2218 2.33731 1.2218 2.33731 1.2218Z" koffice:nodeTypes="ccccccccc"/>
                <draw:path draw:style-name="gr10" draw:id="shape574" draw:name="path1146" draw:layer="g8071" svg:width="4.58420021623pt" svg:height="1.27616288000pt" draw:transform="matrix(0.22213788651 0.00000000000 0.00000000000 0.22213788651 73.78326713140pt 47.63692704873pt)" svg:viewBox="0 0 5 1" svg:d="M2.27862 1.27616C2.27862 1.27616 2.8961 1.27616 3.44165 1.27616C4.16876 1.27616 4.67833 1.16753 4.56957 0.841616C4.38715 0.298432 4.24241 0 4.24241 0L2.27862 0L0.314821 0C0.314821 0 0.205198 0.298432 0.0236358 0.841616C-0.121958 1.16753 0.423588 1.27616 1.1507 1.27616C1.69624 1.27616 2.27862 1.27616 2.27862 1.27616Z" koffice:nodeTypes="ccccccccc"/>
                <draw:path draw:style-name="gr9" draw:id="shape575" draw:name="path1148" draw:layer="g8071" svg:width="4.58420021623pt" svg:height="1.27616288000pt" draw:transform="matrix(0.22213788651 0.00000000000 0.00000000000 0.22213788651 73.78326713140pt 47.63692704873pt)" svg:viewBox="0 0 5 1" svg:d="M2.27862 1.27616C2.27862 1.27616 2.8961 1.27616 3.44165 1.27616C4.16876 1.27616 4.67833 1.16753 4.56957 0.841616C4.38715 0.298432 4.24241 0 4.24241 0L2.27862 0L0.314821 0C0.314821 0 0.205198 0.298432 0.0236358 0.841616C-0.121958 1.16753 0.423588 1.27616 1.1507 1.27616C1.69624 1.27616 2.27862 1.27616 2.27862 1.27616Z" koffice:nodeTypes="ccccccccc"/>
                <draw:path draw:style-name="gr10" draw:id="shape576" draw:name="path1150" draw:layer="g8071" svg:width="4.51126511500pt" svg:height="1.27616288000pt" draw:transform="matrix(0.22213788651 0.00000000000 0.00000000000 0.22213788651 73.78509079707pt 47.35010260967pt)" svg:viewBox="0 0 5 1" svg:d="M2.2517 1.27616C2.2517 1.27616 2.82857 1.27616 3.36976 1.27616C4.09106 1.27616 4.63225 1.16689 4.48782 0.841616C4.30771 0.298432 4.16328 0 4.16328 0L2.2517 0L0.339272 0C0.339272 0 0.194842 0.298432 0.0147285 0.841616C-0.0940189 1.16689 0.411487 1.27616 1.13279 1.27616C1.67398 1.27616 2.2517 1.27616 2.2517 1.27616Z" koffice:nodeTypes="ccccccccc"/>
                <draw:path draw:style-name="gr9" draw:id="shape577" draw:name="path1152" draw:layer="g8071" svg:width="4.51126511500pt" svg:height="1.27616288000pt" draw:transform="matrix(0.22213788651 0.00000000000 0.00000000000 0.22213788651 73.78509079707pt 47.35010260967pt)" svg:viewBox="0 0 5 1" svg:d="M2.2517 1.27616C2.2517 1.27616 2.82857 1.27616 3.36976 1.27616C4.09106 1.27616 4.63225 1.16689 4.48782 0.841616C4.30771 0.298432 4.16328 0 4.16328 0L2.2517 0L0.339272 0C0.339272 0 0.194842 0.298432 0.0147285 0.841616C-0.0940189 1.16689 0.411487 1.27616 1.13279 1.27616C1.67398 1.27616 2.2517 1.27616 2.2517 1.27616Z" koffice:nodeTypes="ccccccccc"/>
                <draw:path draw:style-name="gr10" draw:id="shape578" draw:name="path1154" draw:layer="g8071" svg:width="4.35182859569pt" svg:height="1.22179712000pt" draw:transform="matrix(0.22213788651 0.00000000000 0.00000000000 0.22213788651 73.80769449050pt 47.04053125103pt)" svg:viewBox="0 0 4 1" svg:d="M2.1755 1.2218C2.1755 1.2218 2.74293 1.2218 3.27446 1.2218C3.94702 1.2218 4.44352 1.1155 4.33754 0.797232C4.15981 0.318893 4.01879 0 4.01879 0L2.1755 0L0.333061 0C0.333061 0 0.192041 0.265744 0.014304 0.797232C-0.0916701 1.1155 0.403989 1.2218 1.07738 1.2218C1.60892 1.2218 2.1755 1.2218 2.1755 1.2218Z" koffice:nodeTypes="ccccccccc"/>
                <draw:path draw:style-name="gr9" draw:id="shape579" draw:name="path1156" draw:layer="g8071" svg:width="4.35182859569pt" svg:height="1.22179712000pt" draw:transform="matrix(0.22213788651 0.00000000000 0.00000000000 0.22213788651 73.80769449050pt 47.04053125103pt)" svg:viewBox="0 0 4 1" svg:d="M2.1755 1.2218C2.1755 1.2218 2.74293 1.2218 3.27446 1.2218C3.94702 1.2218 4.44352 1.1155 4.33754 0.797232C4.15981 0.318893 4.01879 0 4.01879 0L2.1755 0L0.333061 0C0.333061 0 0.192041 0.265744 0.014304 0.797232C-0.0916701 1.1155 0.403989 1.2218 1.07738 1.2218C1.60892 1.2218 2.1755 1.2218 2.1755 1.2218Z" koffice:nodeTypes="ccccccccc"/>
                <draw:path draw:style-name="gr10" draw:id="shape580" draw:name="path1158" draw:layer="g8071" svg:width="4.22930581466pt" svg:height="1.22179712000pt" draw:transform="matrix(0.22213788651 0.00000000000 0.00000000000 0.22213788651 73.82830230751pt 46.73860143568pt)" svg:viewBox="0 0 4 1" svg:d="M2.11919 1.2218C2.11919 1.2218 2.67857 1.2218 3.1672 1.2218C3.83105 1.2218 4.31968 1.1155 4.2152 0.796607C4.04081 0.292006 3.90097 0 3.90097 0L2.11919 0L0.302868 0C0.302868 0 0.198396 0.292006 0.024003 0.796607C-0.115841 1.1155 0.37279 1.2218 1.03663 1.2218C1.56064 1.2218 2.11919 1.2218 2.11919 1.2218Z" koffice:nodeTypes="ccccccccc"/>
                <draw:path draw:style-name="gr9" draw:id="shape581" draw:name="path1160" draw:layer="g8071" svg:width="4.22930581466pt" svg:height="1.22179712000pt" draw:transform="matrix(0.22213788651 0.00000000000 0.00000000000 0.22213788651 73.82830230751pt 46.73860143568pt)" svg:viewBox="0 0 4 1" svg:d="M2.11919 1.2218C2.11919 1.2218 2.67857 1.2218 3.1672 1.2218C3.83105 1.2218 4.31968 1.1155 4.2152 0.796607C4.04081 0.292006 3.90097 0 3.90097 0L2.11919 0L0.302868 0C0.302868 0 0.198396 0.292006 0.024003 0.796607C-0.115841 1.1155 0.37279 1.2218 1.03663 1.2218C1.56064 1.2218 2.11919 1.2218 2.11919 1.2218Z" koffice:nodeTypes="ccccccccc"/>
                <draw:path draw:style-name="gr10" draw:id="shape582" draw:name="path1162" draw:layer="g8071" svg:width="4.20990603369pt" svg:height="1.22179712000pt" draw:transform="matrix(0.22213788651 0.00000000000 0.00000000000 0.22213788651 73.81529574090pt 46.43667162034pt)" svg:viewBox="0 0 4 1" svg:d="M2.10464 1.2218C2.10464 1.2218 2.66273 1.2218 3.15024 1.2218C3.81256 1.2218 4.30007 1.1155 4.19584 0.796607C4.02184 0.292006 3.91761 0 3.91761 0L2.10464 0L0.29248 0C0.29248 0 0.188248 0.292006 0.014255 0.796607C-0.0907974 1.1155 0.397532 1.2218 1.05904 1.2218C1.54737 1.2218 2.10464 1.2218 2.10464 1.2218Z" koffice:nodeTypes="ccccccccc"/>
                <draw:path draw:style-name="gr9" draw:id="shape583" draw:name="path1164" draw:layer="g8071" svg:width="4.20990603369pt" svg:height="1.22179712000pt" draw:transform="matrix(0.22213788651 0.00000000000 0.00000000000 0.22213788651 73.81529574090pt 46.43667162034pt)" svg:viewBox="0 0 4 1" svg:d="M2.10464 1.2218C2.10464 1.2218 2.66273 1.2218 3.15024 1.2218C3.81256 1.2218 4.30007 1.1155 4.19584 0.796607C4.02184 0.292006 3.91761 0 3.91761 0L2.10464 0L0.29248 0C0.29248 0 0.188248 0.292006 0.014255 0.796607C-0.0907974 1.1155 0.397532 1.2218 1.05904 1.2218C1.54737 1.2218 2.10464 1.2218 2.10464 1.2218Z" koffice:nodeTypes="ccccccccc"/>
                <draw:path draw:style-name="gr10" draw:id="shape584" draw:name="path1166" draw:layer="g8071" svg:width="3.61065613975pt" svg:height="1.44364032000pt" draw:transform="matrix(0.22213788651 0.00000000000 0.00000000000 0.22213788651 73.86028352871pt 46.11199488541pt)" svg:viewBox="0 0 4 1" svg:d="M1.82129 1.44364C1.82129 1.44364 2.20892 1.44364 2.69309 1.44364C3.27378 1.44364 3.69334 1.184 3.59681 0.837366C3.43568 0.288864 3.33839 0 3.33839 0L1.82129 0L0.272269 0C0.272269 0 0.17574 0.288864 0.0138457 0.837366C-0.0826831 1.184 0.336875 1.44364 0.918328 1.44364C1.33712 1.44364 1.82129 1.44364 1.82129 1.44364Z" koffice:nodeTypes="ccccccccc"/>
                <draw:path draw:style-name="gr9" draw:id="shape585" draw:name="path1168" draw:layer="g8071" svg:width="3.61065613975pt" svg:height="1.44364032000pt" draw:transform="matrix(0.22213788651 0.00000000000 0.00000000000 0.22213788651 73.86028352871pt 46.11199488541pt)" svg:viewBox="0 0 4 1" svg:d="M1.82129 1.44364C1.82129 1.44364 2.20892 1.44364 2.69309 1.44364C3.27378 1.44364 3.69334 1.184 3.59681 0.837366C3.43568 0.288864 3.33839 0 3.33839 0L1.82129 0L0.272269 0C0.272269 0 0.17574 0.288864 0.0138457 0.837366C-0.0826831 1.184 0.336875 1.44364 0.918328 1.44364C1.33712 1.44364 1.82129 1.44364 1.82129 1.44364Z" koffice:nodeTypes="ccccccccc"/>
                <draw:path draw:style-name="gr9" draw:id="shape586" draw:name="path1170" draw:layer="g8071" svg:width="1.32480000000pt" svg:height="0.03022222222pt" draw:transform="matrix(0.22213788651 0.00000000000 0.00000000000 0.22213788651 74.40695889067pt 55.73060485756pt)" svg:viewBox="0 0 1 0" svg:d="M0 0.0302222C0 0.0302222 1.1208 -0.0377778 1.3248 0.0302222" koffice:nodeTypes="cc"/>
                <draw:path draw:style-name="gr9" draw:id="shape587" draw:name="path1172" draw:layer="g8071" svg:width="1.32480000000pt" svg:height="0.03057777778pt" draw:transform="matrix(0.22213788651 0.00000000000 0.00000000000 0.22213788651 74.42206426695pt 55.79858893351pt)" svg:viewBox="0 0 1 0" svg:d="M0 0.0305778C0 0.0305778 1.0872 -0.0382222 1.3248 0.0305778" koffice:nodeTypes="cc"/>
                <draw:path draw:style-name="gr9" draw:id="shape588" draw:name="path1174" draw:layer="g8071" svg:width="1.35920000000pt" svg:height="0.01528888889pt" draw:transform="matrix(0.22213788651 0.00000000000 0.00000000000 0.22213788651 74.39931734737pt 55.66603678596pt)" svg:viewBox="0 0 1 0" svg:d="M0 0.0152889C0 0.0152889 1.1208 -0.0191111 1.3592 0.0152889" koffice:nodeTypes="cc"/>
                <draw:path draw:style-name="gr9" draw:id="shape589" draw:name="path1176" draw:layer="g8071" svg:width="1.22240000000pt" svg:height="0.03360000000pt" draw:transform="matrix(0.22213788651 0.00000000000 0.00000000000 0.22213788651 73.83348772285pt 55.77517065893pt)" svg:viewBox="0 0 1 0" svg:d="M0 0.0336C0 0.0336 1.0872 0 1.2224 0" koffice:nodeTypes="cc"/>
                <draw:path draw:style-name="gr9" draw:id="shape590" draw:name="path1178" draw:layer="g8071" svg:width="1.22240000000pt" svg:height="0.03360000000pt" draw:transform="matrix(0.22213788651 0.00000000000 0.00000000000 0.22213788651 73.83348772285pt 55.72985453008pt)" svg:viewBox="0 0 1 0" svg:d="M0 0.0336C0 0.0336 1.0872 0 1.2224 0" koffice:nodeTypes="cc"/>
                <draw:path draw:style-name="gr9" draw:id="shape591" draw:name="path1180" draw:layer="g8071" svg:width="1.39280000000pt" svg:height="0.03022222222pt" draw:transform="matrix(0.22213788651 0.00000000000 0.00000000000 0.22213788651 74.40695889067pt 54.87759537336pt)" svg:viewBox="0 0 1 0" svg:d="M0 0.0302222C0 0.0302222 1.1552 -0.0377778 1.3928 0.0302222" koffice:nodeTypes="cc"/>
                <draw:path draw:style-name="gr9" draw:id="shape592" draw:name="path1182" draw:layer="g8071" svg:width="1.35840000000pt" svg:height="0.03022222222pt" draw:transform="matrix(0.22213788651 0.00000000000 0.00000000000 0.22213788651 74.42206426695pt 54.94548071148pt)" svg:viewBox="0 0 1 0" svg:d="M0 0.0302222C0 0.0302222 1.1208 -0.0377778 1.3584 0.0302222" koffice:nodeTypes="cc"/>
                <draw:path draw:style-name="gr9" draw:id="shape593" draw:name="path1184" draw:layer="g8071" svg:width="1.39280000000pt" svg:height="0.03022222222pt" draw:transform="matrix(0.22213788651 0.00000000000 0.00000000000 0.22213788651 74.39931734737pt 54.81717386823pt)" svg:viewBox="0 0 1 0" svg:d="M0 0.0302222C0 0.0302222 1.1552 -0.0377778 1.3928 0.0302222" koffice:nodeTypes="cc"/>
                <draw:path draw:style-name="gr9" draw:id="shape594" draw:name="path1186" draw:layer="g8071" svg:width="1.25680000000pt" svg:height="0.03440000000pt" draw:transform="matrix(0.22213788651 0.00000000000 0.00000000000 0.22213788651 73.82584617955pt 54.92198346442pt)" svg:viewBox="0 0 1 0" svg:d="M0 0.0344C0 0.0344 1.1216 0 1.2568 0" koffice:nodeTypes="cc"/>
                <draw:path draw:style-name="gr9" draw:id="shape595" draw:name="path1188" draw:layer="g8071" svg:width="1.25680000000pt" svg:height="0.03440000000pt" draw:transform="matrix(0.22213788651 0.00000000000 0.00000000000 0.22213788651 73.82584617955pt 54.87666733557pt)" svg:viewBox="0 0 1 0" svg:d="M0 0.0344C0 0.0344 1.1216 0 1.2568 0" koffice:nodeTypes="cc"/>
                <draw:path draw:style-name="gr9" draw:id="shape596" draw:name="path1190" draw:layer="g8071" svg:width="1.35920000000pt" svg:height="0.03022222222pt" draw:transform="matrix(0.22213788651 0.00000000000 0.00000000000 0.22213788651 74.41442272365pt 54.56802401472pt)" svg:viewBox="0 0 1 0" svg:d="M0 0.0302222C0 0.0302222 1.1216 -0.0377778 1.3592 0.0302222" koffice:nodeTypes="cc"/>
                <draw:path draw:style-name="gr9" draw:id="shape597" draw:name="path1192" draw:layer="g8071" svg:width="1.39280000000pt" svg:height="0.03022222222pt" draw:transform="matrix(0.22213788651 0.00000000000 0.00000000000 0.22213788651 74.42206426695pt 54.62844551985pt)" svg:viewBox="0 0 1 0" svg:d="M0 0.0302222C0 0.0302222 1.1544 -0.0377778 1.3928 0.0302222" koffice:nodeTypes="cc"/>
                <draw:path draw:style-name="gr9" draw:id="shape598" draw:name="path1194" draw:layer="g8071" svg:width="1.35840000000pt" svg:height="0.03022222222pt" draw:transform="matrix(0.22213788651 0.00000000000 0.00000000000 0.22213788651 74.40695889067pt 54.50013867660pt)" svg:viewBox="0 0 1 0" svg:d="M0 0.0302222C0 0.0302222 1.1208 -0.0377778 1.3584 0.0302222" koffice:nodeTypes="cc"/>
                <draw:path draw:style-name="gr9" draw:id="shape599" draw:name="path1196" draw:layer="g8071" svg:width="1.29040000000pt" svg:height="0.00000000000pt" draw:transform="matrix(0.22213788651 0.00000000000 0.00000000000 0.22213788651 73.81838234657pt 54.61258981609pt)" svg:viewBox="0 0 1 0" svg:d="M0 0C0 0 1.1208 0 1.2904 0" koffice:nodeTypes="cc"/>
                <draw:path draw:style-name="gr9" draw:id="shape600" draw:name="path1198" draw:layer="g8071" svg:width="1.29040000000pt" svg:height="0.00000000000pt" draw:transform="matrix(0.22213788651 0.00000000000 0.00000000000 0.22213788651 73.81838234657pt 54.56727368724pt)" svg:viewBox="0 0 1 0" svg:d="M0 0C0 0 1.1208 0 1.2904 0" koffice:nodeTypes="cc"/>
                <draw:path draw:style-name="gr9" draw:id="shape601" draw:name="path1200" draw:layer="g8071" svg:width="1.39280000000pt" svg:height="0.01528888889pt" draw:transform="matrix(0.22213788651 0.00000000000 0.00000000000 0.22213788651 74.39931734737pt 54.27705300918pt)" svg:viewBox="0 0 1 0" svg:d="M0 0.0152889C0 0.0152889 1.1552 -0.0191111 1.3928 0.0152889" koffice:nodeTypes="cc"/>
                <draw:path draw:style-name="gr9" draw:id="shape602" draw:name="path1202" draw:layer="g8071" svg:width="1.39280000000pt" svg:height="0.03022222222pt" draw:transform="matrix(0.22213788651 0.00000000000 0.00000000000 0.22213788651 74.41442272365pt 54.34162108079pt)" svg:viewBox="0 0 1 0" svg:d="M0 0.0302222C0 0.0302222 1.1552 -0.0377778 1.3928 0.0302222" koffice:nodeTypes="cc"/>
                <draw:path draw:style-name="gr9" draw:id="shape603" draw:name="path1204" draw:layer="g8071" svg:width="1.39280000000pt" svg:height="0.03057777778pt" draw:transform="matrix(0.22213788651 0.00000000000 0.00000000000 0.22213788651 74.39185351438pt 54.21323526506pt)" svg:viewBox="0 0 1 0" svg:d="M0 0.0305778C0 0.0305778 1.1544 -0.0382222 1.3928 0.0305778" koffice:nodeTypes="cc"/>
                <draw:path draw:style-name="gr9" draw:id="shape604" draw:name="path1206" draw:layer="g8071" svg:width="1.29040000000pt" svg:height="0.00000000000pt" draw:transform="matrix(0.22213788651 0.00000000000 0.00000000000 0.22213788651 73.80327697028pt 54.32558766672pt)" svg:viewBox="0 0 1 0" svg:d="M0 0C0 0 1.1208 0 1.2904 0" koffice:nodeTypes="cc"/>
                <draw:path draw:style-name="gr9" draw:id="shape605" draw:name="path1208" draw:layer="g8071" svg:width="1.29040000000pt" svg:height="0.03440000000pt" draw:transform="matrix(0.22213788651 0.00000000000 0.00000000000 0.22213788651 73.80327697028pt 54.27280770488pt)" svg:viewBox="0 0 1 0" svg:d="M0 0.0344C0 0.0344 1.1208 0 1.2904 0" koffice:nodeTypes="cc"/>
                <draw:path draw:style-name="gr9" draw:id="shape606" draw:name="path1210" draw:layer="g8071" svg:width="1.42720000000pt" svg:height="0.03022222222pt" draw:transform="matrix(0.22213788651 0.00000000000 0.00000000000 0.22213788651 74.39931734737pt 53.76779449235pt)" svg:viewBox="0 0 1 0" svg:d="M0 0.0302222C0 0.0302222 1.1896 -0.0377778 1.4272 0.0302222" koffice:nodeTypes="cc"/>
                <draw:path draw:style-name="gr9" draw:id="shape607" draw:name="path1212" draw:layer="g8071" svg:width="1.42720000000pt" svg:height="0.01528888889pt" draw:transform="matrix(0.22213788651 0.00000000000 0.00000000000 0.22213788651 74.41442272365pt 53.83153326400pt)" svg:viewBox="0 0 1 0" svg:d="M0 0.0152889C0 0.0152889 1.1888 -0.0191111 1.4272 0.0152889" koffice:nodeTypes="cc"/>
                <draw:path draw:style-name="gr9" draw:id="shape608" draw:name="path1214" draw:layer="g8071" svg:width="1.42640000000pt" svg:height="0.03022222222pt" draw:transform="matrix(0.22213788651 0.00000000000 0.00000000000 0.22213788651 74.39185351438pt 53.69990915424pt)" svg:viewBox="0 0 1 0" svg:d="M0 0.0302222C0 0.0302222 1.1888 -0.0377778 1.4264 0.0302222" koffice:nodeTypes="cc"/>
                <draw:path draw:style-name="gr9" draw:id="shape609" draw:name="path1216" draw:layer="g8071" svg:width="1.32480000000pt" svg:height="0.03440000000pt" draw:transform="matrix(0.22213788651 0.00000000000 0.00000000000 0.22213788651 73.78817159400pt 53.81218258342pt)" svg:viewBox="0 0 1 0" svg:d="M0 0.0344C0 0.0344 1.1888 0 1.3248 0" koffice:nodeTypes="cc"/>
                <draw:path draw:style-name="gr9" draw:id="shape610" draw:name="path1218" draw:layer="g8071" svg:width="1.32480000000pt" svg:height="0.03360000000pt" draw:transform="matrix(0.22213788651 0.00000000000 0.00000000000 0.22213788651 73.78817159400pt 53.76704416488pt)" svg:viewBox="0 0 1 0" svg:d="M0 0.0336C0 0.0336 1.1888 0 1.3248 0" koffice:nodeTypes="cc"/>
                <draw:path draw:style-name="gr9" draw:id="shape611" draw:name="path1220" draw:layer="g8071" svg:width="1.46080000000pt" svg:height="0.03022222222pt" draw:transform="matrix(0.22213788651 0.00000000000 0.00000000000 0.22213788651 74.41442272365pt 53.45075930073pt)" svg:viewBox="0 0 1 0" svg:d="M0 0.0302222C0 0.0302222 1.1888 -0.0377778 1.4608 0.0302222" koffice:nodeTypes="cc"/>
                <draw:path draw:style-name="gr9" draw:id="shape612" draw:name="path1222" draw:layer="g8071" svg:width="1.46080000000pt" svg:height="0.03022222222pt" draw:transform="matrix(0.22213788651 0.00000000000 0.00000000000 0.22213788651 74.42952809993pt 53.51864463884pt)" svg:viewBox="0 0 1 0" svg:d="M0 0.0302222C0 0.0302222 1.1888 -0.0377778 1.4608 0.0302222" koffice:nodeTypes="cc"/>
                <draw:path draw:style-name="gr9" draw:id="shape613" draw:name="path1224" draw:layer="g8071" svg:width="1.46080000000pt" svg:height="0.01528888889pt" draw:transform="matrix(0.22213788651 0.00000000000 0.00000000000 0.22213788651 74.40695889067pt 53.38619122912pt)" svg:viewBox="0 0 1 0" svg:d="M0 0.0152889C0 0.0152889 1.1888 -0.0191111 1.4608 0.0152889" koffice:nodeTypes="cc"/>
                <draw:path draw:style-name="gr9" draw:id="shape614" draw:name="path1226" draw:layer="g8071" svg:width="1.32480000000pt" svg:height="0.03440000000pt" draw:transform="matrix(0.22213788651 0.00000000000 0.00000000000 0.22213788651 73.80327697028pt 53.49514739179pt)" svg:viewBox="0 0 1 0" svg:d="M0 0.0344C0 0.0344 1.1544 0 1.3248 0" koffice:nodeTypes="cc"/>
                <draw:path draw:style-name="gr9" draw:id="shape615" draw:name="path1228" draw:layer="g8071" svg:width="1.32480000000pt" svg:height="0.03440000000pt" draw:transform="matrix(0.22213788651 0.00000000000 0.00000000000 0.22213788651 73.80327697028pt 53.44983126294pt)" svg:viewBox="0 0 1 0" svg:d="M0 0.0344C0 0.0344 1.1544 0 1.3248 0" koffice:nodeTypes="cc"/>
                <draw:path draw:style-name="gr9" draw:id="shape616" draw:name="path1230" draw:layer="g8071" svg:width="1.46080000000pt" svg:height="0.03022222222pt" draw:transform="matrix(0.22213788651 0.00000000000 0.00000000000 0.22213788651 74.40695889067pt 52.82415275046pt)" svg:viewBox="0 0 1 0" svg:d="M0 0.0302222C0 0.0302222 1.2224 -0.0377778 1.4608 0.0302222" koffice:nodeTypes="cc"/>
                <draw:path draw:style-name="gr9" draw:id="shape617" draw:name="path1232" draw:layer="g8071" svg:width="1.46000000000pt" svg:height="0.01528888889pt" draw:transform="matrix(0.22213788651 0.00000000000 0.00000000000 0.22213788651 74.42206426695pt 52.88789152210pt)" svg:viewBox="0 0 1 0" svg:d="M0 0.0152889C0 0.0152889 1.2224 -0.0191111 1.46 0.0152889" koffice:nodeTypes="cc"/>
                <draw:path draw:style-name="gr9" draw:id="shape618" draw:name="path1234" draw:layer="g8071" svg:width="1.46080000000pt" svg:height="0.03022222222pt" draw:transform="matrix(0.22213788651 0.00000000000 0.00000000000 0.22213788651 74.39931734737pt 52.75626741234pt)" svg:viewBox="0 0 1 0" svg:d="M0 0.0302222C0 0.0302222 1.2232 -0.0377778 1.4608 0.0302222" koffice:nodeTypes="cc"/>
                <draw:path draw:style-name="gr9" draw:id="shape619" draw:name="path1236" draw:layer="g8071" svg:width="1.35840000000pt" svg:height="0.03440000000pt" draw:transform="matrix(0.22213788651 0.00000000000 0.00000000000 0.22213788651 73.78070776101pt 52.86854084152pt)" svg:viewBox="0 0 1 0" svg:d="M0 0.0344C0 0.0344 1.188 0 1.3584 0" koffice:nodeTypes="cc"/>
                <draw:path draw:style-name="gr9" draw:id="shape620" draw:name="path1238" draw:layer="g8071" svg:width="1.35840000000pt" svg:height="0.03360000000pt" draw:transform="matrix(0.22213788651 0.00000000000 0.00000000000 0.22213788651 73.78070776101pt 52.82340242298pt)" svg:viewBox="0 0 1 0" svg:d="M0 0.0336C0 0.0336 1.188 0 1.3584 0" koffice:nodeTypes="cc"/>
                <draw:path draw:style-name="gr9" draw:id="shape621" draw:name="path1240" draw:layer="g8071" svg:width="1.49440000000pt" svg:height="0.03022222222pt" draw:transform="matrix(0.22213788651 0.00000000000 0.00000000000 0.22213788651 74.40695889067pt 52.54479214438pt)" svg:viewBox="0 0 1 0" svg:d="M0 0.0302222C0 0.0302222 1.2224 -0.0377778 1.4944 0.0302222" koffice:nodeTypes="cc"/>
                <draw:path draw:style-name="gr9" draw:id="shape622" draw:name="path1242" draw:layer="g8071" svg:width="1.49440000000pt" svg:height="0.03022222222pt" draw:transform="matrix(0.22213788651 0.00000000000 0.00000000000 0.22213788651 74.42206426695pt 52.61285519281pt)" svg:viewBox="0 0 1 0" svg:d="M0 0.0302222C0 0.0302222 1.2224 -0.0377778 1.4944 0.0302222" koffice:nodeTypes="cc"/>
                <draw:path draw:style-name="gr9" draw:id="shape623" draw:name="path1244" draw:layer="g8071" svg:width="1.49520000000pt" svg:height="0.01528888889pt" draw:transform="matrix(0.22213788651 0.00000000000 0.00000000000 0.22213788651 74.39931734737pt 52.48022407278pt)" svg:viewBox="0 0 1 0" svg:d="M0 0.0152889C0 0.0152889 1.2232 -0.0191111 1.4952 0.0152889" koffice:nodeTypes="cc"/>
                <draw:path draw:style-name="gr9" draw:id="shape624" draw:name="path1246" draw:layer="g8071" svg:width="1.39280000000pt" svg:height="0.03440000000pt" draw:transform="matrix(0.22213788651 0.00000000000 0.00000000000 0.22213788651 73.77306621772pt 52.58918023544pt)" svg:viewBox="0 0 1 0" svg:d="M0 0.0344C0 0.0344 1.2224 0 1.3928 0" koffice:nodeTypes="cc"/>
                <draw:path draw:style-name="gr9" draw:id="shape625" draw:name="path1248" draw:layer="g8071" svg:width="1.39280000000pt" svg:height="0.03360000000pt" draw:transform="matrix(0.22213788651 0.00000000000 0.00000000000 0.22213788651 73.77306621772pt 52.54404181690pt)" svg:viewBox="0 0 1 0" svg:d="M0 0.0336C0 0.0336 1.2224 0 1.3928 0" koffice:nodeTypes="cc"/>
                <draw:path draw:style-name="gr9" draw:id="shape626" draw:name="path1250" draw:layer="g8071" svg:width="1.49520000000pt" svg:height="0.03022222222pt" draw:transform="matrix(0.22213788651 0.00000000000 0.00000000000 0.22213788651 74.39931734737pt 52.22029311977pt)" svg:viewBox="0 0 1 0" svg:d="M0 0.0302222C0 0.0302222 1.2232 -0.0377778 1.4952 0.0302222" koffice:nodeTypes="cc"/>
                <draw:path draw:style-name="gr9" draw:id="shape627" draw:name="path1252" draw:layer="g8071" svg:width="1.49440000000pt" svg:height="0.01493333333pt" draw:transform="matrix(0.22213788651 0.00000000000 0.00000000000 0.22213788651 74.41442272365pt 52.28393315359pt)" svg:viewBox="0 0 1 0" svg:d="M0 0.0149333C0 0.0149333 1.2232 -0.0186667 1.4944 0.0149333" koffice:nodeTypes="cc"/>
                <draw:path draw:style-name="gr9" draw:id="shape628" draw:name="path1254" draw:layer="g8071" svg:width="1.49440000000pt" svg:height="0.03022222222pt" draw:transform="matrix(0.22213788651 0.00000000000 0.00000000000 0.22213788651 74.39185351438pt 52.15223007134pt)" svg:viewBox="0 0 1 0" svg:d="M0 0.0302222C0 0.0302222 1.2232 -0.0377778 1.4944 0.0302222" koffice:nodeTypes="cc"/>
                <draw:path draw:style-name="gr9" draw:id="shape629" draw:name="path1256" draw:layer="g8071" svg:width="1.42720000000pt" svg:height="0.03360000000pt" draw:transform="matrix(0.22213788651 0.00000000000 0.00000000000 0.22213788651 73.75031929814pt 52.26468121083pt)" svg:viewBox="0 0 1 0" svg:d="M0 0.0336C0 0.0336 1.2576 0 1.4272 0" koffice:nodeTypes="cc"/>
                <draw:path draw:style-name="gr9" draw:id="shape630" draw:name="path1258" draw:layer="g8071" svg:width="1.42720000000pt" svg:height="0.03440000000pt" draw:transform="matrix(0.22213788651 0.00000000000 0.00000000000 0.22213788651 73.75031929814pt 52.21936508198pt)" svg:viewBox="0 0 1 0" svg:d="M0 0.0344C0 0.0344 1.2576 0 1.4272 0" koffice:nodeTypes="cc"/>
                <draw:path draw:style-name="gr9" draw:id="shape631" draw:name="path1260" draw:layer="g8071" svg:width="1.49440000000pt" svg:height="0.03022222222pt" draw:transform="matrix(0.22213788651 0.00000000000 0.00000000000 0.22213788651 74.40695889067pt 51.88051100856pt)" svg:viewBox="0 0 1 0" svg:d="M0 0.0302222C0 0.0302222 1.2568 -0.0377778 1.4944 0.0302222" koffice:nodeTypes="cc"/>
                <draw:path draw:style-name="gr9" draw:id="shape632" draw:name="path1262" draw:layer="g8071" svg:width="1.49440000000pt" svg:height="0.01528888889pt" draw:transform="matrix(0.22213788651 0.00000000000 0.00000000000 0.22213788651 74.42206426695pt 51.94424978021pt)" svg:viewBox="0 0 1 0" svg:d="M0 0.0152889C0 0.0152889 1.2568 -0.0191111 1.4944 0.0152889" koffice:nodeTypes="cc"/>
                <draw:path draw:style-name="gr9" draw:id="shape633" draw:name="path1264" draw:layer="g8071" svg:width="1.52880000000pt" svg:height="0.02986666667pt" draw:transform="matrix(0.22213788651 0.00000000000 0.00000000000 0.22213788651 74.39931734737pt 51.81252695483pt)" svg:viewBox="0 0 2 0" svg:d="M0 0.0298667C0 0.0298667 1.2568 -0.0373333 1.5288 0.0298667" koffice:nodeTypes="cc"/>
                <draw:path draw:style-name="gr9" draw:id="shape634" draw:name="path1266" draw:layer="g8071" svg:width="1.39360000000pt" svg:height="0.03440000000pt" draw:transform="matrix(0.22213788651 0.00000000000 0.00000000000 0.22213788651 73.76542467442pt 51.92489909962pt)" svg:viewBox="0 0 1 0" svg:d="M0 0.0344C0 0.0344 1.2232 0 1.3936 0" koffice:nodeTypes="cc"/>
                <draw:path draw:style-name="gr9" draw:id="shape635" draw:name="path1268" draw:layer="g8071" svg:width="1.39360000000pt" svg:height="0.03440000000pt" draw:transform="matrix(0.22213788651 0.00000000000 0.00000000000 0.22213788651 73.76542467442pt 51.87958297077pt)" svg:viewBox="0 0 1 0" svg:d="M0 0.0344C0 0.0344 1.2232 0 1.3936 0" koffice:nodeTypes="cc"/>
                <draw:path draw:style-name="gr9" draw:id="shape636" draw:name="path1270" draw:layer="g8071" svg:width="1.49520000000pt" svg:height="0.03022222222pt" draw:transform="matrix(0.22213788651 0.00000000000 0.00000000000 0.22213788651 74.39931734737pt 51.54837044065pt)" svg:viewBox="0 0 1 0" svg:d="M0 0.0302222C0 0.0302222 1.2232 -0.0377778 1.4952 0.0302222" koffice:nodeTypes="cc"/>
                <draw:path draw:style-name="gr9" draw:id="shape637" draw:name="path1272" draw:layer="g8071" svg:width="1.49440000000pt" svg:height="0.03022222222pt" draw:transform="matrix(0.22213788651 0.00000000000 0.00000000000 0.22213788651 74.41442272365pt 51.61625577877pt)" svg:viewBox="0 0 1 0" svg:d="M0 0.0302222C0 0.0302222 1.2232 -0.0377778 1.4944 0.0302222" koffice:nodeTypes="cc"/>
                <draw:path draw:style-name="gr9" draw:id="shape638" draw:name="path1274" draw:layer="g8071" svg:width="1.49440000000pt" svg:height="0.03022222222pt" draw:transform="matrix(0.22213788651 0.00000000000 0.00000000000 0.22213788651 74.39185351438pt 51.48794893552pt)" svg:viewBox="0 0 1 0" svg:d="M0 0.0302222C0 0.0302222 1.2232 -0.0377778 1.4944 0.0302222" koffice:nodeTypes="cc"/>
                <draw:path draw:style-name="gr9" draw:id="shape639" draw:name="path1276" draw:layer="g8071" svg:width="1.42720000000pt" svg:height="0.03360000000pt" draw:transform="matrix(0.22213788651 0.00000000000 0.00000000000 0.22213788651 73.75031929814pt 51.59275853171pt)" svg:viewBox="0 0 1 0" svg:d="M0 0.0336C0 0.0336 1.2576 0 1.4272 0" koffice:nodeTypes="cc"/>
                <draw:path draw:style-name="gr9" draw:id="shape640" draw:name="path1278" draw:layer="g8071" svg:width="1.42720000000pt" svg:height="0.03440000000pt" draw:transform="matrix(0.22213788651 0.00000000000 0.00000000000 0.22213788651 73.75031929814pt 51.54744240286pt)" svg:viewBox="0 0 1 0" svg:d="M0 0.0344C0 0.0344 1.2576 0 1.4272 0" koffice:nodeTypes="cc"/>
                <draw:path draw:style-name="gr9" draw:id="shape641" draw:name="path1280" draw:layer="g8071" svg:width="1.49440000000pt" svg:height="0.01493333333pt" draw:transform="matrix(0.22213788651 0.00000000000 0.00000000000 0.22213788651 74.40695889067pt 51.28751144986pt)" svg:viewBox="0 0 1 0" svg:d="M0 0.0149333C0 0.0149333 1.2568 -0.0186667 1.4944 0.0149333" koffice:nodeTypes="cc"/>
                <draw:path draw:style-name="gr9" draw:id="shape642" draw:name="path1282" draw:layer="g8071" svg:width="1.49440000000pt" svg:height="0.03022222222pt" draw:transform="matrix(0.22213788651 0.00000000000 0.00000000000 0.22213788651 74.42206426695pt 51.35200054897pt)" svg:viewBox="0 0 1 0" svg:d="M0 0.0302222C0 0.0302222 1.2568 -0.0377778 1.4944 0.0302222" koffice:nodeTypes="cc"/>
                <draw:path draw:style-name="gr9" draw:id="shape643" draw:name="path1284" draw:layer="g8071" svg:width="1.52880000000pt" svg:height="0.03022222222pt" draw:transform="matrix(0.22213788651 0.00000000000 0.00000000000 0.22213788651 74.39931734737pt 51.22369370573pt)" svg:viewBox="0 0 2 0" svg:d="M0 0.0302222C0 0.0302222 1.2568 -0.0377778 1.5288 0.0302222" koffice:nodeTypes="cc"/>
                <draw:path draw:style-name="gr9" draw:id="shape644" draw:name="path1286" draw:layer="g8071" svg:width="1.39360000000pt" svg:height="0.00000000000pt" draw:transform="matrix(0.22213788651 0.00000000000 0.00000000000 0.22213788651 73.76542467442pt 51.33614484521pt)" svg:viewBox="0 0 1 0" svg:d="M0 0C0 0 1.2232 0 1.3936 0" koffice:nodeTypes="cc"/>
                <draw:path draw:style-name="gr9" draw:id="shape645" draw:name="path1288" draw:layer="g8071" svg:width="1.39360000000pt" svg:height="0.00000000000pt" draw:transform="matrix(0.22213788651 0.00000000000 0.00000000000 0.22213788651 73.76542467442pt 51.29082871637pt)" svg:viewBox="0 0 1 0" svg:d="M0 0C0 0 1.2232 0 1.3936 0" koffice:nodeTypes="cc"/>
                <draw:path draw:style-name="gr9" draw:id="shape646" draw:name="path1290" draw:layer="g8071" svg:width="1.49440000000pt" svg:height="0.03022222222pt" draw:transform="matrix(0.22213788651 0.00000000000 0.00000000000 0.22213788651 74.42206426695pt 50.97454385222pt)" svg:viewBox="0 0 1 0" svg:d="M0 0.0302222C0 0.0302222 1.2224 -0.0377778 1.4944 0.0302222" koffice:nodeTypes="cc"/>
                <draw:path draw:style-name="gr9" draw:id="shape647" draw:name="path1292" draw:layer="g8071" svg:width="1.46000000000pt" svg:height="0.02986666667pt" draw:transform="matrix(0.22213788651 0.00000000000 0.00000000000 0.22213788651 74.43716964323pt 51.04250818503pt)" svg:viewBox="0 0 1 0" svg:d="M0 0.0298667C0 0.0298667 1.2224 -0.0373333 1.46 0.0298667" koffice:nodeTypes="cc"/>
                <draw:path draw:style-name="gr9" draw:id="shape648" draw:name="path1294" draw:layer="g8071" svg:width="1.49440000000pt" svg:height="0.03022222222pt" draw:transform="matrix(0.22213788651 0.00000000000 0.00000000000 0.22213788651 74.41442272365pt 50.90665851410pt)" svg:viewBox="0 0 1 0" svg:d="M0 0.0302222C0 0.0302222 1.2232 -0.0377778 1.4944 0.0302222" koffice:nodeTypes="cc"/>
                <draw:path draw:style-name="gr9" draw:id="shape649" draw:name="path1296" draw:layer="g8071" svg:width="1.35840000000pt" svg:height="0.03360000000pt" draw:transform="matrix(0.22213788651 0.00000000000 0.00000000000 0.22213788651 73.78817159400pt 51.01910965359pt)" svg:viewBox="0 0 1 0" svg:d="M0 0.0336C0 0.0336 1.2224 0 1.3584 0" koffice:nodeTypes="cc"/>
                <draw:path draw:style-name="gr9" draw:id="shape650" draw:name="path1298" draw:layer="g8071" svg:width="1.35840000000pt" svg:height="0.03360000000pt" draw:transform="matrix(0.22213788651 0.00000000000 0.00000000000 0.22213788651 73.78817159400pt 50.97379352474pt)" svg:viewBox="0 0 1 0" svg:d="M0 0.0336C0 0.0336 1.2224 0 1.3584 0" koffice:nodeTypes="cc"/>
                <draw:path draw:style-name="gr9" draw:id="shape651" draw:name="path1300" draw:layer="g8071" svg:width="1.46080000000pt" svg:height="0.03022222222pt" draw:transform="matrix(0.22213788651 0.00000000000 0.00000000000 0.22213788651 74.40695889067pt 50.67261403687pt)" svg:viewBox="0 0 1 0" svg:d="M0 0.0302222C0 0.0302222 1.2224 -0.0377778 1.4608 0.0302222" koffice:nodeTypes="cc"/>
                <draw:path draw:style-name="gr9" draw:id="shape652" draw:name="path1302" draw:layer="g8071" svg:width="1.46000000000pt" svg:height="0.03022222222pt" draw:transform="matrix(0.22213788651 0.00000000000 0.00000000000 0.22213788651 74.42206426695pt 50.74049937499pt)" svg:viewBox="0 0 1 0" svg:d="M0 0.0302222C0 0.0302222 1.2224 -0.0377778 1.46 0.0302222" koffice:nodeTypes="cc"/>
                <draw:path draw:style-name="gr9" draw:id="shape653" draw:name="path1304" draw:layer="g8071" svg:width="1.46080000000pt" svg:height="0.03022222222pt" draw:transform="matrix(0.22213788651 0.00000000000 0.00000000000 0.22213788651 74.39931734737pt 50.60472869875pt)" svg:viewBox="0 0 1 0" svg:d="M0 0.0302222C0 0.0302222 1.2232 -0.0377778 1.4608 0.0302222" koffice:nodeTypes="cc"/>
                <draw:path draw:style-name="gr9" draw:id="shape654" draw:name="path1306" draw:layer="g8071" svg:width="1.39280000000pt" svg:height="0.03440000000pt" draw:transform="matrix(0.22213788651 0.00000000000 0.00000000000 0.22213788651 73.77306621772pt 50.71700212793pt)" svg:viewBox="0 0 1 0" svg:d="M0 0.0344C0 0.0344 1.2224 0 1.3928 0" koffice:nodeTypes="cc"/>
                <draw:path draw:style-name="gr9" draw:id="shape655" draw:name="path1308" draw:layer="g8071" svg:width="1.39280000000pt" svg:height="0.03440000000pt" draw:transform="matrix(0.22213788651 0.00000000000 0.00000000000 0.22213788651 73.77306621772pt 50.67168599908pt)" svg:viewBox="0 0 1 0" svg:d="M0 0.0344C0 0.0344 1.2224 0 1.3928 0" koffice:nodeTypes="cc"/>
                <draw:path draw:style-name="gr9" draw:id="shape656" draw:name="path1310" draw:layer="g8071" svg:width="1.46080000000pt" svg:height="0.03022222222pt" draw:transform="matrix(0.22213788651 0.00000000000 0.00000000000 0.22213788651 74.40695889067pt 50.35557884524pt)" svg:viewBox="0 0 1 0" svg:d="M0 0.0302222C0 0.0302222 1.2224 -0.0377778 1.4608 0.0302222" koffice:nodeTypes="cc"/>
                <draw:path draw:style-name="gr9" draw:id="shape657" draw:name="path1312" draw:layer="g8071" svg:width="1.46000000000pt" svg:height="0.03022222222pt" draw:transform="matrix(0.22213788651 0.00000000000 0.00000000000 0.22213788651 74.42206426695pt 50.42346418336pt)" svg:viewBox="0 0 1 0" svg:d="M0 0.0302222C0 0.0302222 1.2224 -0.0377778 1.46 0.0302222" koffice:nodeTypes="cc"/>
                <draw:path draw:style-name="gr9" draw:id="shape658" draw:name="path1314" draw:layer="g8071" svg:width="1.46080000000pt" svg:height="0.03022222222pt" draw:transform="matrix(0.22213788651 0.00000000000 0.00000000000 0.22213788651 74.39931734737pt 50.29515734011pt)" svg:viewBox="0 0 1 0" svg:d="M0 0.0302222C0 0.0302222 1.2232 -0.0377778 1.4608 0.0302222" koffice:nodeTypes="cc"/>
                <draw:path draw:style-name="gr9" draw:id="shape659" draw:name="path1316" draw:layer="g8071" svg:width="1.39280000000pt" svg:height="0.03440000000pt" draw:transform="matrix(0.22213788651 0.00000000000 0.00000000000 0.22213788651 73.77306621772pt 50.39996693630pt)" svg:viewBox="0 0 1 0" svg:d="M0 0.0344C0 0.0344 1.2224 0 1.3928 0" koffice:nodeTypes="cc"/>
                <draw:path draw:style-name="gr9" draw:id="shape660" draw:name="path1318" draw:layer="g8071" svg:width="1.39280000000pt" svg:height="0.03440000000pt" draw:transform="matrix(0.22213788651 0.00000000000 0.00000000000 0.22213788651 73.77306621772pt 50.35465080746pt)" svg:viewBox="0 0 1 0" svg:d="M0 0.0344C0 0.0344 1.2224 0 1.3928 0" koffice:nodeTypes="cc"/>
                <draw:path draw:style-name="gr9" draw:id="shape661" draw:name="path1320" draw:layer="g8071" svg:width="1.46080000000pt" svg:height="0.03022222222pt" draw:transform="matrix(0.22213788651 0.00000000000 0.00000000000 0.22213788651 74.40695889067pt 50.06857669587pt)" svg:viewBox="0 0 1 0" svg:d="M0 0.0302222C0 0.0302222 1.2224 -0.0377778 1.4608 0.0302222" koffice:nodeTypes="cc"/>
                <draw:path draw:style-name="gr9" draw:id="shape662" draw:name="path1322" draw:layer="g8071" svg:width="1.46000000000pt" svg:height="0.03022222222pt" draw:transform="matrix(0.22213788651 0.00000000000 0.00000000000 0.22213788651 74.42206426695pt 50.13663974430pt)" svg:viewBox="0 0 1 0" svg:d="M0 0.0302222C0 0.0302222 1.2224 -0.0377778 1.46 0.0302222" koffice:nodeTypes="cc"/>
                <draw:path draw:style-name="gr9" draw:id="shape663" draw:name="path1324" draw:layer="g8071" svg:width="1.46080000000pt" svg:height="0.01493333333pt" draw:transform="matrix(0.22213788651 0.00000000000 0.00000000000 0.22213788651 74.39931734737pt 50.00408759676pt)" svg:viewBox="0 0 1 0" svg:d="M0 0.0149333C0 0.0149333 1.2232 -0.0186667 1.4608 0.0149333" koffice:nodeTypes="cc"/>
                <draw:path draw:style-name="gr9" draw:id="shape664" draw:name="path1326" draw:layer="g8071" svg:width="1.39280000000pt" svg:height="0.03360000000pt" draw:transform="matrix(0.22213788651 0.00000000000 0.00000000000 0.22213788651 73.77306621772pt 50.11314249724pt)" svg:viewBox="0 0 1 0" svg:d="M0 0.0336C0 0.0336 1.2224 0 1.3928 0" koffice:nodeTypes="cc"/>
                <draw:path draw:style-name="gr9" draw:id="shape665" draw:name="path1328" draw:layer="g8071" svg:width="1.39280000000pt" svg:height="0.03360000000pt" draw:transform="matrix(0.22213788651 0.00000000000 0.00000000000 0.22213788651 73.77306621772pt 50.06782636839pt)" svg:viewBox="0 0 1 0" svg:d="M0 0.0336C0 0.0336 1.2224 0 1.3928 0" koffice:nodeTypes="cc"/>
                <draw:path draw:style-name="gr9" draw:id="shape666" draw:name="path1330" draw:layer="g8071" svg:width="1.46080000000pt" svg:height="0.01493333333pt" draw:transform="matrix(0.22213788651 0.00000000000 0.00000000000 0.22213788651 74.39185351438pt 49.75493774325pt)" svg:viewBox="0 0 1 0" svg:d="M0 0.0149333C0 0.0149333 1.1888 -0.0186667 1.4608 0.0149333" koffice:nodeTypes="cc"/>
                <draw:path draw:style-name="gr9" draw:id="shape667" draw:name="path1332" draw:layer="g8071" svg:width="1.46080000000pt" svg:height="0.03022222222pt" draw:transform="matrix(0.22213788651 0.00000000000 0.00000000000 0.22213788651 74.40695889067pt 49.81960455267pt)" svg:viewBox="0 0 1 0" svg:d="M0 0.0302222C0 0.0302222 1.1888 -0.0377778 1.4608 0.0302222" koffice:nodeTypes="cc"/>
                <draw:path draw:style-name="gr9" draw:id="shape668" draw:name="path1334" draw:layer="g8071" svg:width="1.46080000000pt" svg:height="0.03022222222pt" draw:transform="matrix(0.22213788651 0.00000000000 0.00000000000 0.22213788651 74.38421197109pt 49.69111999911pt)" svg:viewBox="0 0 1 0" svg:d="M0 0.0302222C0 0.0302222 1.1888 -0.0377778 1.4608 0.0302222" koffice:nodeTypes="cc"/>
                <draw:path draw:style-name="gr9" draw:id="shape669" draw:name="path1336" draw:layer="g8071" svg:width="1.35920000000pt" svg:height="0.00000000000pt" draw:transform="matrix(0.22213788651 0.00000000000 0.00000000000 0.22213788651 73.76542467442pt 49.80357113860pt)" svg:viewBox="0 0 1 0" svg:d="M0 0C0 0 1.2232 0 1.3592 0" koffice:nodeTypes="cc"/>
                <draw:path draw:style-name="gr9" draw:id="shape670" draw:name="path1338" draw:layer="g8071" svg:width="1.35920000000pt" svg:height="0.03360000000pt" draw:transform="matrix(0.22213788651 0.00000000000 0.00000000000 0.22213788651 73.76542467442pt 49.75079117677pt)" svg:viewBox="0 0 1 0" svg:d="M0 0.0336C0 0.0336 1.2232 0 1.3592 0" koffice:nodeTypes="cc"/>
                <draw:path draw:style-name="gr9" draw:id="shape671" draw:name="path1340" draw:layer="g8071" svg:width="1.42640000000pt" svg:height="0.03022222222pt" draw:transform="matrix(0.22213788651 0.00000000000 0.00000000000 0.22213788651 74.40695889067pt 49.49492781775pt)" svg:viewBox="0 0 1 0" svg:d="M0 0.0302222C0 0.0302222 1.1888 -0.0377778 1.4264 0.0302222" koffice:nodeTypes="cc"/>
                <draw:path draw:style-name="gr9" draw:id="shape672" draw:name="path1342" draw:layer="g8071" svg:width="1.46080000000pt" svg:height="0.01528888889pt" draw:transform="matrix(0.22213788651 0.00000000000 0.00000000000 0.22213788651 74.41442272365pt 49.55866658939pt)" svg:viewBox="0 0 1 0" svg:d="M0 0.0152889C0 0.0152889 1.1888 -0.0191111 1.4608 0.0152889" koffice:nodeTypes="cc"/>
                <draw:path draw:style-name="gr9" draw:id="shape673" draw:name="path1344" draw:layer="g8071" svg:width="1.42720000000pt" svg:height="0.03022222222pt" draw:transform="matrix(0.22213788651 0.00000000000 0.00000000000 0.22213788651 74.39931734737pt 49.42704247963pt)" svg:viewBox="0 0 1 0" svg:d="M0 0.0302222C0 0.0302222 1.1896 -0.0377778 1.4272 0.0302222" koffice:nodeTypes="cc"/>
                <draw:path draw:style-name="gr9" draw:id="shape674" draw:name="path1346" draw:layer="g8071" svg:width="1.32480000000pt" svg:height="0.03360000000pt" draw:transform="matrix(0.22213788651 0.00000000000 0.00000000000 0.22213788651 73.78817159400pt 49.53949361912pt)" svg:viewBox="0 0 1 0" svg:d="M0 0.0336C0 0.0336 1.1888 0 1.3248 0" koffice:nodeTypes="cc"/>
                <draw:path draw:style-name="gr9" draw:id="shape675" draw:name="path1348" draw:layer="g8071" svg:width="1.32480000000pt" svg:height="0.03440000000pt" draw:transform="matrix(0.22213788651 0.00000000000 0.00000000000 0.22213788651 73.78817159400pt 49.49399977996pt)" svg:viewBox="0 0 1 0" svg:d="M0 0.0344C0 0.0344 1.1888 0 1.3248 0" koffice:nodeTypes="cc"/>
                <draw:path draw:style-name="gr9" draw:id="shape676" draw:name="path1350" draw:layer="g8071" svg:width="1.42640000000pt" svg:height="0.03022222222pt" draw:transform="matrix(0.22213788651 0.00000000000 0.00000000000 0.22213788651 74.40695889067pt 49.23067258795pt)" svg:viewBox="0 0 1 0" svg:d="M0 0.0302222C0 0.0302222 1.1888 -0.0377778 1.4264 0.0302222" koffice:nodeTypes="cc"/>
                <draw:path draw:style-name="gr9" draw:id="shape677" draw:name="path1352" draw:layer="g8071" svg:width="1.46080000000pt" svg:height="0.03022222222pt" draw:transform="matrix(0.22213788651 0.00000000000 0.00000000000 0.22213788651 74.41442272365pt 49.29855792607pt)" svg:viewBox="0 0 1 0" svg:d="M0 0.0302222C0 0.0302222 1.1888 -0.0377778 1.4608 0.0302222" koffice:nodeTypes="cc"/>
                <draw:path draw:style-name="gr9" draw:id="shape678" draw:name="path1354" draw:layer="g8071" svg:width="1.42720000000pt" svg:height="0.01528888889pt" draw:transform="matrix(0.22213788651 0.00000000000 0.00000000000 0.22213788651 74.39931734737pt 49.16610451635pt)" svg:viewBox="0 0 1 0" svg:d="M0 0.0152889C0 0.0152889 1.1896 -0.0191111 1.4272 0.0152889" koffice:nodeTypes="cc"/>
                <draw:path draw:style-name="gr9" draw:id="shape679" draw:name="path1356" draw:layer="g8071" svg:width="1.32480000000pt" svg:height="0.03440000000pt" draw:transform="matrix(0.22213788651 0.00000000000 0.00000000000 0.22213788651 73.78817159400pt 49.27506067902pt)" svg:viewBox="0 0 1 0" svg:d="M0 0.0344C0 0.0344 1.1888 0 1.3248 0" koffice:nodeTypes="cc"/>
                <draw:path draw:style-name="gr9" draw:id="shape680" draw:name="path1358" draw:layer="g8071" svg:width="1.32480000000pt" svg:height="0.03360000000pt" draw:transform="matrix(0.22213788651 0.00000000000 0.00000000000 0.22213788651 73.78817159400pt 49.22992226048pt)" svg:viewBox="0 0 1 0" svg:d="M0 0.0336C0 0.0336 1.1888 0 1.3248 0" koffice:nodeTypes="cc"/>
                <draw:path draw:style-name="gr9" draw:id="shape681" draw:name="path1360" draw:layer="g8071" svg:width="1.42720000000pt" svg:height="0.03022222222pt" draw:transform="matrix(0.22213788651 0.00000000000 0.00000000000 0.22213788651 74.39931734737pt 48.71726750465pt)" svg:viewBox="0 0 1 0" svg:d="M0 0.0302222C0 0.0302222 1.1896 -0.0377778 1.4272 0.0302222" koffice:nodeTypes="cc"/>
                <draw:path draw:style-name="gr9" draw:id="shape682" draw:name="path1362" draw:layer="g8071" svg:width="1.42720000000pt" svg:height="0.03022222222pt" draw:transform="matrix(0.22213788651 0.00000000000 0.00000000000 0.22213788651 74.41442272365pt 48.78533055308pt)" svg:viewBox="0 0 1 0" svg:d="M0 0.0302222C0 0.0302222 1.1552 -0.0377778 1.4272 0.0302222" koffice:nodeTypes="cc"/>
                <draw:path draw:style-name="gr9" draw:id="shape683" draw:name="path1364" draw:layer="g8071" svg:width="1.42640000000pt" svg:height="0.03022222222pt" draw:transform="matrix(0.22213788651 0.00000000000 0.00000000000 0.22213788651 74.39185351438pt 48.65702370983pt)" svg:viewBox="0 0 1 0" svg:d="M0 0.0302222C0 0.0302222 1.1888 -0.0377778 1.4264 0.0302222" koffice:nodeTypes="cc"/>
                <draw:path draw:style-name="gr9" draw:id="shape684" draw:name="path1366" draw:layer="g8071" svg:width="1.32480000000pt" svg:height="0.03360000000pt" draw:transform="matrix(0.22213788651 0.00000000000 0.00000000000 0.22213788651 73.79563542699pt 48.76183330602pt)" svg:viewBox="0 0 1 0" svg:d="M0 0.0336C0 0.0336 1.1552 0 1.3248 0" koffice:nodeTypes="cc"/>
                <draw:path draw:style-name="gr9" draw:id="shape685" draw:name="path1368" draw:layer="g8071" svg:width="1.32480000000pt" svg:height="0.03360000000pt" draw:transform="matrix(0.22213788651 0.00000000000 0.00000000000 0.22213788651 73.79563542699pt 48.71651717717pt)" svg:viewBox="0 0 1 0" svg:d="M0 0.0336C0 0.0336 1.1552 0 1.3248 0" koffice:nodeTypes="cc"/>
                <draw:path draw:style-name="gr9" draw:id="shape686" draw:name="path1370" draw:layer="g8071" svg:width="1.39280000000pt" svg:height="0.03022222222pt" draw:transform="matrix(0.22213788651 0.00000000000 0.00000000000 0.22213788651 74.39931734737pt 48.46829536145pt)" svg:viewBox="0 0 1 0" svg:d="M0 0.0302222C0 0.0302222 1.1552 -0.0377778 1.3928 0.0302222" koffice:nodeTypes="cc"/>
                <draw:path draw:style-name="gr9" draw:id="shape687" draw:name="path1372" draw:layer="g8071" svg:width="1.39280000000pt" svg:height="0.03022222222pt" draw:transform="matrix(0.22213788651 0.00000000000 0.00000000000 0.22213788651 74.41442272365pt 48.53618069957pt)" svg:viewBox="0 0 1 0" svg:d="M0 0.0302222C0 0.0302222 1.1552 -0.0377778 1.3928 0.0302222" koffice:nodeTypes="cc"/>
                <draw:path draw:style-name="gr9" draw:id="shape688" draw:name="path1374" draw:layer="g8071" svg:width="1.39280000000pt" svg:height="0.03022222222pt" draw:transform="matrix(0.22213788651 0.00000000000 0.00000000000 0.22213788651 74.39185351438pt 48.40787385632pt)" svg:viewBox="0 0 1 0" svg:d="M0 0.0302222C0 0.0302222 1.1544 -0.0377778 1.3928 0.0302222" koffice:nodeTypes="cc"/>
                <draw:path draw:style-name="gr9" draw:id="shape689" draw:name="path1376" draw:layer="g8071" svg:width="1.29040000000pt" svg:height="0.03360000000pt" draw:transform="matrix(0.22213788651 0.00000000000 0.00000000000 0.22213788651 73.80327697028pt 48.51268345251pt)" svg:viewBox="0 0 1 0" svg:d="M0 0.0336C0 0.0336 1.1208 0 1.2904 0" koffice:nodeTypes="cc"/>
                <draw:path draw:style-name="gr9" draw:id="shape690" draw:name="path1378" draw:layer="g8071" svg:width="1.29040000000pt" svg:height="0.03440000000pt" draw:transform="matrix(0.22213788651 0.00000000000 0.00000000000 0.22213788651 73.80327697028pt 48.46736732366pt)" svg:viewBox="0 0 1 0" svg:d="M0 0.0344C0 0.0344 1.1208 0 1.2904 0" koffice:nodeTypes="cc"/>
                <draw:path draw:style-name="gr9" draw:id="shape691" draw:name="path1380" draw:layer="g8071" svg:width="1.35840000000pt" svg:height="0.01528888889pt" draw:transform="matrix(0.22213788651 0.00000000000 0.00000000000 0.22213788651 74.39185351438pt 47.56564547162pt)" svg:viewBox="0 0 1 0" svg:d="M0 0.0152889C0 0.0152889 1.1208 -0.0191111 1.3584 0.0152889" koffice:nodeTypes="cc"/>
                <draw:path draw:style-name="gr9" draw:id="shape692" draw:name="path1382" draw:layer="g8071" svg:width="1.35840000000pt" svg:height="0.03022222222pt" draw:transform="matrix(0.22213788651 0.00000000000 0.00000000000 0.22213788651 74.40695889067pt 47.63021354322pt)" svg:viewBox="0 0 1 0" svg:d="M0 0.0302222C0 0.0302222 1.1208 -0.0377778 1.3584 0.0302222" koffice:nodeTypes="cc"/>
                <draw:path draw:style-name="gr9" draw:id="shape693" draw:name="path1384" draw:layer="g8071" svg:width="1.35840000000pt" svg:height="0.03022222222pt" draw:transform="matrix(0.22213788651 0.00000000000 0.00000000000 0.22213788651 74.39185351438pt 47.50190669997pt)" svg:viewBox="0 0 1 0" svg:d="M0 0.0302222C0 0.0302222 1.1208 -0.0377778 1.3584 0.0302222" koffice:nodeTypes="cc"/>
                <draw:path draw:style-name="gr9" draw:id="shape694" draw:name="path1386" draw:layer="g8071" svg:width="1.29120000000pt" svg:height="0.00000000000pt" draw:transform="matrix(0.22213788651 0.00000000000 0.00000000000 0.22213788651 73.81074080327pt 47.61435783946pt)" svg:viewBox="0 0 1 0" svg:d="M0 0C0 0 1.1208 0 1.2912 0" koffice:nodeTypes="cc"/>
                <draw:path draw:style-name="gr9" draw:id="shape695" draw:name="path1388" draw:layer="g8071" svg:width="1.29120000000pt" svg:height="0.00000000000pt" draw:transform="matrix(0.22213788651 0.00000000000 0.00000000000 0.22213788651 73.81074080327pt 47.56904171061pt)" svg:viewBox="0 0 1 0" svg:d="M0 0C0 0 1.1208 0 1.2912 0" koffice:nodeTypes="cc"/>
                <draw:path draw:style-name="gr10" draw:id="shape696" draw:name="path1390" draw:layer="g8071" svg:width="3.36043296812pt" svg:height="1.16983808000pt" draw:transform="matrix(0.22213788651 0.00000000000 0.00000000000 0.22213788651 73.89027776121pt 45.81752890306pt)" svg:viewBox="0 0 3 1" svg:d="M1.66482 1.16984C1.66482 1.16984 2.13191 1.16984 2.53666 1.16984C3.06534 1.16984 3.43931 1.06583 3.34618 0.753787C3.22153 0.260032 3.12767 0 3.12767 0L1.66482 0L0.232029 0C0.232029 0 0.138905 0.260032 0.0142508 0.753787C-0.0788732 1.06583 0.295089 1.16984 0.823769 1.16984C1.22853 1.16984 1.66482 1.16984 1.66482 1.16984Z" koffice:nodeTypes="ccccccccc"/>
                <draw:path draw:style-name="gr9" draw:id="shape697" draw:name="path1392" draw:layer="g8071" svg:width="3.36043296812pt" svg:height="1.16983808000pt" draw:transform="matrix(0.22213788651 0.00000000000 0.00000000000 0.22213788651 73.89027776121pt 45.81752890306pt)" svg:viewBox="0 0 3 1" svg:d="M1.66482 1.16984C1.66482 1.16984 2.13191 1.16984 2.53666 1.16984C3.06534 1.16984 3.43931 1.06583 3.34618 0.753787C3.22153 0.260032 3.12767 0 3.12767 0L1.66482 0L0.232029 0C0.232029 0 0.138905 0.260032 0.0142508 0.753787C-0.0788732 1.06583 0.295089 1.16984 0.823769 1.16984C1.22853 1.16984 1.66482 1.16984 1.66482 1.16984Z" koffice:nodeTypes="ccccccccc"/>
                <draw:path draw:style-name="gr9" draw:id="shape698" draw:name="path1394" draw:layer="g8071" svg:width="1.25680000000pt" svg:height="0.00000000000pt" draw:transform="matrix(0.22213788651 0.00000000000 0.00000000000 0.22213788651 73.87862614139pt 46.36860857191pt)" svg:viewBox="0 0 1 0" svg:d="M0 0C0 0 1.1216 0 1.2568 0" koffice:nodeTypes="cc"/>
                <draw:path draw:style-name="gr9" draw:id="shape699" draw:name="path1396" draw:layer="g8071" svg:width="1.25680000000pt" svg:height="0.00000000000pt" draw:transform="matrix(0.22213788651 0.00000000000 0.00000000000 0.22213788651 73.87862614139pt 46.32329244306pt)" svg:viewBox="0 0 1 0" svg:d="M0 0C0 0 1.1216 0 1.2568 0" koffice:nodeTypes="cc"/>
                <draw:path draw:style-name="gr9" draw:id="shape700" draw:name="path1398" draw:layer="g8071" svg:width="1.35840000000pt" svg:height="0.03022222222pt" draw:transform="matrix(0.22213788651 0.00000000000 0.00000000000 0.22213788651 74.37674813810pt 46.02229066550pt)" svg:viewBox="0 0 1 0" svg:d="M0 0.0302222C0 0.0302222 1.1208 -0.0377778 1.3584 0.0302222" koffice:nodeTypes="cc"/>
                <draw:path draw:style-name="gr9" draw:id="shape701" draw:name="path1400" draw:layer="g8071" svg:width="1.35840000000pt" svg:height="0.01493333333pt" draw:transform="matrix(0.22213788651 0.00000000000 0.00000000000 0.22213788651 74.39185351438pt 46.08593069933pt)" svg:viewBox="0 0 1 0" svg:d="M0 0.0149333C0 0.0149333 1.1208 -0.0186667 1.3584 0.0149333" koffice:nodeTypes="cc"/>
                <draw:path draw:style-name="gr9" draw:id="shape702" draw:name="path1402" draw:layer="g8071" svg:width="1.35840000000pt" svg:height="0.03022222222pt" draw:transform="matrix(0.22213788651 0.00000000000 0.00000000000 0.22213788651 74.36928430511pt 45.95440532739pt)" svg:viewBox="0 0 1 0" svg:d="M0 0.0302222C0 0.0302222 1.1208 -0.0377778 1.3584 0.0302222" koffice:nodeTypes="cc"/>
                <draw:path draw:style-name="gr9" draw:id="shape703" draw:name="path1404" draw:layer="g8071" svg:width="1.25680000000pt" svg:height="0.03440000000pt" draw:transform="matrix(0.22213788651 0.00000000000 0.00000000000 0.22213788651 73.90883689395pt 46.08924796584pt)" svg:viewBox="0 0 1 0" svg:d="M0 0.0344C0 0.0344 1.0872 0 1.2568 0" koffice:nodeTypes="cc"/>
                <draw:path draw:style-name="gr9" draw:id="shape704" draw:name="path1406" draw:layer="g8071" svg:width="1.25680000000pt" svg:height="0.03360000000pt" draw:transform="matrix(0.22213788651 0.00000000000 0.00000000000 0.22213788651 73.90883689395pt 46.04410954730pt)" svg:viewBox="0 0 1 0" svg:d="M0 0.0336C0 0.0336 1.0872 0 1.2568 0" koffice:nodeTypes="cc"/>
                <draw:path draw:style-name="gr9" draw:id="shape705" draw:name="path1408" draw:layer="g8071" svg:width="1.35840000000pt" svg:height="0.03022222222pt" draw:transform="matrix(0.22213788651 0.00000000000 0.00000000000 0.22213788651 74.36928430511pt 46.29400972828pt)" svg:viewBox="0 0 1 0" svg:d="M0 0.0302222C0 0.0302222 1.1208 -0.0377778 1.3584 0.0302222" koffice:nodeTypes="cc"/>
                <draw:path draw:style-name="gr9" draw:id="shape706" draw:name="path1410" draw:layer="g8071" svg:width="1.35920000000pt" svg:height="0.03022222222pt" draw:transform="matrix(0.22213788651 0.00000000000 0.00000000000 0.22213788651 74.38421197109pt 46.36189506640pt)" svg:viewBox="0 0 1 0" svg:d="M0 0.0302222C0 0.0302222 1.1208 -0.0377778 1.3592 0.0302222" koffice:nodeTypes="cc"/>
                <draw:path draw:style-name="gr9" draw:id="shape707" draw:name="path1412" draw:layer="g8071" svg:width="1.35920000000pt" svg:height="0.01528888889pt" draw:transform="matrix(0.22213788651 0.00000000000 0.00000000000 0.22213788651 74.36164276182pt 46.22944165668pt)" svg:viewBox="0 0 1 0" svg:d="M0 0.0152889C0 0.0152889 1.1208 -0.0191111 1.3592 0.0152889" koffice:nodeTypes="cc"/>
                <draw:path draw:style-name="gr9" draw:id="shape708" draw:name="path1414" draw:layer="g8071" svg:width="1.35840000000pt" svg:height="0.01493333333pt" draw:transform="matrix(0.22213788651 0.00000000000 0.00000000000 0.22213788651 74.39185351438pt 46.62954653520pt)" svg:viewBox="0 0 1 0" svg:d="M0 0.0149333C0 0.0149333 1.1208 -0.0186667 1.3584 0.0149333" koffice:nodeTypes="cc"/>
                <draw:path draw:style-name="gr9" draw:id="shape709" draw:name="path1416" draw:layer="g8071" svg:width="1.35920000000pt" svg:height="0.03022222222pt" draw:transform="matrix(0.22213788651 0.00000000000 0.00000000000 0.22213788651 74.39931734737pt 46.69403563431pt)" svg:viewBox="0 0 1 0" svg:d="M0 0.0302222C0 0.0302222 1.1208 -0.0377778 1.3592 0.0302222" koffice:nodeTypes="cc"/>
                <draw:path draw:style-name="gr9" draw:id="shape710" draw:name="path1418" draw:layer="g8071" svg:width="1.35920000000pt" svg:height="0.03022222222pt" draw:transform="matrix(0.22213788651 0.00000000000 0.00000000000 0.22213788651 74.38421197109pt 46.56572879106pt)" svg:viewBox="0 0 1 0" svg:d="M0 0.0302222C0 0.0302222 1.1208 -0.0377778 1.3592 0.0302222" koffice:nodeTypes="cc"/>
                <draw:path draw:style-name="gr9" draw:id="shape711" draw:name="path1420" draw:layer="g8071" svg:width="1.25680000000pt" svg:height="0.00000000000pt" draw:transform="matrix(0.22213788651 0.00000000000 0.00000000000 0.22213788651 73.83348772285pt 46.67817993055pt)" svg:viewBox="0 0 1 0" svg:d="M0 0C0 0 1.1208 0 1.2568 0" koffice:nodeTypes="cc"/>
                <draw:path draw:style-name="gr9" draw:id="shape712" draw:name="path1422" draw:layer="g8071" svg:width="1.25680000000pt" svg:height="0.03360000000pt" draw:transform="matrix(0.22213788651 0.00000000000 0.00000000000 0.22213788651 73.83348772285pt 46.62539996872pt)" svg:viewBox="0 0 1 0" svg:d="M0 0.0336C0 0.0336 1.1208 0 1.2568 0" koffice:nodeTypes="cc"/>
                <draw:path draw:style-name="gr9" draw:id="shape713" draw:name="path1424" draw:layer="g8071" svg:width="1.35840000000pt" svg:height="0.03022222222pt" draw:transform="matrix(0.22213788651 0.00000000000 0.00000000000 0.22213788651 74.40695889067pt 46.93572165484pt)" svg:viewBox="0 0 1 0" svg:d="M0 0.0302222C0 0.0302222 1.1208 -0.0377778 1.3584 0.0302222" koffice:nodeTypes="cc"/>
                <draw:path draw:style-name="gr9" draw:id="shape714" draw:name="path1426" draw:layer="g8071" svg:width="1.35840000000pt" svg:height="0.03022222222pt" draw:transform="matrix(0.22213788651 0.00000000000 0.00000000000 0.22213788651 74.42206426695pt 47.00360699295pt)" svg:viewBox="0 0 1 0" svg:d="M0 0.0302222C0 0.0302222 1.1208 -0.0377778 1.3584 0.0302222" koffice:nodeTypes="cc"/>
                <draw:path draw:style-name="gr9" draw:id="shape715" draw:name="path1428" draw:layer="g8071" svg:width="1.35920000000pt" svg:height="0.01528888889pt" draw:transform="matrix(0.22213788651 0.00000000000 0.00000000000 0.22213788651 74.39931734737pt 46.87115358323pt)" svg:viewBox="0 0 1 0" svg:d="M0 0.0152889C0 0.0152889 1.1208 -0.0191111 1.3592 0.0152889" koffice:nodeTypes="cc"/>
                <draw:path draw:style-name="gr9" draw:id="shape716" draw:name="path1430" draw:layer="g8071" svg:width="1.25680000000pt" svg:height="0.03440000000pt" draw:transform="matrix(0.22213788651 0.00000000000 0.00000000000 0.22213788651 73.85605693212pt 46.98010974590pt)" svg:viewBox="0 0 1 0" svg:d="M0 0.0344C0 0.0344 1.0872 0 1.2568 0" koffice:nodeTypes="cc"/>
                <draw:path draw:style-name="gr9" draw:id="shape717" draw:name="path1432" draw:layer="g8071" svg:width="1.25680000000pt" svg:height="0.03360000000pt" draw:transform="matrix(0.22213788651 0.00000000000 0.00000000000 0.22213788651 73.85605693212pt 46.93497132736pt)" svg:viewBox="0 0 1 0" svg:d="M0 0.0336C0 0.0336 1.0872 0 1.2568 0" koffice:nodeTypes="cc"/>
                <draw:path draw:style-name="gr9" draw:id="shape718" draw:name="path1434" draw:layer="g8071" svg:width="1.35920000000pt" svg:height="0.03057777778pt" draw:transform="matrix(0.22213788651 0.00000000000 0.00000000000 0.22213788651 74.39931734737pt 47.24521404100pt)" svg:viewBox="0 0 1 0" svg:d="M0 0.0305778C0 0.0305778 1.1208 -0.0382222 1.3592 0.0305778" koffice:nodeTypes="cc"/>
                <draw:path draw:style-name="gr9" draw:id="shape719" draw:name="path1436" draw:layer="g8071" svg:width="1.35920000000pt" svg:height="0.03022222222pt" draw:transform="matrix(0.22213788651 0.00000000000 0.00000000000 0.22213788651 74.41442272365pt 47.31317835159pt)" svg:viewBox="0 0 1 0" svg:d="M0 0.0302222C0 0.0302222 1.1216 -0.0377778 1.3592 0.0302222" koffice:nodeTypes="cc"/>
                <draw:path draw:style-name="gr9" draw:id="shape720" draw:name="path1438" draw:layer="g8071" svg:width="1.35840000000pt" svg:height="0.03022222222pt" draw:transform="matrix(0.22213788651 0.00000000000 0.00000000000 0.22213788651 74.39185351438pt 47.17722996505pt)" svg:viewBox="0 0 1 0" svg:d="M0 0.0302222C0 0.0302222 1.1208 -0.0377778 1.3584 0.0302222" koffice:nodeTypes="cc"/>
                <draw:path draw:style-name="gr9" draw:id="shape721" draw:name="path1440" draw:layer="g8071" svg:width="1.25680000000pt" svg:height="0.03360000000pt" draw:transform="matrix(0.22213788651 0.00000000000 0.00000000000 0.22213788651 73.81838234657pt 47.28968110454pt)" svg:viewBox="0 0 1 0" svg:d="M0 0.0336C0 0.0336 1.1208 0 1.2568 0" koffice:nodeTypes="cc"/>
                <draw:path draw:style-name="gr9" draw:id="shape722" draw:name="path1442" draw:layer="g8071" svg:width="1.25680000000pt" svg:height="0.03440000000pt" draw:transform="matrix(0.22213788651 0.00000000000 0.00000000000 0.22213788651 73.81838234657pt 47.24436497569pt)" svg:viewBox="0 0 1 0" svg:d="M0 0.0344C0 0.0344 1.1208 0 1.2568 0" koffice:nodeTypes="cc"/>
                <draw:path draw:style-name="gr9" draw:id="shape723" draw:name="path1444" draw:layer="g8071" svg:width="1.35920000000pt" svg:height="0.03057777778pt" draw:transform="matrix(0.22213788651 0.00000000000 0.00000000000 0.22213788651 74.39931734737pt 47.85671521498pt)" svg:viewBox="0 0 1 0" svg:d="M0 0.0305778C0 0.0305778 1.1208 -0.0382222 1.3592 0.0305778" koffice:nodeTypes="cc"/>
                <draw:path draw:style-name="gr9" draw:id="shape724" draw:name="path1446" draw:layer="g8071" svg:width="1.39280000000pt" svg:height="0.01493333333pt" draw:transform="matrix(0.22213788651 0.00000000000 0.00000000000 0.22213788651 74.40695889067pt 47.92043422129pt)" svg:viewBox="0 0 1 0" svg:d="M0 0.0149333C0 0.0149333 1.1552 -0.0186667 1.3928 0.0149333" koffice:nodeTypes="cc"/>
                <draw:path draw:style-name="gr9" draw:id="shape725" draw:name="path1448" draw:layer="g8071" svg:width="1.35840000000pt" svg:height="0.03022222222pt" draw:transform="matrix(0.22213788651 0.00000000000 0.00000000000 0.22213788651 74.39185351438pt 47.78873113904pt)" svg:viewBox="0 0 1 0" svg:d="M0 0.0302222C0 0.0302222 1.1208 -0.0377778 1.3584 0.0302222" koffice:nodeTypes="cc"/>
                <draw:path draw:style-name="gr9" draw:id="shape726" draw:name="path1450" draw:layer="g8071" svg:width="1.25680000000pt" svg:height="0.03360000000pt" draw:transform="matrix(0.22213788651 0.00000000000 0.00000000000 0.22213788651 73.81074080327pt 47.90118227852pt)" svg:viewBox="0 0 1 0" svg:d="M0 0.0336C0 0.0336 1.1208 0 1.2568 0" koffice:nodeTypes="cc"/>
                <draw:path draw:style-name="gr9" draw:id="shape727" draw:name="path1452" draw:layer="g8071" svg:width="1.25680000000pt" svg:height="0.03440000000pt" draw:transform="matrix(0.22213788651 0.00000000000 0.00000000000 0.22213788651 73.81074080327pt 47.85586614968pt)" svg:viewBox="0 0 1 0" svg:d="M0 0.0344C0 0.0344 1.1208 0 1.2568 0" koffice:nodeTypes="cc"/>
                <draw:path draw:style-name="gr9" draw:id="shape728" draw:name="path1454" draw:layer="g8071" svg:width="1.35920000000pt" svg:height="0.03022222222pt" draw:transform="matrix(0.22213788651 0.00000000000 0.00000000000 0.22213788651 74.41442272365pt 48.18129321208pt)" svg:viewBox="0 0 1 0" svg:d="M0 0.0302222C0 0.0302222 1.1216 -0.0377778 1.3592 0.0302222" koffice:nodeTypes="cc"/>
                <draw:path draw:style-name="gr9" draw:id="shape729" draw:name="path1456" draw:layer="g8071" svg:width="1.39280000000pt" svg:height="0.03022222222pt" draw:transform="matrix(0.22213788651 0.00000000000 0.00000000000 0.22213788651 74.42206426695pt 48.24935626050pt)" svg:viewBox="0 0 1 0" svg:d="M0 0.0302222C0 0.0302222 1.1544 -0.0377778 1.3928 0.0302222" koffice:nodeTypes="cc"/>
                <draw:path draw:style-name="gr9" draw:id="shape730" draw:name="path1458" draw:layer="g8071" svg:width="1.35840000000pt" svg:height="0.01528888889pt" draw:transform="matrix(0.22213788651 0.00000000000 0.00000000000 0.22213788651 74.40695889067pt 48.11672514047pt)" svg:viewBox="0 0 1 0" svg:d="M0 0.0152889C0 0.0152889 1.1208 -0.0191111 1.3584 0.0152889" koffice:nodeTypes="cc"/>
                <draw:path draw:style-name="gr9" draw:id="shape731" draw:name="path1460" draw:layer="g8071" svg:width="1.29040000000pt" svg:height="0.03440000000pt" draw:transform="matrix(0.22213788651 0.00000000000 0.00000000000 0.22213788651 73.81838234657pt 48.22568130314pt)" svg:viewBox="0 0 1 0" svg:d="M0 0.0344C0 0.0344 1.1208 0 1.2904 0" koffice:nodeTypes="cc"/>
                <draw:path draw:style-name="gr9" draw:id="shape732" draw:name="path1462" draw:layer="g8071" svg:width="1.29040000000pt" svg:height="0.03360000000pt" draw:transform="matrix(0.22213788651 0.00000000000 0.00000000000 0.22213788651 73.81838234657pt 48.18054288460pt)" svg:viewBox="0 0 1 0" svg:d="M0 0.0336C0 0.0336 1.1208 0 1.2904 0" koffice:nodeTypes="cc"/>
                <draw:path draw:style-name="gr9" draw:id="shape733" draw:name="path1464" draw:layer="g8071" svg:width="1.42720000000pt" svg:height="0.03022222222pt" draw:transform="matrix(0.22213788651 0.00000000000 0.00000000000 0.22213788651 74.39931734737pt 48.98152273444pt)" svg:viewBox="0 0 1 0" svg:d="M0 0.0302222C0 0.0302222 1.1896 -0.0377778 1.4272 0.0302222" koffice:nodeTypes="cc"/>
                <draw:path draw:style-name="gr9" draw:id="shape734" draw:name="path1466" draw:layer="g8071" svg:width="1.42720000000pt" svg:height="0.03022222222pt" draw:transform="matrix(0.22213788651 0.00000000000 0.00000000000 0.22213788651 74.41442272365pt 49.04958578287pt)" svg:viewBox="0 0 1 0" svg:d="M0 0.0302222C0 0.0302222 1.1888 -0.0377778 1.4272 0.0302222" koffice:nodeTypes="cc"/>
                <draw:path draw:style-name="gr9" draw:id="shape735" draw:name="path1468" draw:layer="g8071" svg:width="1.39280000000pt" svg:height="0.01528888889pt" draw:transform="matrix(0.22213788651 0.00000000000 0.00000000000 0.22213788651 74.39931734737pt 48.91695466284pt)" svg:viewBox="0 0 1 0" svg:d="M0 0.0152889C0 0.0152889 1.1552 -0.0191111 1.3928 0.0152889" koffice:nodeTypes="cc"/>
                <draw:path draw:style-name="gr9" draw:id="shape736" draw:name="path1470" draw:layer="g8071" svg:width="1.32480000000pt" svg:height="0.03360000000pt" draw:transform="matrix(0.22213788651 0.00000000000 0.00000000000 0.22213788651 73.78817159400pt 49.02608853581pt)" svg:viewBox="0 0 1 0" svg:d="M0 0.0336C0 0.0336 1.1888 0 1.3248 0" koffice:nodeTypes="cc"/>
                <draw:path draw:style-name="gr9" draw:id="shape737" draw:name="path1472" draw:layer="g8071" svg:width="1.32480000000pt" svg:height="0.03360000000pt" draw:transform="matrix(0.22213788651 0.00000000000 0.00000000000 0.22213788651 73.78817159400pt 48.98077240697pt)" svg:viewBox="0 0 1 0" svg:d="M0 0.0336C0 0.0336 1.1888 0 1.3248 0" koffice:nodeTypes="cc"/>
                <draw:path draw:style-name="gr9" draw:id="shape738" draw:name="path1474" draw:layer="g8071" svg:width="1.46080000000pt" svg:height="0.03022222222pt" draw:transform="matrix(0.22213788651 0.00000000000 0.00000000000 0.22213788651 74.40695889067pt 53.12608256580pt)" svg:viewBox="0 0 1 0" svg:d="M0 0.0302222C0 0.0302222 1.1888 -0.0377778 1.4608 0.0302222" koffice:nodeTypes="cc"/>
                <draw:path draw:style-name="gr9" draw:id="shape739" draw:name="path1476" draw:layer="g8071" svg:width="1.42640000000pt" svg:height="0.03022222222pt" draw:transform="matrix(0.22213788651 0.00000000000 0.00000000000 0.22213788651 74.42206426695pt 53.18650407093pt)" svg:viewBox="0 0 1 0" svg:d="M0 0.0302222C0 0.0302222 1.1888 -0.0377778 1.4264 0.0302222" koffice:nodeTypes="cc"/>
                <draw:path draw:style-name="gr9" draw:id="shape740" draw:name="path1478" draw:layer="g8071" svg:width="1.46080000000pt" svg:height="0.03022222222pt" draw:transform="matrix(0.22213788651 0.00000000000 0.00000000000 0.22213788651 74.39931734737pt 53.05819722768pt)" svg:viewBox="0 0 1 0" svg:d="M0 0.0302222C0 0.0302222 1.1896 -0.0377778 1.4608 0.0302222" koffice:nodeTypes="cc"/>
                <draw:path draw:style-name="gr9" draw:id="shape741" draw:name="path1480" draw:layer="g8071" svg:width="1.35840000000pt" svg:height="0.03360000000pt" draw:transform="matrix(0.22213788651 0.00000000000 0.00000000000 0.22213788651 73.78070776101pt 53.17064836717pt)" svg:viewBox="0 0 1 0" svg:d="M0 0.0336C0 0.0336 1.188 0 1.3584 0" koffice:nodeTypes="cc"/>
                <draw:path draw:style-name="gr9" draw:id="shape742" draw:name="path1482" draw:layer="g8071" svg:width="1.35840000000pt" svg:height="0.00000000000pt" draw:transform="matrix(0.22213788651 0.00000000000 0.00000000000 0.22213788651 73.78070776101pt 53.12533223832pt)" svg:viewBox="0 0 1 0" svg:d="M0 0C0 0 1.188 0 1.3584 0" koffice:nodeTypes="cc"/>
                <draw:path draw:style-name="gr9" draw:id="shape743" draw:name="path1484" draw:layer="g8071" svg:width="1.42720000000pt" svg:height="0.01493333333pt" draw:transform="matrix(0.22213788651 0.00000000000 0.00000000000 0.22213788651 74.39931734737pt 54.02780441786pt)" svg:viewBox="0 0 1 0" svg:d="M0 0.0149333C0 0.0149333 1.1552 -0.0186667 1.4272 0.0149333" koffice:nodeTypes="cc"/>
                <draw:path draw:style-name="gr9" draw:id="shape744" draw:name="path1486" draw:layer="g8071" svg:width="1.42720000000pt" svg:height="0.03022222222pt" draw:transform="matrix(0.22213788651 0.00000000000 0.00000000000 0.22213788651 74.41442272365pt 54.09247122728pt)" svg:viewBox="0 0 1 0" svg:d="M0 0.0302222C0 0.0302222 1.1552 -0.0377778 1.4272 0.0302222" koffice:nodeTypes="cc"/>
                <draw:path draw:style-name="gr9" draw:id="shape745" draw:name="path1488" draw:layer="g8071" svg:width="1.42640000000pt" svg:height="0.03022222222pt" draw:transform="matrix(0.22213788651 0.00000000000 0.00000000000 0.22213788651 74.39185351438pt 53.96416438403pt)" svg:viewBox="0 0 1 0" svg:d="M0 0.0302222C0 0.0302222 1.1888 -0.0377778 1.4264 0.0302222" koffice:nodeTypes="cc"/>
                <draw:path draw:style-name="gr9" draw:id="shape746" draw:name="path1490" draw:layer="g8071" svg:width="1.32480000000pt" svg:height="0.00000000000pt" draw:transform="matrix(0.22213788651 0.00000000000 0.00000000000 0.22213788651 73.79563542699pt 54.07643781321pt)" svg:viewBox="0 0 1 0" svg:d="M0 0C0 0 1.1552 0 1.3248 0" koffice:nodeTypes="cc"/>
                <draw:path draw:style-name="gr9" draw:id="shape747" draw:name="path1492" draw:layer="g8071" svg:width="1.32480000000pt" svg:height="0.03360000000pt" draw:transform="matrix(0.22213788651 0.00000000000 0.00000000000 0.22213788651 73.79563542699pt 54.02365785137pt)" svg:viewBox="0 0 1 0" svg:d="M0 0.0336C0 0.0336 1.1552 0 1.3248 0" koffice:nodeTypes="cc"/>
                <draw:path draw:style-name="gr9" draw:id="shape748" draw:name="path1494" draw:layer="g8071" svg:width="1.35840000000pt" svg:height="0.03022222222pt" draw:transform="matrix(0.22213788651 0.00000000000 0.00000000000 0.22213788651 74.39185351438pt 55.14185060315pt)" svg:viewBox="0 0 1 0" svg:d="M0 0.0302222C0 0.0302222 1.1208 -0.0377778 1.3584 0.0302222" koffice:nodeTypes="cc"/>
                <draw:path draw:style-name="gr9" draw:id="shape749" draw:name="path1496" draw:layer="g8071" svg:width="1.35840000000pt" svg:height="0.03022222222pt" draw:transform="matrix(0.22213788651 0.00000000000 0.00000000000 0.22213788651 74.40695889067pt 55.20973594127pt)" svg:viewBox="0 0 1 0" svg:d="M0 0.0302222C0 0.0302222 1.1208 -0.0377778 1.3584 0.0302222" koffice:nodeTypes="cc"/>
                <draw:path draw:style-name="gr9" draw:id="shape750" draw:name="path1498" draw:layer="g8071" svg:width="1.32480000000pt" svg:height="0.03022222222pt" draw:transform="matrix(0.22213788651 0.00000000000 0.00000000000 0.22213788651 74.39185351438pt 55.07378755473pt)" svg:viewBox="0 0 1 0" svg:d="M0 0.0302222C0 0.0302222 1.0864 -0.0377778 1.3248 0.0302222" koffice:nodeTypes="cc"/>
                <draw:path draw:style-name="gr9" draw:id="shape751" draw:name="path1500" draw:layer="g8071" svg:width="1.29120000000pt" svg:height="0.03360000000pt" draw:transform="matrix(0.22213788651 0.00000000000 0.00000000000 0.22213788651 73.81074080327pt 55.18623869422pt)" svg:viewBox="0 0 1 0" svg:d="M0 0.0336C0 0.0336 1.1208 0 1.2912 0" koffice:nodeTypes="cc"/>
                <draw:path draw:style-name="gr9" draw:id="shape752" draw:name="path1502" draw:layer="g8071" svg:width="1.29120000000pt" svg:height="0.03440000000pt" draw:transform="matrix(0.22213788651 0.00000000000 0.00000000000 0.22213788651 73.81074080327pt 55.14092256537pt)" svg:viewBox="0 0 1 0" svg:d="M0 0.0344C0 0.0344 1.1208 0 1.2912 0" koffice:nodeTypes="cc"/>
                <draw:path draw:style-name="gr9" draw:id="shape753" draw:name="path1504" draw:layer="g8071" svg:width="1.35840000000pt" svg:height="0.02986666667pt" draw:transform="matrix(0.22213788651 0.00000000000 0.00000000000 0.22213788651 74.39185351438pt 55.40600711734pt)" svg:viewBox="0 0 1 0" svg:d="M0 0.0298667C0 0.0298667 1.1208 -0.0373333 1.3584 0.0298667" koffice:nodeTypes="cc"/>
                <draw:path draw:style-name="gr9" draw:id="shape754" draw:name="path1506" draw:layer="g8071" svg:width="1.32480000000pt" svg:height="0.01493333333pt" draw:transform="matrix(0.22213788651 0.00000000000 0.00000000000 0.22213788651 74.40695889067pt 55.46974586677pt)" svg:viewBox="0 0 1 0" svg:d="M0 0.0149333C0 0.0149333 1.1208 -0.0186667 1.3248 0.0149333" koffice:nodeTypes="cc"/>
                <draw:path draw:style-name="gr9" draw:id="shape755" draw:name="path1508" draw:layer="g8071" svg:width="1.35920000000pt" svg:height="0.03022222222pt" draw:transform="matrix(0.22213788651 0.00000000000 0.00000000000 0.22213788651 74.38421197109pt 55.33804278452pt)" svg:viewBox="0 0 1 0" svg:d="M0 0.0302222C0 0.0302222 1.1208 -0.0377778 1.3592 0.0302222" koffice:nodeTypes="cc"/>
                <draw:path draw:style-name="gr9" draw:id="shape756" draw:name="path1510" draw:layer="g8071" svg:width="1.25680000000pt" svg:height="0.03360000000pt" draw:transform="matrix(0.22213788651 0.00000000000 0.00000000000 0.22213788651 73.81838234657pt 55.45049392401pt)" svg:viewBox="0 0 1 0" svg:d="M0 0.0336C0 0.0336 1.0864 0 1.2568 0" koffice:nodeTypes="cc"/>
                <draw:path draw:style-name="gr9" draw:id="shape757" draw:name="path1512" draw:layer="g8071" svg:width="1.25680000000pt" svg:height="0.03360000000pt" draw:transform="matrix(0.22213788651 0.00000000000 0.00000000000 0.22213788651 73.81838234657pt 55.40517779516pt)" svg:viewBox="0 0 1 0" svg:d="M0 0.0336C0 0.0336 1.0864 0 1.2568 0" koffice:nodeTypes="cc"/>
                <draw:path draw:style-name="gr10" draw:id="shape758" draw:name="path1514" draw:layer="g8071" svg:width="3.35696880366pt" svg:height="1.16861472000pt" draw:transform="matrix(0.22213788651 0.00000000000 0.00000000000 0.22213788651 73.89048733161pt 45.50813525472pt)" svg:viewBox="0 0 3 1" svg:d="M1.66309 1.16861C1.66309 1.16861 2.09842 1.16861 2.50297 1.16861C3.03212 1.16861 3.43667 1.09095 3.34359 0.753393C3.18822 0.259284 3.09441 0 3.09441 0L1.66309 0L0.262559 0C0.262559 0 0.169483 0.259284 0.0133791 0.753393C-0.0796969 1.09095 0.324854 1.16861 0.853994 1.16861C1.22703 1.16861 1.66309 1.16861 1.66309 1.16861Z" koffice:nodeTypes="ccccccccc"/>
                <draw:path draw:style-name="gr9" draw:id="shape759" draw:name="path1516" draw:layer="g8071" svg:width="3.35696880366pt" svg:height="1.16861472000pt" draw:transform="matrix(0.22213788651 0.00000000000 0.00000000000 0.22213788651 73.89048733161pt 45.50813525472pt)" svg:viewBox="0 0 3 1" svg:d="M1.66309 1.16861C1.66309 1.16861 2.09842 1.16861 2.50297 1.16861C3.03212 1.16861 3.43667 1.09095 3.34359 0.753393C3.18822 0.259284 3.09441 0 3.09441 0L1.66309 0L0.262559 0C0.262559 0 0.169483 0.259284 0.0133791 0.753393C-0.0796969 1.09095 0.324854 1.16861 0.853994 1.16861C1.22703 1.16861 1.66309 1.16861 1.66309 1.16861Z" koffice:nodeTypes="ccccccccc"/>
                <draw:path draw:style-name="gr9" draw:id="shape760" draw:name="path1518" draw:layer="g8071" svg:width="1.35840000000pt" svg:height="0.03022222222pt" draw:transform="matrix(0.22213788651 0.00000000000 0.00000000000 0.22213788651 74.37674813810pt 45.69761393058pt)" svg:viewBox="0 0 1 0" svg:d="M0 0.0302222C0 0.0302222 1.1208 -0.0377778 1.3584 0.0302222" koffice:nodeTypes="cc"/>
                <draw:path draw:style-name="gr9" draw:id="shape761" draw:name="path1520" draw:layer="g8071" svg:width="1.35840000000pt" svg:height="0.03022222222pt" draw:transform="matrix(0.22213788651 0.00000000000 0.00000000000 0.22213788651 74.39185351438pt 45.76549926870pt)" svg:viewBox="0 0 1 0" svg:d="M0 0.0302222C0 0.0302222 1.1208 -0.0377778 1.3584 0.0302222" koffice:nodeTypes="cc"/>
                <draw:path draw:style-name="gr9" draw:id="shape762" draw:name="path1522" draw:layer="g8071" svg:width="1.35840000000pt" svg:height="0.01528888889pt" draw:transform="matrix(0.22213788651 0.00000000000 0.00000000000 0.22213788651 74.36928430511pt 45.63304585898pt)" svg:viewBox="0 0 1 0" svg:d="M0 0.0152889C0 0.0152889 1.1208 -0.0191111 1.3584 0.0152889" koffice:nodeTypes="cc"/>
                <draw:path draw:style-name="gr9" draw:id="shape763" draw:name="path1524" draw:layer="g8071" svg:width="1.25680000000pt" svg:height="0.00000000000pt" draw:transform="matrix(0.22213788651 0.00000000000 0.00000000000 0.22213788651 73.90883689395pt 45.77221277421pt)" svg:viewBox="0 0 1 0" svg:d="M0 0C0 0 1.0872 0 1.2568 0" koffice:nodeTypes="cc"/>
                <draw:path draw:style-name="gr9" draw:id="shape764" draw:name="path1526" draw:layer="g8071" svg:width="1.25680000000pt" svg:height="0.00000000000pt" draw:transform="matrix(0.22213788651 0.00000000000 0.00000000000 0.22213788651 73.90883689395pt 45.72707435567pt)" svg:viewBox="0 0 1 0" svg:d="M0 0C0 0 1.0872 0 1.2568 0" koffice:nodeTypes="cc"/>
                <draw:path draw:style-name="gr10" draw:id="shape765" draw:name="path1528" draw:layer="g8071" svg:width="3.35696880366pt" svg:height="1.16983808000pt" draw:transform="matrix(0.22213788651 0.00000000000 0.00000000000 0.22213788651 73.89048733161pt 45.22113310535pt)" svg:viewBox="0 0 3 1" svg:d="M1.66309 1.16984C1.66309 1.16984 2.09842 1.16984 2.50297 1.16984C3.03212 1.16984 3.43667 1.06583 3.34359 0.753787C3.18822 0.260032 3.09441 0 3.09441 0L1.66309 0L0.262559 0C0.262559 0 0.169483 0.260032 0.0133791 0.753787C-0.0796969 1.06583 0.324854 1.16984 0.853994 1.16984C1.22703 1.16984 1.66309 1.16984 1.66309 1.16984Z" koffice:nodeTypes="ccccccccc"/>
                <draw:path draw:style-name="gr9" draw:id="shape766" draw:name="path1530" draw:layer="g8071" svg:width="3.35696880366pt" svg:height="1.16983808000pt" draw:transform="matrix(0.22213788651 0.00000000000 0.00000000000 0.22213788651 73.89048733161pt 45.22113310535pt)" svg:viewBox="0 0 3 1" svg:d="M1.66309 1.16984C1.66309 1.16984 2.09842 1.16984 2.50297 1.16984C3.03212 1.16984 3.43667 1.06583 3.34359 0.753787C3.18822 0.260032 3.09441 0 3.09441 0L1.66309 0L0.262559 0C0.262559 0 0.169483 0.260032 0.0133791 0.753787C-0.0796969 1.06583 0.324854 1.16984 0.853994 1.16984C1.22703 1.16984 1.66309 1.16984 1.66309 1.16984Z" koffice:nodeTypes="ccccccccc"/>
                <draw:path draw:style-name="gr9" draw:id="shape767" draw:name="path1532" draw:layer="g8071" svg:width="1.35840000000pt" svg:height="0.03022222222pt" draw:transform="matrix(0.22213788651 0.00000000000 0.00000000000 0.22213788651 74.36928430511pt 45.39568411523pt)" svg:viewBox="0 0 1 0" svg:d="M0 0.0302222C0 0.0302222 1.1208 -0.0377778 1.3584 0.0302222" koffice:nodeTypes="cc"/>
                <draw:path draw:style-name="gr9" draw:id="shape768" draw:name="path1534" draw:layer="g8071" svg:width="1.35920000000pt" svg:height="0.03022222222pt" draw:transform="matrix(0.22213788651 0.00000000000 0.00000000000 0.22213788651 74.38421197109pt 45.46356945335pt)" svg:viewBox="0 0 1 0" svg:d="M0 0.0302222C0 0.0302222 1.1208 -0.0377778 1.3592 0.0302222" koffice:nodeTypes="cc"/>
                <draw:path draw:style-name="gr9" draw:id="shape769" draw:name="path1536" draw:layer="g8071" svg:width="1.35920000000pt" svg:height="0.01493333333pt" draw:transform="matrix(0.22213788651 0.00000000000 0.00000000000 0.22213788651 74.36164276182pt 45.33101730581pt)" svg:viewBox="0 0 1 0" svg:d="M0 0.0149333C0 0.0149333 1.1208 -0.0186667 1.3592 0.0149333" koffice:nodeTypes="cc"/>
                <draw:path draw:style-name="gr9" draw:id="shape770" draw:name="path1538" draw:layer="g8071" svg:width="1.25680000000pt" svg:height="0.03440000000pt" draw:transform="matrix(0.22213788651 0.00000000000 0.00000000000 0.22213788651 73.90137306097pt 45.48538833515pt)" svg:viewBox="0 0 1 0" svg:d="M0 0.0344C0 0.0344 1.1208 0 1.2568 0" koffice:nodeTypes="cc"/>
                <draw:path draw:style-name="gr9" draw:id="shape771" draw:name="path1540" draw:layer="g8071" svg:width="1.25680000000pt" svg:height="0.03440000000pt" draw:transform="matrix(0.22213788651 0.00000000000 0.00000000000 0.22213788651 73.90137306097pt 45.44007220630pt)" svg:viewBox="0 0 1 0" svg:d="M0 0.0344C0 0.0344 1.1208 0 1.2568 0" koffice:nodeTypes="cc"/>
                <draw:path draw:style-name="gr10" draw:id="shape772" draw:name="path1542" draw:layer="g8071" svg:width="3.23629495550pt" svg:height="1.33040672000pt" draw:transform="matrix(0.22213788651 0.00000000000 0.00000000000 0.22213788651 73.89786979119pt 44.93430866629pt)" svg:viewBox="0 0 3 1" svg:d="M1.60304 1.33041C1.60304 1.33041 2.03047 1.33041 2.42768 1.33041C2.94723 1.33041 3.31422 1.24754 3.22211 0.88672C3.1005 0.360169 3.00839 0.0274042 3.00839 0.0274042L1.60304 0L0.227903 0.0554608C0.227903 0.0554608 0.136516 0.360169 0.0141855 0.88672C-0.0779218 1.24754 0.289069 1.33041 0.808611 1.33041C1.20582 1.33041 1.60304 1.33041 1.60304 1.33041Z" koffice:nodeTypes="ccccccccc"/>
                <draw:path draw:style-name="gr9" draw:id="shape773" draw:name="path1544" draw:layer="g8071" svg:width="3.23629495550pt" svg:height="1.33040672000pt" draw:transform="matrix(0.22213788651 0.00000000000 0.00000000000 0.22213788651 73.89786979119pt 44.93430866629pt)" svg:viewBox="0 0 3 1" svg:d="M1.60304 1.33041C1.60304 1.33041 2.03047 1.33041 2.42768 1.33041C2.94723 1.33041 3.31422 1.24754 3.22211 0.88672C3.1005 0.360169 3.00839 0.0274042 3.00839 0.0274042L1.60304 0L0.227903 0.0554608C0.227903 0.0554608 0.136516 0.360169 0.0141855 0.88672C-0.0779218 1.24754 0.289069 1.33041 0.808611 1.33041C1.20582 1.33041 1.60304 1.33041 1.60304 1.33041Z" koffice:nodeTypes="ccccccccc"/>
                <draw:path draw:style-name="gr9" draw:id="shape774" draw:name="path1546" draw:layer="g8071" svg:width="1.35840000000pt" svg:height="0.02986666667pt" draw:transform="matrix(0.22213788651 0.00000000000 0.00000000000 0.22213788651 74.37674813810pt 45.10876096056pt)" svg:viewBox="0 0 1 0" svg:d="M0 0.0298667C0 0.0298667 1.1208 -0.0373333 1.3584 0.0298667" koffice:nodeTypes="cc"/>
                <draw:path draw:style-name="gr9" draw:id="shape775" draw:name="path1548" draw:layer="g8071" svg:width="1.35840000000pt" svg:height="0.03022222222pt" draw:transform="matrix(0.22213788651 0.00000000000 0.00000000000 0.22213788651 74.39185351438pt 45.17674501429pt)" svg:viewBox="0 0 1 0" svg:d="M0 0.0302222C0 0.0302222 1.1208 -0.0377778 1.3584 0.0302222" koffice:nodeTypes="cc"/>
                <draw:path draw:style-name="gr9" draw:id="shape776" draw:name="path1550" draw:layer="g8071" svg:width="1.25680000000pt" svg:height="0.03440000000pt" draw:transform="matrix(0.22213788651 0.00000000000 0.00000000000 0.22213788651 73.90883689395pt 45.19092235279pt)" svg:viewBox="0 0 1 0" svg:d="M0 0.0344C0 0.0344 1.0872 0 1.2568 0" koffice:nodeTypes="cc"/>
                <draw:path draw:style-name="gr9" draw:id="shape777" draw:name="path1552" draw:layer="g8071" svg:width="1.25680000000pt" svg:height="0.03440000000pt" draw:transform="matrix(0.22213788651 0.00000000000 0.00000000000 0.22213788651 73.90883689395pt 45.14560622394pt)" svg:viewBox="0 0 1 0" svg:d="M0 0.0344C0 0.0344 1.0872 0 1.2568 0" koffice:nodeTypes="cc"/>
                <draw:path draw:style-name="gr15" draw:id="shape778" draw:name="path1554" draw:layer="g8071" svg:width="3.20523864694pt" svg:height="16.09331684557pt" draw:transform="matrix(0.22213788651 0.00000000000 0.00000000000 0.22213788651 73.89087133366pt 41.32572312750pt)" svg:viewBox="0 0 3 16" svg:d="M1.80543 0L0.954669 1.2563L0.0115258 15.2764C0.0115258 15.2764 -0.110216 15.9707 0.437621 15.9707C0.954669 15.9707 2.10978 15.7395 2.83951 16.0703C3.35656 16.3015 3.17395 14.7144 3.17395 14.7144L2.74857 0.793941L1.80543 0" koffice:nodeTypes="cccccccc"/>
                <draw:path draw:style-name="gr12" draw:id="shape779" draw:name="path1556" draw:layer="g8071" svg:width="3.20523864694pt" svg:height="16.09331684557pt" draw:transform="matrix(0.22213788651 0.00000000000 0.00000000000 0.22213788651 73.89087133366pt 41.32572312750pt)" svg:viewBox="0 0 3 16" svg:d="M1.80543 0L0.954669 1.2563L0.0115258 15.2764C0.0115258 15.2764 -0.110216 15.9707 0.437621 15.9707C0.954669 15.9707 2.10978 15.7395 2.83951 16.0703C3.35656 16.3015 3.17395 14.7144 3.17395 14.7144L2.74857 0.793941L1.80543 0" koffice:nodeTypes="cccccccc"/>
                <draw:path draw:style-name="gr9" draw:id="shape780" draw:name="path1558" draw:layer="g8071" svg:width="0.33920000000pt" svg:height="0.20400000000pt" draw:transform="matrix(0.22213788651 0.00000000000 0.00000000000 0.22213788651 74.12777599490pt 41.61254756657pt)" svg:viewBox="0 0 0 0" svg:d="M0 0.204C0 0.204 0 0.068 0.3392 0" koffice:nodeTypes="cc"/>
                <draw:path draw:style-name="gr9" draw:id="shape781" draw:name="path1560" draw:layer="g8071" svg:width="0.95120000000pt" svg:height="0.14809796912pt" draw:transform="matrix(0.22213788651 0.00000000000 0.00000000000 0.22213788651 74.36164276182pt 41.60986017806pt)" svg:viewBox="0 0 1 0" svg:d="M0 0.0120979C0.3056 -0.0215021 0.6456 0.0120979 0.9512 0.148098" koffice:nodeTypes="cc"/>
                <draw:path draw:style-name="gr9" draw:id="shape782" draw:name="path1562" draw:layer="g8071" svg:width="0.95040000000pt" svg:height="0.13600000000pt" draw:transform="matrix(0.22213788651 0.00000000000 0.00000000000 0.22213788651 74.36928430511pt 41.68807444798pt)" svg:viewBox="0 0 1 0" svg:d="M0 0C0.3056 0 0.6448 0.0344 0.9504 0.136" koffice:nodeTypes="cc"/>
                <draw:path draw:style-name="gr9" draw:id="shape783" draw:name="path1564" draw:layer="g8071" svg:width="0.95040000000pt" svg:height="0.13600000000pt" draw:transform="matrix(0.22213788651 0.00000000000 0.00000000000 0.22213788651 74.36928430511pt 41.72592674384pt)" svg:viewBox="0 0 1 0" svg:d="M0 0C0.3056 0 0.6448 0.0336 0.9504 0.136" koffice:nodeTypes="cc"/>
                <draw:path draw:style-name="gr9" draw:id="shape784" draw:name="path1566" draw:layer="g8071" svg:width="0.95040000000pt" svg:height="0.14842900452pt" draw:transform="matrix(0.22213788651 0.00000000000 0.00000000000 0.22213788651 74.36928430511pt 41.80615661404pt)" svg:viewBox="0 0 1 0" svg:d="M0 0.0124285C0.3056 -0.0219715 0.6448 0.0124285 0.9504 0.148429" koffice:nodeTypes="cc"/>
                <draw:path draw:style-name="gr9" draw:id="shape785" draw:name="path1568" draw:layer="g8071" svg:width="0.95040000000pt" svg:height="0.13600000000pt" draw:transform="matrix(0.22213788651 0.00000000000 0.00000000000 0.22213788651 74.36928430511pt 41.84659204379pt)" svg:viewBox="0 0 1 0" svg:d="M0 0C0.3056 0 0.6448 0.0344 0.9504 0.136" koffice:nodeTypes="cc"/>
                <draw:path draw:style-name="gr9" draw:id="shape786" draw:name="path1570" draw:layer="g8071" svg:width="0.95040000000pt" svg:height="0.16960000000pt" draw:transform="matrix(0.22213788651 0.00000000000 0.00000000000 0.22213788651 74.36928430511pt 41.92211892521pt)" svg:viewBox="0 0 1 0" svg:d="M0 0C0.3056 0 0.6448 0.0344 0.9504 0.1696" koffice:nodeTypes="cc"/>
                <draw:path draw:style-name="gr9" draw:id="shape787" draw:name="path1572" draw:layer="g8071" svg:width="0.95120000000pt" svg:height="0.13600000000pt" draw:transform="matrix(0.22213788651 0.00000000000 0.00000000000 0.22213788651 74.38421197109pt 42.00510963961pt)" svg:viewBox="0 0 1 0" svg:d="M0 0C0.3056 0 0.612 0 0.9512 0.136" koffice:nodeTypes="cc"/>
                <draw:path draw:style-name="gr9" draw:id="shape788" draw:name="path1574" draw:layer="g8071" svg:width="0.95120000000pt" svg:height="0.13600000000pt" draw:transform="matrix(0.22213788651 0.00000000000 0.00000000000 0.22213788651 74.38421197109pt 42.08063652102pt)" svg:viewBox="0 0 1 0" svg:d="M0 0C0.3056 0 0.612 0.0344 0.9512 0.136" koffice:nodeTypes="cc"/>
                <draw:path draw:style-name="gr9" draw:id="shape789" draw:name="path1576" draw:layer="g8071" svg:width="0.95120000000pt" svg:height="0.14888704942pt" draw:transform="matrix(0.22213788651 0.00000000000 0.00000000000 0.22213788651 74.38421197109pt 42.16094214513pt)" svg:viewBox="0 0 1 0" svg:d="M0 0.0120874C0.3056 -0.0215126 0.612 0.0120874 0.9512 0.148887" koffice:nodeTypes="cc"/>
                <draw:path draw:style-name="gr9" draw:id="shape790" draw:name="path1578" draw:layer="g8071" svg:width="0.95120000000pt" svg:height="0.13600000000pt" draw:transform="matrix(0.22213788651 0.00000000000 0.00000000000 0.22213788651 74.38421197109pt 42.23169028385pt)" svg:viewBox="0 0 1 0" svg:d="M0 0C0.3056 0 0.612 0.0336 0.9512 0.136" koffice:nodeTypes="cc"/>
                <draw:path draw:style-name="gr9" draw:id="shape791" draw:name="path1580" draw:layer="g8071" svg:width="0.95120000000pt" svg:height="0.14809796912pt" draw:transform="matrix(0.22213788651 0.00000000000 0.00000000000 0.22213788651 74.38421197109pt 42.31199360974pt)" svg:viewBox="0 0 1 0" svg:d="M0 0.0120979C0.3056 -0.0215021 0.612 0.0120979 0.9512 0.148098" koffice:nodeTypes="cc"/>
                <draw:path draw:style-name="gr9" draw:id="shape792" draw:name="path1582" draw:layer="g8071" svg:width="0.95120000000pt" svg:height="0.13600000000pt" draw:transform="matrix(0.22213788651 0.00000000000 0.00000000000 0.22213788651 74.39185351438pt 42.39767171265pt)" svg:viewBox="0 0 1 0" svg:d="M0 0C0.3056 0 0.6448 0.0344 0.9512 0.136" koffice:nodeTypes="cc"/>
                <draw:path draw:style-name="gr9" draw:id="shape793" draw:name="path1584" draw:layer="g8071" svg:width="0.95120000000pt" svg:height="0.13600000000pt" draw:transform="matrix(0.22213788651 0.00000000000 0.00000000000 0.22213788651 74.39185351438pt 42.43552400851pt)" svg:viewBox="0 0 1 0" svg:d="M0 0C0.3056 0 0.6448 0.0336 0.9512 0.136" koffice:nodeTypes="cc"/>
                <draw:path draw:style-name="gr9" draw:id="shape794" draw:name="path1586" draw:layer="g8071" svg:width="0.95120000000pt" svg:height="0.14763903476pt" draw:transform="matrix(0.22213788651 0.00000000000 0.00000000000 0.22213788651 74.39185351438pt 42.50828767939pt)" svg:viewBox="0 0 1 0" svg:d="M0 0.0124391C0.3056 -0.0219609 0.6448 0.0124391 0.9512 0.147639" koffice:nodeTypes="cc"/>
                <draw:path draw:style-name="gr9" draw:id="shape795" draw:name="path1588" draw:layer="g8071" svg:width="0.95120000000pt" svg:height="0.13520000000pt" draw:transform="matrix(0.22213788651 0.00000000000 0.00000000000 0.22213788651 74.39931734737pt 42.58657777134pt)" svg:viewBox="0 0 1 0" svg:d="M0 0C0.3056 0 0.6456 0.0336 0.9512 0.1352" koffice:nodeTypes="cc"/>
                <draw:path draw:style-name="gr9" draw:id="shape796" draw:name="path1590" draw:layer="g8071" svg:width="0.95120000000pt" svg:height="0.17040000000pt" draw:transform="matrix(0.22213788651 0.00000000000 0.00000000000 0.22213788651 74.39931734737pt 42.66192694244pt)" svg:viewBox="0 0 1 0" svg:d="M0 0C0.3056 0 0.6456 0.0344 0.9512 0.1704" koffice:nodeTypes="cc"/>
                <draw:path draw:style-name="gr9" draw:id="shape797" draw:name="path1592" draw:layer="g8071" svg:width="0.95120000000pt" svg:height="0.13520000000pt" draw:transform="matrix(0.22213788651 0.00000000000 0.00000000000 0.22213788651 74.39931734737pt 42.74509536715pt)" svg:viewBox="0 0 1 0" svg:d="M0 0C0.3056 0 0.6456 0.0336 0.9512 0.1352" koffice:nodeTypes="cc"/>
                <draw:path draw:style-name="gr9" draw:id="shape798" draw:name="path1594" draw:layer="g8071" svg:width="0.95120000000pt" svg:height="0.13600000000pt" draw:transform="matrix(0.22213788651 0.00000000000 0.00000000000 0.22213788651 74.39931734737pt 42.78276995270pt)" svg:viewBox="0 0 1 0" svg:d="M0 0C0.3056 0 0.6456 0.0336 0.9512 0.136" koffice:nodeTypes="cc"/>
                <draw:path draw:style-name="gr9" draw:id="shape799" draw:name="path1596" draw:layer="g8071" svg:width="0.95120000000pt" svg:height="0.16960000000pt" draw:transform="matrix(0.22213788651 0.00000000000 0.00000000000 0.22213788651 74.39931734737pt 42.85829683412pt)" svg:viewBox="0 0 1 0" svg:d="M0 0C0.3056 0 0.6456 0.0336 0.9512 0.1696" koffice:nodeTypes="cc"/>
                <draw:path draw:style-name="gr9" draw:id="shape800" draw:name="path1598" draw:layer="g8071" svg:width="0.95120000000pt" svg:height="0.13600000000pt" draw:transform="matrix(0.22213788651 0.00000000000 0.00000000000 0.22213788651 74.39931734737pt 42.94128754852pt)" svg:viewBox="0 0 1 0" svg:d="M0 0C0.3056 0 0.6456 0.0344 0.9512 0.136" koffice:nodeTypes="cc"/>
                <draw:path draw:style-name="gr9" draw:id="shape801" draw:name="path1600" draw:layer="g8071" svg:width="0.91680000000pt" svg:height="0.13600000000pt" draw:transform="matrix(0.22213788651 0.00000000000 0.00000000000 0.22213788651 74.43716964323pt 43.77919165644pt)" svg:viewBox="0 0 1 0" svg:d="M0 0C0.3056 0 0.6112 0.0344 0.9168 0.136" koffice:nodeTypes="cc"/>
                <draw:path draw:style-name="gr9" draw:id="shape802" draw:name="path1602" draw:layer="g8071" svg:width="0.91680000000pt" svg:height="0.17040000000pt" draw:transform="matrix(0.22213788651 0.00000000000 0.00000000000 0.22213788651 74.43716964323pt 43.85471853785pt)" svg:viewBox="0 0 1 0" svg:d="M0 0C0.3056 0 0.6112 0.0344 0.9168 0.1704" koffice:nodeTypes="cc"/>
                <draw:path draw:style-name="gr9" draw:id="shape803" draw:name="path1604" draw:layer="g8071" svg:width="0.91680000000pt" svg:height="0.14809796912pt" draw:transform="matrix(0.22213788651 0.00000000000 0.00000000000 0.22213788651 74.43716964323pt 43.89734727819pt)" svg:viewBox="0 0 1 0" svg:d="M0 0.0120979C0.3056 -0.0215021 0.6112 0.0120979 0.9168 0.148098" koffice:nodeTypes="cc"/>
                <draw:path draw:style-name="gr9" draw:id="shape804" draw:name="path1606" draw:layer="g8071" svg:width="0.95120000000pt" svg:height="0.13600000000pt" draw:transform="matrix(0.22213788651 0.00000000000 0.00000000000 0.22213788651 74.42952809993pt 43.57535793177pt)" svg:viewBox="0 0 1 0" svg:d="M0 0C0.3056 0 0.6112 0.0344 0.9512 0.136" koffice:nodeTypes="cc"/>
                <draw:path draw:style-name="gr9" draw:id="shape805" draw:name="path1608" draw:layer="g8071" svg:width="0.95120000000pt" svg:height="0.17040000000pt" draw:transform="matrix(0.22213788651 0.00000000000 0.00000000000 0.22213788651 74.42952809993pt 43.65088481319pt)" svg:viewBox="0 0 1 0" svg:d="M0 0C0.3056 0 0.6112 0.0344 0.9512 0.1704" koffice:nodeTypes="cc"/>
                <draw:path draw:style-name="gr9" draw:id="shape806" draw:name="path1610" draw:layer="g8071" svg:width="0.95120000000pt" svg:height="0.13520000000pt" draw:transform="matrix(0.22213788651 0.00000000000 0.00000000000 0.22213788651 74.42952809993pt 43.73405323790pt)" svg:viewBox="0 0 1 0" svg:d="M0 0C0.3056 0 0.6112 0.0336 0.9512 0.1352" koffice:nodeTypes="cc"/>
                <draw:path draw:style-name="gr9" draw:id="shape807" draw:name="path1612" draw:layer="g8071" svg:width="0.95120000000pt" svg:height="0.16960000000pt" draw:transform="matrix(0.22213788651 0.00000000000 0.00000000000 0.22213788651 74.42952809993pt 43.40937650297pt)" svg:viewBox="0 0 1 0" svg:d="M0 0C0.3056 0 0.6112 0.0336 0.9512 0.1696" koffice:nodeTypes="cc"/>
                <draw:path draw:style-name="gr9" draw:id="shape808" draw:name="path1614" draw:layer="g8071" svg:width="0.95120000000pt" svg:height="0.13600000000pt" draw:transform="matrix(0.22213788651 0.00000000000 0.00000000000 0.22213788651 74.42952809993pt 43.49236721737pt)" svg:viewBox="0 0 1 0" svg:d="M0 0C0.3056 0 0.6112 0.0344 0.9512 0.136" koffice:nodeTypes="cc"/>
                <draw:path draw:style-name="gr9" draw:id="shape809" draw:name="path1616" draw:layer="g8071" svg:width="0.95040000000pt" svg:height="0.13520000000pt" draw:transform="matrix(0.22213788651 0.00000000000 0.00000000000 0.22213788651 74.42206426695pt 43.29617503601pt)" svg:viewBox="0 0 1 0" svg:d="M0 0C0.3056 0 0.6448 0.0336 0.9504 0.1352" koffice:nodeTypes="cc"/>
                <draw:path draw:style-name="gr9" draw:id="shape810" draw:name="path1618" draw:layer="g8071" svg:width="0.95040000000pt" svg:height="0.13600000000pt" draw:transform="matrix(0.22213788651 0.00000000000 0.00000000000 0.22213788651 74.42206426695pt 43.37152420711pt)" svg:viewBox="0 0 1 0" svg:d="M0 0C0.3056 0 0.6448 0.0344 0.9504 0.136" koffice:nodeTypes="cc"/>
                <draw:path draw:style-name="gr9" draw:id="shape811" draw:name="path1620" draw:layer="g8071" svg:width="0.95120000000pt" svg:height="0.17040000000pt" draw:transform="matrix(0.22213788651 0.00000000000 0.00000000000 0.22213788651 74.41442272365pt 43.10726897732pt)" svg:viewBox="0 0 1 0" svg:d="M0 0C0.3056 0 0.6456 0.0344 0.9512 0.1704" koffice:nodeTypes="cc"/>
                <draw:path draw:style-name="gr9" draw:id="shape812" draw:name="path1622" draw:layer="g8071" svg:width="0.95120000000pt" svg:height="0.13600000000pt" draw:transform="matrix(0.22213788651 0.00000000000 0.00000000000 0.22213788651 74.41442272365pt 43.19043740203pt)" svg:viewBox="0 0 1 0" svg:d="M0 0C0.3056 0 0.6456 0.0336 0.9512 0.136" koffice:nodeTypes="cc"/>
                <draw:path draw:style-name="gr9" draw:id="shape813" draw:name="path1624" draw:layer="g8071" svg:width="0.95120000000pt" svg:height="0.13600000000pt" draw:transform="matrix(0.22213788651 0.00000000000 0.00000000000 0.22213788651 74.41442272365pt 43.22811198758pt)" svg:viewBox="0 0 1 0" svg:d="M0 0C0.3056 0 0.6456 0.0344 0.9512 0.136" koffice:nodeTypes="cc"/>
                <draw:path draw:style-name="gr9" draw:id="shape814" draw:name="path1626" draw:layer="g8071" svg:width="0.95120000000pt" svg:height="0.13600000000pt" draw:transform="matrix(0.22213788651 0.00000000000 0.00000000000 0.22213788651 74.41442272365pt 43.02427826292pt)" svg:viewBox="0 0 1 0" svg:d="M0 0C0.3056 0 0.6456 0.0344 0.9512 0.136" koffice:nodeTypes="cc"/>
                <draw:path draw:style-name="gr9" draw:id="shape815" draw:name="path1628" draw:layer="g8071" svg:width="0.95120000000pt" svg:height="0.13600000000pt" draw:transform="matrix(0.22213788651 0.00000000000 0.00000000000 0.22213788651 74.44463347622pt 43.98302538110pt)" svg:viewBox="0 0 1 0" svg:d="M0 0C0.3056 0 0.6456 0.0344 0.9512 0.136" koffice:nodeTypes="cc"/>
                <draw:path draw:style-name="gr9" draw:id="shape816" draw:name="path1630" draw:layer="g8071" svg:width="0.95120000000pt" svg:height="0.13600000000pt" draw:transform="matrix(0.22213788651 0.00000000000 0.00000000000 0.22213788651 74.44463347622pt 44.05855226251pt)" svg:viewBox="0 0 1 0" svg:d="M0 0C0.3056 0 0.6456 0.0344 0.9512 0.136" koffice:nodeTypes="cc"/>
                <draw:path draw:style-name="gr9" draw:id="shape817" draw:name="path1632" draw:layer="g8071" svg:width="0.95120000000pt" svg:height="0.14842900452pt" draw:transform="matrix(0.22213788651 0.00000000000 0.00000000000 0.22213788651 74.44463347622pt 44.14642367601pt)" svg:viewBox="0 0 1 0" svg:d="M0 0.0124285C0.3056 -0.0219715 0.6456 0.0124285 0.9512 0.148429" koffice:nodeTypes="cc"/>
                <draw:path draw:style-name="gr9" draw:id="shape818" draw:name="path1634" draw:layer="g8071" svg:width="0.95120000000pt" svg:height="0.13520000000pt" draw:transform="matrix(0.22213788651 0.00000000000 0.00000000000 0.22213788651 74.44463347622pt 44.22471140162pt)" svg:viewBox="0 0 1 0" svg:d="M0 0C0.3056 0 0.6456 0.0336 0.9512 0.1352" koffice:nodeTypes="cc"/>
                <draw:path draw:style-name="gr9" draw:id="shape819" draw:name="path1636" draw:layer="g8071" svg:width="0.95120000000pt" svg:height="0.13600000000pt" draw:transform="matrix(0.22213788651 0.00000000000 0.00000000000 0.22213788651 74.44463347622pt 44.30770211602pt)" svg:viewBox="0 0 1 0" svg:d="M0 0C0.3056 0 0.6456 0.0344 0.9512 0.136" koffice:nodeTypes="cc"/>
                <draw:path draw:style-name="gr9" draw:id="shape820" draw:name="path1638" draw:layer="g8071" svg:width="0.95120000000pt" svg:height="0.14842900452pt" draw:transform="matrix(0.22213788651 0.00000000000 0.00000000000 0.22213788651 74.45973885250pt 44.39557352952pt)" svg:viewBox="0 0 1 0" svg:d="M0 0.0124285C0.3056 -0.0219715 0.6456 0.0124285 0.9512 0.148429" koffice:nodeTypes="cc"/>
                <draw:path draw:style-name="gr9" draw:id="shape821" draw:name="path1640" draw:layer="g8071" svg:width="0.95120000000pt" svg:height="0.13600000000pt" draw:transform="matrix(0.22213788651 0.00000000000 0.00000000000 0.22213788651 74.45973885250pt 44.48132508812pt)" svg:viewBox="0 0 1 0" svg:d="M0 0C0.3056 0 0.6456 0.0344 0.9512 0.136" koffice:nodeTypes="cc"/>
                <draw:path draw:style-name="gr9" draw:id="shape822" draw:name="path1642" draw:layer="g8071" svg:width="0.95120000000pt" svg:height="0.13600000000pt" draw:transform="matrix(0.22213788651 0.00000000000 0.00000000000 0.22213788651 74.45973885250pt 44.55685196953pt)" svg:viewBox="0 0 1 0" svg:d="M0 0C0.3056 0 0.6456 0.0336 0.9512 0.136" koffice:nodeTypes="cc"/>
                <draw:path draw:style-name="gr9" draw:id="shape823" draw:name="path1644" draw:layer="g8071" svg:width="0.95120000000pt" svg:height="0.14809796912pt" draw:transform="matrix(0.22213788651 0.00000000000 0.00000000000 0.22213788651 74.46720268549pt 44.63715529542pt)" svg:viewBox="0 0 1 0" svg:d="M0 0.0120979C0.3056 -0.0215021 0.6456 0.0120979 0.9512 0.148098" koffice:nodeTypes="cc"/>
                <draw:path draw:style-name="gr9" draw:id="shape824" draw:name="path1646" draw:layer="g8071" svg:width="0.95120000000pt" svg:height="0.13600000000pt" draw:transform="matrix(0.22213788651 0.00000000000 0.00000000000 0.22213788651 74.46720268549pt 44.71536956535pt)" svg:viewBox="0 0 1 0" svg:d="M0 0C0.3056 0 0.6456 0.0336 0.9512 0.136" koffice:nodeTypes="cc"/>
                <draw:path draw:style-name="gr9" draw:id="shape825" draw:name="path1648" draw:layer="g8071" svg:width="0.95120000000pt" svg:height="0.13600000000pt" draw:transform="matrix(0.22213788651 0.00000000000 0.00000000000 0.22213788651 74.45973885250pt 44.78325490346pt)" svg:viewBox="0 0 1 0" svg:d="M0 0C0.3056 0 0.6456 0.0344 0.9512 0.136" koffice:nodeTypes="cc"/>
                <draw:path draw:style-name="gr9" draw:id="shape826" draw:name="path1650" draw:layer="g8071" svg:width="0.95120000000pt" svg:height="0.13600000000pt" draw:transform="matrix(0.22213788651 0.00000000000 0.00000000000 0.22213788651 74.45973885250pt 44.85878178488pt)" svg:viewBox="0 0 1 0" svg:d="M0 0C0.3056 0 0.6456 0.0344 0.9512 0.136" koffice:nodeTypes="cc"/>
                <draw:path draw:style-name="gr9" draw:id="shape827" draw:name="path1652" draw:layer="g8071" svg:width="0.95120000000pt" svg:height="0.16960000000pt" draw:transform="matrix(0.22213788651 0.00000000000 0.00000000000 0.22213788651 74.45973885250pt 44.89663408074pt)" svg:viewBox="0 0 1 0" svg:d="M0 0C0.3056 0 0.6456 0.0336 0.9512 0.1696" koffice:nodeTypes="cc"/>
                <draw:path draw:style-name="gr9" draw:id="shape828" draw:name="path1654" draw:layer="g8071" svg:width="0.37360000000pt" svg:height="0.16960000000pt" draw:transform="matrix(0.22213788651 0.00000000000 0.00000000000 0.22213788651 74.12013445160pt 41.70317982426pt)" svg:viewBox="0 0 0 0" svg:d="M0 0.1696C0 0.1696 0 0.0344 0.3736 0" koffice:nodeTypes="cc"/>
                <draw:path draw:style-name="gr9" draw:id="shape829" draw:name="path1656" draw:layer="g8071" svg:width="0.37360000000pt" svg:height="0.16960000000pt" draw:transform="matrix(0.22213788651 0.00000000000 0.00000000000 0.22213788651 74.11267061862pt 41.80891745824pt)" svg:viewBox="0 0 0 0" svg:d="M0 0.1696C0 0.1696 0 0.0344 0.3736 0" koffice:nodeTypes="cc"/>
                <draw:path draw:style-name="gr9" draw:id="shape830" draw:name="path1658" draw:layer="g8071" svg:width="0.37360000000pt" svg:height="0.20400000000pt" draw:transform="matrix(0.22213788651 0.00000000000 0.00000000000 0.22213788651 74.10502907532pt 41.90701354892pt)" svg:viewBox="0 0 0 0" svg:d="M0 0.204C0 0.204 0 0.068 0.3736 0" koffice:nodeTypes="cc"/>
                <draw:path draw:style-name="gr9" draw:id="shape831" draw:name="path1660" draw:layer="g8071" svg:width="0.37360000000pt" svg:height="0.20400000000pt" draw:transform="matrix(0.22213788651 0.00000000000 0.00000000000 0.22213788651 74.09756524233pt 42.01275118290pt)" svg:viewBox="0 0 0 0" svg:d="M0 0.204C0 0.204 0.0336 0.068 0.3736 0" koffice:nodeTypes="cc"/>
                <draw:path draw:style-name="gr9" draw:id="shape832" draw:name="path1662" draw:layer="g8071" svg:width="0.33920000000pt" svg:height="0.17040000000pt" draw:transform="matrix(0.22213788651 0.00000000000 0.00000000000 0.22213788651 74.09756524233pt 42.11831110657pt)" svg:viewBox="0 0 0 0" svg:d="M0 0.1704C0 0.1704 0 0.0688 0.3392 0" koffice:nodeTypes="cc"/>
                <draw:path draw:style-name="gr9" draw:id="shape833" draw:name="path1664" draw:layer="g8071" svg:width="0.34000000000pt" svg:height="0.17040000000pt" draw:transform="matrix(0.22213788651 0.00000000000 0.00000000000 0.22213788651 74.08992369904pt 42.22404874055pt)" svg:viewBox="0 0 0 0" svg:d="M0 0.1704C0 0.1704 0 0.068 0.34 0" koffice:nodeTypes="cc"/>
                <draw:path draw:style-name="gr9" draw:id="shape834" draw:name="path1666" draw:layer="g8071" svg:width="0.33920000000pt" svg:height="0.17040000000pt" draw:transform="matrix(0.22213788651 0.00000000000 0.00000000000 0.22213788651 74.08245986605pt 42.32978637453pt)" svg:viewBox="0 0 0 0" svg:d="M0 0.1704C0 0.1704 0 0.068 0.3392 0" koffice:nodeTypes="cc"/>
                <draw:path draw:style-name="gr9" draw:id="shape835" draw:name="path1668" draw:layer="g8071" svg:width="0.37280000000pt" svg:height="0.16960000000pt" draw:transform="matrix(0.22213788651 0.00000000000 0.00000000000 0.22213788651 74.07499603306pt 42.43552400851pt)" svg:viewBox="0 0 0 0" svg:d="M0 0.1696C0 0.1696 0 0.068 0.3728 0" koffice:nodeTypes="cc"/>
                <draw:path draw:style-name="gr9" draw:id="shape836" draw:name="path1670" draw:layer="g8071" svg:width="0.37360000000pt" svg:height="0.17040000000pt" draw:transform="matrix(0.22213788651 0.00000000000 0.00000000000 0.22213788651 74.06735448977pt 42.54108393218pt)" svg:viewBox="0 0 0 0" svg:d="M0 0.1704C0 0.1704 0 0.0344 0.3736 0" koffice:nodeTypes="cc"/>
                <draw:path draw:style-name="gr9" draw:id="shape837" draw:name="path1672" draw:layer="g8071" svg:width="0.37440000000pt" svg:height="0.17040000000pt" draw:transform="matrix(0.22213788651 0.00000000000 0.00000000000 0.22213788651 74.05971294647pt 42.64682156616pt)" svg:viewBox="0 0 0 0" svg:d="M0 0.1704C0 0.1704 0 0.0344 0.3744 0" koffice:nodeTypes="cc"/>
                <draw:path draw:style-name="gr9" draw:id="shape838" draw:name="path1674" draw:layer="g8071" svg:width="0.37360000000pt" svg:height="0.16960000000pt" draw:transform="matrix(0.22213788651 0.00000000000 0.00000000000 0.22213788651 74.05224911349pt 42.75255920014pt)" svg:viewBox="0 0 0 0" svg:d="M0 0.1696C0 0.1696 0.0336 0.0336 0.3736 0" koffice:nodeTypes="cc"/>
                <draw:path draw:style-name="gr9" draw:id="shape839" draw:name="path1676" draw:layer="g8071" svg:width="0.37440000000pt" svg:height="0.20400000000pt" draw:transform="matrix(0.22213788651 0.00000000000 0.00000000000 0.22213788651 74.04460757019pt 42.85065529082pt)" svg:viewBox="0 0 0 0" svg:d="M0 0.204C0 0.204 0.0344 0.068 0.3744 0" koffice:nodeTypes="cc"/>
                <draw:path draw:style-name="gr9" draw:id="shape840" draw:name="path1678" draw:layer="g8071" svg:width="0.33920000000pt" svg:height="0.20400000000pt" draw:transform="matrix(0.22213788651 0.00000000000 0.00000000000 0.22213788651 74.02967990422pt 42.95639292480pt)" svg:viewBox="0 0 0 0" svg:d="M0 0.204C0 0.204 0 0.068 0.3392 0" koffice:nodeTypes="cc"/>
                <draw:path draw:style-name="gr9" draw:id="shape841" draw:name="path1680" draw:layer="g8071" svg:width="0.37360000000pt" svg:height="0.16960000000pt" draw:transform="matrix(0.22213788651 0.00000000000 0.00000000000 0.22213788651 74.02203836092pt 43.06213055878pt)" svg:viewBox="0 0 0 0" svg:d="M0 0.1696C0 0.1696 0 0.068 0.3736 0" koffice:nodeTypes="cc"/>
                <draw:path draw:style-name="gr9" draw:id="shape842" draw:name="path1682" draw:layer="g8071" svg:width="0.37360000000pt" svg:height="0.16960000000pt" draw:transform="matrix(0.22213788651 0.00000000000 0.00000000000 0.22213788651 74.01457452793pt 43.16786819276pt)" svg:viewBox="0 0 0 0" svg:d="M0 0.1696C0 0.1696 0 0.0672 0.3736 0" koffice:nodeTypes="cc"/>
                <draw:path draw:style-name="gr9" draw:id="shape843" draw:name="path1684" draw:layer="g8071" svg:width="0.37360000000pt" svg:height="0.17040000000pt" draw:transform="matrix(0.22213788651 0.00000000000 0.00000000000 0.22213788651 74.00693298464pt 43.27342811643pt)" svg:viewBox="0 0 0 0" svg:d="M0 0.1704C0 0.1704 0 0.068 0.3736 0" koffice:nodeTypes="cc"/>
                <draw:path draw:style-name="gr9" draw:id="shape844" draw:name="path1686" draw:layer="g8071" svg:width="0.37360000000pt" svg:height="0.16960000000pt" draw:transform="matrix(0.22213788651 0.00000000000 0.00000000000 0.22213788651 73.99946915165pt 43.37916575041pt)" svg:viewBox="0 0 0 0" svg:d="M0 0.1696C0 0.1696 0.0336 0.068 0.3736 0" koffice:nodeTypes="cc"/>
                <draw:path draw:style-name="gr9" draw:id="shape845" draw:name="path1688" draw:layer="g8071" svg:width="0.34000000000pt" svg:height="0.17040000000pt" draw:transform="matrix(0.22213788651 0.00000000000 0.00000000000 0.22213788651 73.99946915165pt 43.48472567408pt)" svg:viewBox="0 0 0 0" svg:d="M0 0.1704C0 0.1704 0 0.0344 0.34 0" koffice:nodeTypes="cc"/>
                <draw:path draw:style-name="gr9" draw:id="shape846" draw:name="path1690" draw:layer="g8071" svg:width="0.34000000000pt" svg:height="0.20400000000pt" draw:transform="matrix(0.22213788651 0.00000000000 0.00000000000 0.22213788651 73.97672223207pt 43.59810485135pt)" svg:viewBox="0 0 0 0" svg:d="M0 0.204C0 0.204 0 0.068 0.34 0" koffice:nodeTypes="cc"/>
                <draw:path draw:style-name="gr9" draw:id="shape847" draw:name="path1692" draw:layer="g8071" svg:width="0.37360000000pt" svg:height="0.17040000000pt" draw:transform="matrix(0.22213788651 0.00000000000 0.00000000000 0.22213788651 73.96925839909pt 43.70366477502pt)" svg:viewBox="0 0 0 0" svg:d="M0 0.1704C0 0.1704 0 0.0688 0.3736 0" koffice:nodeTypes="cc"/>
                <draw:path draw:style-name="gr9" draw:id="shape848" draw:name="path1694" draw:layer="g8071" svg:width="0.37280000000pt" svg:height="0.17040000000pt" draw:transform="matrix(0.22213788651 0.00000000000 0.00000000000 0.22213788651 73.96179456610pt 43.80940240900pt)" svg:viewBox="0 0 0 0" svg:d="M0 0.1704C0 0.1704 0 0.068 0.3728 0" koffice:nodeTypes="cc"/>
                <draw:path draw:style-name="gr9" draw:id="shape849" draw:name="path1696" draw:layer="g8071" svg:width="0.37360000000pt" svg:height="0.16960000000pt" draw:transform="matrix(0.22213788651 0.00000000000 0.00000000000 0.22213788651 73.95415302280pt 43.91514004298pt)" svg:viewBox="0 0 0 0" svg:d="M0 0.1696C0 0.1696 0 0.068 0.3736 0" koffice:nodeTypes="cc"/>
                <draw:path draw:style-name="gr9" draw:id="shape850" draw:name="path1698" draw:layer="g8071" svg:width="0.37440000000pt" svg:height="0.20400000000pt" draw:transform="matrix(0.22213788651 0.00000000000 0.00000000000 0.22213788651 73.94651147951pt 44.04344688623pt)" svg:viewBox="0 0 0 0" svg:d="M0 0.204C0 0.204 0.0344 0.068 0.3744 0" koffice:nodeTypes="cc"/>
                <draw:path draw:style-name="gr9" draw:id="shape851" draw:name="path1700" draw:layer="g8071" svg:width="0.34000000000pt" svg:height="0.20400000000pt" draw:transform="matrix(0.22213788651 0.00000000000 0.00000000000 0.22213788651 73.94651147951pt 44.14918452021pt)" svg:viewBox="0 0 0 0" svg:d="M0 0.204C0 0.204 0 0.068 0.34 0" koffice:nodeTypes="cc"/>
                <draw:path draw:style-name="gr9" draw:id="shape852" draw:name="path1702" draw:layer="g8071" svg:width="0.34000000000pt" svg:height="0.17040000000pt" draw:transform="matrix(0.22213788651 0.00000000000 0.00000000000 0.22213788651 73.93904764652pt 44.25474444388pt)" svg:viewBox="0 0 0 0" svg:d="M0 0.1704C0 0.1704 0 0.0688 0.34 0" koffice:nodeTypes="cc"/>
                <draw:path draw:style-name="gr9" draw:id="shape853" draw:name="path1704" draw:layer="g8071" svg:width="0.33920000000pt" svg:height="0.17040000000pt" draw:transform="matrix(0.22213788651 0.00000000000 0.00000000000 0.22213788651 73.93158381353pt 44.36048207786pt)" svg:viewBox="0 0 0 0" svg:d="M0 0.1704C0 0.1704 0 0.068 0.3392 0" koffice:nodeTypes="cc"/>
                <draw:path draw:style-name="gr9" draw:id="shape854" draw:name="path1706" draw:layer="g8071" svg:width="0.37360000000pt" svg:height="0.16960000000pt" draw:transform="matrix(0.22213788651 0.00000000000 0.00000000000 0.22213788651 73.91647843725pt 44.48896663141pt)" svg:viewBox="0 0 0 0" svg:d="M0 0.1696C0 0.1696 0 0.0336 0.3736 0" koffice:nodeTypes="cc"/>
                <draw:path draw:style-name="gr9" draw:id="shape855" draw:name="path1708" draw:layer="g8071" svg:width="0.37360000000pt" svg:height="0.20400000000pt" draw:transform="matrix(0.22213788651 0.00000000000 0.00000000000 0.22213788651 73.90883689395pt 44.58706272210pt)" svg:viewBox="0 0 0 0" svg:d="M0 0.204C0 0.204 0 0.068 0.3736 0" koffice:nodeTypes="cc"/>
                <draw:path draw:style-name="gr9" draw:id="shape856" draw:name="path1710" draw:layer="g8071" svg:width="0.37360000000pt" svg:height="0.20400000000pt" draw:transform="matrix(0.22213788651 0.00000000000 0.00000000000 0.22213788651 73.90137306097pt 44.69262264577pt)" svg:viewBox="0 0 0 0" svg:d="M0 0.204C0 0.204 0.0336 0.0688 0.3736 0" koffice:nodeTypes="cc"/>
                <draw:path draw:style-name="gr9" draw:id="shape857" draw:name="path1712" draw:layer="g8071" svg:width="0.33920000000pt" svg:height="0.16960000000pt" draw:transform="matrix(0.22213788651 0.00000000000 0.00000000000 0.22213788651 73.90137306097pt 44.79853799005pt)" svg:viewBox="0 0 0 0" svg:d="M0 0.1696C0 0.1696 0 0.0672 0.3392 0" koffice:nodeTypes="cc"/>
                <draw:path draw:style-name="gr11" draw:id="shape858" draw:name="path1714" draw:layer="g8071" svg:width="9.94370798954pt" svg:height="10.02425460364pt" draw:transform="matrix(0.22213788651 0.00000000000 0.00000000000 0.22213788651 75.00299926775pt 42.07317268803pt)" svg:viewBox="0 0 10 10" svg:d="M0 0C0 0 5.21356 0.453635 6.46314 2.1414C7.71271 3.8284 10.1765 5.96904 9.92595 10.0243C9.92595 10.0243 9.06908 7.42922 8.81933 7.10465C8.81933 7.10465 8.31984 8.79165 7.8195 8.88864C7.8195 8.88864 7.71271 6.19662 7.56976 5.74222C7.56976 5.74222 7.07026 7.10465 6.71288 7.55905C6.71288 7.55905 6.71288 4.96325 6.32018 4.50962C6.32018 4.50962 5.71306 6.55326 5.35567 6.55326C5.35567 6.55326 5.5701 4.18505 5.21356 3.27625C5.21356 3.27625 5.21356 4.83342 4.85618 5.19083C4.85618 5.19083 4.85618 2.49804 4.35585 2.1414C4.35585 2.1414 4.35585 3.374 3.96315 3.73065C3.96315 3.73065 3.60661 0.453635 0 0Z" koffice:nodeTypes="cccccccccccccc"/>
                <draw:path draw:style-name="gr12" draw:id="shape859" draw:name="path1716" draw:layer="g8071" svg:width="9.94370798954pt" svg:height="10.02425460364pt" draw:transform="matrix(0.22213788651 0.00000000000 0.00000000000 0.22213788651 75.00299926775pt 42.07317268803pt)" svg:viewBox="0 0 10 10" svg:d="M0 0C0 0 5.21356 0.453635 6.46314 2.1414C7.71271 3.8284 10.1765 5.96904 9.92595 10.0243C9.92595 10.0243 9.06908 7.42922 8.81933 7.10465C8.81933 7.10465 8.31984 8.79165 7.8195 8.88864C7.8195 8.88864 7.71271 6.19662 7.56976 5.74222C7.56976 5.74222 7.07026 7.10465 6.71288 7.55905C6.71288 7.55905 6.71288 4.96325 6.32018 4.50962C6.32018 4.50962 5.71306 6.55326 5.35567 6.55326C5.35567 6.55326 5.5701 4.18505 5.21356 3.27625C5.21356 3.27625 5.21356 4.83342 4.85618 5.19083C4.85618 5.19083 4.85618 2.49804 4.35585 2.1414C4.35585 2.1414 4.35585 3.374 3.96315 3.73065C3.96315 3.73065 3.60661 0.453635 0 0Z" koffice:nodeTypes="cccccccccccccc"/>
                <draw:path draw:style-name="gr11" draw:id="shape860" draw:name="path1718" draw:layer="g8071" svg:width="25.90568568615pt" svg:height="5.13544896628pt" draw:transform="matrix(0.22213788651 0.00000000000 0.00000000000 0.22213788651 74.64082565758pt 40.00389743970pt)" svg:viewBox="0 0 26 5" svg:d="M0 4.06767C0 4.06767 8.10366 -0.134512 13.0547 0.00331791C18.0049 0.106285 21.7684 -0.719883 25.9057 4.30847C25.9057 4.30847 22.9559 2.51749 22.1078 2.13887C22.1078 2.13887 23.871 3.92984 23.6674 5.03167C23.6674 5.03167 21.4298 2.37966 20.8189 2.13887C20.8189 2.13887 22.4807 4.79087 22.0064 5.13545C22.0064 5.13545 19.768 1.89726 18.8186 1.65646C18.8186 1.65646 20.2432 3.92984 20.0052 4.54927C20.0052 4.54927 16.8182 1.20892 15.3944 1.07109C15.3944 1.07109 17.8691 3.4823 17.8691 4.41144C17.8691 4.41144 17.6319 4.17064 15.8687 2.86207C14.1055 1.55349 14.1055 1.55349 14.0041 1.41566C13.8684 1.31189 16.581 3.4823 16.581 3.92984C16.581 3.92984 13.8684 2.62046 13.0547 2.13887C13.0547 2.13887 14.3427 2.9999 14.5807 3.82607C14.5807 3.82607 12.1052 2.37966 11.1557 2.03509C11.1557 2.03509 12.7153 2.9999 12.8167 3.92984C12.8167 3.92984 10.7149 1.89726 9.76544 1.79429C9.76544 1.79429 11.3929 3.24069 11.7658 3.92984C11.7658 3.92984 9.2903 2.13887 8.71455 2.03509C8.10366 1.89726 9.76544 3.68824 9.76544 3.68824L7.28994 2.2767L7.28994 3.68824C7.28994 3.68824 5.86613 2.62046 5.52675 2.62046C5.15383 2.62046 5.62896 3.92984 5.62896 3.92984C5.62896 3.92984 4.71303 2.2767 0 4.06767Z" koffice:nodeTypes="ccccccccccccccccccccccccccc"/>
                <draw:path draw:style-name="gr12" draw:id="shape861" draw:name="path1720" draw:layer="g8071" svg:width="25.90568568615pt" svg:height="5.13544896628pt" draw:transform="matrix(0.22213788651 0.00000000000 0.00000000000 0.22213788651 74.64082565758pt 40.00389743970pt)" svg:viewBox="0 0 26 5" svg:d="M0 4.06767C0 4.06767 8.10366 -0.134512 13.0547 0.00331791C18.0049 0.106285 21.7684 -0.719883 25.9057 4.30847C25.9057 4.30847 22.9559 2.51749 22.1078 2.13887C22.1078 2.13887 23.871 3.92984 23.6674 5.03167C23.6674 5.03167 21.4298 2.37966 20.8189 2.13887C20.8189 2.13887 22.4807 4.79087 22.0064 5.13545C22.0064 5.13545 19.768 1.89726 18.8186 1.65646C18.8186 1.65646 20.2432 3.92984 20.0052 4.54927C20.0052 4.54927 16.8182 1.20892 15.3944 1.07109C15.3944 1.07109 17.8691 3.4823 17.8691 4.41144C17.8691 4.41144 17.6319 4.17064 15.8687 2.86207C14.1055 1.55349 14.1055 1.55349 14.0041 1.41566C13.8684 1.31189 16.581 3.4823 16.581 3.92984C16.581 3.92984 13.8684 2.62046 13.0547 2.13887C13.0547 2.13887 14.3427 2.9999 14.5807 3.82607C14.5807 3.82607 12.1052 2.37966 11.1557 2.03509C11.1557 2.03509 12.7153 2.9999 12.8167 3.92984C12.8167 3.92984 10.7149 1.89726 9.76544 1.79429C9.76544 1.79429 11.3929 3.24069 11.7658 3.92984C11.7658 3.92984 9.2903 2.13887 8.71455 2.03509C8.10366 1.89726 9.76544 3.68824 9.76544 3.68824L7.28994 2.2767L7.28994 3.68824C7.28994 3.68824 5.86613 2.62046 5.52675 2.62046C5.15383 2.62046 5.62896 3.92984 5.62896 3.92984C5.62896 3.92984 4.71303 2.2767 0 4.06767Z" koffice:nodeTypes="ccccccccccccccccccccccccccc"/>
                <draw:path draw:style-name="gr11" draw:id="shape862" draw:name="path1722" draw:layer="g8071" svg:width="49.64770074503pt" svg:height="32.16340808000pt" draw:transform="matrix(0.22213788651 0.00000000000 0.00000000000 0.22213788651 68.81653185263pt 38.72120083574pt)" svg:viewBox="0 0 50 32" svg:d="M25.3661 11.891C25.3661 11.891 25.6737 13.901 24.9562 15.5363C24.9562 15.5363 26.4258 14.6509 26.392 13.9354L25.7768 17.0698L27.281 15.7072L25.9129 18.4325L28.0332 16.3199C28.0332 16.3199 26.7343 19.3869 26.392 19.5569C26.016 19.7615 28.17 18.637 28.17 18.637L26.6658 21.3968C26.6658 21.3968 28.9906 19.966 29.0591 19.2842C29.0929 18.5688 27.2126 22.8958 26.905 22.9303C26.905 22.9303 28.6492 21.8059 28.8883 20.9878C28.8883 20.9878 27.6233 23.7821 27.0757 24.2248C27.0757 24.2248 29.3329 22.6576 29.4698 21.7714C29.4698 21.7714 28.17 26.031 27.4517 26.6101C27.4517 26.6101 28.9906 25.8947 29.0929 25.5538C29.0929 25.5538 27.2126 28.7227 26.392 29.1991C26.392 29.1991 28.4092 28.4836 29.0929 27.1892C29.0929 27.1892 28.7515 30.2898 27.4517 31.448C27.4517 31.448 29.4698 29.6763 29.8112 27.5637C29.8112 27.5637 30.6664 30.6307 30.5295 32.1634C30.5295 32.1634 31.1447 27.3255 30.5295 25.792C30.5295 25.792 32.2044 28.3818 32.0684 29.1991C32.0684 29.1991 31.8284 24.123 30.6664 22.9303C30.6664 22.9303 32.3075 24.8384 32.5467 26.1329C32.5467 26.1329 31.0763 21.1586 30.0504 20.2042L32.6836 23.3049C32.6836 23.3049 30.4264 18.0924 29.7089 17.7516L31.5892 19.966C31.5892 19.966 30.5295 17.0361 29.7089 16.6608C28.8883 16.3199 28.4092 15.8435 28.4092 15.8435L30.6664 16.7971C30.6664 16.7971 28.17 13.1174 27.3157 13.0155L30.2903 15.7072C30.2903 15.7072 30.2903 13.4927 29.572 13.0155C29.572 13.0155 31.5892 14.8891 31.9653 15.8435C31.9653 15.8435 32.4444 14.4127 31.1447 12.8792C31.1447 12.8792 33.8464 15.7072 33.9833 16.4226C33.9833 16.4226 33.7433 13.8328 33.265 13.3564C33.265 13.3564 35.7605 16.4226 36.0005 17.377C36.0005 17.377 35.8636 14.5482 34.7008 13.4927C34.7008 13.4927 37.4363 16.6608 37.7785 18.4325C37.7785 18.4325 37.4363 14.31 36.8211 13.8328C36.8211 13.8328 39.3166 18.5688 39.6935 19.6251C39.6935 19.6251 39.6935 16.5589 39.2143 16.0817C39.2143 16.0817 41.2315 19.1487 41.2315 20.1023C41.2315 20.1023 41.0954 16.5589 40.514 16.0817C40.514 16.0817 42.5312 19.2842 42.6335 20.2042C42.6335 20.2042 42.3943 17.6152 42.0521 17.2743C42.0521 17.2743 43.4887 19.2842 43.591 20.2042L43.1126 17.6152C43.1126 17.6152 44.5484 19.7615 44.5484 20.2042L44.0701 18.3306C44.0701 18.3306 45.5059 19.5233 45.6082 19.8641C45.6082 19.8641 43.0096 16.1844 41.916 15.5026C40.8555 14.7872 35.2822 12.0611 33.7433 11.8229C33.0935 11.721 27.1103 11.482 26.7343 11.5847L28.8883 11.5847L28.0332 10.7666L28.8883 11.5847L29.9481 11.5847L28.9906 10.6302L29.9481 11.5847L31.7261 11.6865C31.7261 11.6865 31.1793 10.9374 30.0504 10.153C30.0504 10.153 31.4185 11.1411 31.7261 11.6865L31.7261 11.6865L33.265 11.8229L31.5892 10.153L33.265 11.8229C33.265 11.8229 34.2225 11.8229 34.8039 12.1637C34.8039 12.1637 33.7433 10.5621 33.0258 9.91482C33.0258 9.91482 34.5639 11.4483 34.8039 12.1637L34.8039 12.1637C34.8039 12.1637 35.7951 12.4701 36.1374 12.7091C36.1374 12.7091 35.2137 10.2894 34.7008 10.0512C34.7008 10.0512 36.5819 12.0611 36.718 12.641C36.718 12.641 36.4788 10.153 36.1028 9.91482C36.1028 9.91482 37.8808 12.5383 38.0177 13.2537C38.0177 13.2537 37.8808 10.5284 37.5386 10.0512C37.5386 10.0512 39.3166 13.0155 39.4535 13.8328C39.4535 13.8328 39.2143 11.0048 38.9752 10.6302C38.9752 10.6302 40.7532 13.2537 40.514 13.8328C40.514 13.8328 41.2315 10.8692 40.2741 10.2894C40.2741 10.2894 41.5738 12.1637 41.4715 13.8328L41.5738 12.1637C41.5738 12.1637 42.1552 13.9354 42.0521 14.4127C41.916 14.8891 42.2921 12.8792 42.2921 12.8792C42.2921 12.8792 43.3518 13.9354 43.1126 14.7872C43.1126 14.7872 42.5312 11.4483 41.8129 10.5284C41.8129 10.5284 44.0701 13.8328 44.3093 14.7872C44.5484 15.7072 44.4115 13.8328 44.4115 13.8328C44.4115 13.8328 45.0276 14.8891 45.0276 15.9454C45.0276 15.9454 45.6082 12.641 43.8301 11.2438C43.8301 11.2438 45.6082 13.0155 45.7451 15.0254L46.0873 13.9354C46.0873 13.9354 46.6687 15.2644 46.8056 16.7971C46.8056 16.7971 47.5231 14.4127 45.8481 12.5383C45.8481 12.5383 48.0022 14.31 48.3437 17.7516L48.3437 14.6509C48.3437 14.6509 49.5411 16.8998 49.6434 17.8534C49.6434 17.8534 49.8825 13.3564 46.8056 11.6865C43.7279 10.0512 40.0349 9.57395 37.4363 9.57395C34.8039 9.57395 29.2298 9.4376 26.392 9.81296C23.5196 10.153 26.392 9.81296 26.392 9.81296L28.8883 8.62033L27.6909 8.38132C27.6909 8.38132 28.7515 8.65401 28.8883 8.62033C29.4698 8.44949 30.2903 8.04125 30.2903 8.04125C30.2903 8.04125 29.0929 7.56404 28.5123 7.56404L30.2903 8.04125L31.9653 7.42769C31.9653 7.42769 30.6664 7.08683 30.0504 6.98497C29.4698 6.84862 31.8284 7.56404 31.9653 7.42769C32.0684 7.32583 33.1965 7.01865 33.6749 6.91679C34.154 6.78045 32.0684 5.89419 31.2478 5.89419C31.2478 5.89419 34.0856 5.31512 35.8636 6.03054C35.8636 6.03054 33.8464 4.83871 32.4444 4.73605C32.4444 4.73605 36.4788 5.07691 37.5386 5.55332C37.5386 5.55332 36.718 4.5997 35.4191 4.36149C35.4191 4.36149 38.0177 4.49784 39.3166 5.31512C39.3166 5.31512 37.0602 3.54341 36.2397 3.40707C36.2397 3.40707 39.4535 4.12249 40.514 4.83871C40.514 4.83871 38.8383 3.0662 38.2569 3.0662C37.6416 3.0662 40.514 4.02063 40.514 4.02063C40.514 4.02063 39.4535 3.0662 38.8383 2.82799C38.8383 2.82799 42.3943 3.78162 43.1126 4.49784C43.1126 4.49784 40.8555 1.5335 40.3771 1.5335C40.3771 1.5335 42.5312 2.58979 42.7704 2.93065C42.7704 2.93065 41.5738 1.63536 41.2315 1.5335C41.2315 1.5335 43.8301 2.48713 44.6507 3.16886C44.6507 3.16886 42.2921 0 39.2143 0.477214C36.1028 0.91994 31.3501 3.16886 30.5295 3.88428C29.7089 4.5997 26.7343 6.1332 25.6737 9.23389C25.6737 9.23389 24.2379 6.37141 23.1782 5.31512C22.1176 4.25883 19.3821 0.477214 14.3903 0C14.3903 0 17.1258 1.15895 17.8433 1.63536C17.8433 1.63536 16.1683 1.77171 15.1086 2.48713C15.1086 2.48713 18.4247 2.72613 19.143 3.0662C19.143 3.0662 16.5097 3.78162 16.066 4.12249C16.066 4.12249 19.9635 4.25883 20.6818 4.49784C20.6818 4.49784 18.3224 4.97425 17.6041 5.31512C17.6041 5.31512 21.7416 5.65599 22.2207 5.89419C22.699 6.1332 18.7669 6.50775 18.7669 6.50775C18.7669 6.50775 22.699 7.18949 23.1782 7.6659L20.5449 8.04125C20.5449 8.04125 23.9988 8.75667 24.2379 9.67661C24.2379 9.67661 18.5277 7.32583 15.45 6.74596C12.3731 6.1332 7.51726 5.31512 5.124 6.50775C2.76456 7.6659 0.371302 10.392 0.610467 12.0611C0.610467 12.0611 2.04626 9.4376 4.4057 8.14311L2.04626 11.3457L4.78257 8.99488C4.78257 8.99488 3.34597 10.7666 3.2437 11.6865C3.1068 12.641 3.2437 11.3457 3.2437 11.3457C3.2437 11.3457 6.32063 7.32583 6.90204 7.08683C6.90204 7.08683 5.2609 9.57395 5.02093 10.2894C5.02093 10.2894 8.44091 6.84862 9.05613 6.84862C9.05613 6.84862 6.79977 9.4376 6.5598 10.5284C6.5598 10.5284 9.8767 7.32583 11.5525 7.08683C11.5525 7.08683 9.15921 8.99488 8.81697 9.67661L11.6548 7.42769C11.6548 7.42769 10.219 9.4376 10.1167 9.91482C10.1167 9.91482 11.997 7.56404 13.5697 7.42769C13.5697 7.42769 11.8939 9.09754 11.6548 9.67661C11.6548 9.67661 14.3903 7.6659 15.2108 7.56404C15.2108 7.56404 13.5697 8.85853 13.1936 9.4376C13.1936 9.4376 15.5869 8.04125 16.1683 7.90491L15.1086 9.57395L16.9889 8.27946L15.5869 9.57395L16.9889 9.67661L18.0832 8.75667L17.0573 9.64212L18.5962 9.64212L19.0069 8.99488L18.5277 9.67661L20.1351 9.88113L20.5449 8.99488L20.1351 9.88113C20.1351 9.88113 21.5709 9.98299 23.2804 10.0512C23.2804 10.0512 14.4933 9.23389 11.6548 9.67661C8.81697 10.153 2.08089 12.811 0.371302 17.5125C-0.586164 20.1023 0.610467 20.8178 0.610467 20.8178C0.610467 20.8178 0.849632 17.377 1.8071 16.8998C1.8071 16.8998 1.32877 19.5233 1.8071 20.2042L2.3885 17.9561L3.00453 19.2842C3.00453 19.2842 3.1068 17.0361 3.44904 16.3199C3.44904 16.3199 3.58513 19.1487 3.92737 19.3869C3.92737 19.3869 3.8251 15.2644 4.64567 14.31C4.64567 14.31 3.92737 16.6608 4.78257 17.5125C4.78257 17.5125 5.02093 13.6972 6.42371 12.7765C6.42371 12.7765 4.88484 16.0817 5.8423 17.0361C5.8423 17.0361 6.66287 13.0155 8.5778 11.9247C8.5778 11.9247 6.66287 14.4127 7.51726 15.6045C7.51726 15.6045 9.53446 11.3457 11.1764 10.8692C11.1764 10.8692 9.53446 12.7765 9.77444 13.9354C9.77444 13.9354 11.6548 10.8692 12.7145 10.7666L11.6548 13.2537C11.6548 13.2537 13.5697 10.8692 14.2534 10.7666C14.2534 10.7666 13.3305 11.9247 13.4328 12.4019C13.4328 12.4019 15.1086 11.0048 15.5869 10.6302L14.937 11.6528L16.1683 11.0048L16.8866 10.153L16.1683 11.0048L17.8779 10.9374L18.4247 10.2894L17.8779 10.9374L19.246 11.0048L19.4852 10.392L19.246 11.0048L20.2027 11.1075L20.4427 10.392L20.2027 11.1075L21.4001 11.2438C21.4001 11.2438 17.1258 10.6302 16.1683 11.0048C15.2108 11.3457 11.3133 13.3564 8.91924 15.5026C6.5598 17.6152 3.2437 20.6814 4.06427 26.2692C4.06427 26.2692 4.4057 23.4075 4.78257 23.1685C4.78257 23.1685 4.78257 24.9402 5.124 25.1792C5.124 25.1792 5.02093 22.2149 5.36317 21.7714C5.36317 21.7714 5.60314 24.123 6.08147 24.3612C6.08147 24.3612 5.94457 20.4432 6.18374 19.966C6.18374 19.966 6.32063 22.0104 6.66287 22.4531C6.66287 22.4531 7.38037 17.9561 8.09867 17.377C8.09867 17.377 7.2781 20.3405 7.62034 22.3513C7.62034 22.3513 8.20094 19.7615 8.44091 19.3869C8.44091 19.3869 8.44091 20.9204 9.15921 21.3968C9.15921 21.3968 8.91924 18.3306 9.15921 17.6152C9.15921 17.6152 9.53446 18.6715 9.8767 19.3869C9.8767 19.3869 9.53446 17.138 9.63754 16.6608C9.63754 16.6608 9.97978 18.4325 10.9373 18.807C10.9373 18.807 10.4581 17.138 10.595 16.5589C10.595 16.5589 11.1764 17.8534 11.6548 17.8534C11.6548 17.8534 11.0734 15.9454 11.1764 15.6045L12.3731 17.2743C12.3731 17.2743 11.7917 15.1281 11.8939 14.7872L12.9545 16.1844C12.9545 16.1844 12.1339 14.1737 13.3305 13.5946L13.6728 15.2644C13.6728 15.2644 13.8089 13.9354 14.6294 13.2537C14.6294 13.2537 14.4933 14.0718 14.7325 14.4127C14.7325 14.4127 15.2108 12.4019 15.6892 12.3001L15.6892 13.8328C15.6892 13.8328 16.2706 12.641 16.6474 12.4019L16.8866 13.3564C16.8866 13.3564 18.7669 12.1637 19.246 12.1637C19.7244 12.1637 22.9382 12.1637 22.9382 12.1637C22.9382 12.1637 21.8785 12.7765 21.2632 13.3564C21.2632 13.3564 22.1176 13.4927 22.8021 13.5946C22.8021 13.5946 20.1004 13.3564 19.3821 14.6509C19.3821 14.6509 21.9815 14.31 22.4599 14.5482C22.4599 14.5482 19.3821 15.0254 18.7669 15.9454C18.7669 15.9454 21.4001 15.3663 22.1176 15.5026C22.1176 15.5026 19.246 16.3199 18.9038 16.8998C18.9038 16.8998 21.161 16.6608 21.6393 16.7971C21.6393 16.7971 18.5277 17.377 18.1855 18.1943C18.1855 18.1943 21.161 17.8534 21.4001 18.1943C21.4001 18.1943 18.5277 19.1487 17.9463 19.8641C17.9463 19.8641 19.9635 20.1023 20.3396 20.1023C20.3396 20.1023 17.8433 20.6814 17.6041 21.3968C17.6041 21.3968 19.0069 21.6358 19.4852 21.3968C19.4852 21.3968 17.9463 22.8277 17.468 24.0203C17.468 24.0203 18.9038 22.8277 19.4852 22.5895C19.4852 22.5895 17.8433 24.5994 17.9463 26.031L19.246 24.702C19.246 24.702 17.8433 26.8483 17.8433 27.5637L19.246 26.1329C19.246 26.1329 18.6646 30.0508 19.4852 30.6307L19.8613 26.3711C19.8613 26.3711 20.7841 26.3711 21.7416 29.6763L20.6818 25.4174C20.6818 25.4174 22.2207 26.4737 22.2207 27.6664C22.2207 28.8582 22.699 25.8947 20.7841 23.5439C20.7841 23.5439 23.1782 25.8947 23.4173 26.8483C23.4173 26.8483 21.6393 22.3513 21.161 21.874L23.5196 24.8384C23.5196 24.8384 23.4173 21.7714 21.6393 20.4432L24.3748 22.6921C24.3748 22.6921 23.5196 19.8641 22.9382 19.3869L24.4771 21.1586C24.4771 21.1586 23.2804 18.3306 22.5968 17.7516L24.4771 19.7615C24.4771 19.7615 23.8957 16.4226 23.4173 15.9454L24.4771 17.6152L23.9988 15.0254L24.8193 15.8435C24.8193 15.8435 24.7847 14.3782 24.5455 14.0718C24.3064 13.7646 25.0239 14.1737 25.0239 14.1737L25.3661 11.891" koffice: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path draw:style-name="gr12" draw:id="shape863" draw:name="path1724" draw:layer="g8071" svg:width="49.64770074503pt" svg:height="32.16340808000pt" draw:transform="matrix(0.22213788651 0.00000000000 0.00000000000 0.22213788651 68.81653185263pt 38.72120083574pt)" svg:viewBox="0 0 50 32" svg:d="M25.3661 11.891C25.3661 11.891 25.6737 13.901 24.9562 15.5363C24.9562 15.5363 26.4258 14.6509 26.392 13.9354L25.7768 17.0698L27.281 15.7072L25.9129 18.4325L28.0332 16.3199C28.0332 16.3199 26.7343 19.3869 26.392 19.5569C26.016 19.7615 28.17 18.637 28.17 18.637L26.6658 21.3968C26.6658 21.3968 28.9906 19.966 29.0591 19.2842C29.0929 18.5688 27.2126 22.8958 26.905 22.9303C26.905 22.9303 28.6492 21.8059 28.8883 20.9878C28.8883 20.9878 27.6233 23.7821 27.0757 24.2248C27.0757 24.2248 29.3329 22.6576 29.4698 21.7714C29.4698 21.7714 28.17 26.031 27.4517 26.6101C27.4517 26.6101 28.9906 25.8947 29.0929 25.5538C29.0929 25.5538 27.2126 28.7227 26.392 29.1991C26.392 29.1991 28.4092 28.4836 29.0929 27.1892C29.0929 27.1892 28.7515 30.2898 27.4517 31.448C27.4517 31.448 29.4698 29.6763 29.8112 27.5637C29.8112 27.5637 30.6664 30.6307 30.5295 32.1634C30.5295 32.1634 31.1447 27.3255 30.5295 25.792C30.5295 25.792 32.2044 28.3818 32.0684 29.1991C32.0684 29.1991 31.8284 24.123 30.6664 22.9303C30.6664 22.9303 32.3075 24.8384 32.5467 26.1329C32.5467 26.1329 31.0763 21.1586 30.0504 20.2042L32.6836 23.3049C32.6836 23.3049 30.4264 18.0924 29.7089 17.7516L31.5892 19.966C31.5892 19.966 30.5295 17.0361 29.7089 16.6608C28.8883 16.3199 28.4092 15.8435 28.4092 15.8435L30.6664 16.7971C30.6664 16.7971 28.17 13.1174 27.3157 13.0155L30.2903 15.7072C30.2903 15.7072 30.2903 13.4927 29.572 13.0155C29.572 13.0155 31.5892 14.8891 31.9653 15.8435C31.9653 15.8435 32.4444 14.4127 31.1447 12.8792C31.1447 12.8792 33.8464 15.7072 33.9833 16.4226C33.9833 16.4226 33.7433 13.8328 33.265 13.3564C33.265 13.3564 35.7605 16.4226 36.0005 17.377C36.0005 17.377 35.8636 14.5482 34.7008 13.4927C34.7008 13.4927 37.4363 16.6608 37.7785 18.4325C37.7785 18.4325 37.4363 14.31 36.8211 13.8328C36.8211 13.8328 39.3166 18.5688 39.6935 19.6251C39.6935 19.6251 39.6935 16.5589 39.2143 16.0817C39.2143 16.0817 41.2315 19.1487 41.2315 20.1023C41.2315 20.1023 41.0954 16.5589 40.514 16.0817C40.514 16.0817 42.5312 19.2842 42.6335 20.2042C42.6335 20.2042 42.3943 17.6152 42.0521 17.2743C42.0521 17.2743 43.4887 19.2842 43.591 20.2042L43.1126 17.6152C43.1126 17.6152 44.5484 19.7615 44.5484 20.2042L44.0701 18.3306C44.0701 18.3306 45.5059 19.5233 45.6082 19.8641C45.6082 19.8641 43.0096 16.1844 41.916 15.5026C40.8555 14.7872 35.2822 12.0611 33.7433 11.8229C33.0935 11.721 27.1103 11.482 26.7343 11.5847L28.8883 11.5847L28.0332 10.7666L28.8883 11.5847L29.9481 11.5847L28.9906 10.6302L29.9481 11.5847L31.7261 11.6865C31.7261 11.6865 31.1793 10.9374 30.0504 10.153C30.0504 10.153 31.4185 11.1411 31.7261 11.6865L31.7261 11.6865L33.265 11.8229L31.5892 10.153L33.265 11.8229C33.265 11.8229 34.2225 11.8229 34.8039 12.1637C34.8039 12.1637 33.7433 10.5621 33.0258 9.91482C33.0258 9.91482 34.5639 11.4483 34.8039 12.1637L34.8039 12.1637C34.8039 12.1637 35.7951 12.4701 36.1374 12.7091C36.1374 12.7091 35.2137 10.2894 34.7008 10.0512C34.7008 10.0512 36.5819 12.0611 36.718 12.641C36.718 12.641 36.4788 10.153 36.1028 9.91482C36.1028 9.91482 37.8808 12.5383 38.0177 13.2537C38.0177 13.2537 37.8808 10.5284 37.5386 10.0512C37.5386 10.0512 39.3166 13.0155 39.4535 13.8328C39.4535 13.8328 39.2143 11.0048 38.9752 10.6302C38.9752 10.6302 40.7532 13.2537 40.514 13.8328C40.514 13.8328 41.2315 10.8692 40.2741 10.2894C40.2741 10.2894 41.5738 12.1637 41.4715 13.8328L41.5738 12.1637C41.5738 12.1637 42.1552 13.9354 42.0521 14.4127C41.916 14.8891 42.2921 12.8792 42.2921 12.8792C42.2921 12.8792 43.3518 13.9354 43.1126 14.7872C43.1126 14.7872 42.5312 11.4483 41.8129 10.5284C41.8129 10.5284 44.0701 13.8328 44.3093 14.7872C44.5484 15.7072 44.4115 13.8328 44.4115 13.8328C44.4115 13.8328 45.0276 14.8891 45.0276 15.9454C45.0276 15.9454 45.6082 12.641 43.8301 11.2438C43.8301 11.2438 45.6082 13.0155 45.7451 15.0254L46.0873 13.9354C46.0873 13.9354 46.6687 15.2636 46.8056 16.7971C46.8056 16.7971 47.5231 14.4127 45.8481 12.5383C45.8481 12.5383 48.0022 14.31 48.3437 17.7516L48.3437 14.6509C48.3437 14.6509 49.5411 16.8998 49.6434 17.8534C49.6434 17.8534 49.8825 13.3564 46.8056 11.6865C43.7279 10.0512 40.0349 9.57395 37.4363 9.57395C34.8039 9.57395 29.2298 9.4376 26.392 9.81296C23.5196 10.153 26.392 9.81296 26.392 9.81296L28.8883 8.62033L27.6909 8.38132C27.6909 8.38132 28.7515 8.65401 28.8883 8.62033C29.4698 8.44949 30.2903 8.04125 30.2903 8.04125C30.2903 8.04125 29.0929 7.56404 28.5123 7.56404L30.2903 8.04125L31.9653 7.42769C31.9653 7.42769 30.6664 7.08683 30.0504 6.98497C29.4698 6.84862 31.8284 7.56404 31.9653 7.42769C32.0684 7.32583 33.1965 7.01865 33.6749 6.91679C34.154 6.78045 32.0684 5.89419 31.2478 5.89419C31.2478 5.89419 34.0856 5.31512 35.8636 6.03054C35.8636 6.03054 33.8464 4.83871 32.4444 4.73605C32.4444 4.73605 36.4788 5.07691 37.5386 5.55332C37.5386 5.55332 36.718 4.5997 35.4191 4.36149C35.4191 4.36149 38.0177 4.49784 39.3166 5.31512C39.3166 5.31512 37.0602 3.54341 36.2397 3.40707C36.2397 3.40707 39.4535 4.12249 40.514 4.83871C40.514 4.83871 38.8383 3.0662 38.2569 3.0662C37.6416 3.0662 40.514 4.02063 40.514 4.02063C40.514 4.02063 39.4535 3.0662 38.8383 2.82799C38.8383 2.82799 42.3943 3.78162 43.1126 4.49784C43.1126 4.49784 40.8555 1.5335 40.3771 1.5335C40.3771 1.5335 42.5312 2.58979 42.7704 2.93065C42.7704 2.93065 41.5738 1.63536 41.2315 1.5335C41.2315 1.5335 43.8301 2.48713 44.6507 3.16886C44.6507 3.16886 42.2921 0 39.2143 0.477214C36.1028 0.91994 31.3501 3.16886 30.5295 3.88428C29.7089 4.5997 26.7343 6.1332 25.6737 9.23389C25.6737 9.23389 24.2379 6.37141 23.1782 5.31512C22.1176 4.25883 19.3821 0.477214 14.3903 0C14.3903 0 17.1258 1.15895 17.8433 1.63536C17.8433 1.63536 16.1683 1.77171 15.1086 2.48713C15.1086 2.48713 18.4247 2.72613 19.143 3.0662C19.143 3.0662 16.5097 3.78162 16.066 4.12249C16.066 4.12249 19.9635 4.25883 20.6818 4.49784C20.6818 4.49784 18.3224 4.97425 17.6041 5.31512C17.6041 5.31512 21.7416 5.65599 22.2207 5.89419C22.699 6.1332 18.7669 6.50775 18.7669 6.50775C18.7669 6.50775 22.699 7.18949 23.1782 7.6659L20.5449 8.04125C20.5449 8.04125 23.9988 8.75667 24.2379 9.67661C24.2379 9.67661 18.5277 7.32583 15.45 6.74596C12.3731 6.1332 7.51726 5.31512 5.124 6.50775C2.76456 7.6659 0.371302 10.392 0.610467 12.0611C0.610467 12.0611 2.04626 9.4376 4.4057 8.14311L2.04626 11.3457L4.78257 8.99488C4.78257 8.99488 3.34597 10.7666 3.2437 11.6865C3.1068 12.641 3.2437 11.3457 3.2437 11.3457C3.2437 11.3457 6.32063 7.32583 6.90204 7.08683C6.90204 7.08683 5.2609 9.57395 5.02093 10.2894C5.02093 10.2894 8.44091 6.84862 9.05613 6.84862C9.05613 6.84862 6.79977 9.4376 6.5598 10.5284C6.5598 10.5284 9.8767 7.32583 11.5525 7.08683C11.5525 7.08683 9.15921 8.99488 8.81697 9.67661L11.6548 7.42769C11.6548 7.42769 10.219 9.4376 10.1167 9.91482C10.1167 9.91482 11.997 7.56404 13.5697 7.42769C13.5697 7.42769 11.8939 9.09754 11.6548 9.67661C11.6548 9.67661 14.3903 7.6659 15.2108 7.56404C15.2108 7.56404 13.5697 8.85853 13.1936 9.4376C13.1936 9.4376 15.5869 8.04125 16.1683 7.90491L15.1086 9.57395L16.9889 8.27946L15.5869 9.57395L16.9889 9.67661L18.0832 8.75667L17.0573 9.64212L18.5962 9.64212L19.0069 8.99488L18.5277 9.67661L20.1351 9.88113L20.5449 8.99488L20.1351 9.88113C20.1351 9.88113 21.5709 9.98299 23.2804 10.0512C23.2804 10.0512 14.4933 9.23389 11.6548 9.67661C8.81697 10.153 2.08089 12.811 0.371302 17.5125C-0.586164 20.1023 0.610467 20.8178 0.610467 20.8178C0.610467 20.8178 0.849632 17.377 1.8071 16.8998C1.8071 16.8998 1.32877 19.5233 1.8071 20.2042L2.3885 17.9561L3.00453 19.2842C3.00453 19.2842 3.1068 17.0361 3.44904 16.3199C3.44904 16.3199 3.58513 19.1487 3.92737 19.3869C3.92737 19.3869 3.8251 15.2636 4.64567 14.31C4.64567 14.31 3.92737 16.6608 4.78257 17.5125C4.78257 17.5125 5.02093 13.6972 6.42371 12.7765C6.42371 12.7765 4.88484 16.0817 5.8423 17.0361C5.8423 17.0361 6.66287 13.0155 8.5778 11.9247C8.5778 11.9247 6.66287 14.4127 7.51726 15.6045C7.51726 15.6045 9.53446 11.3457 11.1764 10.8692C11.1764 10.8692 9.53446 12.7765 9.77444 13.9354C9.77444 13.9354 11.6548 10.8692 12.7145 10.7666L11.6548 13.2537C11.6548 13.2537 13.5697 10.8692 14.2534 10.7666C14.2534 10.7666 13.3305 11.9247 13.4328 12.4019C13.4328 12.4019 15.1086 11.0048 15.5869 10.6302L14.937 11.6528L16.1683 11.0048L16.8866 10.153L16.1683 11.0048L17.8779 10.9374L18.4247 10.2894L17.8779 10.9374L19.246 11.0048L19.4852 10.392L19.246 11.0048L20.2027 11.1075L20.4427 10.392L20.2027 11.1075L21.4001 11.2438C21.4001 11.2438 17.1258 10.6302 16.1683 11.0048C15.2108 11.3457 11.3133 13.3564 8.91924 15.5026C6.5598 17.6152 3.2437 20.6814 4.06427 26.2692C4.06427 26.2692 4.4057 23.4075 4.78257 23.1685C4.78257 23.1685 4.78257 24.9402 5.124 25.1792C5.124 25.1792 5.02093 22.2149 5.36317 21.7714C5.36317 21.7714 5.60314 24.123 6.08147 24.3612C6.08147 24.3612 5.94457 20.4432 6.18374 19.966C6.18374 19.966 6.32063 22.0104 6.66287 22.4531C6.66287 22.4531 7.38037 17.9561 8.09867 17.377C8.09867 17.377 7.2781 20.3405 7.62034 22.3513C7.62034 22.3513 8.20094 19.7615 8.44091 19.3869C8.44091 19.3869 8.44091 20.9204 9.15921 21.3968C9.15921 21.3968 8.91924 18.3306 9.15921 17.6152C9.15921 17.6152 9.53446 18.6715 9.8767 19.3869C9.8767 19.3869 9.53446 17.138 9.63754 16.6608C9.63754 16.6608 9.97978 18.4325 10.9373 18.807C10.9373 18.807 10.4581 17.138 10.595 16.5589C10.595 16.5589 11.1764 17.8534 11.6548 17.8534C11.6548 17.8534 11.0734 15.9454 11.1764 15.6045L12.3731 17.2743C12.3731 17.2743 11.7917 15.1281 11.8939 14.7872L12.9545 16.1844C12.9545 16.1844 12.1339 14.1737 13.3305 13.5946L13.6728 15.2636C13.6728 15.2636 13.8089 13.9354 14.6294 13.2537C14.6294 13.2537 14.4933 14.0718 14.7325 14.4127C14.7325 14.4127 15.2108 12.4019 15.6892 12.3001L15.6892 13.8328C15.6892 13.8328 16.2706 12.641 16.6474 12.4019L16.8866 13.3564C16.8866 13.3564 18.7669 12.1637 19.246 12.1637C19.7244 12.1637 22.9382 12.1637 22.9382 12.1637C22.9382 12.1637 21.8785 12.7765 21.2632 13.3564C21.2632 13.3564 22.1176 13.4927 22.8021 13.5946C22.8021 13.5946 20.1004 13.3564 19.3821 14.6509C19.3821 14.6509 21.9815 14.31 22.4599 14.5482C22.4599 14.5482 19.3821 15.0254 18.7669 15.9454C18.7669 15.9454 21.4001 15.3663 22.1176 15.5026C22.1176 15.5026 19.246 16.3199 18.9038 16.8998C18.9038 16.8998 21.161 16.6608 21.6393 16.7971C21.6393 16.7971 18.5277 17.377 18.1855 18.1943C18.1855 18.1943 21.161 17.8534 21.4001 18.1943C21.4001 18.1943 18.5277 19.1487 17.9463 19.8641C17.9463 19.8641 19.9635 20.1023 20.3396 20.1023C20.3396 20.1023 17.8433 20.6814 17.6041 21.3968C17.6041 21.3968 19.0069 21.6358 19.4852 21.3968C19.4852 21.3968 17.9463 22.8277 17.468 24.0203C17.468 24.0203 18.9038 22.8277 19.4852 22.5895C19.4852 22.5895 17.8433 24.5994 17.9463 26.031L19.246 24.702C19.246 24.702 17.8433 26.8483 17.8433 27.5637L19.246 26.1329C19.246 26.1329 18.6646 30.0508 19.4852 30.6307L19.8613 26.3711C19.8613 26.3711 20.7841 26.3711 21.7416 29.6763L20.6818 25.4174C20.6818 25.4174 22.2207 26.4737 22.2207 27.6664C22.2207 28.8582 22.699 25.8947 20.7841 23.5439C20.7841 23.5439 23.1782 25.8947 23.4173 26.8483C23.4173 26.8483 21.6393 22.3513 21.161 21.874L23.5196 24.8384C23.5196 24.8384 23.4173 21.7714 21.6393 20.4432L24.3748 22.6921C24.3748 22.6921 23.5196 19.8641 22.9382 19.3869L24.4771 21.1586C24.4771 21.1586 23.2804 18.3306 22.5968 17.7516L24.4771 19.7615C24.4771 19.7615 23.8957 16.4226 23.4173 15.9454L24.4771 17.6152L23.9988 15.0254L24.8193 15.8435C24.8193 15.8435 24.7847 14.3782 24.5455 14.0718C24.3064 13.7646 25.0239 14.1737 25.0239 14.1737L25.3661 11.891" koffice: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path draw:style-name="gr11" draw:id="shape864" draw:name="path1726" draw:layer="g8071" svg:width="15.88940749741pt" svg:height="16.77066304000pt" draw:transform="matrix(0.22213788651 0.00000000000 0.00000000000 0.22213788651 70.35946982153pt 41.21252166054pt)" svg:viewBox="0 0 16 17" svg:d="M14.5349 0.173636C14.5349 0.173636 11.8953 1.14829 8.03591 2.29659L9.18631 2.88794C9.18631 2.88794 6.27562 3.37444 5.56449 3.47928C4.85336 3.61852 7.56155 4.3491 7.56155 4.3491C7.56155 4.3491 4.14303 4.55796 3.80421 4.80121C3.4319 5.04529 6.61444 5.42778 6.61444 5.42778C6.61444 5.42778 2.14597 6.01912 1.80714 6.40162C1.43484 6.74971 6.27562 6.40162 6.27562 6.40162L1.57037 7.34106L4.85336 7.72355C4.85336 7.72355 1.33359 7.96762 1.09601 8.45495L4.14303 8.6982L0.384879 10.2642L2.8563 10.0201C2.8563 10.0201 -0.427499 12.0735 0.046853 16.1785C0.046853 16.1785 0.622454 13.4994 2.2807 12.4216C2.2807 12.4216 1.90839 15.796 2.61952 16.7707C2.61952 16.7707 3.4319 12.3167 3.80421 11.4469C3.80421 11.4469 4.61658 14.6133 4.51534 15.4479C4.51534 15.4479 4.85336 11.4469 4.85336 10.9948C4.85336 10.9948 6.14009 11.8294 6.14009 12.5608C6.14009 13.2562 5.56449 9.0463 5.80127 8.55897C6.03884 8.07246 6.61444 10.9948 6.61444 10.9948L7.18925 7.58513L8.03591 10.7507C8.03591 10.7507 8.37393 6.99378 8.37393 6.64569C8.37393 6.2632 9.32184 9.63764 9.32184 9.63764C9.32184 9.63764 9.42309 6.15836 9.32184 5.67103C9.18631 5.1837 10.033 7.0978 10.033 7.0978C10.033 7.0978 10.2697 5.42778 10.1342 4.80121C10.033 4.20987 10.6086 8.07246 10.6086 8.07246C10.6086 8.07246 11.8953 4.3491 11.5565 3.72254C11.2176 3.13119 12.3688 6.01912 12.3688 6.01912C12.3688 6.01912 12.8424 3.13119 12.6056 2.64386C12.3688 2.15735 13.3167 3.61852 13.3167 3.61852L13.5535 1.67002L14.1291 2.15735C14.1291 2.15735 15.5506 0.348092 15.8894 0L14.5349 0.173636" koffice:nodeTypes="cccccccccccccccccccccccccccccccccccccccc"/>
                <draw:path draw:style-name="gr12" draw:id="shape865" draw:name="path1728" draw:layer="g8071" svg:width="15.88940749741pt" svg:height="16.77066304000pt" draw:transform="matrix(0.22213788651 0.00000000000 0.00000000000 0.22213788651 70.35946982153pt 41.21252166054pt)" svg:viewBox="0 0 16 17" svg:d="M14.5349 0.173636C14.5349 0.173636 11.8953 1.14829 8.03591 2.29659L9.18631 2.88794C9.18631 2.88794 6.27562 3.37444 5.56449 3.47928C4.85336 3.61852 7.56155 4.3491 7.56155 4.3491C7.56155 4.3491 4.14303 4.55796 3.80421 4.80121C3.4319 5.04529 6.61444 5.42778 6.61444 5.42778C6.61444 5.42778 2.14597 6.01912 1.80714 6.40162C1.43484 6.74971 6.27562 6.40162 6.27562 6.40162L1.57037 7.34106L4.85336 7.72355C4.85336 7.72355 1.33359 7.96762 1.09601 8.45495L4.14303 8.6982L0.384879 10.2642L2.8563 10.0201C2.8563 10.0201 -0.427499 12.0735 0.046853 16.1785C0.046853 16.1785 0.622454 13.4994 2.2807 12.4216C2.2807 12.4216 1.90839 15.796 2.61952 16.7707C2.61952 16.7707 3.4319 12.3167 3.80421 11.4469C3.80421 11.4469 4.61658 14.6133 4.51534 15.4479C4.51534 15.4479 4.85336 11.4469 4.85336 10.9948C4.85336 10.9948 6.14009 11.8294 6.14009 12.5608C6.14009 13.2562 5.56449 9.0463 5.80127 8.55897C6.03884 8.07246 6.61444 10.9948 6.61444 10.9948L7.18925 7.58513L8.03591 10.7507C8.03591 10.7507 8.37393 6.99378 8.37393 6.64569C8.37393 6.2632 9.32184 9.63764 9.32184 9.63764C9.32184 9.63764 9.42309 6.15836 9.32184 5.67103C9.18631 5.1837 10.033 7.0978 10.033 7.0978C10.033 7.0978 10.2697 5.42778 10.1342 4.80121C10.033 4.20987 10.6086 8.07246 10.6086 8.07246C10.6086 8.07246 11.8953 4.3491 11.5565 3.72254C11.2176 3.13119 12.3688 6.01912 12.3688 6.01912C12.3688 6.01912 12.8424 3.13119 12.6056 2.64386C12.3688 2.15735 13.3167 3.61852 13.3167 3.61852L13.5535 1.67002L14.1291 2.15735C14.1291 2.15735 15.5506 0.348092 15.8894 0" koffice:nodeTypes="ccccccccccccccccccccccccccccccccccccccc"/>
                <draw:path draw:style-name="gr7" draw:id="shape866" draw:name="path1730" draw:layer="g8071" svg:width="5.02344285402pt" svg:height="2.34418016593pt" draw:transform="matrix(0.22213788651 0.00000000000 0.00000000000 0.22213788651 73.83692965173pt 38.82693846972pt)" svg:viewBox="0 0 5 2" svg:d="M5.02344 2.34286C4.37633 0.661206 0.0181478 0 0.0181478 0C0.0181478 0 -0.390807 0.450468 2.67396 1.71206C4.34265 2.40297 5.02344 2.34286 5.02344 2.34286Z" koffice:nodeTypes="cccc"/>
                <draw:path draw:style-name="gr9" draw:id="shape867" draw:name="path1732" draw:layer="g8071" svg:width="5.02344285402pt" svg:height="2.34418016593pt" draw:transform="matrix(0.22213788651 0.00000000000 0.00000000000 0.22213788651 73.83692965173pt 38.82693846972pt)" svg:viewBox="0 0 5 2" svg:d="M5.02344 2.34286C4.37633 0.661206 0.0181478 0 0.0181478 0C0.0181478 0 -0.390807 0.450468 2.67396 1.71206C4.34265 2.40297 5.02344 2.34286 5.02344 2.34286Z" koffice:nodeTypes="cccc"/>
                <draw:path draw:style-name="gr6" draw:id="shape868" draw:name="path1734" draw:layer="g8071" svg:width="5.56911718962pt" svg:height="4.51137600000pt" draw:transform="matrix(0.22213788651 0.00000000000 0.00000000000 0.22213788651 73.83742132514pt 38.47205098223pt)" svg:viewBox="0 0 6 5" svg:d="M0.698124 6.28302e-29C0.698124 6.28302e-29 -0.126759 1.19114 0.0167722 1.69665C0.0167722 1.69665 4.60556 2.49103 5.28691 4.51138C5.28691 4.51138 5.6812 2.38228 5.53767 1.94898C5.43044 1.48 3.78067 0.794376 2.99209 0.505512C2.05998 0.108749 0.698124 -3.01838e-15 0.698124 6.28302e-29Z" koffice:nodeTypes="cccccc"/>
                <draw:path draw:style-name="gr9" draw:id="shape869" draw:name="path1736" draw:layer="g8071" svg:width="5.56911718962pt" svg:height="4.51137600000pt" draw:transform="matrix(0.22213788651 0.00000000000 0.00000000000 0.22213788651 73.83742132514pt 38.47205098223pt)" svg:viewBox="0 0 6 5" svg:d="M0.698124 6.28302e-29C0.698124 6.28302e-29 -0.126759 1.19114 0.0167722 1.69665C0.0167722 1.69665 4.60556 2.49103 5.28691 4.51138C5.28691 4.51138 5.6812 2.38228 5.53767 1.94898C5.43044 1.48 3.78067 0.794376 2.99209 0.505512C2.05998 0.108749 0.698124 -3.01838e-15 0.698124 6.28302e-29Z" koffice:nodeTypes="cccccc"/>
                <draw:path draw:style-name="gr7" draw:id="shape870" draw:name="path1738" draw:layer="g8071" svg:width="4.79114518035pt" svg:height="5.03737303125pt" draw:transform="matrix(0.22213788651 0.00000000000 0.00000000000 0.22213788651 73.91575484821pt 37.76488536031pt)" svg:viewBox="0 0 5 5" svg:d="M4.79115 5.03737C4.69169 4.59413 3.16149 3.94612 2.43006 3.6731C1.5655 3.29811 0.302337 3.19533 0.302337 3.19533C0.302337 3.19533 0.634377 1.83106 1.66574 1.45606C1.66574 1.45606 1.1669 1.69455 0.93431 2.00209C0.93431 2.00209 -0.063376 2.07035 0.00318863 1.45606C0.0697533 0.876311 0.634377 0.227499 1.63207 0.0572663C2.59686 -0.147494 3.86002 0.159246 4.2923 1.59257C4.69169 2.99057 4.79115 5.03737 4.79115 5.03737Z" koffice:nodeTypes="ccccccccc"/>
                <draw:path draw:style-name="gr9" draw:id="shape871" draw:name="path1740" draw:layer="g8071" svg:width="4.79114518035pt" svg:height="5.03737303125pt" draw:transform="matrix(0.22213788651 0.00000000000 0.00000000000 0.22213788651 73.91575484821pt 37.76488536031pt)" svg:viewBox="0 0 5 5" svg:d="M4.79115 5.03737C4.69169 4.59413 3.16149 3.94612 2.43006 3.6731C1.5655 3.29811 0.302337 3.19533 0.302337 3.19533C0.302337 3.19533 0.634377 1.83106 1.66574 1.45606C1.66574 1.45606 1.1669 1.69455 0.93431 2.00209C0.93431 2.00209 -0.063376 2.07035 0.00318863 1.45606C0.0697533 0.876311 0.634377 0.227499 1.63207 0.0572663C2.59686 -0.147494 3.86002 0.159246 4.2923 1.59257C4.69169 2.99057 4.79115 5.03737 4.79115 5.03737Z" koffice:nodeTypes="ccccccccc"/>
                <draw:path draw:style-name="gr10" draw:id="shape872" draw:name="path1742" draw:layer="g8071" svg:width="1.03876864000pt" svg:height="8.02779872705pt" draw:transform="matrix(0.22213788651 0.00000000000 0.00000000000 0.22213788651 74.34653738553pt 38.99309760883pt)" svg:viewBox="0 0 1 8" svg:d="M1.03877 7.08107L1.03877 0.374249C0.796607 0.169894 0.311468 0 0.311468 0L0 6.91038C0 6.91038 0.553629 7.76145 0.622935 8.00026C0.692241 8.20382 0.727301 7.21651 1.03877 7.08107Z" koffice:nodeTypes="cccccc"/>
                <draw:path draw:style-name="gr9" draw:id="shape873" draw:name="path1744" draw:layer="g8071" svg:width="1.03876864000pt" svg:height="8.02779872705pt" draw:transform="matrix(0.22213788651 0.00000000000 0.00000000000 0.22213788651 74.34653738553pt 38.99309760883pt)" svg:viewBox="0 0 1 8" svg:d="M1.03877 7.08107L1.03877 0.374249C0.796607 0.169894 0.311468 0 0.311468 0L0 6.91038C0 6.91038 0.553629 7.76145 0.622935 8.00026C0.692241 8.20382 0.727301 7.21651 1.03877 7.08107Z" koffice:nodeTypes="cccccc"/>
                <draw:path draw:style-name="gr6" draw:id="shape874" draw:name="path1746" draw:layer="g8071" svg:width="12.05125461333pt" svg:height="3.47504981333pt" draw:transform="matrix(0.22213788651 0.00000000000 0.00000000000 0.22213788651 72.88255985828pt 58.32673527855pt)" svg:viewBox="0 0 12 3" svg:d="M6.02563 3.47505C11.4724 3.47505 12.0513 2.26791 12.0513 2.26791L12.0513 0C12.0513 0 11.4724 1.13395 5.95748 1.13395C0.579634 1.13395 0 0 0 0L0 2.26791C0 2.26791 0.579634 3.47505 6.02563 3.47505Z" koffice:nodeTypes="ccccccc"/>
                <draw:path draw:style-name="gr8" draw:id="shape875" draw:name="path1748" draw:layer="g8071" svg:width="12.05125461333pt" svg:height="3.47504981333pt" draw:transform="matrix(0.22213788651 0.00000000000 0.00000000000 0.22213788651 72.88255985828pt 58.32673527855pt)" svg:viewBox="0 0 12 3" svg:d="M6.02563 3.47505C11.4724 3.47505 12.0513 2.26791 12.0513 2.26791L12.0513 0C12.0513 0 11.4724 1.13395 5.95748 1.13395C0.579634 1.13395 0 0 0 0L0 2.26791C0 2.26791 0.579634 3.47505 6.02563 3.47505Z" koffice:nodeTypes="ccccccc"/>
                <draw:path draw:style-name="gr10" draw:id="shape876" draw:name="path1750" draw:layer="g8071" svg:width="12.05125461333pt" svg:height="9.11948601600pt" draw:transform="matrix(0.22213788651 0.00000000000 0.00000000000 0.22213788651 72.88255985828pt 56.43945179475pt)" svg:viewBox="0 0 12 9" svg:d="M5.95748 9.11949C11.4724 9.11949 12.0513 8.11334 12.0513 8.11334L12.0513 0C12.0513 0 11.4724 1.00615 5.95748 1.00615C0.579634 1.00615 0 0 0 0L0 8.11334C0 8.11334 0.646977 9.11949 5.95748 9.11949Z" koffice:nodeTypes="ccccccc"/>
                <draw:path draw:style-name="gr8" draw:id="shape877" draw:name="path1752" draw:layer="g8071" svg:width="12.05125461333pt" svg:height="9.11948601600pt" draw:transform="matrix(0.22213788651 0.00000000000 0.00000000000 0.22213788651 72.88255985828pt 56.43945179475pt)" svg:viewBox="0 0 12 9" svg:d="M5.95748 9.11949C11.4724 9.11949 12.0513 8.11334 12.0513 8.11334L12.0513 0C12.0513 0 11.4724 1.00615 5.95748 1.00615C0.579634 1.00615 0 0 0 0L0 8.11334C0 8.11334 0.646977 9.11949 5.95748 9.11949Z" koffice:nodeTypes="ccccccc"/>
                <draw:path draw:style-name="gr6" draw:id="shape878" draw:name="path1754" draw:layer="g8071" svg:width="12.05125461333pt" svg:height="2.90887200000pt" draw:transform="matrix(0.22213788651 0.00000000000 0.00000000000 0.22213788651 72.88255985828pt 55.58644231055pt)" svg:viewBox="0 0 12 3" svg:d="M6.02563 0C11.5406 0 12.0513 1.67972 12.0513 1.67972L12.0513 2.90887C12.0513 2.90887 11.4724 1.6392 5.95748 1.6392C0.579634 1.6392 0 2.90887 0 2.90887L0.0344734 1.55719C0.0344734 1.55719 0.646977 0 6.02563 0Z" koffice:nodeTypes="ccccccc"/>
                <draw:path draw:style-name="gr8" draw:id="shape879" draw:name="path1756" draw:layer="g8071" svg:width="12.05125461333pt" svg:height="2.91080192000pt" draw:transform="matrix(0.22213788651 0.00000000000 0.00000000000 0.22213788651 72.88255985828pt 55.58644231055pt)" svg:viewBox="0 0 12 3" svg:d="M6.02563 0C11.5406 0 12.0513 1.68027 12.0513 1.68027L12.0513 2.9108C12.0513 2.9108 11.4724 1.63974 5.95748 1.63974C0.579634 1.63974 0 2.9108 0 2.9108L0.0344734 1.5577C0.0344734 1.5577 0.646977 0 6.02563 0Z" koffice:nodeTypes="ccccccc"/>
                <draw:path draw:style-name="gr9" draw:id="shape880" draw:name="path1758" draw:layer="g8071" svg:width="2.22155285333pt" svg:height="0.29593600000pt" draw:transform="matrix(0.22213788651 0.00000000000 0.00000000000 0.22213788651 72.98829749225pt 56.64328551942pt)" svg:viewBox="0 0 2 0" svg:d="M0 0C0.380012 0.110976 1.08152 0.221952 2.22155 0.295936" koffice:nodeTypes="cc"/>
                <draw:path draw:style-name="gr9" draw:id="shape881" draw:name="path1760" draw:layer="g8071" svg:width="2.00480000000pt" svg:height="0.10160000000pt" draw:transform="matrix(0.22213788651 0.00000000000 0.00000000000 0.22213788651 74.28611588040pt 56.77159236266pt)" svg:viewBox="0 0 2 0" svg:d="M0 0.1016C0.7472 0.068 1.4272 0.068 2.0048 0" koffice:nodeTypes="cc"/>
                <draw:path draw:style-name="gr9" draw:id="shape882" draw:name="path1762" draw:layer="g8071" svg:width="2.00800800000pt" svg:height="0.55950400000pt" draw:transform="matrix(0.22213788651 0.00000000000 0.00000000000 0.22213788651 75.08598998215pt 56.56011709471pt)" svg:viewBox="0 0 2 1" svg:d="M0 0.559504C1.73627 0.330915 2.00801 0 2.00801 0" koffice:nodeTypes="cc"/>
                <draw:path draw:style-name="gr9" draw:id="shape883" draw:name="path1764" draw:layer="g8071" svg:width="2.22155285333pt" svg:height="0.29506624000pt" draw:transform="matrix(0.22213788651 0.00000000000 0.00000000000 0.22213788651 72.98829749225pt 56.76412852968pt)" svg:viewBox="0 0 2 0" svg:d="M0 0C0.380012 0.0921267 1.08152 0.221191 2.22155 0.295066" koffice:nodeTypes="cc"/>
                <draw:path draw:style-name="gr9" draw:id="shape884" draw:name="path1766" draw:layer="g8071" svg:width="2.00480000000pt" svg:height="0.06880000000pt" draw:transform="matrix(0.22213788651 0.00000000000 0.00000000000 0.22213788651 74.28611588040pt 56.89225766262pt)" svg:viewBox="0 0 2 0" svg:d="M0 0.0688C0.7472 0.0688 1.4272 0.0344 2.0048 0" koffice:nodeTypes="cc"/>
                <draw:path draw:style-name="gr9" draw:id="shape885" draw:name="path1768" draw:layer="g8071" svg:width="2.00800800000pt" svg:height="0.61089856000pt" draw:transform="matrix(0.22213788651 0.00000000000 0.00000000000 0.22213788651 75.08598998215pt 56.67349627198pt)" svg:viewBox="0 0 2 1" svg:d="M0 0.610899C1.73627 0.372042 2.00801 0 2.00801 0" koffice:nodeTypes="cc"/>
                <draw:path draw:style-name="gr9" draw:id="shape886" draw:name="path1770" draw:layer="g8071" svg:width="2.22155285333pt" svg:height="0.33362176000pt" draw:transform="matrix(0.22213788651 0.00000000000 0.00000000000 0.22213788651 72.98829749225pt 56.87732999664pt)" svg:viewBox="0 0 2 0" svg:d="M0 0C0.380012 0.11783 1.08152 0.255068 2.22155 0.333622" koffice:nodeTypes="cc"/>
                <draw:path draw:style-name="gr9" draw:id="shape887" draw:name="path1772" draw:layer="g8071" svg:width="2.00480000000pt" svg:height="0.10160000000pt" draw:transform="matrix(0.22213788651 0.00000000000 0.00000000000 0.22213788651 74.28611588040pt 57.00563683989pt)" svg:viewBox="0 0 2 0" svg:d="M0 0.1016C0.7472 0.1016 1.4272 0.068 2.0048 0" koffice:nodeTypes="cc"/>
                <draw:path draw:style-name="gr9" draw:id="shape888" draw:name="path1774" draw:layer="g8071" svg:width="2.00800800000pt" svg:height="0.61214976000pt" draw:transform="matrix(0.22213788651 0.00000000000 0.00000000000 0.22213788651 75.08598998215pt 56.79416157193pt)" svg:viewBox="0 0 2 1" svg:d="M0 0.61215C1.73627 0.345508 2.00801 0 2.00801 0" koffice:nodeTypes="cc"/>
                <draw:path draw:style-name="gr9" draw:id="shape889" draw:name="path1776" draw:layer="g8071" svg:width="2.22155285333pt" svg:height="0.29506624000pt" draw:transform="matrix(0.22213788651 0.00000000000 0.00000000000 0.22213788651 72.98829749225pt 56.99817300690pt)" svg:viewBox="0 0 2 0" svg:d="M0 0C0.380012 0.110378 1.08152 0.221191 2.22155 0.295066" koffice:nodeTypes="cc"/>
                <draw:path draw:style-name="gr9" draw:id="shape890" draw:name="path1778" draw:layer="g8071" svg:width="2.00480000000pt" svg:height="0.10160000000pt" draw:transform="matrix(0.22213788651 0.00000000000 0.00000000000 0.22213788651 74.28611588040pt 57.12647985015pt)" svg:viewBox="0 0 2 0" svg:d="M0 0.1016C0.7472 0.068 1.4272 0.0336 2.0048 0" koffice:nodeTypes="cc"/>
                <draw:path draw:style-name="gr9" draw:id="shape891" draw:name="path1780" draw:layer="g8071" svg:width="2.00800800000pt" svg:height="0.61089856000pt" draw:transform="matrix(0.22213788651 0.00000000000 0.00000000000 0.22213788651 75.08598998215pt 56.90754074921pt)" svg:viewBox="0 0 2 1" svg:d="M0 0.610899C1.73627 0.371416 2.00801 0 2.00801 0" koffice:nodeTypes="cc"/>
                <draw:path draw:style-name="gr9" draw:id="shape892" draw:name="path1782" draw:layer="g8071" svg:width="2.22155285333pt" svg:height="0.29593600000pt" draw:transform="matrix(0.22213788651 0.00000000000 0.00000000000 0.22213788651 72.98829749225pt 57.11883830686pt)" svg:viewBox="0 0 2 0" svg:d="M0 0C0.380012 0.0926976 1.08152 0.221952 2.22155 0.295936" koffice:nodeTypes="cc"/>
                <draw:path draw:style-name="gr9" draw:id="shape893" draw:name="path1784" draw:layer="g8071" svg:width="2.00480000000pt" svg:height="0.06800000000pt" draw:transform="matrix(0.22213788651 0.00000000000 0.00000000000 0.22213788651 74.28611588040pt 57.24714515011pt)" svg:viewBox="0 0 2 0" svg:d="M0 0.068C0.7472 0.068 1.4272 0.0344 2.0048 0" koffice:nodeTypes="cc"/>
                <draw:path draw:style-name="gr9" draw:id="shape894" draw:name="path1786" draw:layer="g8071" svg:width="2.00800800000pt" svg:height="0.61089856000pt" draw:transform="matrix(0.22213788651 0.00000000000 0.00000000000 0.22213788651 75.08598998215pt 57.02820604916pt)" svg:viewBox="0 0 2 1" svg:d="M0 0.610899C1.73627 0.372042 2.00801 0 2.00801 0" koffice:nodeTypes="cc"/>
                <draw:path draw:style-name="gr9" draw:id="shape895" draw:name="path1788" draw:layer="g8071" svg:width="2.22155285333pt" svg:height="0.29593600000pt" draw:transform="matrix(0.22213788651 0.00000000000 0.00000000000 0.22213788651 72.98829749225pt 57.23203977382pt)" svg:viewBox="0 0 2 0" svg:d="M0 0C0.380012 0.110976 1.08152 0.221952 2.22155 0.295936" koffice:nodeTypes="cc"/>
                <draw:path draw:style-name="gr9" draw:id="shape896" draw:name="path1790" draw:layer="g8071" svg:width="2.00480000000pt" svg:height="0.10160000000pt" draw:transform="matrix(0.22213788651 0.00000000000 0.00000000000 0.22213788651 74.28611588040pt 57.36052432738pt)" svg:viewBox="0 0 2 0" svg:d="M0 0.1016C0.7472 0.1016 1.4272 0.0672 2.0048 0" koffice:nodeTypes="cc"/>
                <draw:path draw:style-name="gr9" draw:id="shape897" draw:name="path1792" draw:layer="g8071" svg:width="2.00800800000pt" svg:height="0.61089856000pt" draw:transform="matrix(0.22213788651 0.00000000000 0.00000000000 0.22213788651 75.08598998215pt 57.14904905942pt)" svg:viewBox="0 0 2 1" svg:d="M0 0.610899C1.73627 0.345155 2.00801 0 2.00801 0" koffice:nodeTypes="cc"/>
                <draw:path draw:style-name="gr9" draw:id="shape898" draw:name="path1794" draw:layer="g8071" svg:width="2.22155285333pt" svg:height="0.29593600000pt" draw:transform="matrix(0.22213788651 0.00000000000 0.00000000000 0.22213788651 72.98829749225pt 57.35288278408pt)" svg:viewBox="0 0 2 0" svg:d="M0 0C0.380012 0.110976 1.08152 0.221952 2.22155 0.295936" koffice:nodeTypes="cc"/>
                <draw:path draw:style-name="gr9" draw:id="shape899" draw:name="path1796" draw:layer="g8071" svg:width="2.00480000000pt" svg:height="0.06800000000pt" draw:transform="matrix(0.22213788651 0.00000000000 0.00000000000 0.22213788651 74.28611588040pt 57.48118962733pt)" svg:viewBox="0 0 2 0" svg:d="M0 0.068C0.7472 0.068 1.4272 0.0344 2.0048 0" koffice:nodeTypes="cc"/>
                <draw:path draw:style-name="gr9" draw:id="shape900" draw:name="path1798" draw:layer="g8071" svg:width="2.00800800000pt" svg:height="0.61214976000pt" draw:transform="matrix(0.22213788651 0.00000000000 0.00000000000 0.22213788651 75.08598998215pt 57.26225052639pt)" svg:viewBox="0 0 2 1" svg:d="M0 0.61215C1.73627 0.372422 2.00801 0 2.00801 0" koffice:nodeTypes="cc"/>
                <draw:path draw:style-name="gr9" draw:id="shape901" draw:name="path1800" draw:layer="g8071" svg:width="2.22155285333pt" svg:height="0.29506624000pt" draw:transform="matrix(0.22213788651 0.00000000000 0.00000000000 0.22213788651 72.98829749225pt 57.47372579435pt)" svg:viewBox="0 0 2 0" svg:d="M0 0C0.380012 0.0921267 1.08152 0.221626 2.22155 0.295066" koffice:nodeTypes="cc"/>
                <draw:path draw:style-name="gr9" draw:id="shape902" draw:name="path1802" draw:layer="g8071" svg:width="2.00480000000pt" svg:height="0.06800000000pt" draw:transform="matrix(0.22213788651 0.00000000000 0.00000000000 0.22213788651 74.28611588040pt 57.60203263759pt)" svg:viewBox="0 0 2 0" svg:d="M0 0.068C0.7472 0.068 1.4272 0.0336 2.0048 0" koffice:nodeTypes="cc"/>
                <draw:path draw:style-name="gr9" draw:id="shape903" draw:name="path1804" draw:layer="g8071" svg:width="2.00800800000pt" svg:height="0.61089856000pt" draw:transform="matrix(0.22213788651 0.00000000000 0.00000000000 0.22213788651 75.08598998215pt 57.38309353665pt)" svg:viewBox="0 0 2 1" svg:d="M0 0.610899C1.73627 0.372042 2.00801 0 2.00801 0" koffice:nodeTypes="cc"/>
                <draw:path draw:style-name="gr9" draw:id="shape904" draw:name="path1806" draw:layer="g8071" svg:width="2.22155285333pt" svg:height="0.29593600000pt" draw:transform="matrix(0.22213788651 0.00000000000 0.00000000000 0.22213788651 72.98829749225pt 57.58692726131pt)" svg:viewBox="0 0 2 0" svg:d="M0 0C0.380012 0.110976 1.08152 0.221952 2.22155 0.295936" koffice:nodeTypes="cc"/>
                <draw:path draw:style-name="gr9" draw:id="shape905" draw:name="path1808" draw:layer="g8071" svg:width="2.00480000000pt" svg:height="0.10240000000pt" draw:transform="matrix(0.22213788651 0.00000000000 0.00000000000 0.22213788651 74.28611588040pt 57.71523410456pt)" svg:viewBox="0 0 2 0" svg:d="M0 0.1024C0.7472 0.068 1.4272 0.068 2.0048 0" koffice:nodeTypes="cc"/>
                <draw:path draw:style-name="gr9" draw:id="shape906" draw:name="path1810" draw:layer="g8071" svg:width="2.00800800000pt" svg:height="0.55830784000pt" draw:transform="matrix(0.22213788651 0.00000000000 0.00000000000 0.22213788651 75.08598998215pt 57.50393654691pt)" svg:viewBox="0 0 2 1" svg:d="M0 0.558308C1.73627 0.329964 2.00801 0 2.00801 0" koffice:nodeTypes="cc"/>
                <draw:path draw:style-name="gr9" draw:id="shape907" draw:name="path1812" draw:layer="g8071" svg:width="2.22155285333pt" svg:height="0.29593600000pt" draw:transform="matrix(0.22213788651 0.00000000000 0.00000000000 0.22213788651 72.98829749225pt 57.70777027157pt)" svg:viewBox="0 0 2 0" svg:d="M0 0C0.380012 0.0922624 1.08152 0.221517 2.22155 0.295936" koffice:nodeTypes="cc"/>
                <draw:path draw:style-name="gr9" draw:id="shape908" draw:name="path1814" draw:layer="g8071" svg:width="2.00480000000pt" svg:height="0.06800000000pt" draw:transform="matrix(0.22213788651 0.00000000000 0.00000000000 0.22213788651 74.28611588040pt 57.83607711482pt)" svg:viewBox="0 0 2 0" svg:d="M0 0.068C0.7472 0.068 1.4272 0.0336 2.0048 0" koffice:nodeTypes="cc"/>
                <draw:path draw:style-name="gr9" draw:id="shape909" draw:name="path1816" draw:layer="g8071" svg:width="2.00800800000pt" svg:height="0.61089856000pt" draw:transform="matrix(0.22213788651 0.00000000000 0.00000000000 0.22213788651 75.08598998215pt 57.61713801388pt)" svg:viewBox="0 0 2 1" svg:d="M0 0.610899C1.73627 0.372042 2.00801 0 2.00801 0" koffice:nodeTypes="cc"/>
                <draw:path draw:style-name="gr9" draw:id="shape910" draw:name="path1818" draw:layer="g8071" svg:width="2.22155285333pt" svg:height="0.33362176000pt" draw:transform="matrix(0.22213788651 0.00000000000 0.00000000000 0.22213788651 72.98829749225pt 57.82097173854pt)" svg:viewBox="0 0 2 0" svg:d="M0 0C0.380012 0.11783 1.08152 0.255068 2.22155 0.333622" koffice:nodeTypes="cc"/>
                <draw:path draw:style-name="gr9" draw:id="shape911" draw:name="path1820" draw:layer="g8071" svg:width="2.00480000000pt" svg:height="0.10160000000pt" draw:transform="matrix(0.22213788651 0.00000000000 0.00000000000 0.22213788651 74.28611588040pt 57.94927858179pt)" svg:viewBox="0 0 2 0" svg:d="M0 0.1016C0.7472 0.1016 1.4272 0.068 2.0048 0" koffice:nodeTypes="cc"/>
                <draw:path draw:style-name="gr9" draw:id="shape912" draw:name="path1822" draw:layer="g8071" svg:width="2.00800800000pt" svg:height="0.61089856000pt" draw:transform="matrix(0.22213788651 0.00000000000 0.00000000000 0.22213788651 75.08598998215pt 57.73798102414pt)" svg:viewBox="0 0 2 1" svg:d="M0 0.610899C1.73627 0.345155 2.00801 0 2.00801 0" koffice:nodeTypes="cc"/>
                <draw:path draw:style-name="gr9" draw:id="shape913" draw:name="path1824" draw:layer="g8071" svg:width="2.22155285333pt" svg:height="0.29506624000pt" draw:transform="matrix(0.22213788651 0.00000000000 0.00000000000 0.22213788651 72.98829749225pt 57.94181474880pt)" svg:viewBox="0 0 2 0" svg:d="M0 0C0.380012 0.110813 1.08152 0.221191 2.22155 0.295066" koffice:nodeTypes="cc"/>
                <draw:path draw:style-name="gr9" draw:id="shape914" draw:name="path1826" draw:layer="g8071" svg:width="2.00480000000pt" svg:height="0.10160000000pt" draw:transform="matrix(0.22213788651 0.00000000000 0.00000000000 0.22213788651 74.28611588040pt 58.07012159205pt)" svg:viewBox="0 0 2 0" svg:d="M0 0.1016C0.7472 0.068 1.4272 0.0336 2.0048 0" koffice:nodeTypes="cc"/>
                <draw:path draw:style-name="gr9" draw:id="shape915" draw:name="path1828" draw:layer="g8071" svg:width="2.00800800000pt" svg:height="0.61089856000pt" draw:transform="matrix(0.22213788651 0.00000000000 0.00000000000 0.22213788651 75.08598998215pt 57.85118249110pt)" svg:viewBox="0 0 2 1" svg:d="M0 0.610899C1.73627 0.371416 2.00801 0 2.00801 0" koffice:nodeTypes="cc"/>
                <draw:path draw:style-name="gr9" draw:id="shape916" draw:name="path1830" draw:layer="g8071" svg:width="2.22155285333pt" svg:height="0.29593600000pt" draw:transform="matrix(0.22213788651 0.00000000000 0.00000000000 0.22213788651 72.98829749225pt 58.06248004875pt)" svg:viewBox="0 0 2 0" svg:d="M0 0C0.380012 0.0926976 1.08152 0.221952 2.22155 0.295936" koffice:nodeTypes="cc"/>
                <draw:path draw:style-name="gr9" draw:id="shape917" draw:name="path1832" draw:layer="g8071" svg:width="2.00480000000pt" svg:height="0.06880000000pt" draw:transform="matrix(0.22213788651 0.00000000000 0.00000000000 0.22213788651 74.28611588040pt 58.19078689200pt)" svg:viewBox="0 0 2 0" svg:d="M0 0.0688C0.7472 0.0688 1.4272 0.0344 2.0048 0" koffice:nodeTypes="cc"/>
                <draw:path draw:style-name="gr9" draw:id="shape918" draw:name="path1834" draw:layer="g8071" svg:width="2.00800800000pt" svg:height="0.61214976000pt" draw:transform="matrix(0.22213788651 0.00000000000 0.00000000000 0.22213788651 75.08598998215pt 57.97184779106pt)" svg:viewBox="0 0 2 1" svg:d="M0 0.61215C1.73627 0.372422 2.00801 0 2.00801 0" koffice:nodeTypes="cc"/>
                <draw:path draw:style-name="gr9" draw:id="shape919" draw:name="path1836" draw:layer="g8071" svg:width="2.22155285333pt" svg:height="0.29593600000pt" draw:transform="matrix(0.22213788651 0.00000000000 0.00000000000 0.22213788651 72.98829749225pt 58.17568151572pt)" svg:viewBox="0 0 2 0" svg:d="M0 0C0.380012 0.110976 1.08152 0.221952 2.22155 0.295936" koffice:nodeTypes="cc"/>
                <draw:path draw:style-name="gr9" draw:id="shape920" draw:name="path1838" draw:layer="g8071" svg:width="2.00480000000pt" svg:height="0.10160000000pt" draw:transform="matrix(0.22213788651 0.00000000000 0.00000000000 0.22213788651 74.28611588040pt 58.30416606928pt)" svg:viewBox="0 0 2 0" svg:d="M0 0.1016C0.7472 0.1016 1.4272 0.068 2.0048 0" koffice:nodeTypes="cc"/>
                <draw:path draw:style-name="gr9" draw:id="shape921" draw:name="path1840" draw:layer="g8071" svg:width="2.00800800000pt" svg:height="0.61089856000pt" draw:transform="matrix(0.22213788651 0.00000000000 0.00000000000 0.22213788651 75.08598998215pt 58.09269080132pt)" svg:viewBox="0 0 2 1" svg:d="M0 0.610899C1.73627 0.345155 2.00801 0 2.00801 0" koffice:nodeTypes="cc"/>
                <draw:path draw:style-name="gr9" draw:id="shape922" draw:name="path1842" draw:layer="g8071" svg:width="2.22155285333pt" svg:height="0.29593600000pt" draw:transform="matrix(0.22213788651 0.00000000000 0.00000000000 0.22213788651 72.98829749225pt 58.29652452598pt)" svg:viewBox="0 0 2 0" svg:d="M0 0C0.380012 0.110976 1.08152 0.221952 2.22155 0.295936" koffice:nodeTypes="cc"/>
                <draw:path draw:style-name="gr9" draw:id="shape923" draw:name="path1844" draw:layer="g8071" svg:width="2.00480000000pt" svg:height="0.06720000000pt" draw:transform="matrix(0.22213788651 0.00000000000 0.00000000000 0.22213788651 74.28611588040pt 58.42500907954pt)" svg:viewBox="0 0 2 0" svg:d="M0 0.0672C0.7472 0.0672 1.4272 0.0336 2.0048 0" koffice:nodeTypes="cc"/>
                <draw:path draw:style-name="gr9" draw:id="shape924" draw:name="path1846" draw:layer="g8071" svg:width="2.00800800000pt" svg:height="0.61089856000pt" draw:transform="matrix(0.22213788651 0.00000000000 0.00000000000 0.22213788651 75.08598998215pt 58.20606997859pt)" svg:viewBox="0 0 2 1" svg:d="M0 0.610899C1.73627 0.371416 2.00801 0 2.00801 0" koffice:nodeTypes="cc"/>
                <draw:path draw:style-name="gr4" draw:id="shape925" draw:name="path1848" draw:layer="g8071" svg:width="12.05125461333pt" svg:height="2.13627456000pt" draw:transform="matrix(0.22213788651 0.00000000000 0.00000000000 0.22213788651 72.88255985828pt 58.32673527855pt)" svg:viewBox="0 0 12 2" svg:d="M5.95748 2.13627C11.4724 2.13627 12.0513 0.596333 12.0513 0.596333L12.0513 0C12.0513 0 11.4724 1.53994 5.95748 1.53994C0.579634 1.53994 0 0 0 0L0 0.596333C0 0.596333 0.579634 2.13627 5.95748 2.13627Z" koffice:nodeTypes="ccccccc"/>
                <draw:path draw:style-name="gr9" draw:id="shape926" draw:name="path1850" draw:layer="g8071" svg:width="12.05125461333pt" svg:height="2.13627456000pt" draw:transform="matrix(0.22213788651 0.00000000000 0.00000000000 0.22213788651 72.88255985828pt 58.32673527855pt)" svg:viewBox="0 0 12 2" svg:d="M5.95748 2.13627C11.4724 2.13627 12.0513 0.596333 12.0513 0.596333L12.0513 0C12.0513 0 11.4724 1.53994 5.95748 1.53994C0.579634 1.53994 0 0 0 0L0 0.596333C0 0.596333 0.579634 2.13627 5.95748 2.13627Z" koffice:nodeTypes="ccccccc"/>
                <draw:path draw:style-name="gr6" draw:id="shape927" draw:name="path1852" draw:layer="g8071" svg:width="12.05125461333pt" svg:height="9.11948601600pt" draw:transform="matrix(0.22213788651 0.00000000000 0.00000000000 0.22213788651 72.88255985828pt 56.43945179475pt)" svg:viewBox="0 0 12 9" svg:d="M0.170764 0.161961L2.48529 8.40518L4.66433 0.941209L5.0724 0.941209L7.28511 8.5679L9.49782 0.778483L9.87222 0.713546L12.0513 7.59461L12.0513 8.11334L11.8131 8.341L9.70225 1.68761L7.62583 9.05455L6.91071 9.11949L4.83429 2.01229L2.79154 8.95752L2.00908 8.82765L0 1.00615L0 0L0.170764 0.161961" koffice:nodeTypes="ccccccccccccccccccc"/>
                <draw:path draw:style-name="gr9" draw:id="shape928" draw:name="path1854" draw:layer="g8071" svg:width="12.05125461333pt" svg:height="9.11948601600pt" draw:transform="matrix(0.22213788651 0.00000000000 0.00000000000 0.22213788651 72.88255985828pt 56.43945179475pt)" svg:viewBox="0 0 12 9" svg:d="M0.170764 0.161961L2.48529 8.40518L4.66433 0.941209L5.0724 0.941209L7.28511 8.5679L9.49782 0.778483L9.87222 0.713546L12.0513 7.59461L12.0513 8.11334L11.8131 8.341L9.70225 1.68761L7.62583 9.05455L6.91071 9.11949L4.83429 2.01229L2.79154 8.95752L2.00908 8.82765L0 1.00615L0 0L0.170764 0.161961" koffice:nodeTypes="ccccccccccccccccccc"/>
                <draw:path draw:style-name="gr5" draw:id="shape929" draw:name="path1856" draw:layer="g8071" svg:width="0.33362176000pt" svg:height="1.75509504000pt" draw:transform="matrix(0.22213788651 0.00000000000 0.00000000000 0.22213788651 74.42952809993pt 58.69672814232pt)" svg:viewBox="0 0 0 2" svg:d="M0 1.7551L0.333622 1.7551L0.333622 0L0 0Z" koffice:nodeTypes="ccccc"/>
                <draw:path draw:style-name="gr5" draw:id="shape930" draw:name="path1858" draw:layer="g8071" svg:width="0.33362176000pt" svg:height="1.75509504000pt" draw:transform="matrix(0.22213788651 0.00000000000 0.00000000000 0.22213788651 74.42952809993pt 58.69672814232pt)" svg:viewBox="0 0 0 2" svg:d="M0 1.7551L0.333622 1.7551L0.333622 0L0 0Z" koffice:nodeTypes="ccccc"/>
                <draw:path draw:style-name="gr4" draw:id="shape931" draw:name="path1860" draw:layer="g8071" svg:width="10.94407127273pt" svg:height="1.16861472000pt" draw:transform="matrix(0.22213788651 0.00000000000 0.00000000000 0.22213788651 73.00340286854pt 55.88837212590pt)" svg:viewBox="0 0 11 1" svg:d="M10.9441 0.57116C10.3001 0.337559 8.94517 0 5.45488 0C2.03241 0 0.745298 0.28558 0.135654 0.51918L0 0.545476C0.609644 0.779076 1.9989 1.16861 5.45488 1.16861C9.013 1.16861 10.3344 0.80476 10.9441 0.57116L10.9441 0.57116" koffice:nodeTypes="ccccccc"/>
                <draw:path draw:style-name="gr8" draw:id="shape932" draw:name="path1862" draw:layer="g8071" svg:width="10.94407127273pt" svg:height="1.16861472000pt" draw:transform="matrix(0.22213788651 0.00000000000 0.00000000000 0.22213788651 73.00340286854pt 55.88837212590pt)" svg:viewBox="0 0 11 1" svg:d="M10.9441 0.57116C10.3001 0.337559 8.94517 0 5.45488 0C2.03241 0 0.745298 0.28558 0.135654 0.51918L0 0.545476C0.609644 0.779076 1.9989 1.16861 5.45488 1.16861C9.013 1.16861 10.3344 0.805372 10.9441 0.57116L10.9441 0.57116" koffice:nodeTypes="ccccccc"/>
                <draw:path draw:style-name="gr5" draw:id="shape933" draw:name="path1864" draw:layer="g8071" svg:width="0.29593600000pt" svg:height="0.97140736000pt" draw:transform="matrix(0.22213788651 0.00000000000 0.00000000000 0.22213788651 74.15780903716pt 55.63158072909pt)" svg:viewBox="0 0 0 1" svg:d="M0 0.971407L0.295936 0.971407L0.295936 0L0 0Z" koffice:nodeTypes="ccccc"/>
                <draw:path draw:style-name="gr5" draw:id="shape934" draw:name="path1866" draw:layer="g8071" svg:width="0.29593600000pt" svg:height="0.97140736000pt" draw:transform="matrix(0.22213788651 0.00000000000 0.00000000000 0.22213788651 74.15780903716pt 55.63158072909pt)" svg:viewBox="0 0 0 1" svg:d="M0 0.971407L0.295936 0.971407L0.295936 0L0 0Z" koffice:nodeTypes="ccccc"/>
                <draw:path draw:style-name="gr4" draw:id="shape935" draw:name="path1868" draw:layer="g8071" svg:width="0.29593600000pt" svg:height="0.90630400000pt" draw:transform="matrix(0.22213788651 0.00000000000 0.00000000000 0.22213788651 73.38814568797pt 55.67689685794pt)" svg:viewBox="0 0 0 1" svg:d="M0 0.906304L0 0.064736L0.295936 0L0.295936 0.841568L0 0.906304" koffice:nodeTypes="ccccc"/>
                <draw:path draw:style-name="gr9" draw:id="shape936" draw:name="path1870" draw:layer="g8071" svg:width="0.29593600000pt" svg:height="0.90630400000pt" draw:transform="matrix(0.22213788651 0.00000000000 0.00000000000 0.22213788651 73.38814568797pt 55.67689685794pt)" svg:viewBox="0 0 0 1" svg:d="M0 0.906304L0 0.064736L0.295936 0L0.295936 0.841568L0 0.906304" koffice:nodeTypes="ccccc"/>
                <draw:path draw:style-name="gr4" draw:id="shape937" draw:name="path1872" draw:layer="g8071" svg:width="0.47600000000pt" svg:height="0.98560000000pt" draw:transform="matrix(0.22213788651 0.00000000000 0.00000000000 0.22213788651 74.94257776262pt 55.67689685794pt)" svg:viewBox="0 0 0 1" svg:d="M0.476 0.9856L0.476 0.136L0 0L0 0.884L0.476 0.9856" koffice:nodeTypes="ccccc"/>
                <draw:path draw:style-name="gr9" draw:id="shape938" draw:name="path1874" draw:layer="g8071" svg:width="0.47600000000pt" svg:height="0.98560000000pt" draw:transform="matrix(0.22213788651 0.00000000000 0.00000000000 0.22213788651 74.94257776262pt 55.67689685794pt)" svg:viewBox="0 0 0 1" svg:d="M0.476 0.9856L0.476 0.136L0 0L0 0.884L0.476 0.9856" koffice:nodeTypes="ccccc"/>
                <draw:path draw:style-name="gr4" draw:id="shape939" draw:name="path1876" draw:layer="g8071" svg:width="0.33269824000pt" svg:height="1.84742464000pt" draw:transform="matrix(0.22213788651 0.00000000000 0.00000000000 0.22213788651 73.32790189315pt 58.64377047017pt)" svg:viewBox="0 0 0 2" svg:d="M0.332698 1.84742L0.332698 0.231608L0 0L0 1.57124L0.332698 1.84742" koffice:nodeTypes="ccccc"/>
                <draw:path draw:style-name="gr9" draw:id="shape940" draw:name="path1878" draw:layer="g8071" svg:width="0.33269824000pt" svg:height="1.84742464000pt" draw:transform="matrix(0.22213788651 0.00000000000 0.00000000000 0.22213788651 73.32790189315pt 58.64377047017pt)" svg:viewBox="0 0 0 2" svg:d="M0.332698 1.84742L0.332698 0.231608L0 0L0 1.57124L0.332698 1.84742" koffice:nodeTypes="ccccc"/>
                <draw:path draw:style-name="gr4" draw:id="shape941" draw:name="path1880" draw:layer="g8071" svg:width="0.37356544000pt" svg:height="2.13393664000pt" draw:transform="matrix(0.22213788651 0.00000000000 0.00000000000 0.22213788651 75.39538363048pt 58.52310517022pt)" svg:viewBox="0 0 0 2" svg:d="M0 2.13394L0 0.44642L0.373565 0L0.373565 1.7366L0 2.13394" koffice:nodeTypes="ccccc"/>
                <draw:path draw:style-name="gr9" draw:id="shape942" draw:name="path1882" draw:layer="g8071" svg:width="0.37356544000pt" svg:height="2.13393664000pt" draw:transform="matrix(0.22213788651 0.00000000000 0.00000000000 0.22213788651 75.39538363048pt 58.52310517022pt)" svg:viewBox="0 0 0 2" svg:d="M0 2.13394L0 0.44642L0.373565 0L0.373565 1.7366L0 2.13394" koffice:nodeTypes="ccccc"/>
                <draw:path draw:style-name="gr6" draw:id="shape943" draw:name="path1884" draw:layer="g8071" svg:width="12.05125461333pt" svg:height="3.77395968000pt" draw:transform="matrix(0.22213788651 0.00000000000 0.00000000000 0.22213788651 72.88255985828pt 55.92604671145pt)" svg:viewBox="0 0 12 4" svg:d="M5.95748 3.77396C11.4724 3.77396 12.0513 2.59224 12.0513 2.59224L12.0513 0.152538C12.0513 0.152538 11.4724 1.52448 5.95748 1.52448C0.545161 1.52448 0 0 0 0L0 2.59224C0 2.59224 0.579634 3.77396 5.95748 3.77396Z" koffice:nodeTypes="ccccccc"/>
                <draw:path draw:style-name="gr8" draw:id="shape944" draw:name="path1886" draw:layer="g8071" svg:width="12.05125461333pt" svg:height="3.77395968000pt" draw:transform="matrix(0.22213788651 0.00000000000 0.00000000000 0.22213788651 72.88255985828pt 55.92604671145pt)" svg:viewBox="0 0 12 4" svg:d="M5.95748 3.77396C11.4724 3.77396 12.0513 2.59224 12.0513 2.59224L12.0513 0.152538C12.0513 0.152538 11.4724 1.52448 5.95748 1.52448C0.545161 1.52448 0 0 0 0L0 2.59224C0 2.59224 0.579634 3.77396 5.95748 3.77396Z" koffice:nodeTypes="ccccccc"/>
                <draw:path draw:style-name="gr4" draw:id="shape945" draw:name="path1888" draw:layer="g8071" svg:width="0.41679936000pt" svg:height="1.57954624000pt" draw:transform="matrix(0.22213788651 0.00000000000 0.00000000000 0.22213788651 74.95021930592pt 56.28093419894pt)" svg:viewBox="0 0 0 2" svg:d="M0 1.57955L0 0.0854624L0.416799 0L0.416799 1.49509L0 1.57955" koffice:nodeTypes="ccccc"/>
                <draw:path draw:style-name="gr9" draw:id="shape946" draw:name="path1890" draw:layer="g8071" svg:width="0.41679936000pt" svg:height="1.57954624000pt" draw:transform="matrix(0.22213788651 0.00000000000 0.00000000000 0.22213788651 74.95021930592pt 56.28093419894pt)" svg:viewBox="0 0 0 2" svg:d="M0 1.57955L0 0.0854624L0.416799 0L0.416799 1.49509L0 1.57955" koffice:nodeTypes="ccccc"/>
                <draw:path draw:style-name="gr5" draw:id="shape947" draw:name="path1892" draw:layer="g8071" svg:width="0.37356544000pt" svg:height="1.84742464000pt" draw:transform="matrix(0.22213788651 0.00000000000 0.00000000000 0.22213788651 73.90137306097pt 56.29603957522pt)" svg:viewBox="0 0 0 2" svg:d="M0 1.84742L0.373565 1.84742L0.373565 0L0 0Z" koffice:nodeTypes="ccccc"/>
                <draw:path draw:style-name="gr5" draw:id="shape948" draw:name="path1894" draw:layer="g8071" svg:width="0.37356544000pt" svg:height="1.84742464000pt" draw:transform="matrix(0.22213788651 0.00000000000 0.00000000000 0.22213788651 73.90137306097pt 56.29603957522pt)" svg:viewBox="0 0 0 2" svg:d="M0 1.84742L0.373565 1.84742L0.373565 0L0 0Z" koffice:nodeTypes="ccccc"/>
                <draw:path draw:style-name="gr4" draw:id="shape949" draw:name="path1896" draw:layer="g8071" svg:width="0.34000000000pt" svg:height="1.42800000000pt" draw:transform="matrix(0.22213788651 0.00000000000 0.00000000000 0.22213788651 72.88255985828pt 56.12223889282pt)" svg:viewBox="0 0 0 1" svg:d="M0.34 1.428L0 1.1904L0 0L0.34 0.1704L0.34 1.428" koffice:nodeTypes="ccccc"/>
                <draw:path draw:style-name="gr9" draw:id="shape950" draw:name="path1898" draw:layer="g8071" svg:width="0.34000000000pt" svg:height="1.42800000000pt" draw:transform="matrix(0.22213788651 0.00000000000 0.00000000000 0.22213788651 72.88255985828pt 56.12223889282pt)" svg:viewBox="0 0 0 1" svg:d="M0.34 1.428L0 1.1904L0 0L0.34 0.1704L0.34 1.428" koffice:nodeTypes="ccccc"/>
                <draw:path draw:style-name="gr10" draw:id="shape951" draw:name="path1900" draw:layer="g8071" svg:width="11.80845491374pt" svg:height="10.14710561350pt" draw:transform="matrix(0.22213788651 0.00000000000 0.00000000000 0.22213788651 60.72628615687pt 57.89649861995pt)" svg:viewBox="0 0 12 10" svg:d="M10.1087 5.5491L3.2688 8.55185C2.7974 8.64943 2.56091 9.23722 3.16801 9.88956C3.16801 9.88956 2.46013 10.2492 2.08952 10.1185C2.08952 10.1185 1.41497 8.8784 0.707882 9.1066C0.707882 9.1066 1.28085 7.8657 1.28085 7.31171C1.28085 6.72392 1.11182 3.62282 1.44909 3.16564C1.44909 3.16564 0.337276 3.65509 0 4.34123C0 4.34123 0.169035 1.72958 4.71789 0C4.71789 0 3.43704 3.10033 3.6394 4.30819C3.6394 4.30819 2.62837 4.01468 2.46013 3.23095C2.46013 3.23095 2.22364 5.94019 2.46013 6.85454C2.69582 7.73585 2.96564 7.57219 3.67273 7.2464C4.68377 6.78923 9.40165 4.79764 9.40165 4.79764C9.40165 4.79764 9.60323 4.21061 10.2437 3.85102C10.9174 3.45992 11.3896 3.68813 11.6594 4.07999C12.03 4.63475 11.6253 5.15723 11.3563 5.32012C10.6484 5.71199 10.1762 5.7773 10.1087 5.5491L9.77226 5.25481C9.77226 5.25481 10.2103 5.41847 10.6484 5.1895C10.8841 5.09192 11.5578 4.73233 11.2888 4.34123C10.9857 3.88406 10.3786 4.30819 10.1762 4.47186C10.008 4.56944 9.63735 5.09192 9.77226 5.25481L10.1087 5.5491" koffice:nodeTypes="cccccccccccccccccccccccc"/>
                <draw:path draw:style-name="gr8" draw:id="shape952" draw:name="path1902" draw:layer="g8071" svg:width="11.80845491374pt" svg:height="10.14710561350pt" draw:transform="matrix(0.22213788651 0.00000000000 0.00000000000 0.22213788651 60.72628615687pt 57.89649861995pt)" svg:viewBox="0 0 12 10" svg:d="M10.1087 5.5491L3.2688 8.55185C2.7974 8.64943 2.56091 9.23722 3.16801 9.88956C3.16801 9.88956 2.46013 10.2492 2.08952 10.1185C2.08952 10.1185 1.41497 8.8784 0.707882 9.1066C0.707882 9.1066 1.28085 7.8657 1.28085 7.31171C1.28085 6.72392 1.11182 3.62282 1.44909 3.16564C1.44909 3.16564 0.337276 3.65509 0 4.34123C0 4.34123 0.169035 1.72958 4.71789 0C4.71789 0 3.43704 3.10033 3.6394 4.30819C3.6394 4.30819 2.62837 4.01468 2.46013 3.23095C2.46013 3.23095 2.22364 5.94019 2.46013 6.85454C2.69582 7.73585 2.96564 7.57219 3.67273 7.2464C4.68377 6.78923 9.40165 4.79764 9.40165 4.79764C9.40165 4.79764 9.60323 4.21061 10.2437 3.85102C10.9174 3.45992 11.3896 3.68813 11.6594 4.07999C12.03 4.63475 11.6253 5.15723 11.3563 5.32012C10.6484 5.71199 10.1762 5.7773 10.1087 5.5491L9.77226 5.25481C9.77226 5.25481 10.2103 5.41847 10.6484 5.1895C10.8841 5.09192 11.5578 4.73233 11.2888 4.34123C10.9857 3.88406 10.3786 4.30819 10.1762 4.47186C10.008 4.56944 9.63735 5.09192 9.77226 5.25481L10.1087 5.5491" koffice:nodeTypes="cccccccccccccccccccccccc"/>
                <draw:path draw:style-name="gr10" draw:id="shape953" draw:name="path1904" draw:layer="g8071" svg:width="1.80956288000pt" svg:height="2.78172181333pt" draw:transform="matrix(0.22213788651 0.00000000000 0.00000000000 0.22213788651 62.64289184169pt 58.79482423300pt)" svg:viewBox="0 0 2 3" svg:d="M0.38809 0C0.38809 0 1.06687 0.228793 1.80956 2.61841C1.80956 2.61841 1.58356 2.7486 1.45419 2.78172C1.45419 2.78172 0.743458 2.55216 0 0.261918C0 0.261918 0.129363 0 0.38809 0Z" koffice:nodeTypes="ccccc"/>
                <draw:path draw:style-name="gr9" draw:id="shape954" draw:name="path1906" draw:layer="g8071" svg:width="1.80956288000pt" svg:height="2.78172181333pt" draw:transform="matrix(0.22213788651 0.00000000000 0.00000000000 0.22213788651 62.64289184169pt 58.79482423300pt)" svg:viewBox="0 0 2 3" svg:d="M0.38809 0C0.38809 0 1.06687 0.228793 1.80956 2.61841C1.80956 2.61841 1.58356 2.7486 1.45419 2.78172C1.45419 2.78172 0.743458 2.55216 0 0.261918C0 0.261918 0.129363 0 0.38809 0Z" koffice:nodeTypes="ccccc"/>
                <draw:path draw:style-name="gr4" draw:id="shape955" draw:name="path1908" draw:layer="g8071" svg:width="0.66455104000pt" svg:height="0.41679936000pt" draw:transform="matrix(0.22213788651 0.00000000000 0.00000000000 0.22213788651 62.66563876126pt 58.84760419484pt)" svg:viewBox="0 0 1 0" svg:d="M0 0.219504L0.49825 0L0.664551 0.197812L0.0828243 0.416799L0 0.219504" koffice:nodeTypes="ccccc"/>
                <draw:path draw:style-name="gr9" draw:id="shape956" draw:name="path1910" draw:layer="g8071" svg:width="0.66455104000pt" svg:height="0.41679936000pt" draw:transform="matrix(0.22213788651 0.00000000000 0.00000000000 0.22213788651 62.66563876126pt 58.84760419484pt)" svg:viewBox="0 0 1 0" svg:d="M0 0.219504L0.49825 0L0.664551 0.197812L0.0828243 0.416799L0 0.219504" koffice:nodeTypes="ccccc"/>
                <draw:path draw:style-name="gr4" draw:id="shape957" draw:name="path1912" draw:layer="g8071" svg:width="0.46240000000pt" svg:height="0.37454400000pt" draw:transform="matrix(0.22213788651 0.00000000000 0.00000000000 0.22213788651 62.87675860860pt 59.25527164416pt)" svg:viewBox="0 0 0 0" svg:d="M0 0.249696L0.41616 0L0.4624 0.187027L0.09248 0.374544L0 0.249696" koffice:nodeTypes="ccccc"/>
                <draw:path draw:style-name="gr9" draw:id="shape958" draw:name="path1914" draw:layer="g8071" svg:width="0.46240000000pt" svg:height="0.37454400000pt" draw:transform="matrix(0.22213788651 0.00000000000 0.00000000000 0.22213788651 62.87675860860pt 59.25527164416pt)" svg:viewBox="0 0 0 0" svg:d="M0 0.249696L0.41616 0L0.4624 0.187027L0.09248 0.374544L0 0.249696" koffice:nodeTypes="ccccc"/>
                <draw:path draw:style-name="gr4" draw:id="shape959" draw:name="path1916" draw:layer="g8071" svg:width="4.46021235200pt" svg:height="1.66914720500pt" draw:transform="matrix(0.22213788651 0.00000000000 0.00000000000 0.22213788651 61.74492164926pt 59.07598415596pt)" svg:viewBox="0 0 4 2" svg:d="M1.41219 1.11005C1.41219 1.11005 2.40654 0.64451 2.79113 0.458145C3.17648 0.303207 4.29927 0.64451 4.46021 0.675205L4.29927 0.20966C4.29927 0.20966 3.52933 -0.163069 2.50249 0.0854169C1.89349 0.271781 1.57237 0.42745 1.05857 0.737326C0.288633 1.2343 0 1.66915 0 1.66915L1.41219 1.11005" koffice:nodeTypes="cccccccc"/>
                <draw:path draw:style-name="gr9" draw:id="shape960" draw:name="path1918" draw:layer="g8071" svg:width="4.46021235200pt" svg:height="1.66914720500pt" draw:transform="matrix(0.22213788651 0.00000000000 0.00000000000 0.22213788651 61.74492164926pt 59.07598415596pt)" svg:viewBox="0 0 4 2" svg:d="M1.41219 1.11005C1.41219 1.11005 2.40654 0.64451 2.79113 0.458145C3.17648 0.303207 4.29927 0.64451 4.46021 0.675205L4.29927 0.20966C4.29927 0.20966 3.52933 -0.163069 2.50249 0.0854169C1.89349 0.271781 1.57237 0.42745 1.05857 0.737326C0.288633 1.2343 0 1.66915 0 1.66915L1.41219 1.11005" koffice:nodeTypes="cccccccc"/>
                <draw:path draw:style-name="gr4" draw:id="shape961" draw:name="path1920" draw:layer="g8071" svg:width="2.47306169026pt" svg:height="1.16983808000pt" draw:transform="matrix(0.22213788651 0.00000000000 0.00000000000 0.22213788651 61.35115643078pt 59.64783371720pt)" svg:viewBox="0 0 2 1" svg:d="M2.47306 0C2.47306 0.312038 2.10335 0.72809 1.45544 0.909806C0.807535 1.09213 0.00637029 1.16984 0.00637029 1.16984C0.00637029 1.16984 -0.0866026 0.961812 0.437823 0.780096C0.961525 0.597768 2.47306 0 2.47306 0Z" koffice:nodeTypes="ccccc"/>
                <draw:path draw:style-name="gr9" draw:id="shape962" draw:name="path1922" draw:layer="g8071" svg:width="2.47306169026pt" svg:height="1.16983808000pt" draw:transform="matrix(0.22213788651 0.00000000000 0.00000000000 0.22213788651 61.35115643078pt 59.64783371720pt)" svg:viewBox="0 0 2 1" svg:d="M2.47306 0C2.47306 0.312038 2.10335 0.72809 1.45544 0.909806C0.807535 1.09213 0.00637029 1.16984 0.00637029 1.16984C0.00637029 1.16984 -0.0866026 0.961812 0.437823 0.780096C0.961525 0.597768 2.47306 0 2.47306 0Z" koffice:nodeTypes="ccccc"/>
                <draw:path draw:style-name="gr9" draw:id="shape963" draw:name="path1924" draw:layer="g8071" svg:width="0.13600000000pt" svg:height="0.50960000000pt" draw:transform="matrix(0.22213788651 0.00000000000 0.00000000000 0.22213788651 61.94875537392pt 59.27801856374pt)" svg:viewBox="0 0 0 1" svg:d="M0 0.5096C0.1696 0.3736 -0.068 0.136 0.136 0" koffice:nodeTypes="cc"/>
                <draw:path draw:style-name="gr9" draw:id="shape964" draw:name="path1926" draw:layer="g8071" svg:width="0.25862500318pt" svg:height="0.81520000000pt" draw:transform="matrix(0.22213788651 0.00000000000 0.00000000000 0.22213788651 62.08749723101pt 59.15717555348pt)" svg:viewBox="0 0 0 1" svg:d="M0.0210246 0.8152C-0.0469754 0.6456 0.0546246 0.136 0.258625 0" koffice:nodeTypes="cc"/>
                <draw:path draw:style-name="gr9" draw:id="shape965" draw:name="path1928" draw:layer="g8071" svg:width="0.27120000000pt" svg:height="0.57840000000pt" draw:transform="matrix(0.22213788651 0.00000000000 0.00000000000 0.22213788651 62.22793826968pt 59.11932325762pt)" svg:viewBox="0 0 0 1" svg:d="M0 0.5784C0 0.3064 0.1016 0.204 0.2712 0" koffice:nodeTypes="cc"/>
                <draw:path draw:style-name="gr9" draw:id="shape966" draw:name="path1930" draw:layer="g8071" svg:width="0.30560000000pt" svg:height="0.51040000000pt" draw:transform="matrix(0.22213788651 0.00000000000 0.00000000000 0.22213788651 62.37881432220pt 59.08164867206pt)" svg:viewBox="0 0 0 1" svg:d="M0 0.5104C0.068 0.34 0.1704 0.136 0.3056 0" koffice:nodeTypes="cc"/>
                <draw:path draw:style-name="gr9" draw:id="shape967" draw:name="path1932" draw:layer="g8071" svg:width="0.41562602377pt" svg:height="0.47600000000pt" draw:transform="matrix(0.22213788651 0.00000000000 0.00000000000 0.22213788651 62.52799637944pt 59.08164867206pt)" svg:viewBox="0 0 0 0" svg:d="M0.0420258 0.476C-0.0939742 0.34 0.143626 0.272 0.143626 0.1696C0.143626 0.068 0.347626 0.136 0.415626 0" koffice:nodeTypes="ccc"/>
                <draw:path draw:style-name="gr9" draw:id="shape968" draw:name="path1934" draw:layer="g8071" svg:width="0.40720000000pt" svg:height="0.37725300542pt" draw:transform="matrix(0.22213788651 0.00000000000 0.00000000000 0.22213788651 62.67310259425pt 59.14125876364pt)" svg:viewBox="0 0 0 0" svg:d="M0 0.377253C0.0344 0.174053 0.136 -0.0299473 0.4072 0.00365275" koffice:nodeTypes="cc"/>
                <draw:path draw:style-name="gr9" draw:id="shape969" draw:name="path1936" draw:layer="g8071" svg:width="0.12444245246pt" svg:height="0.50960000000pt" draw:transform="matrix(0.22213788651 0.00000000000 0.00000000000 0.22213788651 61.80534315439pt 59.73846597490pt)" svg:viewBox="0 0 0 1" svg:d="M0 0C0.068 0.1696 0.1696 0.3056 0.1024 0.5096C0.1024 0.5096 0.068 0.5096 0.068 0.5096" koffice:nodeTypes="ccc"/>
                <draw:path draw:style-name="gr9" draw:id="shape970" draw:name="path1938" draw:layer="g8071" svg:width="0.16205640029pt" svg:height="0.71360000000pt" draw:transform="matrix(0.22213788651 0.00000000000 0.00000000000 0.22213788651 61.64700326888pt 59.77614056045pt)" svg:viewBox="0 0 0 1" svg:d="M0.0672 0C0.2032 0.204 0.2032 0.5784 0 0.7136" koffice:nodeTypes="cc"/>
                <draw:path draw:style-name="gr9" draw:id="shape971" draw:name="path1940" draw:layer="g8071" svg:width="0.33989116046pt" svg:height="0.54400000000pt" draw:transform="matrix(0.22213788651 0.00000000000 0.00000000000 0.22213788651 61.42806416794pt 59.85166744186pt)" svg:viewBox="0 0 0 1" svg:d="M0.272 0C0.4416 0.204 0.272 0.3736 0 0.544" koffice:nodeTypes="cc"/>
                <draw:path draw:style-name="gr9" draw:id="shape972" draw:name="path1942" draw:layer="g8071" svg:width="0.95200000000pt" svg:height="0.23840000000pt" draw:transform="matrix(0.22213788651 0.00000000000 0.00000000000 0.22213788651 61.40531724836pt 58.06248004875pt)" svg:viewBox="0 0 1 0" svg:d="M0 0.2384L0.952 0" koffice:nodeTypes="cc"/>
                <draw:path draw:style-name="gr9" draw:id="shape973" draw:name="path1944" draw:layer="g8071" svg:width="1.42640000000pt" svg:height="0.34000000000pt" draw:transform="matrix(0.22213788651 0.00000000000 0.00000000000 0.22213788651 61.19419740102pt 58.16821768273pt)" svg:viewBox="0 0 1 0" svg:d="M0 0.34L1.4264 0" koffice:nodeTypes="cc"/>
                <draw:path draw:style-name="gr9" draw:id="shape974" draw:name="path1946" draw:layer="g8071" svg:width="1.76720000000pt" svg:height="0.47520000000pt" draw:transform="matrix(0.22213788651 0.00000000000 0.00000000000 0.22213788651 61.04314363819pt 58.24374456415pt)" svg:viewBox="0 0 2 0" svg:d="M0 0.4752L1.7672 0" koffice:nodeTypes="cc"/>
                <draw:path draw:style-name="gr9" draw:id="shape975" draw:name="path1948" draw:layer="g8071" svg:width="1.18880000000pt" svg:height="0.23760000000pt" draw:transform="matrix(0.22213788651 0.00000000000 0.00000000000 0.22213788651 61.01311059594pt 58.37969295069pt)" svg:viewBox="0 0 1 0" svg:d="M0 0.2376L1.1888 0" koffice:nodeTypes="cc"/>
                <draw:path draw:style-name="gr9" draw:id="shape976" draw:name="path1950" draw:layer="g8071" svg:width="1.18960000000pt" svg:height="0.23760000000pt" draw:transform="matrix(0.22213788651 0.00000000000 0.00000000000 0.22213788651 60.90737296196pt 58.50799979394pt)" svg:viewBox="0 0 1 0" svg:d="M0 0.2376L1.1896 0" koffice:nodeTypes="cc"/>
                <draw:path draw:style-name="gr9" draw:id="shape977" draw:name="path1952" draw:layer="g8071" svg:width="0.88320000000pt" svg:height="0.17040000000pt" draw:transform="matrix(0.22213788651 0.00000000000 0.00000000000 0.22213788651 60.85459300012pt 58.62866509389pt)" svg:viewBox="0 0 1 0" svg:d="M0 0.1704L0.8832 0" koffice:nodeTypes="cc"/>
                <draw:path draw:style-name="gr9" draw:id="shape978" draw:name="path1954" draw:layer="g8071" svg:width="0.44240000000pt" svg:height="0.23840000000pt" draw:transform="matrix(0.22213788651 0.00000000000 0.00000000000 0.22213788651 61.04314363819pt 58.77207731342pt)" svg:viewBox="0 0 0 0" svg:d="M0 0.2384L0.4424 0" koffice:nodeTypes="cc"/>
                <draw:path draw:style-name="gr9" draw:id="shape979" draw:name="path1956" draw:layer="g8071" svg:width="0.34000000000pt" svg:height="0.23760000000pt" draw:transform="matrix(0.22213788651 0.00000000000 0.00000000000 0.22213788651 61.04314363819pt 58.90056186698pt)" svg:viewBox="0 0 0 0" svg:d="M0 0.2376L0 0.2376L0.34 0" koffice:nodeTypes="ccc"/>
                <draw:path draw:style-name="gr9" draw:id="shape980" draw:name="path1958" draw:layer="g8071" svg:width="0.44240000000pt" svg:height="0.23840000000pt" draw:transform="matrix(0.22213788651 0.00000000000 0.00000000000 0.22213788651 61.04314363819pt 59.03633254322pt)" svg:viewBox="0 0 0 0" svg:d="M0 0.2384L0.4424 0" koffice:nodeTypes="cc"/>
                <draw:path draw:style-name="gr9" draw:id="shape981" draw:name="path1960" draw:layer="g8071" svg:width="0.44240000000pt" svg:height="0.23840000000pt" draw:transform="matrix(0.22213788651 0.00000000000 0.00000000000 0.22213788651 61.04314363819pt 59.16463938646pt)" svg:viewBox="0 0 0 0" svg:d="M0 0.2384L0.4424 0" koffice:nodeTypes="cc"/>
                <draw:path draw:style-name="gr9" draw:id="shape982" draw:name="path1962" draw:layer="g8071" svg:width="0.44240000000pt" svg:height="0.23760000000pt" draw:transform="matrix(0.22213788651 0.00000000000 0.00000000000 0.22213788651 61.04314363819pt 59.37611465442pt)" svg:viewBox="0 0 0 0" svg:d="M0 0.2376L0.4424 0" koffice:nodeTypes="cc"/>
                <draw:path draw:style-name="gr9" draw:id="shape983" draw:name="path1964" draw:layer="g8071" svg:width="0.47520000000pt" svg:height="0.23840000000pt" draw:transform="matrix(0.22213788651 0.00000000000 0.00000000000 0.22213788651 61.01311059594pt 59.53463225024pt)" svg:viewBox="0 0 0 0" svg:d="M0 0.2384L0.4752 0" koffice:nodeTypes="cc"/>
                <draw:path draw:style-name="gr9" draw:id="shape984" draw:name="path1966" draw:layer="g8071" svg:width="0.44240000000pt" svg:height="0.10240000000pt" draw:transform="matrix(0.22213788651 0.00000000000 0.00000000000 0.22213788651 61.04314363819pt 59.66293909348pt)" svg:viewBox="0 0 0 0" svg:d="M0 0.1024L0.4424 0" koffice:nodeTypes="cc"/>
                <draw:path draw:style-name="gr9" draw:id="shape985" draw:name="path1968" draw:layer="g8071" svg:width="0.44160000000pt" svg:height="0.23840000000pt" draw:transform="matrix(0.22213788651 0.00000000000 0.00000000000 0.22213788651 60.99036367636pt 59.79124593673pt)" svg:viewBox="0 0 0 0" svg:d="M0 0.2384L0.4416 0" koffice:nodeTypes="cc"/>
                <draw:path draw:style-name="gr10" draw:id="shape986" draw:name="path1970" draw:layer="g8071" svg:width="11.80875154116pt" svg:height="10.14710561350pt" draw:transform="matrix(0.22213788651 0.00000000000 0.00000000000 0.22213788651 85.17158684575pt 57.89649861995pt)" svg:viewBox="0 0 12 10" svg:d="M1.69908 5.5491L8.5399 8.55185C9.0113 8.64943 9.24779 9.23722 8.64068 9.88956C8.64068 9.88956 9.34858 10.2492 9.68585 10.1185C9.68585 10.1185 10.393 8.8784 11.1009 9.1066C11.1009 9.1066 10.5279 7.8657 10.5279 7.31171C10.5279 6.72392 10.6969 3.62282 10.3596 3.16564C10.3596 3.16564 11.4715 3.65509 11.8088 4.34123C11.8088 4.34123 11.6397 1.72958 7.05746 0C7.05746 0 8.37165 3.10033 8.16929 4.30819C8.16929 4.30819 9.18033 4.01468 9.34858 3.23095C9.34858 3.23095 9.58427 5.94019 9.34858 6.85454C9.11288 7.73585 8.84305 7.57219 8.13516 7.2464C7.12491 6.78923 2.37284 4.79764 2.37284 4.79764C2.37284 4.79764 2.2046 4.21061 1.56416 3.85102C0.890402 3.45992 0.419004 3.68813 0.14918 4.07999C-0.22143 4.63475 0.182512 5.15723 0.452335 5.32012C1.16022 5.71199 1.63162 5.7773 1.69908 5.5491L2.03635 5.25481C2.03635 5.25481 1.56416 5.41847 1.16022 5.1895C0.924527 5.09192 0.249967 4.73233 0.519791 4.34123C0.822946 3.88406 1.39592 4.30819 1.63162 4.47186C1.80066 4.56944 2.13714 5.09192 2.03635 5.25481L1.69908 5.5491" koffice:nodeTypes="cccccccccccccccccccccccc"/>
                <draw:path draw:style-name="gr8" draw:id="shape987" draw:name="path1972" draw:layer="g8071" svg:width="11.80875154116pt" svg:height="10.14710561350pt" draw:transform="matrix(0.22213788651 0.00000000000 0.00000000000 0.22213788651 85.17158684575pt 57.89649861995pt)" svg:viewBox="0 0 12 10" svg:d="M1.69908 5.5491L8.5399 8.55185C9.0113 8.64943 9.24779 9.23722 8.64068 9.88956C8.64068 9.88956 9.34858 10.2492 9.68585 10.1185C9.68585 10.1185 10.393 8.8784 11.1009 9.1066C11.1009 9.1066 10.5279 7.8657 10.5279 7.31171C10.5279 6.72392 10.6969 3.62282 10.3596 3.16564C10.3596 3.16564 11.4715 3.65509 11.8088 4.34123C11.8088 4.34123 11.6397 1.72958 7.05746 0C7.05746 0 8.37165 3.10033 8.16929 4.30819C8.16929 4.30819 9.18033 4.01468 9.34858 3.23095C9.34858 3.23095 9.58427 5.94019 9.34858 6.85454C9.11288 7.73585 8.84305 7.57219 8.13516 7.2464C7.12491 6.78923 2.37284 4.79764 2.37284 4.79764C2.37284 4.79764 2.2046 4.21061 1.56416 3.85102C0.890402 3.45992 0.419004 3.68813 0.14918 4.07999C-0.22143 4.63475 0.182512 5.15723 0.452335 5.32012C1.16022 5.71199 1.63162 5.7773 1.69908 5.5491L2.03635 5.25481C2.03635 5.25481 1.56416 5.41847 1.16022 5.1895C0.924527 5.09192 0.249967 4.73233 0.519791 4.34123C0.822946 3.88406 1.39592 4.30819 1.63162 4.47186C1.80066 4.56944 2.13714 5.09192 2.03635 5.25481L1.69908 5.5491" koffice:nodeTypes="cccccccccccccccccccccccc"/>
                <draw:path draw:style-name="gr10" draw:id="shape988" draw:name="path1974" draw:layer="g8071" svg:width="1.80956288000pt" svg:height="2.78172181333pt" draw:transform="matrix(0.22213788651 0.00000000000 0.00000000000 0.22213788651 85.47671176157pt 58.79482423300pt)" svg:viewBox="0 0 2 3" svg:d="M1.42147 0C1.42147 0 0.742697 0.228793 0 2.61841C0 2.61841 0.226005 2.7486 0.355368 2.78172C0.355368 2.78172 1.03414 2.55216 1.80956 0.261918C1.80956 0.261918 1.64748 0 1.42147 0Z" koffice:nodeTypes="ccccc"/>
                <draw:path draw:style-name="gr9" draw:id="shape989" draw:name="path1976" draw:layer="g8071" svg:width="1.80956288000pt" svg:height="2.78172181333pt" draw:transform="matrix(0.22213788651 0.00000000000 0.00000000000 0.22213788651 85.47671176157pt 58.79482423300pt)" svg:viewBox="0 0 2 3" svg:d="M1.42147 0C1.42147 0 0.742697 0.228793 0 2.61841C0 2.61841 0.226005 2.7486 0.355368 2.78172C0.355368 2.78172 1.03414 2.55216 1.80956 0.261918C1.80956 0.261918 1.64748 0 1.42147 0Z" koffice:nodeTypes="ccccc"/>
                <draw:path draw:style-name="gr4" draw:id="shape990" draw:name="path1978" draw:layer="g8071" svg:width="0.66455104000pt" svg:height="0.41679936000pt" draw:transform="matrix(0.22213788651 0.00000000000 0.00000000000 0.22213788651 85.69547315220pt 58.84760419484pt)" svg:viewBox="0 0 1 0" svg:d="M0.664551 0.219504L0.166301 0L0 0.197812L0.581727 0.416799L0.664551 0.219504" koffice:nodeTypes="ccccc"/>
                <draw:path draw:style-name="gr9" draw:id="shape991" draw:name="path1980" draw:layer="g8071" svg:width="0.66455104000pt" svg:height="0.41679936000pt" draw:transform="matrix(0.22213788651 0.00000000000 0.00000000000 0.22213788651 85.69547315220pt 58.84760419484pt)" svg:viewBox="0 0 1 0" svg:d="M0.664551 0.219504L0.166301 0L0 0.197812L0.581727 0.416799L0.664551 0.219504" koffice:nodeTypes="ccccc"/>
                <draw:path draw:style-name="gr4" draw:id="shape992" draw:name="path1982" draw:layer="g8071" svg:width="0.50922496000pt" svg:height="0.37454400000pt" draw:transform="matrix(0.22213788651 0.00000000000 0.00000000000 0.22213788651 85.50674480382pt 59.25527164416pt)" svg:viewBox="0 0 1 0" svg:d="M0.509225 0.249696L0.0730726 0L0 0.187027L0.388198 0.374544L0.509225 0.249696" koffice:nodeTypes="ccccc"/>
                <draw:path draw:style-name="gr9" draw:id="shape993" draw:name="path1984" draw:layer="g8071" svg:width="0.50922496000pt" svg:height="0.37454400000pt" draw:transform="matrix(0.22213788651 0.00000000000 0.00000000000 0.22213788651 85.50674480382pt 59.25527164416pt)" svg:viewBox="0 0 1 0" svg:d="M0.509225 0.249696L0.0730726 0L0 0.187027L0.388198 0.374544L0.509225 0.249696" koffice:nodeTypes="ccccc"/>
                <draw:path draw:style-name="gr4" draw:id="shape994" draw:name="path1986" draw:layer="g8071" svg:width="4.45870131200pt" svg:height="1.66914720500pt" draw:transform="matrix(0.22213788651 0.00000000000 0.00000000000 0.22213788651 85.74825311404pt 59.07598415596pt)" svg:viewBox="0 0 4 2" svg:d="M3.04751 1.11005C3.04751 1.11005 2.05333 0.64451 1.66805 0.458145C1.28352 0.303207 0.160912 0.64451 0 0.675205L0.160912 0.20966C0.160912 0.20966 0.930722 -0.163069 1.9249 0.0854169C2.53455 0.271781 2.88735 0.42745 3.40031 0.737326C4.17012 1.2343 4.4587 1.66915 4.4587 1.66915L3.04751 1.11005" koffice:nodeTypes="cccccccc"/>
                <draw:path draw:style-name="gr9" draw:id="shape995" draw:name="path1988" draw:layer="g8071" svg:width="4.45870131200pt" svg:height="1.66914720500pt" draw:transform="matrix(0.22213788651 0.00000000000 0.00000000000 0.22213788651 85.74825311404pt 59.07598415596pt)" svg:viewBox="0 0 4 2" svg:d="M3.04751 1.11005C3.04751 1.11005 2.05333 0.64451 1.66805 0.458145C1.28352 0.303207 0.160912 0.64451 0 0.675205L0.160912 0.20966C0.160912 0.20966 0.930722 -0.163069 1.9249 0.0854169C2.53455 0.271781 2.88735 0.42745 3.40031 0.737326C4.17012 1.2343 4.4587 1.66915 4.4587 1.66915L3.04751 1.11005" koffice:nodeTypes="cccccccc"/>
                <draw:path draw:style-name="gr4" draw:id="shape996" draw:name="path1990" draw:layer="g8071" svg:width="2.47305823684pt" svg:height="1.16983808000pt" draw:transform="matrix(0.22213788651 0.00000000000 0.00000000000 0.22213788651 86.58597951165pt 59.64783371720pt)" svg:viewBox="0 0 2 1" svg:d="M0 0C0 0.312038 0.369713 0.72809 1.01762 0.909806C1.6648 1.09213 2.46669 1.16984 2.46669 1.16984C2.46669 1.16984 2.55966 0.961812 2.03524 0.780096C1.4803 0.597768 2.06442e-14 0 0 0Z" koffice:nodeTypes="ccccc"/>
                <draw:path draw:style-name="gr9" draw:id="shape997" draw:name="path1992" draw:layer="g8071" svg:width="2.47305823684pt" svg:height="1.16983808000pt" draw:transform="matrix(0.22213788651 0.00000000000 0.00000000000 0.22213788651 86.58597951165pt 59.64783371720pt)" svg:viewBox="0 0 2 1" svg:d="M0 0C0 0.312038 0.369713 0.72809 1.01762 0.909806C1.6648 1.09213 2.46669 1.16984 2.46669 1.16984C2.46669 1.16984 2.55966 0.961812 2.03524 0.780096C1.4803 0.597768 2.06442e-14 0 0 0Z" koffice:nodeTypes="ccccc"/>
                <draw:path draw:style-name="gr9" draw:id="shape998" draw:name="path1994" draw:layer="g8071" svg:width="0.13600000000pt" svg:height="0.50960000000pt" draw:transform="matrix(0.22213788651 0.00000000000 0.00000000000 0.22213788651 86.56323259207pt 59.27801856374pt)" svg:viewBox="0 0 0 1" svg:d="M0.136 0.5096C-0.068 0.3736 0.204 0.136 0 0" koffice:nodeTypes="cc"/>
                <draw:path draw:style-name="gr9" draw:id="shape999" draw:name="path1996" draw:layer="g8071" svg:width="0.25548500116pt" svg:height="0.81520000000pt" draw:transform="matrix(0.22213788651 0.00000000000 0.00000000000 0.22213788651 86.39725116327pt 59.15717555348pt)" svg:viewBox="0 0 0 1" svg:d="M0.2376 0.8152C0.3056 0.6456 0.1696 0.136 0 0" koffice:nodeTypes="cc"/>
                <draw:path draw:style-name="gr9" draw:id="shape1000" draw:name="path1998" draw:layer="g8071" svg:width="0.30560000000pt" svg:height="0.57840000000pt" draw:transform="matrix(0.22213788651 0.00000000000 0.00000000000 0.22213788651 86.24637511075pt 59.11932325762pt)" svg:viewBox="0 0 0 1" svg:d="M0.3056 0.5784C0.3056 0.3064 0.204 0.204 0 0" koffice:nodeTypes="cc"/>
                <draw:path draw:style-name="gr9" draw:id="shape1001" draw:name="path2000" draw:layer="g8071" svg:width="0.27120000000pt" svg:height="0.51040000000pt" draw:transform="matrix(0.22213788651 0.00000000000 0.00000000000 0.22213788651 86.09549905823pt 59.08164867206pt)" svg:viewBox="0 0 0 1" svg:d="M0.2712 0.5104C0.2032 0.34 0.1352 0.136 0 0" koffice:nodeTypes="cc"/>
                <draw:path draw:style-name="gr9" draw:id="shape1002" draw:name="path2002" draw:layer="g8071" svg:width="0.40104739516pt" svg:height="0.47600000000pt" draw:transform="matrix(0.22213788651 0.00000000000 0.00000000000 0.22213788651 85.92187608613pt 59.08164867206pt)" svg:viewBox="0 0 0 0" svg:d="M0.34 0.476C0.5096 0.34 0.272 0.272 0.272 0.1696C0.272 0.068 0.0336 0.136 0 0" koffice:nodeTypes="ccc"/>
                <draw:path draw:style-name="gr9" draw:id="shape1003" draw:name="path2004" draw:layer="g8071" svg:width="0.40800000000pt" svg:height="0.37725300542pt" draw:transform="matrix(0.22213788651 0.00000000000 0.00000000000 0.22213788651 85.77846386660pt 59.14125876364pt)" svg:viewBox="0 0 0 0" svg:d="M0.408 0.377253C0.3736 0.174053 0.272 -0.0299473 0 0.00365275" koffice:nodeTypes="cc"/>
                <draw:path draw:style-name="gr9" draw:id="shape1004" draw:name="path2006" draw:layer="g8071" svg:width="0.14287601048pt" svg:height="0.50960000000pt" draw:transform="matrix(0.22213788651 0.00000000000 0.00000000000 0.22213788651 86.70511740472pt 59.73846597490pt)" svg:viewBox="0 0 0 1" svg:d="M0.142876 0C0.0748759 0.1696 -0.0275241 0.3056 0.00687594 0.5096C0.00687594 0.5096 0.0404759 0.5096 0.0748759 0.5096" koffice:nodeTypes="ccc"/>
                <draw:path draw:style-name="gr9" draw:id="shape1005" draw:name="path2008" draw:layer="g8071" svg:width="0.17397194693pt" svg:height="0.71360000000pt" draw:transform="matrix(0.22213788651 0.00000000000 0.00000000000 0.22213788651 86.85654973411pt 59.77614056045pt)" svg:viewBox="0 0 0 1" svg:d="M0.106772 0C-0.0292283 0.204 -0.0636283 0.5784 0.173972 0.7136" koffice:nodeTypes="cc"/>
                <draw:path draw:style-name="gr9" draw:id="shape1006" draw:name="path2010" draw:layer="g8071" svg:width="0.36800120329pt" svg:height="0.54400000000pt" draw:transform="matrix(0.22213788651 0.00000000000 0.00000000000 0.22213788651 87.03238744620pt 59.85166744186pt)" svg:viewBox="0 0 0 1" svg:d="M0.0624016 0C-0.107999 0.204 0.0960016 0.3736 0.368001 0.544" koffice:nodeTypes="cc"/>
                <draw:path draw:style-name="gr9" draw:id="shape1007" draw:name="path2012" draw:layer="g8071" svg:width="0.95120000000pt" svg:height="0.23840000000pt" draw:transform="matrix(0.22213788651 0.00000000000 0.00000000000 0.22213788651 86.92540620224pt 58.06248004875pt)" svg:viewBox="0 0 1 0" svg:d="M0.9512 0.2384L0 0" koffice:nodeTypes="cc"/>
                <draw:path draw:style-name="gr9" draw:id="shape1008" draw:name="path2014" draw:layer="g8071" svg:width="1.39280000000pt" svg:height="0.34000000000pt" draw:transform="matrix(0.22213788651 0.00000000000 0.00000000000 0.22213788651 87.03114383621pt 58.16821768273pt)" svg:viewBox="0 0 1 0" svg:d="M1.3928 0.34L0 0" koffice:nodeTypes="cc"/>
                <draw:path draw:style-name="gr9" draw:id="shape1009" draw:name="path2016" draw:layer="g8071" svg:width="1.76640000000pt" svg:height="0.47520000000pt" draw:transform="matrix(0.22213788651 0.00000000000 0.00000000000 0.22213788651 87.10649300732pt 58.24374456415pt)" svg:viewBox="0 0 2 0" svg:d="M1.7664 0.4752L0 0" koffice:nodeTypes="cc"/>
                <draw:path draw:style-name="gr9" draw:id="shape1010" draw:name="path2018" draw:layer="g8071" svg:width="1.18880000000pt" svg:height="0.23760000000pt" draw:transform="matrix(0.22213788651 0.00000000000 0.00000000000 0.22213788651 87.26501060313pt 58.37969295069pt)" svg:viewBox="0 0 1 0" svg:d="M1.1888 0.2376L0 0" koffice:nodeTypes="cc"/>
                <draw:path draw:style-name="gr9" draw:id="shape1011" draw:name="path2020" draw:layer="g8071" svg:width="1.18880000000pt" svg:height="0.23760000000pt" draw:transform="matrix(0.22213788651 0.00000000000 0.00000000000 0.22213788651 87.37074823711pt 58.50799979394pt)" svg:viewBox="0 0 1 0" svg:d="M1.1888 0.2376L0 0" koffice:nodeTypes="cc"/>
                <draw:path draw:style-name="gr9" draw:id="shape1012" draw:name="path2022" draw:layer="g8071" svg:width="0.88320000000pt" svg:height="0.17040000000pt" draw:transform="matrix(0.22213788651 0.00000000000 0.00000000000 0.22213788651 87.49141353706pt 58.62866509389pt)" svg:viewBox="0 0 1 0" svg:d="M0.8832 0.1704L0 0" koffice:nodeTypes="cc"/>
                <draw:path draw:style-name="gr9" draw:id="shape1013" draw:name="path2024" draw:layer="g8071" svg:width="0.47520000000pt" svg:height="0.23840000000pt" draw:transform="matrix(0.22213788651 0.00000000000 0.00000000000 0.22213788651 87.39331744638pt 58.77207731342pt)" svg:viewBox="0 0 0 0" svg:d="M0.4752 0.2384L0 0" koffice:nodeTypes="cc"/>
                <draw:path draw:style-name="gr9" draw:id="shape1014" draw:name="path2026" draw:layer="g8071" svg:width="0.33920000000pt" svg:height="0.23760000000pt" draw:transform="matrix(0.22213788651 0.00000000000 0.00000000000 0.22213788651 87.42352819895pt 58.90056186698pt)" svg:viewBox="0 0 0 0" svg:d="M0.3392 0.2376L0.3392 0.2376L0 0" koffice:nodeTypes="ccc"/>
                <draw:path draw:style-name="gr9" draw:id="shape1015" draw:name="path2028" draw:layer="g8071" svg:width="0.47520000000pt" svg:height="0.23840000000pt" draw:transform="matrix(0.22213788651 0.00000000000 0.00000000000 0.22213788651 87.39331744638pt 59.03633254322pt)" svg:viewBox="0 0 0 0" svg:d="M0.4752 0.2384L0 0" koffice:nodeTypes="cc"/>
                <draw:path draw:style-name="gr9" draw:id="shape1016" draw:name="path2030" draw:layer="g8071" svg:width="0.47520000000pt" svg:height="0.23840000000pt" draw:transform="matrix(0.22213788651 0.00000000000 0.00000000000 0.22213788651 87.39331744638pt 59.16463938646pt)" svg:viewBox="0 0 0 0" svg:d="M0.4752 0.2384L0 0" koffice:nodeTypes="cc"/>
                <draw:path draw:style-name="gr9" draw:id="shape1017" draw:name="path2032" draw:layer="g8071" svg:width="0.47520000000pt" svg:height="0.23760000000pt" draw:transform="matrix(0.22213788651 0.00000000000 0.00000000000 0.22213788651 87.39331744638pt 59.37611465442pt)" svg:viewBox="0 0 0 0" svg:d="M0.4752 0.2376L0 0" koffice:nodeTypes="cc"/>
                <draw:path draw:style-name="gr9" draw:id="shape1018" draw:name="path2034" draw:layer="g8071" svg:width="0.47520000000pt" svg:height="0.23840000000pt" draw:transform="matrix(0.22213788651 0.00000000000 0.00000000000 0.22213788651 87.42352819895pt 59.53463225024pt)" svg:viewBox="0 0 0 0" svg:d="M0.4752 0.2384L0 0" koffice:nodeTypes="cc"/>
                <draw:path draw:style-name="gr9" draw:id="shape1019" draw:name="path2036" draw:layer="g8071" svg:width="0.47520000000pt" svg:height="0.10240000000pt" draw:transform="matrix(0.22213788651 0.00000000000 0.00000000000 0.22213788651 87.39331744638pt 59.66293909348pt)" svg:viewBox="0 0 0 0" svg:d="M0.4752 0.1024L0 0" koffice:nodeTypes="cc"/>
                <draw:path draw:style-name="gr9" draw:id="shape1020" draw:name="path2038" draw:layer="g8071" svg:width="0.47600000000pt" svg:height="0.23840000000pt" draw:transform="matrix(0.22213788651 0.00000000000 0.00000000000 0.22213788651 87.44609740822pt 59.79124593673pt)" svg:viewBox="0 0 0 0" svg:d="M0.476 0.2384L0 0" koffice:nodeTypes="cc"/>
                <draw:path draw:style-name="gr10" draw:id="shape1021" draw:name="path2040" draw:layer="g8071" svg:width="4.72854006653pt" svg:height="2.07945115309pt" draw:transform="matrix(0.22213788651 0.00000000000 0.00000000000 0.22213788651 70.85454341481pt 58.58331844711pt)" svg:viewBox="0 0 5 2" svg:d="M2.50348 0.0352167C3.09786 -0.0341208 4.41887 0.208153 4.68338 0.797929C4.84831 1.17888 4.64993 2.07945 2.56883 2.07945C0.058289 2.07945 -0.536088 0.970865 0.455058 0.381905C1.41275 -0.207056 1.77607 0.0702933 2.50348 0.0352167Z" koffice:nodeTypes="ccccc"/>
                <draw:path draw:style-name="gr8" draw:id="shape1022" draw:name="path2042" draw:layer="g8071" svg:width="4.72854006653pt" svg:height="2.07945115309pt" draw:transform="matrix(0.22213788651 0.00000000000 0.00000000000 0.22213788651 70.85454341481pt 58.58331844711pt)" svg:viewBox="0 0 5 2" svg:d="M2.50348 0.0352167C3.09786 -0.0341208 4.41887 0.208153 4.68338 0.797929C4.84831 1.17888 4.64993 2.07945 2.56883 2.07945C0.058289 2.07945 -0.536088 0.970865 0.455058 0.381905C1.41275 -0.207056 1.77607 0.0702933 2.50348 0.0352167Z" koffice:nodeTypes="ccccc"/>
                <draw:path draw:style-name="gr10" draw:id="shape1023" draw:name="path2044" draw:layer="g8071" svg:width="4.74257023085pt" svg:height="12.68305285333pt" draw:transform="matrix(0.22213788651 0.00000000000 0.00000000000 0.22213788651 71.10172484970pt 56.01667896915pt)" svg:viewBox="0 0 5 13" svg:d="M1.23791e-14 12.6831C1.55404 11.2849 1.29532 0.908811 1.29532 0.66372C1.29532 0.453994 1.14724 0.314177 1.14724 0.314177C1.03661 0.0699085 0.629804 0 0.629804 0L2.44169 0C2.44169 0 1.99743 0.17436 1.99743 0.384086C1.99743 0.908811 2.03488 1.46726 2.03488 1.46726C1.92425 1.11771 2.36764 0.733628 2.95999 0.733628C4.95655 0.733628 4.73529 2.7947 4.73529 2.7947C4.73529 2.7947 4.73529 7.05747 4.73529 7.7911C4.73529 9.18845 3.92168 9.95744 2.95999 9.95744C2.44169 9.95744 2.2936 9.78308 2.2936 9.78308L2.18297 8.14064C2.25701 8.38573 2.44169 8.73445 2.95999 8.73445C3.51401 8.73445 3.73614 8.14064 3.7736 7.65128C3.7736 7.65128 3.7736 3.35396 3.7736 2.8646C3.7736 2.44598 3.7736 1.71235 3.07062 1.71235C2.77445 1.71235 2.10893 1.8168 2.03488 2.72479C1.99743 3.66814 1.99743 11.5999 2.99658 12.6831L0 12.6831" koffice:nodeTypes="cccccccccccccccccccc"/>
                <draw:path draw:style-name="gr8" draw:id="shape1024" draw:name="path2046" draw:layer="g8071" svg:width="4.74257023085pt" svg:height="12.68305285333pt" draw:transform="matrix(0.22213788651 0.00000000000 0.00000000000 0.22213788651 71.10172484970pt 56.01667896915pt)" svg:viewBox="0 0 5 13" svg:d="M0 12.6831C1.55404 11.2849 1.29532 0.908811 1.29532 0.66372C1.29532 0.453994 1.14724 0.314177 1.14724 0.314177C1.03661 0.0699085 0.629804 0 0.629804 0L2.44169 0C2.44169 0 1.99743 0.17436 1.99743 0.384086C1.99743 0.908811 2.03488 1.46726 2.03488 1.46726C1.92425 1.11771 2.36764 0.733628 2.95999 0.733628C4.95655 0.733628 4.73529 2.7947 4.73529 2.7947C4.73529 2.7947 4.73529 7.05747 4.73529 7.7911C4.73529 9.18845 3.92168 9.95744 2.95999 9.95744C2.44169 9.95744 2.2936 9.78308 2.2936 9.78308L2.18297 8.14064C2.25701 8.38573 2.44169 8.73445 2.95999 8.73445C3.51401 8.73445 3.73614 8.14064 3.7736 7.65128C3.7736 7.65128 3.7736 3.35396 3.7736 2.8646C3.7736 2.44598 3.7736 1.71235 3.07062 1.71235C2.77445 1.71235 2.10893 1.8168 2.03488 2.72479C1.99743 3.66814 1.99743 11.5999 2.99658 12.6831" koffice:nodeTypes="ccccccccccccccccccc"/>
                <draw:path draw:style-name="gr10" draw:id="shape1025" draw:name="path2048" draw:layer="g8071" svg:width="4.73756981280pt" svg:height="2.07945115309pt" draw:transform="matrix(0.22213788651 0.00000000000 0.00000000000 0.22213788651 76.50230724508pt 58.58331844711pt)" svg:viewBox="0 0 5 2" svg:d="M2.22574 0.0352167C1.6635 -0.0341208 0.341229 0.208153 0.0429784 0.797929C-0.122111 1.17888 0.109169 2.07945 2.15954 2.07945C4.70597 2.07945 5.26743 0.970865 4.27611 0.381905C3.31673 -0.207056 2.95306 0.0702933 2.22574 0.0352167Z" koffice:nodeTypes="ccccc"/>
                <draw:path draw:style-name="gr8" draw:id="shape1026" draw:name="path2050" draw:layer="g8071" svg:width="4.73756981280pt" svg:height="2.07945115309pt" draw:transform="matrix(0.22213788651 0.00000000000 0.00000000000 0.22213788651 76.50230724508pt 58.58331844711pt)" svg:viewBox="0 0 5 2" svg:d="M2.22574 0.0352167C1.6635 -0.0341208 0.341229 0.208153 0.0429784 0.797929C-0.122111 1.17888 0.109169 2.07945 2.15954 2.07945C4.70597 2.07945 5.26743 0.970865 4.27611 0.381905C3.31673 -0.207056 2.95306 0.0702933 2.22574 0.0352167Z" koffice:nodeTypes="ccccc"/>
                <draw:path draw:style-name="gr10" draw:id="shape1027" draw:name="path2052" draw:layer="g8071" svg:width="4.73566701488pt" svg:height="12.68305285333pt" draw:transform="matrix(0.22213788651 0.00000000000 0.00000000000 0.22213788651 76.36792215716pt 56.01667896915pt)" svg:viewBox="0 0 5 13" svg:d="M4.73567 12.6831C3.22019 11.2849 3.47872 0.908811 3.47872 0.66372C3.47872 0.453994 3.58927 0.314177 3.58927 0.314177C3.70069 0.0699085 4.10719 0 4.10719 0L2.29576 0C2.29576 0 2.7397 0.17436 2.7397 0.384086C2.7397 0.908811 2.70227 1.46726 2.70227 1.46726C2.81368 1.11771 2.36975 0.733628 1.7787 0.733628C-0.180714 0.733628 0.00469517 2.7947 0.00469517 2.7947C0.00469517 2.7947 0.00469517 7.05747 0.00469517 7.7911C0.00469517 9.18845 0.817708 9.95744 1.7787 9.95744C2.29576 9.95744 2.44374 9.78308 2.44374 9.78308L2.55516 8.14064C2.48117 8.38573 2.29576 8.73445 1.7787 8.73445C1.22422 8.73445 1.03968 8.14064 0.965686 7.65128C0.965686 7.65128 0.965686 3.35396 0.965686 2.8646C0.965686 2.44598 0.965686 1.71235 1.66728 1.71235C2.00067 1.71235 2.62915 1.8168 2.70227 2.72479C2.7397 3.66814 2.7397 11.5999 1.74127 12.6831L4.73567 12.6831" koffice:nodeTypes="cccccccccccccccccccc"/>
                <draw:path draw:style-name="gr8" draw:id="shape1028" draw:name="path2054" draw:layer="g8071" svg:width="4.73566701488pt" svg:height="12.68305285333pt" draw:transform="matrix(0.22213788651 0.00000000000 0.00000000000 0.22213788651 76.36792215716pt 56.01667896915pt)" svg:viewBox="0 0 5 13" svg:d="M4.73567 12.6831C3.22019 11.2849 3.47872 0.908811 3.47872 0.66372C3.47872 0.453994 3.58927 0.314177 3.58927 0.314177C3.70069 0.0699085 4.10719 0 4.10719 0L2.29576 0C2.29576 0 2.7397 0.17436 2.7397 0.384086C2.7397 0.908811 2.70227 1.46726 2.70227 1.46726C2.81368 1.11771 2.36975 0.733628 1.7787 0.733628C-0.180714 0.733628 0.00469517 2.7947 0.00469517 2.7947C0.00469517 2.7947 0.00469517 7.05747 0.00469517 7.7911C0.00469517 9.18845 0.817708 9.95744 1.7787 9.95744C2.29576 9.95744 2.44374 9.78308 2.44374 9.78308L2.55516 8.14064C2.48117 8.38573 2.29576 8.73445 1.7787 8.73445C1.22422 8.73445 1.03968 8.14064 0.965686 7.65128C0.965686 7.65128 0.965686 3.35396 0.965686 2.8646C0.965686 2.44598 0.965686 1.71235 1.66728 1.71235C2.00067 1.71235 2.62915 1.8168 2.70227 2.72479C2.7397 3.66814 2.7397 11.5999 1.74127 12.6831" koffice:nodeTypes="ccccccccccccccccccc"/>
                <draw:path draw:style-name="gr10" draw:id="shape1029" draw:name="path2056" draw:layer="g8071" svg:width="4.50627984000pt" svg:height="5.03015184000pt" draw:transform="matrix(0.22213788651 0.00000000000 0.00000000000 0.22213788651 77.93841815526pt 53.76704416488pt)" svg:viewBox="0 0 5 5" svg:d="M4.50628 4.76371C4.50628 4.76371 4.39844 0 2.2714 0C0.360027 0 0 4.76371 0 4.76371C0 4.76371 1.36963 5.03015 2.2714 5.03015C3.13665 5.03015 4.50628 4.76371 4.50628 4.76371Z" koffice:nodeTypes="ccccc"/>
                <draw:path draw:style-name="gr9" draw:id="shape1030" draw:name="path2058" draw:layer="g8071" svg:width="4.50627984000pt" svg:height="5.03015184000pt" draw:transform="matrix(0.22213788651 0.00000000000 0.00000000000 0.22213788651 77.93841815526pt 53.76704416488pt)" svg:viewBox="0 0 5 5" svg:d="M4.50628 4.76371C4.50628 4.76371 4.39844 0 2.2714 0C0.360027 0 0 4.76371 0 4.76371C0 4.76371 1.36963 5.03015 2.2714 5.03015C3.13665 5.03015 4.50628 4.76371 4.50628 4.76371Z" koffice:nodeTypes="ccccc"/>
                <draw:path draw:style-name="gr6" draw:id="shape1031" draw:name="path2060" draw:layer="g8071" svg:width="4.50627984000pt" svg:height="0.55950400000pt" draw:transform="matrix(0.22213788651 0.00000000000 0.00000000000 0.22213788651 77.93841815526pt 54.59730672950pt)" svg:viewBox="0 0 5 1" svg:d="M0.035663 0.0765952C0 0.25432 0 0.381779 0 0.381779C0 0.381779 1.36963 0.559504 2.2714 0.559504C3.13665 0.559504 4.50628 0.381779 4.50628 0.381779C4.50628 0.381779 4.50628 0.305184 4.47062 0C4.47062 0 3.64103 0.25432 2.2714 0.25432C0.865253 0.25432 0.035663 0.0765952 0.035663 0.0765952Z" koffice:nodeTypes="ccccccc"/>
                <draw:path draw:style-name="gr9" draw:id="shape1032" draw:name="path2062" draw:layer="g8071" svg:width="4.50627984000pt" svg:height="0.55950400000pt" draw:transform="matrix(0.22213788651 0.00000000000 0.00000000000 0.22213788651 77.93841815526pt 54.59730672950pt)" svg:viewBox="0 0 5 1" svg:d="M0.035663 0.0765952C0 0.25432 0 0.381779 0 0.381779C0 0.381779 1.36963 0.559504 2.2714 0.559504C3.13665 0.559504 4.50628 0.381779 4.50628 0.381779C4.50628 0.381779 4.50628 0.305184 4.47062 0C4.47062 0 3.64103 0.25432 2.2714 0.25432C0.865253 0.25432 0.035663 0.0765952 0.035663 0.0765952Z" koffice:nodeTypes="ccccccc"/>
                <draw:path draw:style-name="gr4" draw:id="shape1033" draw:name="path2064" draw:layer="g8071" svg:width="0.00000000000pt" svg:height="0.34000000000pt" draw:transform="matrix(0.22213788651 0.00000000000 0.00000000000 0.22213788651 78.02140886966pt 54.64262285835pt)" svg:viewBox="0 0 0 0" svg:d="M0 0L0 0.34L0 0" koffice:nodeTypes="ccc"/>
                <draw:path draw:style-name="gr9" draw:id="shape1034" draw:name="path2066" draw:layer="g8071" svg:width="0.00000000000pt" svg:height="0.34000000000pt" draw:transform="matrix(0.22213788651 0.00000000000 0.00000000000 0.22213788651 78.02140886966pt 54.64262285835pt)" svg:viewBox="0 0 0 0" svg:d="M0 0L0 0.34" koffice:nodeTypes="cc"/>
                <draw:path draw:style-name="gr4" draw:id="shape1035" draw:name="path2068" draw:layer="g8071" svg:width="0.00000000000pt" svg:height="0.34000000000pt" draw:transform="matrix(0.22213788651 0.00000000000 0.00000000000 0.22213788651 78.11950496034pt 54.65026440164pt)" svg:viewBox="0 0 0 0" svg:d="M0 0L0 0.34L0 0" koffice:nodeTypes="ccc"/>
                <draw:path draw:style-name="gr9" draw:id="shape1036" draw:name="path2070" draw:layer="g8071" svg:width="0.00000000000pt" svg:height="0.34000000000pt" draw:transform="matrix(0.22213788651 0.00000000000 0.00000000000 0.22213788651 78.11950496034pt 54.65026440164pt)" svg:viewBox="0 0 0 0" svg:d="M0 0L0 0.34" koffice:nodeTypes="cc"/>
                <draw:path draw:style-name="gr4" draw:id="shape1037" draw:name="path2072" draw:layer="g8071" svg:width="0.00000000000pt" svg:height="0.34000000000pt" draw:transform="matrix(0.22213788651 0.00000000000 0.00000000000 0.22213788651 78.22506488401pt 54.66536977793pt)" svg:viewBox="0 0 0 0" svg:d="M0 0L0 0.34L0 0" koffice:nodeTypes="ccc"/>
                <draw:path draw:style-name="gr9" draw:id="shape1038" draw:name="path2074" draw:layer="g8071" svg:width="0.00000000000pt" svg:height="0.34000000000pt" draw:transform="matrix(0.22213788651 0.00000000000 0.00000000000 0.22213788651 78.22506488401pt 54.66536977793pt)" svg:viewBox="0 0 0 0" svg:d="M0 0L0 0.34" koffice:nodeTypes="cc"/>
                <draw:path draw:style-name="gr4" draw:id="shape1039" draw:name="path2076" draw:layer="g8071" svg:width="0.00000000000pt" svg:height="0.34000000000pt" draw:transform="matrix(0.22213788651 0.00000000000 0.00000000000 0.22213788651 78.33826635097pt 54.67283361091pt)" svg:viewBox="0 0 0 0" svg:d="M0 0L0 0.34L0 0" koffice:nodeTypes="ccc"/>
                <draw:path draw:style-name="gr9" draw:id="shape1040" draw:name="path2078" draw:layer="g8071" svg:width="0.00000000000pt" svg:height="0.34000000000pt" draw:transform="matrix(0.22213788651 0.00000000000 0.00000000000 0.22213788651 78.33826635097pt 54.67283361091pt)" svg:viewBox="0 0 0 0" svg:d="M0 0L0 0.34" koffice:nodeTypes="cc"/>
                <draw:path draw:style-name="gr4" draw:id="shape1041" draw:name="path2080" draw:layer="g8071" svg:width="0.00000000000pt" svg:height="0.34000000000pt" draw:transform="matrix(0.22213788651 0.00000000000 0.00000000000 0.22213788651 78.46657319422pt 54.67283361091pt)" svg:viewBox="0 0 0 0" svg:d="M0 0L0 0.34L0 0" koffice:nodeTypes="ccc"/>
                <draw:path draw:style-name="gr9" draw:id="shape1042" draw:name="path2082" draw:layer="g8071" svg:width="0.00000000000pt" svg:height="0.34000000000pt" draw:transform="matrix(0.22213788651 0.00000000000 0.00000000000 0.22213788651 78.46657319422pt 54.67283361091pt)" svg:viewBox="0 0 0 0" svg:d="M0 0L0 0.34" koffice:nodeTypes="cc"/>
                <draw:path draw:style-name="gr4" draw:id="shape1043" draw:name="path2084" draw:layer="g8071" svg:width="0.00000000000pt" svg:height="0.33920000000pt" draw:transform="matrix(0.22213788651 0.00000000000 0.00000000000 0.22213788651 78.56466928491pt 54.65790594494pt)" svg:viewBox="0 0 0 0" svg:d="M0 0L0 0.3392L0 0" koffice:nodeTypes="ccc"/>
                <draw:path draw:style-name="gr9" draw:id="shape1044" draw:name="path2086" draw:layer="g8071" svg:width="0.00000000000pt" svg:height="0.33920000000pt" draw:transform="matrix(0.22213788651 0.00000000000 0.00000000000 0.22213788651 78.56466928491pt 54.65790594494pt)" svg:viewBox="0 0 0 0" svg:d="M0 0L0 0.3392" koffice:nodeTypes="cc"/>
                <draw:path draw:style-name="gr4" draw:id="shape1045" draw:name="path2088" draw:layer="g8071" svg:width="0.00000000000pt" svg:height="0.34000000000pt" draw:transform="matrix(0.22213788651 0.00000000000 0.00000000000 0.22213788651 78.68533458486pt 54.65026440164pt)" svg:viewBox="0 0 0 0" svg:d="M0 0L0 0.34L0 0" koffice:nodeTypes="ccc"/>
                <draw:path draw:style-name="gr9" draw:id="shape1046" draw:name="path2090" draw:layer="g8071" svg:width="0.00000000000pt" svg:height="0.34000000000pt" draw:transform="matrix(0.22213788651 0.00000000000 0.00000000000 0.22213788651 78.68533458486pt 54.65026440164pt)" svg:viewBox="0 0 0 0" svg:d="M0 0L0 0.34" koffice:nodeTypes="cc"/>
                <draw:path draw:style-name="gr4" draw:id="shape1047" draw:name="path2092" draw:layer="g8071" svg:width="0.00000000000pt" svg:height="0.37360000000pt" draw:transform="matrix(0.22213788651 0.00000000000 0.00000000000 0.22213788651 78.79107221884pt 54.63515902536pt)" svg:viewBox="0 0 0 0" svg:d="M0 0L0 0.3736L0 0" koffice:nodeTypes="ccc"/>
                <draw:path draw:style-name="gr9" draw:id="shape1048" draw:name="path2094" draw:layer="g8071" svg:width="0.00000000000pt" svg:height="0.37360000000pt" draw:transform="matrix(0.22213788651 0.00000000000 0.00000000000 0.22213788651 78.79107221884pt 54.63515902536pt)" svg:viewBox="0 0 0 0" svg:d="M0 0L0 0.3736" koffice:nodeTypes="cc"/>
                <draw:path draw:style-name="gr10" draw:id="shape1049" draw:name="path2096" draw:layer="g8071" svg:width="3.52709353024pt" svg:height="0.71805613205pt" draw:transform="matrix(0.22213788651 0.00000000000 0.00000000000 0.22213788651 77.81951083730pt 54.71068590677pt)" svg:viewBox="0 0 4 1" svg:d="M0.580408 0C0.580408 0 -0.229777 0.28811 0.0642837 0.518598C0.395644 0.777558 2.09062 0.892802 3.52709 0.172866C3.52709 0.172866 3.15843 0.201338 2.9008 0.201338C2.64318 0.201338 0.948201 0.086094 0.580408 0Z" koffice:nodeTypes="ccccc"/>
                <draw:path draw:style-name="gr9" draw:id="shape1050" draw:name="path2098" draw:layer="g8071" svg:width="3.52709353024pt" svg:height="0.71805613205pt" draw:transform="matrix(0.22213788651 0.00000000000 0.00000000000 0.22213788651 77.81951083730pt 54.71068590677pt)" svg:viewBox="0 0 4 1" svg:d="M0.580408 0C0.580408 0 -0.229777 0.28811 0.0642837 0.518598C0.395644 0.777558 2.09062 0.892802 3.52709 0.172866C3.52709 0.172866 3.15843 0.201338 2.9008 0.201338C2.64318 0.201338 0.948201 0.086094 0.580408 0Z" koffice:nodeTypes="ccccc"/>
                <draw:path draw:style-name="gr6" draw:id="shape1051" draw:name="path2100" draw:layer="g8071" svg:width="5.44172894834pt" svg:height="2.50033652032pt" draw:transform="matrix(0.22213788651 0.00000000000 0.00000000000 0.22213788651 77.57454416800pt 53.20518723977pt)" svg:viewBox="0 0 5 3" svg:d="M4.15423 2.33977C4.15423 2.33977 4.11834 2.12286 4.26022 2.06078C4.43715 1.9987 5.57136 1.47139 5.42948 0.974755C5.32349 0.509522 4.68586 0.0749663 3.48071 0.012887C1.63794 -0.0798669 -0.133894 0.323284 0.00798558 1.37791C0.184919 2.46393 1.85076 2.52601 2.13368 2.4946C2.73626 2.40185 3.33883 1.90522 3.62259 1.93662C3.94141 1.96803 3.79953 2.3091 3.79953 2.3091L4.15423 2.33977" koffice:nodeTypes="ccccccccc"/>
                <draw:path draw:style-name="gr9" draw:id="shape1052" draw:name="path2102" draw:layer="g8071" svg:width="5.44172894834pt" svg:height="2.50033652032pt" draw:transform="matrix(0.22213788651 0.00000000000 0.00000000000 0.22213788651 77.57454416800pt 53.20518723977pt)" svg:viewBox="0 0 5 3" svg:d="M4.15423 2.33977C4.15423 2.33977 4.11834 2.12286 4.26022 2.06078C4.43715 1.9987 5.57136 1.47139 5.42948 0.974755C5.32349 0.509522 4.68586 0.0749663 3.48071 0.012887C1.63794 -0.0798669 -0.133894 0.323284 0.00798558 1.37791C0.184919 2.46393 1.85076 2.52601 2.13368 2.4946C2.73626 2.40185 3.33883 1.90522 3.62259 1.93662C3.94141 1.96803 3.79953 2.3091 3.79953 2.3091L4.15423 2.33977" koffice:nodeTypes="ccccccccc"/>
                <draw:path draw:style-name="gr9" draw:id="shape1053" draw:name="path2104" draw:layer="g8071" svg:width="0.30560000000pt" svg:height="0.00000000000pt" draw:transform="matrix(0.22213788651 0.00000000000 0.00000000000 0.22213788651 78.35337172726pt 53.88024563184pt)" svg:viewBox="0 0 0 0" svg:d="M0 0C0.1016 0 0.204 0 0.3056 0" koffice:nodeTypes="cc"/>
                <draw:path draw:style-name="gr9" draw:id="shape1054" draw:name="path2106" draw:layer="g8071" svg:width="0.64560000000pt" svg:height="0.06800000000pt" draw:transform="matrix(0.22213788651 0.00000000000 0.00000000000 0.22213788651 78.48914240349pt 53.87260408855pt)" svg:viewBox="0 0 1 0" svg:d="M0 0.068C0.2384 0.0344 0.476 0.0344 0.6456 0" koffice:nodeTypes="cc"/>
                <draw:path draw:style-name="gr9" draw:id="shape1055" draw:name="path2108" draw:layer="g8071" svg:width="0.40800000000pt" svg:height="0.00000000000pt" draw:transform="matrix(0.22213788651 0.00000000000 0.00000000000 0.22213788651 78.33826635097pt 53.92556176069pt)" svg:viewBox="0 0 0 0" svg:d="M0 0C0.136 0 0.272 0 0.408 0" koffice:nodeTypes="cc"/>
                <draw:path draw:style-name="gr9" draw:id="shape1056" draw:name="path2110" draw:layer="g8071" svg:width="0.74720000000pt" svg:height="0.06800000000pt" draw:transform="matrix(0.22213788651 0.00000000000 0.00000000000 0.22213788651 78.49678394679pt 53.91792021739pt)" svg:viewBox="0 0 1 0" svg:d="M0 0.068C0.3056 0.068 0.5776 0.0344 0.7472 0" koffice:nodeTypes="cc"/>
                <draw:path draw:style-name="gr9" draw:id="shape1057" draw:name="path2112" draw:layer="g8071" svg:width="0.44160000000pt" svg:height="0.00000000000pt" draw:transform="matrix(0.22213788651 0.00000000000 0.00000000000 0.22213788651 78.33080251799pt 53.97087788954pt)" svg:viewBox="0 0 0 0" svg:d="M0 0C0.136 0 0.2712 0 0.4416 0" koffice:nodeTypes="cc"/>
                <draw:path draw:style-name="gr9" draw:id="shape1058" draw:name="path2114" draw:layer="g8071" svg:width="0.88320000000pt" svg:height="0.06800000000pt" draw:transform="matrix(0.22213788651 0.00000000000 0.00000000000 0.22213788651 78.50424777978pt 53.96323634624pt)" svg:viewBox="0 0 1 0" svg:d="M0 0.068C0.34 0.068 0.68 0.0344 0.8832 0" koffice:nodeTypes="cc"/>
                <draw:path draw:style-name="gr9" draw:id="shape1059" draw:name="path2116" draw:layer="g8071" svg:width="0.44160000000pt" svg:height="0.03440000000pt" draw:transform="matrix(0.22213788651 0.00000000000 0.00000000000 0.22213788651 78.33826635097pt 54.00855247509pt)" svg:viewBox="0 0 0 0" svg:d="M0 0C0.1024 0.0344 0.272 0.0344 0.4416 0.0344" koffice:nodeTypes="cc"/>
                <draw:path draw:style-name="gr9" draw:id="shape1060" draw:name="path2118" draw:layer="g8071" svg:width="0.95120000000pt" svg:height="0.06800000000pt" draw:transform="matrix(0.22213788651 0.00000000000 0.00000000000 0.22213788651 78.51935315606pt 54.00855247509pt)" svg:viewBox="0 0 1 0" svg:d="M0 0.068C0.34 0.068 0.7136 0.068 0.9512 0" koffice:nodeTypes="cc"/>
                <draw:path draw:style-name="gr9" draw:id="shape1061" draw:name="path2120" draw:layer="g8071" svg:width="0.40800000000pt" svg:height="0.03440000000pt" draw:transform="matrix(0.22213788651 0.00000000000 0.00000000000 0.22213788651 78.33826635097pt 54.05386860394pt)" svg:viewBox="0 0 0 0" svg:d="M0 0C0 0 0.1696 0 0.408 0.0344" koffice:nodeTypes="cc"/>
                <draw:path draw:style-name="gr9" draw:id="shape1062" draw:name="path2122" draw:layer="g8071" svg:width="1.08720000000pt" svg:height="0.06800000000pt" draw:transform="matrix(0.22213788651 0.00000000000 0.00000000000 0.22213788651 78.51935315606pt 54.05386860394pt)" svg:viewBox="0 0 1 0" svg:d="M0 0.068C0.3736 0.068 0.8496 0.068 1.0872 0" koffice:nodeTypes="cc"/>
                <draw:path draw:style-name="gr9" draw:id="shape1063" draw:name="path2124" draw:layer="g8071" svg:width="0.44160000000pt" svg:height="0.03360000000pt" draw:transform="matrix(0.22213788651 0.00000000000 0.00000000000 0.22213788651 78.33826635097pt 54.09918473279pt)" svg:viewBox="0 0 0 0" svg:d="M0 0C0 0 0.1696 0.0336 0.4416 0.0336" koffice:nodeTypes="cc"/>
                <draw:path draw:style-name="gr9" draw:id="shape1064" draw:name="path2126" draw:layer="g8071" svg:width="1.12080000000pt" svg:height="0.06800000000pt" draw:transform="matrix(0.22213788651 0.00000000000 0.00000000000 0.22213788651 78.51188932307pt 54.09918473279pt)" svg:viewBox="0 0 1 0" svg:d="M0 0.068C0.4072 0.068 0.8832 0.068 1.1208 0" koffice:nodeTypes="cc"/>
                <draw:path draw:style-name="gr9" draw:id="shape1065" draw:name="path2128" draw:layer="g8071" svg:width="0.33920000000pt" svg:height="0.03440000000pt" draw:transform="matrix(0.22213788651 0.00000000000 0.00000000000 0.22213788651 78.36101327055pt 54.15196469462pt)" svg:viewBox="0 0 0 0" svg:d="M0 0C0 0 0.1352 0 0.3392 0.0344" koffice:nodeTypes="cc"/>
                <draw:path draw:style-name="gr9" draw:id="shape1066" draw:name="path2130" draw:layer="g8071" svg:width="1.18880000000pt" svg:height="0.06800000000pt" draw:transform="matrix(0.22213788651 0.00000000000 0.00000000000 0.22213788651 78.51935315606pt 54.15196469462pt)" svg:viewBox="0 0 1 0" svg:d="M0 0.068C0.4416 0.068 0.9176 0.068 1.1888 0" koffice:nodeTypes="cc"/>
                <draw:path draw:style-name="gr9" draw:id="shape1067" draw:name="path2132" draw:layer="g8071" svg:width="0.40720000000pt" svg:height="0.00000000000pt" draw:transform="matrix(0.22213788651 0.00000000000 0.00000000000 0.22213788651 78.34590789427pt 54.21238619975pt)" svg:viewBox="0 0 0 0" svg:d="M0 0C0.1016 0 0.2712 0 0.4072 0" koffice:nodeTypes="cc"/>
                <draw:path draw:style-name="gr9" draw:id="shape1068" draw:name="path2134" draw:layer="g8071" svg:width="1.22240000000pt" svg:height="0.06880000000pt" draw:transform="matrix(0.22213788651 0.00000000000 0.00000000000 0.22213788651 78.52699469935pt 54.20474465646pt)" svg:viewBox="0 0 1 0" svg:d="M0 0.0688C0.4752 0.0688 0.9512 0.0688 1.2224 0" koffice:nodeTypes="cc"/>
                <draw:path draw:style-name="gr9" draw:id="shape1069" draw:name="path2136" draw:layer="g8071" svg:width="0.40720000000pt" svg:height="0.00000000000pt" draw:transform="matrix(0.22213788651 0.00000000000 0.00000000000 0.22213788651 78.34590789427pt 54.26516616159pt)" svg:viewBox="0 0 0 0" svg:d="M0 0C0.1016 0 0.2712 0 0.4072 0" koffice:nodeTypes="cc"/>
                <draw:path draw:style-name="gr9" draw:id="shape1070" draw:name="path2138" draw:layer="g8071" svg:width="1.35920000000pt" svg:height="0.06800000000pt" draw:transform="matrix(0.22213788651 0.00000000000 0.00000000000 0.22213788651 78.51935315606pt 54.25770232860pt)" svg:viewBox="0 0 1 0" svg:d="M0 0.068C0.5096 0.068 1.0536 0.068 1.3592 0" koffice:nodeTypes="cc"/>
                <draw:path draw:style-name="gr9" draw:id="shape1071" draw:name="path2140" draw:layer="g8071" svg:width="0.54400000000pt" svg:height="0.03440000000pt" draw:transform="matrix(0.22213788651 0.00000000000 0.00000000000 0.22213788651 78.33826635097pt 54.31048229044pt)" svg:viewBox="0 0 1 0" svg:d="M0 0C0.136 0.0344 0.3056 0.0344 0.544 0.0344" koffice:nodeTypes="cc"/>
                <draw:path draw:style-name="gr9" draw:id="shape1072" draw:name="path2142" draw:layer="g8071" svg:width="1.39280000000pt" svg:height="0.06800000000pt" draw:transform="matrix(0.22213788651 0.00000000000 0.00000000000 0.22213788651 78.52699469935pt 54.31048229044pt)" svg:viewBox="0 0 1 0" svg:d="M0 0.068C0.5096 0.068 1.0528 0.068 1.3928 0" koffice:nodeTypes="cc"/>
                <draw:path draw:style-name="gr9" draw:id="shape1073" draw:name="path2144" draw:layer="g8071" svg:width="0.44160000000pt" svg:height="0.03440000000pt" draw:transform="matrix(0.22213788651 0.00000000000 0.00000000000 0.22213788651 78.33826635097pt 54.37090379557pt)" svg:viewBox="0 0 0 0" svg:d="M0 0C0.1024 0 0.272 0.0344 0.4416 0.0344" koffice:nodeTypes="cc"/>
                <draw:path draw:style-name="gr9" draw:id="shape1074" draw:name="path2146" draw:layer="g8071" svg:width="1.35840000000pt" svg:height="0.05641374394pt" draw:transform="matrix(0.22213788651 0.00000000000 0.00000000000 0.22213788651 78.54210007564pt 54.37090379557pt)" svg:viewBox="0 0 1 0" svg:d="M0 0.0344C0.5096 0.068 1.0528 0.068 1.3584 0" koffice:nodeTypes="cc"/>
                <draw:path draw:style-name="gr9" draw:id="shape1075" draw:name="path2148" draw:layer="g8071" svg:width="0.44160000000pt" svg:height="0.03360000000pt" draw:transform="matrix(0.22213788651 0.00000000000 0.00000000000 0.22213788651 78.35337172726pt 54.43132530070pt)" svg:viewBox="0 0 0 0" svg:d="M0 0C0.1016 0 0.272 0 0.4416 0.0336" koffice:nodeTypes="cc"/>
                <draw:path draw:style-name="gr9" draw:id="shape1076" draw:name="path2150" draw:layer="g8071" svg:width="1.35920000000pt" svg:height="0.08151071867pt" draw:transform="matrix(0.22213788651 0.00000000000 0.00000000000 0.22213788651 78.54956390862pt 54.42368375740pt)" svg:viewBox="0 0 1 0" svg:d="M0 0.068C0.5096 0.1024 1.0528 0.068 1.3592 0" koffice:nodeTypes="cc"/>
                <draw:path draw:style-name="gr9" draw:id="shape1077" draw:name="path2152" draw:layer="g8071" svg:width="0.13600000000pt" svg:height="0.03440000000pt" draw:transform="matrix(0.22213788651 0.00000000000 0.00000000000 0.22213788651 78.31569714170pt 54.48410526253pt)" svg:viewBox="0 0 0 0" svg:d="M0 0C0 0 0.0336 0 0.136 0.0344" koffice:nodeTypes="cc"/>
                <draw:path draw:style-name="gr9" draw:id="shape1078" draw:name="path2154" draw:layer="g8071" svg:width="0.47520000000pt" svg:height="0.00000000000pt" draw:transform="matrix(0.22213788651 0.00000000000 0.00000000000 0.22213788651 78.34590789427pt 54.49174680583pt)" svg:viewBox="0 0 0 0" svg:d="M0 0C0.1016 0 0.2712 0 0.4752 0" koffice:nodeTypes="cc"/>
                <draw:path draw:style-name="gr9" draw:id="shape1079" draw:name="path2156" draw:layer="g8071" svg:width="1.35840000000pt" svg:height="0.06800000000pt" draw:transform="matrix(0.22213788651 0.00000000000 0.00000000000 0.22213788651 78.55720545192pt 54.48410526253pt)" svg:viewBox="0 0 1 0" svg:d="M0 0.068C0.4752 0.068 1.0528 0.068 1.3584 0" koffice:nodeTypes="cc"/>
                <draw:path draw:style-name="gr9" draw:id="shape1080" draw:name="path2158" draw:layer="g8071" svg:width="0.50960000000pt" svg:height="0.03440000000pt" draw:transform="matrix(0.22213788651 0.00000000000 0.00000000000 0.22213788651 78.33826635097pt 54.54452676766pt)" svg:viewBox="0 0 1 0" svg:d="M0 0C0.1024 0 0.272 0.0344 0.5096 0.0344" koffice:nodeTypes="cc"/>
                <draw:path draw:style-name="gr9" draw:id="shape1081" draw:name="path2160" draw:layer="g8071" svg:width="1.35920000000pt" svg:height="0.06800000000pt" draw:transform="matrix(0.22213788651 0.00000000000 0.00000000000 0.22213788651 78.56466928491pt 54.54452676766pt)" svg:viewBox="0 0 1 0" svg:d="M0 0.068C0.4752 0.068 1.0528 0.068 1.3592 0" koffice:nodeTypes="cc"/>
                <draw:path draw:style-name="gr9" draw:id="shape1082" draw:name="path2162" draw:layer="g8071" svg:width="0.44160000000pt" svg:height="0.03440000000pt" draw:transform="matrix(0.22213788651 0.00000000000 0.00000000000 0.22213788651 78.35337172726pt 54.60494827279pt)" svg:viewBox="0 0 0 0" svg:d="M0 0C0.068 0 0.2376 0.0344 0.4416 0.0344" koffice:nodeTypes="cc"/>
                <draw:path draw:style-name="gr9" draw:id="shape1083" draw:name="path2164" draw:layer="g8071" svg:width="1.42640000000pt" svg:height="0.06800000000pt" draw:transform="matrix(0.22213788651 0.00000000000 0.00000000000 0.22213788651 78.55720545192pt 54.60494827279pt)" svg:viewBox="0 0 1 0" svg:d="M0 0.068C0.5088 0.068 1.1208 0.068 1.4264 0" koffice:nodeTypes="cc"/>
                <draw:path draw:style-name="gr9" draw:id="shape1084" draw:name="path2166" draw:layer="g8071" svg:width="0.05625293277pt" svg:height="0.44160000000pt" draw:transform="matrix(0.22213788651 0.00000000000 0.00000000000 0.22213788651 77.62399242503pt 53.55556889692pt)" svg:viewBox="0 0 0 0" svg:d="M0.0562529 0C-0.0117471 0.068 -0.0117471 0.34 0.0226529 0.4416" koffice:nodeTypes="cc"/>
                <draw:path draw:style-name="gr9" draw:id="shape1085" draw:name="path2168" draw:layer="g8071" svg:width="0.10635604687pt" svg:height="0.74800000000pt" draw:transform="matrix(0.22213788651 0.00000000000 0.00000000000 0.22213788651 77.67328408799pt 53.55556889692pt)" svg:viewBox="0 0 0 1" svg:d="M0.106356 0C-0.0632438 0.1024 0.00475627 0.544 0.0727562 0.748" koffice:nodeTypes="cc"/>
                <draw:path draw:style-name="gr9" draw:id="shape1086" draw:name="path2170" draw:layer="g8071" svg:width="0.19982202222pt" svg:height="0.81888300632pt" draw:transform="matrix(0.22213788651 0.00000000000 0.00000000000 0.22213788651 77.73551246838pt 53.58513926158pt)" svg:viewBox="0 0 0 1" svg:d="M0.166222 0.00288284C0.166222 -0.0307172 0.0302222 0.240483 0.0302222 0.240483C-0.0377778 0.240483 0.0302222 0.445283 0.0302222 0.478883C0.0302222 0.750883 0.0302222 0.682883 0.199822 0.818883" koffice:nodeTypes="cccc"/>
                <draw:path draw:style-name="gr9" draw:id="shape1087" draw:name="path2172" draw:layer="g8071" svg:width="0.33968001843pt" svg:height="0.98560000000pt" draw:transform="matrix(0.22213788651 0.00000000000 0.00000000000 0.22213788651 77.83275166309pt 53.58577964948pt)" svg:viewBox="0 0 0 1" svg:d="M0.0340797 0C-0.0683203 0.34 0.0676797 0.748 0.33968 0.9856" koffice:nodeTypes="cc"/>
                <draw:path draw:style-name="gr9" draw:id="shape1088" draw:name="path2174" draw:layer="g8071" svg:width="0.44160000000pt" svg:height="0.88400000000pt" draw:transform="matrix(0.22213788651 0.00000000000 0.00000000000 0.22213788651 77.90056585939pt 53.60834885875pt)" svg:viewBox="0 0 0 1" svg:d="M0 0C0.068 0.3408 0.204 0.748 0.4416 0.884" koffice:nodeTypes="cc"/>
                <draw:path draw:style-name="gr9" draw:id="shape1089" draw:name="path2176" draw:layer="g8071" svg:width="0.47520000000pt" svg:height="0.71360000000pt" draw:transform="matrix(0.22213788651 0.00000000000 0.00000000000 0.22213788651 77.99119811709pt 53.62363194535pt)" svg:viewBox="0 0 0 1" svg:d="M0 0C0.136 0.3392 0.2376 0.6112 0.4752 0.7136" koffice:nodeTypes="cc"/>
                <draw:path draw:style-name="gr9" draw:id="shape1090" draw:name="path2178" draw:layer="g8071" svg:width="0.34000000000pt" svg:height="0.61200000000pt" draw:transform="matrix(0.22213788651 0.00000000000 0.00000000000 0.22213788651 78.07418883149pt 53.61599040205pt)" svg:viewBox="0 0 0 1" svg:d="M0 0C0.0336 0.1696 0.3056 0.5776 0.34 0.612" koffice:nodeTypes="cc"/>
                <draw:path draw:style-name="gr9" draw:id="shape1091" draw:name="path2180" draw:layer="g8071" svg:width="0.30882600123pt" svg:height="0.67920000000pt" draw:transform="matrix(0.22213788651 0.00000000000 0.00000000000 0.22213788651 78.14135746810pt 53.57831581650pt)" svg:viewBox="0 0 0 1" svg:d="M0.00322638 0C-0.0303736 0.204 0.207226 0.5776 0.308826 0.6792" koffice:nodeTypes="cc"/>
                <draw:path draw:style-name="gr9" draw:id="shape1092" draw:name="path2182" draw:layer="g8071" svg:width="0.20400000000pt" svg:height="0.44160000000pt" draw:transform="matrix(0.22213788651 0.00000000000 0.00000000000 0.22213788651 78.23270642730pt 53.60088502577pt)" svg:viewBox="0 0 0 0" svg:d="M0 0C0.0336 0.136 0.068 0.3744 0.204 0.4416" koffice:nodeTypes="cc"/>
                <draw:path draw:style-name="gr9" draw:id="shape1093" draw:name="path2184" draw:layer="g8071" svg:width="0.13600000000pt" svg:height="0.24805500625pt" draw:transform="matrix(0.22213788651 0.00000000000 0.00000000000 0.22213788651 78.29295022213pt 53.60620406823pt)" svg:viewBox="0 0 0 0" svg:d="M0 0.00965523C0.0344 -0.0575448 0.136 0.248055 0.136 0.248055" koffice:nodeTypes="cc"/>
                <draw:path draw:style-name="gr9" draw:id="shape1094" draw:name="path2186" draw:layer="g8071" svg:width="0.10160000000pt" svg:height="0.44160000000pt" draw:transform="matrix(0.22213788651 0.00000000000 0.00000000000 0.22213788651 78.36847710354pt 53.60088502577pt)" svg:viewBox="0 0 0 0" svg:d="M0 0C0 0.1696 0.0336 0.3056 0.1016 0.4416" koffice:nodeTypes="cc"/>
                <draw:path draw:style-name="gr9" draw:id="shape1095" draw:name="path2188" draw:layer="g8071" svg:width="1.18960000000pt" svg:height="0.24127500556pt" draw:transform="matrix(0.22213788651 0.00000000000 0.00000000000 0.22213788651 77.91567123568pt 54.71814973976pt)" svg:viewBox="0 0 1 0" svg:d="M1.1896 0.2384C0.4416 0.272 0 0 0 0" koffice:nodeTypes="cc"/>
                <draw:path draw:style-name="gr9" draw:id="shape1096" draw:name="path2190" draw:layer="g8071" svg:width="1.22240000000pt" svg:height="0.21470350301pt" draw:transform="matrix(0.22213788651 0.00000000000 0.00000000000 0.22213788651 77.88563819342pt 54.74089665934pt)" svg:viewBox="0 0 1 0" svg:d="M1.2224 0.204C0.4416 0.2712 0 0 0 0" koffice:nodeTypes="cc"/>
                <draw:path draw:style-name="gr9" draw:id="shape1097" draw:name="path2192" draw:layer="g8071" svg:width="1.18880000000pt" svg:height="0.21491358025pt" draw:transform="matrix(0.22213788651 0.00000000000 0.00000000000 0.22213788651 77.85542744086pt 54.76346586861pt)" svg:viewBox="0 0 1 0" svg:d="M1.1888 0.204C0.4416 0.272 0 0 0 0" koffice:nodeTypes="cc"/>
                <draw:path draw:style-name="gr9" draw:id="shape1098" draw:name="path2194" draw:layer="g8071" svg:width="1.22320000000pt" svg:height="0.21491358025pt" draw:transform="matrix(0.22213788651 0.00000000000 0.00000000000 0.22213788651 77.83268052128pt 54.78621278819pt)" svg:viewBox="0 0 1 0" svg:d="M1.2232 0.204C0.4416 0.272 0 0 0 0" koffice:nodeTypes="cc"/>
                <draw:path draw:style-name="gr9" draw:id="shape1099" draw:name="path2196" draw:layer="g8071" svg:width="1.22240000000pt" svg:height="0.20739441371pt" draw:transform="matrix(0.22213788651 0.00000000000 0.00000000000 0.22213788651 77.82521668829pt 54.81624583044pt)" svg:viewBox="0 0 1 0" svg:d="M1.2224 0.204C0.4416 0.2384 0 0 0 0" koffice:nodeTypes="cc"/>
                <draw:path draw:style-name="gr9" draw:id="shape1100" draw:name="path2198" draw:layer="g8071" svg:width="1.22240000000pt" svg:height="0.21414108412pt" draw:transform="matrix(0.22213788651 0.00000000000 0.00000000000 0.22213788651 77.82521668829pt 54.83152891704pt)" svg:viewBox="0 0 1 0" svg:d="M1.2224 0.2032C0.4416 0.2712 0 0 0 0" koffice:nodeTypes="cc"/>
                <draw:path draw:style-name="gr9" draw:id="shape1101" draw:name="path2200" draw:layer="g8071" svg:width="1.22320000000pt" svg:height="0.21491358025pt" draw:transform="matrix(0.22213788651 0.00000000000 0.00000000000 0.22213788651 77.93077661196pt 54.71068590677pt)" svg:viewBox="0 0 1 0" svg:d="M1.2232 0.204C0.4416 0.272 0 0 0 0" koffice:nodeTypes="cc"/>
                <draw:path draw:style-name="gr4" draw:id="shape1102" draw:name="path2202" draw:layer="g8071" svg:width="58.95013794156pt" svg:height="7.77125888000pt" draw:transform="matrix(0.22213788651 0.00000000000 0.00000000000 0.22213788651 67.66801876784pt 60.08571191909pt)" svg:viewBox="0 0 59 8" svg:d="M29.4746 7.77126C42.921 7.77126 54.9407 6.02951 57.2837 5.09122C59.0837 4.38789 58.9478 4.28775 58.9478 4.28775L57.7595 0C57.7595 0 57.2837 0.435241 56.3673 0.670208C55.4165 0.904387 48.5578 3.01436 29.4746 3.11528L29.4746 3.11528C10.3923 3.01436 3.53365 0.904387 2.61643 0.670208C1.66564 0.435241 1.19064 0 1.19064 0L0.00234268 4.28775C0.00234268 4.28775 -0.1336 4.38789 1.66564 5.09122C4.00865 6.02951 16.0291 7.77126 29.4746 7.77126L29.4746 7.77126" koffice:nodeTypes="ccccccccccccc"/>
                <draw:path draw:style-name="gr16" draw:id="shape1103" draw:name="path2204" draw:layer="g8071" svg:width="58.95013794156pt" svg:height="7.77125888000pt" draw:transform="matrix(0.22213788651 0.00000000000 0.00000000000 0.22213788651 67.66801876784pt 60.08571191909pt)" svg:viewBox="0 0 59 8" svg:d="M29.4746 7.77126C42.921 7.77126 54.9407 6.02951 57.2837 5.09122C59.0837 4.38789 58.9478 4.28775 58.9478 4.28775L57.7595 0C57.7595 0 57.2837 0.436029 56.3673 0.670208C55.4165 0.904387 48.5578 3.01436 29.4746 3.11528L29.4746 3.11528C10.3923 3.01436 3.53365 0.904387 2.61643 0.670208C1.66564 0.436029 1.19064 0 1.19064 0L0.00234268 4.28775C0.00234268 4.28775 -0.1336 4.38789 1.66564 5.09122C4.00865 6.02951 16.0291 7.77126 29.4746 7.77126L29.4746 7.77126" koffice:nodeTypes="ccccccccccccc"/>
                <draw:path draw:style-name="gr4" draw:id="shape1104" draw:name="path2206" draw:layer="g8071" svg:width="41.76991597714pt" svg:height="11.50284166590pt" draw:transform="matrix(0.22213788651 0.00000000000 0.00000000000 0.22213788651 59.75278908303pt 59.73707829510pt)" svg:viewBox="0 0 42 12" svg:d="M36.7222 1.60492C36.9591 0.875192 40.4823 1.36195 41.0583 1.22288C41.6678 1.11898 41.7699 1.11898 41.7699 1.11898C41.7699 1.11898 41.1939 -0.0983264 39.4323 0.00638814C37.6708 0.145462 34.249 0.875192 32.5888 0.979906C30.9628 1.11898 23.1715 0.979906 20.2587 1.70964C17.3786 2.40419 9.79067 6.05366 7.55522 7.13107C5.31897 8.24285 1.32117 8.93822 0 7.8608C0 7.8608 2.60882 10.9883 8.60513 8.59053C8.60513 8.59053 3.18484 11.2321 1.18634 11.1274C1.18634 11.1274 5.18334 12.3438 9.31678 10.3976C13.4151 8.45146 19.4114 6.05366 21.6469 5.70597C23.8831 5.32393 31.2006 5.32393 32.7244 5.08014C34.249 4.83717 35.8749 4.73245 35.8749 4.73245C35.8414 4.73245 36.7222 1.60492 36.7222 1.60492L36.7222 1.60492" koffice:nodeTypes="cccccccccccccccc"/>
                <draw:path draw:style-name="gr16" draw:id="shape1105" draw:name="path2208" draw:layer="g8071" svg:width="41.76991597714pt" svg:height="11.50284166590pt" draw:transform="matrix(0.22213788651 0.00000000000 0.00000000000 0.22213788651 59.75278908303pt 59.73707829510pt)" svg:viewBox="0 0 42 12" svg:d="M36.7222 1.60492C36.9591 0.875192 40.4823 1.36195 41.0583 1.22288C41.6678 1.11898 41.7699 1.11898 41.7699 1.11898C41.7699 1.11898 41.1939 -0.0983264 39.4323 0.00638814C37.6708 0.145462 34.249 0.875192 32.5888 0.979906C30.9628 1.11898 23.1715 0.979906 20.2587 1.70964C17.3786 2.40419 9.79067 6.05366 7.55522 7.13107C5.31897 8.24285 1.32117 8.93822 0 7.8608C0 7.8608 2.60882 10.9883 8.60513 8.59053C8.60513 8.59053 3.18484 11.2321 1.18634 11.1274C1.18634 11.1274 5.18334 12.3438 9.31678 10.3976C13.4151 8.45146 19.4114 6.05366 21.6469 5.70597C23.8831 5.32393 31.2006 5.32393 32.7244 5.08014C34.249 4.83717 35.8749 4.73245 35.8749 4.73245C35.8414 4.73245 36.7222 1.60492 36.7222 1.60492L36.7222 1.60492" koffice:nodeTypes="cccccccccccccccc"/>
                <draw:path draw:style-name="gr4" draw:id="shape1106" draw:name="path2210" draw:layer="g8071" svg:width="5.38665183937pt" svg:height="1.94123808000pt" draw:transform="matrix(0.22213788651 0.00000000000 0.00000000000 0.22213788651 67.93261690558pt 59.98015199542pt)" svg:viewBox="0 0 5 2" svg:d="M0 0.468167C0 0.468167 0.493232 0.903231 1.44565 1.1381C1.79772 1.2382 2.92618 1.54006 5.14738 1.94124L5.14738 1.84114C5.14738 1.84114 5.60573 0 5.25366 0C5.25366 0 5.14738 0 4.51299 0.100096C3.91347 0.234084 0.246616 -0.234872 0 0.468167Z" koffice:nodeTypes="ccccccc"/>
                <draw:path draw:style-name="gr16" draw:id="shape1107" draw:name="path2212" draw:layer="g8071" svg:width="5.38665183937pt" svg:height="1.94123808000pt" draw:transform="matrix(0.22213788651 0.00000000000 0.00000000000 0.22213788651 67.93261690558pt 59.98015199542pt)" svg:viewBox="0 0 5 2" svg:d="M0 0.468167C0 0.468167 0.493232 0.90402 1.44565 1.1381C1.79772 1.2382 2.92618 1.54006 5.14738 1.94124L5.14738 1.84114C5.14738 1.84114 5.60573 0 5.25366 0C5.25366 0 5.14738 0 4.51299 0.100096C3.91347 0.234084 0.246616 -0.234872 0 0.468167Z" koffice:nodeTypes="ccccccc"/>
                <draw:path draw:style-name="gr9" draw:id="shape1108" draw:name="path2214" draw:layer="g8071" svg:width="4.65419520000pt" svg:height="2.29151232000pt" draw:transform="matrix(0.22213788651 0.00000000000 0.00000000000 0.22213788651 61.77513240182pt 60.78784535077pt)" svg:viewBox="0 0 5 2" svg:d="M0 2.29151C0 2.29151 2.85118 1.01816 4.6542 0" koffice:nodeTypes="cc"/>
                <draw:path draw:style-name="gr9" draw:id="shape1109" draw:name="path2216" draw:layer="g8071" svg:width="4.91873292800pt" svg:height="2.22014592000pt" draw:transform="matrix(0.22213788651 0.00000000000 0.00000000000 0.22213788651 61.82809007396pt 60.92361602701pt)" svg:viewBox="0 0 5 2" svg:d="M0 2.22015C0 2.22015 3.03186 0.967626 4.91873 0" koffice:nodeTypes="cc"/>
                <draw:path draw:style-name="gr9" draw:id="shape1110" draw:name="path2218" draw:layer="g8071" svg:width="6.51125002667pt" svg:height="2.22292992000pt" draw:transform="matrix(0.22213788651 0.00000000000 0.00000000000 0.22213788651 61.69214168742pt 61.21061817638pt)" svg:viewBox="0 0 7 2" svg:d="M0 2.22293C0 2.22293 4.45862 0.848404 6.51125 0" koffice:nodeTypes="cc"/>
                <draw:path draw:style-name="gr9" draw:id="shape1111" draw:name="path2220" draw:layer="g8071" svg:width="5.90654067200pt" svg:height="2.74904352000pt" draw:transform="matrix(0.22213788651 0.00000000000 0.00000000000 0.22213788651 61.79787932140pt 61.05210058057pt)" svg:viewBox="0 0 6 3" svg:d="M0 2.74904C0 2.74904 4.17188 0.95574 5.90654 0" koffice:nodeTypes="cc"/>
                <draw:path draw:style-name="gr9" draw:id="shape1112" draw:name="path2222" draw:layer="g8071" svg:width="6.46195648000pt" svg:height="2.65080000000pt" draw:transform="matrix(0.22213788651 0.00000000000 0.00000000000 0.22213788651 61.66957247815pt 61.31635581036pt)" svg:viewBox="0 0 6 3" svg:d="M0 2.6508C0 2.6508 4.63413 0.894128 6.46196 0" koffice:nodeTypes="cc"/>
                <draw:path draw:style-name="gr9" draw:id="shape1113" draw:name="path2224" draw:layer="g8071" svg:width="7.10795808000pt" svg:height="0.34776126861pt" draw:transform="matrix(0.22213788651 0.00000000000 0.00000000000 0.22213788651 64.44647376984pt 60.10576814190pt)" svg:viewBox="0 0 7 0" svg:d="M0 0.347761C0.768408 0.287375 5.12247 -0.0532436 7.10796 0.00714302" koffice:nodeTypes="cc"/>
                <draw:path draw:style-name="gr9" draw:id="shape1114" draw:name="path2226" draw:layer="g8071" svg:width="7.06560000000pt" svg:height="0.49015401355pt" draw:transform="matrix(0.22213788651 0.00000000000 0.00000000000 0.22213788651 64.44647376984pt 60.28640154137pt)" svg:viewBox="0 0 7 0" svg:d="M0 0.490154C0.8152 0.387754 4.9592 -0.0874462 7.0656 0.0141538" koffice:nodeTypes="cc"/>
                <draw:path draw:style-name="gr9" draw:id="shape1115" draw:name="path2228" draw:layer="g8071" svg:width="7.43920000000pt" svg:height="0.49013400981pt" draw:transform="matrix(0.22213788651 0.00000000000 0.00000000000 0.22213788651 64.34073613586pt 60.44492353832pt)" svg:viewBox="0 0 7 0" svg:d="M0 0.490134C0.8152 0.388534 5.2992 -0.087466 7.4392 0.014134" koffice:nodeTypes="cc"/>
                <draw:path draw:style-name="gr9" draw:id="shape1116" draw:name="path2230" draw:layer="g8071" svg:width="7.06480000000pt" svg:height="0.49034198536pt" draw:transform="matrix(0.22213788651 0.00000000000 0.00000000000 0.22213788651 64.26538696476pt 60.62614188153pt)" svg:viewBox="0 0 7 0" svg:d="M0 0.490342C0.8152 0.387942 4.9248 -0.0880581 7.0648 0.0143419" koffice:nodeTypes="cc"/>
                <draw:path draw:style-name="gr9" draw:id="shape1117" draw:name="path2232" draw:layer="g8071" svg:width="7.62998048000pt" svg:height="0.93912534658pt" draw:transform="matrix(0.22213788651 0.00000000000 0.00000000000 0.22213788651 64.02387865454pt 60.78387250416pt)" svg:viewBox="0 0 8 1" svg:d="M0 0.939125C1.52584 0.247587 5.54006 -0.0819026 7.62998 0.0173317" koffice:nodeTypes="cc"/>
                <draw:path draw:style-name="gr9" draw:id="shape1118" draw:name="path2234" draw:layer="g8071" svg:width="8.80152968000pt" svg:height="0.95505299761pt" draw:transform="matrix(0.22213788651 0.00000000000 0.00000000000 0.22213788651 67.01189979357pt 59.89137053310pt)" svg:viewBox="0 0 9 1" svg:d="M8.80153 0.157602C8.80153 0.157602 7.05532 -0.0745966 5.9502 0.0246938C4.84592 0.157602 0.499276 0.955053 0 0.955053" koffice:nodeTypes="ccc"/>
                <draw:path draw:style-name="gr9" draw:id="shape1119" draw:name="path2236" draw:layer="g8071" svg:width="3.81499024000pt" svg:height="0.37454400000pt" draw:transform="matrix(0.22213788651 0.00000000000 0.00000000000 0.22213788651 66.95911983174pt 60.13102804794pt)" svg:viewBox="0 0 4 0" svg:d="M3.81499 0C3.81499 0 0.597679 0.374544 0 0.374544" koffice:nodeTypes="cc"/>
                <draw:path draw:style-name="gr9" draw:id="shape1120" draw:name="path2238" draw:layer="g8071" svg:width="3.74809600000pt" svg:height="0.33362176000pt" draw:transform="matrix(0.22213788651 0.00000000000 0.00000000000 0.22213788651 66.93655062247pt 60.31975639632pt)" svg:viewBox="0 0 4 0" svg:d="M3.7481 0C3.7481 0 0.690765 0.333622 0 0.333622" koffice:nodeTypes="cc"/>
                <draw:path draw:style-name="gr9" draw:id="shape1121" draw:name="path2240" draw:layer="g8071" svg:width="4.48400000000pt" svg:height="0.34000000000pt" draw:transform="matrix(0.22213788651 0.00000000000 0.00000000000 0.22213788651 66.72525306482pt 60.65953850753pt)" svg:viewBox="0 0 4 0" svg:d="M4.484 0C4.484 0 0.8152 0.34 0 0.34" koffice:nodeTypes="cc"/>
                <draw:path draw:style-name="gr9" draw:id="shape1122" draw:name="path2242" draw:layer="g8071" svg:width="3.87200000000pt" svg:height="0.47520000000pt" draw:transform="matrix(0.22213788651 0.00000000000 0.00000000000 0.22213788651 66.88377066064pt 60.50102091171pt)" svg:viewBox="0 0 4 0" svg:d="M3.872 0C3.4304 0.136 0.7128 0.2376 0 0.4752" koffice:nodeTypes="cc"/>
                <draw:path draw:style-name="gr9" draw:id="shape1123" draw:name="path2244" draw:layer="g8071" svg:width="3.18517248000pt" svg:height="0.90478144000pt" draw:transform="matrix(0.22213788651 0.00000000000 0.00000000000 0.22213788651 67.90240615302pt 60.23676568192pt)" svg:viewBox="0 0 3 1" svg:d="M0 0C0 0 1.12025 0.452771 3.18517 0.904781" koffice:nodeTypes="cc"/>
                <draw:path draw:style-name="gr9" draw:id="shape1124" draw:name="path2246" draw:layer="g8071" svg:width="3.07321632000pt" svg:height="0.90478144000pt" draw:transform="matrix(0.22213788651 0.00000000000 0.00000000000 0.22213788651 67.87983694375pt 60.39528327773pt)" svg:viewBox="0 0 3 1" svg:d="M0 0C0 0 1.30505 0.678776 3.07322 0.904781" koffice:nodeTypes="cc"/>
                <draw:path draw:style-name="gr9" draw:id="shape1125" draw:name="path2248" draw:layer="g8071" svg:width="2.46178325333pt" svg:height="1.10838784000pt" draw:transform="matrix(0.22213788651 0.00000000000 0.00000000000 0.22213788651 67.84962619118pt 60.53123166428pt)" svg:viewBox="0 0 2 1" svg:d="M0 0C0 0 1.20009 0.822026 2.46178 1.10839" koffice:nodeTypes="cc"/>
                <draw:path draw:style-name="gr9" draw:id="shape1126" draw:name="path2250" draw:layer="g8071" svg:width="2.46178325333pt" svg:height="0.90630400000pt" draw:transform="matrix(0.22213788651 0.00000000000 0.00000000000 0.22213788651 67.77409930977pt 60.84062531261pt)" svg:viewBox="0 0 2 1" svg:d="M0 0C0 0 0.646426 0.582624 2.46178 0.906304" koffice:nodeTypes="cc"/>
                <draw:path draw:style-name="gr9" draw:id="shape1127" draw:name="path2252" draw:layer="g8071" svg:width="3.07321632000pt" svg:height="1.33633600000pt" draw:transform="matrix(0.22213788651 0.00000000000 0.00000000000 0.22213788651 67.72131934794pt 60.92361602701pt)" svg:viewBox="0 0 3 1" svg:d="M0 0C0 0 0.168586 0.628864 3.07322 1.33634" koffice:nodeTypes="cc"/>
                <draw:path draw:style-name="gr9" draw:id="shape1128" draw:name="path2254" draw:layer="g8071" svg:width="2.46178325333pt" svg:height="1.11007296000pt" draw:transform="matrix(0.22213788651 0.00000000000 0.00000000000 0.22213788651 67.79666851904pt 60.65953850753pt)" svg:viewBox="0 0 2 1" svg:d="M0 0C0 0 1.20009 0.823494 2.46178 1.11007" koffice:nodeTypes="cc"/>
                <draw:path draw:style-name="gr4" draw:id="shape1129" draw:name="path2256" draw:layer="g8071" svg:width="41.76832038095pt" svg:height="11.50284166590pt" draw:transform="matrix(0.22213788651 0.00000000000 0.00000000000 0.22213788651 79.37964876294pt 59.73707829510pt)" svg:viewBox="0 0 42 12" svg:d="M5.04762 1.60492C4.80988 0.875192 1.28684 1.36195 0.711629 1.22288C0.135624 1.11898 0 1.11898 0 1.11898C0 1.11898 0.576005 -0.0983264 2.37103 0.00638814C4.13255 0.145462 7.51997 0.875192 9.18018 0.979906C10.8396 1.11898 18.5973 0.979906 21.5443 1.70964C24.3901 2.40419 32.0121 6.05366 34.2475 7.13107C36.4495 8.24285 40.4807 8.93822 41.7683 7.8608C41.7683 7.8608 39.1595 10.9883 33.1642 8.59053C33.1642 8.59053 38.5843 11.2321 40.5828 11.1274C40.5828 11.1274 36.5851 12.3438 32.4525 10.3976C28.3535 8.45146 22.3581 6.05366 20.1219 5.70597C17.8865 5.32393 10.6026 5.32393 9.04455 5.08014C7.51997 4.83717 5.89408 4.73245 5.89408 4.73245C5.92838 4.73245 5.04762 1.60492 5.04762 1.60492L5.04762 1.60492" koffice:nodeTypes="cccccccccccccccc"/>
                <draw:path draw:style-name="gr16" draw:id="shape1130" draw:name="path2258" draw:layer="g8071" svg:width="41.76832038095pt" svg:height="11.50284166590pt" draw:transform="matrix(0.22213788651 0.00000000000 0.00000000000 0.22213788651 79.37964876294pt 59.73707829510pt)" svg:viewBox="0 0 42 12" svg:d="M5.04762 1.60492C4.80988 0.875192 1.28684 1.36195 0.711629 1.22288C0.135624 1.11898 0 1.11898 0 1.11898C0 1.11898 0.576005 -0.0983264 2.37103 0.00638814C4.13255 0.145462 7.51997 0.875192 9.18018 0.979906C10.8396 1.11898 18.5973 0.979906 21.5443 1.70964C24.3901 2.40419 32.0121 6.05366 34.2475 7.13107C36.4495 8.24285 40.4807 8.93822 41.7683 7.8608C41.7683 7.8608 39.1595 10.9883 33.1642 8.59053C33.1642 8.59053 38.5843 11.2321 40.5828 11.1274C40.5828 11.1274 36.5851 12.3438 32.4525 10.3976C28.3535 8.45146 22.3581 6.05366 20.1219 5.70597C17.8865 5.32393 10.6026 5.32393 9.04455 5.08014C7.51997 4.83717 5.89408 4.73245 5.89408 4.73245C5.92838 4.73245 5.04762 1.60492 5.04762 1.60492L5.04762 1.60492" koffice:nodeTypes="cccccccccccccccc"/>
                <draw:path draw:style-name="gr4" draw:id="shape1131" draw:name="path2260" draw:layer="g8071" svg:width="5.37485139290pt" svg:height="1.94123808000pt" draw:transform="matrix(0.22213788651 0.00000000000 0.00000000000 0.22213788651 79.35245079228pt 59.98015199542pt)" svg:viewBox="0 0 5 2" svg:d="M5.37485 0.468167C5.37485 0.468167 4.917 0.903231 3.93079 1.1381C3.57827 1.2382 2.45105 1.54006 0.232284 1.94124L0.26795 1.84114C0.26795 1.84114 -0.22557 0 0.126944 0C0.126944 0 0.26795 0 0.86681 0.100096C1.46484 0.234084 5.12768 -0.234872 5.37485 0.468167Z" koffice:nodeTypes="ccccccc"/>
                <draw:path draw:style-name="gr16" draw:id="shape1132" draw:name="path2262" draw:layer="g8071" svg:width="5.37485139290pt" svg:height="1.94123808000pt" draw:transform="matrix(0.22213788651 0.00000000000 0.00000000000 0.22213788651 79.35245079228pt 59.98015199542pt)" svg:viewBox="0 0 5 2" svg:d="M5.37485 0.468167C5.37485 0.468167 4.917 0.90402 3.93079 1.1381C3.57827 1.2382 2.45105 1.54006 0.232284 1.94124L0.26795 1.84114C0.26795 1.84114 -0.22557 0 0.126944 0C0.126944 0 0.26795 0 0.86681 0.100096C1.46484 0.234084 5.12768 -0.234872 5.37485 0.468167Z" koffice:nodeTypes="ccccccc"/>
                <draw:path draw:style-name="gr9" draw:id="shape1133" draw:name="path2264" draw:layer="g8071" svg:width="6.20326116571pt" svg:height="2.71586645333pt" draw:transform="matrix(0.22213788651 0.00000000000 0.00000000000 0.22213788651 85.19752886580pt 60.62932775496pt)" svg:viewBox="0 0 6 3" svg:d="M6.20326 2.71587C6.20326 2.71587 1.75848 0.905035 0 0" koffice:nodeTypes="cc"/>
                <draw:path draw:style-name="gr9" draw:id="shape1134" draw:name="path2266" draw:layer="g8071" svg:width="6.02562730667pt" svg:height="3.07718432000pt" draw:transform="matrix(0.22213788651 0.00000000000 0.00000000000 0.22213788651 85.27287803691pt 60.84062531261pt)" svg:viewBox="0 0 6 3" svg:d="M6.02563 3.07718C6.02563 3.07718 2.7234 1.47558 0 0" koffice:nodeTypes="cc"/>
                <draw:path draw:style-name="gr9" draw:id="shape1135" draw:name="path2268" draw:layer="g8071" svg:width="8.24017608000pt" svg:height="3.40139712000pt" draw:transform="matrix(0.22213788651 0.00000000000 0.00000000000 0.22213788651 85.35586875131pt 61.21061817638pt)" svg:viewBox="0 0 8 3" svg:d="M8.24018 3.4014C8.24018 3.4014 4.41279 2.13471 0 0" koffice:nodeTypes="cc"/>
                <draw:path draw:style-name="gr9" draw:id="shape1136" draw:name="path2270" draw:layer="g8071" svg:width="6.30129024000pt" svg:height="2.99243648000pt" draw:transform="matrix(0.22213788651 0.00000000000 0.00000000000 0.22213788651 85.27287803691pt 61.02953137130pt)" svg:viewBox="0 0 6 3" svg:d="M6.30129 2.99244C6.30129 2.99244 2.29801 1.41304 0 0" koffice:nodeTypes="cc"/>
                <draw:path draw:style-name="gr9" draw:id="shape1137" draw:name="path2272" draw:layer="g8071" svg:width="10.52511846400pt" svg:height="3.30854606085pt" draw:transform="matrix(0.22213788651 0.00000000000 0.00000000000 0.22213788651 85.27287803691pt 61.31635581036pt)" svg:viewBox="0 0 11 3" svg:d="M10.5251 3.30683C10.5251 3.30683 8.64317 3.49237 0 0" koffice:nodeTypes="cc"/>
                <draw:path draw:style-name="gr9" draw:id="shape1138" draw:name="path2274" draw:layer="g8071" svg:width="9.90990400000pt" svg:height="1.14124453381pt" draw:transform="matrix(0.22213788651 0.00000000000 0.00000000000 0.22213788651 82.31488994013pt 60.10519542283pt)" svg:viewBox="0 0 10 1" svg:d="M9.9099 1.14124C7.66349 0.378059 2.21032 -0.0936988 0 0.0156942" koffice:nodeTypes="cc"/>
                <draw:path draw:style-name="gr9" draw:id="shape1139" draw:name="path2276" draw:layer="g8071" svg:width="8.51688992000pt" svg:height="0.75238269791pt" draw:transform="matrix(0.22213788651 0.00000000000 0.00000000000 0.22213788651 82.42062757411pt 60.28559160422pt)" svg:viewBox="0 0 9 1" svg:d="M8.51689 0.752383C7.0443 0.222228 2.17338 -0.0726881 0 0.0154397" koffice:nodeTypes="cc"/>
                <draw:path draw:style-name="gr9" draw:id="shape1140" draw:name="path2278" draw:layer="g8071" svg:width="6.58144266667pt" svg:height="0.35667147742pt" draw:transform="matrix(0.22213788651 0.00000000000 0.00000000000 0.22213788651 82.78280118428pt 60.47391573443pt)" svg:viewBox="0 0 7 0" svg:d="M6.58144 0.356671C5.69247 0.295994 2.24129 -0.0695045 0 0.0117172" koffice:nodeTypes="cc"/>
                <draw:path draw:style-name="gr9" draw:id="shape1141" draw:name="path2280" draw:layer="g8071" svg:width="5.29859242667pt" svg:height="0.43567656801pt" draw:transform="matrix(0.22213788651 0.00000000000 0.00000000000 0.22213788651 83.02430949449pt 60.67143221294pt)" svg:viewBox="0 0 5 0" svg:d="M5.29859 0.435677C4.53252 0.345909 2.10651 -0.125109 0 0.0317211" koffice:nodeTypes="cc"/>
                <draw:path draw:style-name="gr9" draw:id="shape1142" draw:name="path2282" draw:layer="g8071" svg:width="5.90827980800pt" svg:height="0.67595512648pt" draw:transform="matrix(0.22213788651 0.00000000000 0.00000000000 0.22213788651 83.20539629957pt 60.81650895627pt)" svg:viewBox="0 0 6 1" svg:d="M5.90828 0.675955C4.87429 0.312887 1.32967 -0.050181 0 0.00572622" koffice:nodeTypes="cc"/>
                <draw:path draw:style-name="gr9" draw:id="shape1143" draw:name="path2284" draw:layer="g8071" svg:width="9.63695622400pt" svg:height="0.97042892175pt" draw:transform="matrix(0.22213788651 0.00000000000 0.00000000000 0.22213788651 79.56073556802pt 59.89137053303pt)" svg:viewBox="0 0 10 1" svg:d="M0 0.158866C0 0.158866 1.6343 -0.0751947 2.66781 0.0248918C3.7351 0.158866 8.00344 1.0628 9.63696 0.96271" koffice:nodeTypes="ccc"/>
                <draw:path draw:style-name="gr9" draw:id="shape1144" draw:name="path2286" draw:layer="g8071" svg:width="6.30129024000pt" svg:height="0.38676425961pt" draw:transform="matrix(0.22213788651 0.00000000000 0.00000000000 0.22213788651 80.60958181297pt 60.13102804794pt)" svg:viewBox="0 0 6 0" svg:d="M0 0C0 0 4.8387 0.443791 6.30129 0.380605" koffice:nodeTypes="cc"/>
                <draw:path draw:style-name="gr9" draw:id="shape1145" draw:name="path2288" draw:layer="g8071" svg:width="4.72627600000pt" svg:height="0.33362176000pt" draw:transform="matrix(0.22213788651 0.00000000000 0.00000000000 0.22213788651 80.63979256553pt 60.31975639632pt)" svg:viewBox="0 0 5 0" svg:d="M0 0C0 0 3.06447 0.196384 4.72628 0.333622" koffice:nodeTypes="cc"/>
                <draw:path draw:style-name="gr9" draw:id="shape1146" draw:name="path2290" draw:layer="g8071" svg:width="5.06080000000pt" svg:height="0.34000000000pt" draw:transform="matrix(0.22213788651 0.00000000000 0.00000000000 0.22213788651 80.71531944695pt 60.65953850753pt)" svg:viewBox="0 0 5 0" svg:d="M0 0C0 0 3.2944 0.34 5.0608 0.34" koffice:nodeTypes="cc"/>
                <draw:path draw:style-name="gr9" draw:id="shape1147" draw:name="path2292" draw:layer="g8071" svg:width="4.48400000000pt" svg:height="0.47520000000pt" draw:transform="matrix(0.22213788651 0.00000000000 0.00000000000 0.22213788651 80.69257252737pt 60.50102091171pt)" svg:viewBox="0 0 4 0" svg:d="M0 0C0.476 0.136 3.0576 0.2376 4.484 0.4752" koffice:nodeTypes="cc"/>
                <draw:path draw:style-name="gr9" draw:id="shape1148" draw:name="path2294" draw:layer="g8071" svg:width="1.93989184000pt" svg:height="0.50922496000pt" draw:transform="matrix(0.22213788651 0.00000000000 0.00000000000 0.22213788651 80.14167056882pt 60.21401876234pt)" svg:viewBox="0 0 2 1" svg:d="M1.93989 0C1.93989 0 1.13652 0.509225 0 0.509225" koffice:nodeTypes="cc"/>
                <draw:path draw:style-name="gr9" draw:id="shape1149" draw:name="path2296" draw:layer="g8071" svg:width="1.33448704000pt" svg:height="0.33454656000pt" draw:transform="matrix(0.22213788651 0.00000000000 0.00000000000 0.22213788651 80.24740820280pt 60.37253635815pt)" svg:viewBox="0 0 1 0" svg:d="M1.33449 0C1.33449 0 0.824351 0.275318 0 0.334547" koffice:nodeTypes="cc"/>
                <draw:path draw:style-name="gr9" draw:id="shape1150" draw:name="path2298" draw:layer="g8071" svg:width="1.66719744000pt" svg:height="0.46131264000pt" draw:transform="matrix(0.22213788651 0.00000000000 0.00000000000 0.22213788651 80.26997741207pt 60.53123166428pt)" svg:viewBox="0 0 2 0" svg:d="M1.6672 0C1.6672 0 1.36041 0.299935 0 0.461313" koffice:nodeTypes="cc"/>
                <draw:path draw:style-name="gr9" draw:id="shape1151" draw:name="path2300" draw:layer="g8071" svg:width="1.93989184000pt" svg:height="0.50922496000pt" draw:transform="matrix(0.22213788651 0.00000000000 0.00000000000 0.22213788651 80.30018816464pt 60.68210771680pt)" svg:viewBox="0 0 2 1" svg:d="M1.93989 0C1.93989 0 1.46745 0.436723 0 0.509225" koffice:nodeTypes="cc"/>
                <draw:path draw:style-name="gr9" draw:id="shape1152" draw:name="path2302" draw:layer="g8071" svg:width="1.93766400000pt" svg:height="0.50922496000pt" draw:transform="matrix(0.22213788651 0.00000000000 0.00000000000 0.22213788651 80.35314583678pt 60.84062531261pt)" svg:viewBox="0 0 2 1" svg:d="M1.93766 0C1.93766 0 0.945446 0.509225 0 0.509225" koffice:nodeTypes="cc"/>
                <draw:path draw:style-name="gr9" draw:id="shape1153" draw:name="path2304" draw:layer="g8071" svg:width="1.93989184000pt" svg:height="0.33454656000pt" draw:transform="matrix(0.22213788651 0.00000000000 0.00000000000 0.22213788651 80.40592579861pt 60.99914290842pt)" svg:viewBox="0 0 2 0" svg:d="M1.93989 0C1.93989 0 1.46634 0.196656 0 0.334547" koffice:nodeTypes="cc"/>
                <draw:path draw:style-name="gr13" draw:id="shape1154" draw:name="path2306" draw:layer="g8071" svg:width="2.52303381333pt" svg:height="3.77395968000pt" draw:transform="matrix(0.22213788651 0.00000000000 0.00000000000 0.22213788651 79.52306098247pt 60.52359012098pt)" svg:viewBox="0 0 3 4" svg:d="M2.52303 3.35403L0.498151 3.77396L0 0.41903L2.02488 0L2.08724 0.381344L0.43579 0.762688L0.591325 1.79187L2.08724 1.44821L2.1496 1.86814L0.653685 2.17231L0.809953 3.31635L2.46067 2.935L2.52303 3.35403" koffice:nodeTypes="ccccccccccccc"/>
                <draw:path draw:style-name="gr13" draw:id="shape1155" draw:name="path2308" draw:layer="g8071" svg:width="2.50803032807pt" svg:height="3.47176892457pt" draw:transform="matrix(0.22213788651 0.00000000000 0.00000000000 0.22213788651 78.87588328617pt 60.64091272211pt)" svg:viewBox="0 0 3 3" svg:d="M1.98064 0.967158C1.82484 0.418952 1.39035 0.382806 1.14165 0.418952C0.644977 0.492103 0.271928 1.00416 0.396277 1.84498C0.489174 2.61264 0.800048 3.16085 1.48324 3.05155C1.70049 3.01454 2.10426 2.79509 2.13571 2.02743L2.50803 1.95428C2.50803 3.234 1.66977 3.41645 1.45252 3.45345C0.830769 3.56275 0.147578 3.19785 0.023229 1.95428C-0.100389 0.931013 0.271928 0.163352 1.07947 0.0170485C1.79412 -0.0931091 2.22861 0.3458 2.35296 0.894007L1.98064 0.967158" koffice:nodeTypes="ccccccccccc"/>
                <draw:path draw:style-name="gr13" draw:id="shape1156" draw:name="path2310" draw:layer="g8071" svg:width="2.77864128000pt" svg:height="3.44013455290pt" draw:transform="matrix(0.22213788651 0.00000000000 0.00000000000 0.22213788651 78.20249567474pt 60.74614184717pt)" svg:viewBox="0 0 3 3" svg:d="M0.751442 3.36732L0.359553 3.44013L0 0.201037L1.34043 0.0194219C1.83087 -0.0533956 2.32131 0.0554023 2.38675 0.74674C2.4522 1.21963 2.25587 1.43808 2.09187 1.58372C2.25587 1.65653 2.41909 1.69337 2.48453 2.16626L2.58231 2.7488C2.61542 2.93041 2.61542 2.96639 2.7463 3.03921L2.77864 3.11203L2.2882 3.18484C2.22276 2.96639 2.15732 2.49351 2.12498 2.38471C2.09187 2.09344 2.02643 1.80217 1.53676 1.87499L0.588219 1.98378L0.751442 3.36732" koffice:nodeTypes="ccccccccccccccc"/>
                <draw:path draw:style-name="gr13" draw:id="shape1157" draw:name="path2312" draw:layer="g8071" svg:width="2.95131754801pt" svg:height="3.43681502854pt" draw:transform="matrix(0.22213788651 0.00000000000 0.00000000000 0.22213788651 77.46087500311pt 60.80868986931pt)" svg:viewBox="0 0 3 3" svg:d="M1.6268 3.42822C0.515129 3.53697 0.0771266 2.5908 0.00968053 1.86383C-0.0577654 1.17282 0.211225 0.117912 1.32369 0.0083101C2.46868 -0.100435 2.90668 0.881699 2.9408 1.5727C3.00825 2.26371 2.77179 3.31862 1.6268 3.42822Z" koffice:nodeTypes="ccccc"/>
                <draw:path draw:style-name="gr13" draw:id="shape1158" draw:name="path2314" draw:layer="g8071" svg:width="2.28980000000pt" svg:height="3.47504981333pt" draw:transform="matrix(0.22213788651 0.00000000000 0.00000000000 0.22213788651 76.90467728659pt 60.86337223219pt)" svg:viewBox="0 0 2 3" svg:d="M0.689936 3.43803L0.254232 3.47505L0 0.182535L2.25299 0L2.2898 0.402093L0.471656 0.548465L0.544416 1.53605L2.14428 1.42584L2.18023 1.82879L0.581224 1.93814L0.689936 3.43803" koffice:nodeTypes="ccccccccccc"/>
                <draw:path draw:style-name="gr13" draw:id="shape1159" draw:name="path2316" draw:layer="g8071" svg:width="2.46178325333pt" svg:height="3.25812565333pt" draw:transform="matrix(0.22213788651 0.00000000000 0.00000000000 0.22213788651 75.83308412206pt 60.94636294659pt)" svg:viewBox="0 0 2 3" svg:d="M0.615265 2.30186L0.368869 3.22311L0 3.25813L0.892097 0.0350157L1.32329 0L2.46178 3.1164L2.03059 3.15224L1.72332 2.231L0.615265 2.30186" koffice:nodeTypes="ccccccccc"/>
                <draw:path draw:style-name="gr13" draw:id="shape1160" draw:name="path2318" draw:layer="g8071" svg:width="2.14824992000pt" svg:height="3.11793685333pt" draw:transform="matrix(0.22213788651 0.00000000000 0.00000000000 0.22213788651 75.33496212535pt 60.97657369915pt)" svg:viewBox="0 0 2 3" svg:d="M0.528149 2.73706L2.1126 2.66774L2.14825 3.04861L0.106127 3.11794L0 0L0.422851 0L0.528149 2.73706" koffice:nodeTypes="ccccccc"/>
                <draw:path draw:style-name="gr13" draw:id="shape1161" draw:name="path2320" draw:layer="g8071" svg:width="3.07520000000pt" svg:height="3.11793685333pt" draw:transform="matrix(0.22213788651 0.00000000000 0.00000000000 0.22213788651 74.28611588040pt 60.99167907544pt)" svg:viewBox="0 0 3 3" svg:d="M1.40972e-14 0L3.0752 0L3.0752 0.346619L1.81139 0.346619L1.81139 3.08368L1.30646 3.11794L1.30646 0.380873L0 0.380873L0 0" koffice:nodeTypes="ccccccccc"/>
                <draw:path draw:style-name="gr5" draw:id="shape1162" draw:name="path2322" draw:layer="g8071" svg:width="0.40800000000pt" svg:height="3.05840000000pt" draw:transform="matrix(0.22213788651 0.00000000000 0.00000000000 0.22213788651 74.10502907532pt 60.99167907544pt)" svg:viewBox="0 0 0 3" svg:d="M0 3.0584L0.408 3.0584L0.408 0L0 0Z" koffice:nodeTypes="ccccc"/>
                <draw:path draw:style-name="gr13" draw:id="shape1163" draw:name="path2324" draw:layer="g8071" svg:width="2.46178325333pt" svg:height="3.18847061333pt" draw:transform="matrix(0.22213788651 0.00000000000 0.00000000000 0.22213788651 73.39578723127pt 60.98403753214pt)" svg:viewBox="0 0 2 3" svg:d="M0.676864 2.24249L0.369594 3.15383L0 3.11837L1.07689 0L1.50736 0L2.46178 3.18847L2.06175 3.15383L1.78492 2.24249L0.676864 2.24249" koffice:nodeTypes="ccccccccc"/>
                <draw:path draw:style-name="gr13" draw:id="shape1164" draw:name="path2326" draw:layer="g8071" svg:width="2.43939872000pt" svg:height="3.18847061333pt" draw:transform="matrix(0.22213788651 0.00000000000 0.00000000000 0.22213788651 72.86745448199pt 60.96146832287pt)" svg:viewBox="0 0 2 3" svg:d="M0.450595 3.18847L0 3.15301L0.113091 0L2.4394 0.0701035L2.4394 0.45526L0.562802 0.420621L0.525694 1.36661L2.17611 1.40124L2.17611 1.7864L0.525694 1.75176L0.450595 3.18847" koffice:nodeTypes="ccccccccccc"/>
                <draw:path draw:style-name="gr13" draw:id="shape1165" draw:name="path2328" draw:layer="g8071" svg:width="2.22155285333pt" svg:height="3.40139712000pt" draw:transform="matrix(0.22213788651 0.00000000000 0.00000000000 0.22213788651 71.74325906594pt 60.90868836104pt)" svg:viewBox="0 0 2 3" svg:d="M1.90006 0.108184L2.22155 0.144813L2.07492 3.4014L1.66599 3.36477L0.467442 0.650806L0.467442 0.650806L0.321495 3.25658L0 3.22081L0.145946 0L0.584474 0.0357773L1.75411 2.74974L1.75411 2.74974L1.90006 0.108184" koffice:nodeTypes="ccccccccccccc"/>
                <draw:path draw:style-name="gr13" draw:id="shape1166" draw:name="path2330" draw:layer="g8071" svg:width="2.98884190395pt" svg:height="3.43479390408pt" draw:transform="matrix(0.22213788651 0.00000000000 0.00000000000 0.22213788651 70.98807751468pt 60.85400599816pt)" svg:viewBox="0 0 3 3" svg:d="M1.35868 3.42636C0.239959 3.31765 -0.031534 2.29985 0.00280194 1.57224C0.0706754 0.88144 0.510654 -0.100406 1.63017 0.00830766C2.74888 0.117877 3.02038 1.13567 2.98604 1.86328C2.91817 2.55408 2.51172 3.53593 1.35868 3.42636Z" koffice:nodeTypes="ccccc"/>
                <draw:path draw:style-name="gr13" draw:id="shape1167" draw:name="path2332" draw:layer="g8071" svg:width="0.46131264000pt" svg:height="3.11956821333pt" draw:transform="matrix(0.22213788651 0.00000000000 0.00000000000 0.22213788651 70.74719278283pt 60.82551993633pt)" svg:viewBox="0 0 0 3" svg:d="M0.277114 3.11957L0 3.08449L0.184199 0L0.461313 0.0350788L0.277114 3.11957" koffice:nodeTypes="ccccc"/>
                <draw:path draw:style-name="gr13" draw:id="shape1168" draw:name="path2334" draw:layer="g8071" svg:width="2.52450133333pt" svg:height="3.62120533333pt" draw:transform="matrix(0.22213788651 0.00000000000 0.00000000000 0.22213788651 70.04541477176pt 60.75017076522pt)" svg:viewBox="0 0 3 4" svg:d="M2.15023 0.261043L2.5245 0.297958L2.21261 3.62121L1.80751 3.58429L0.623053 0.709299L0.623053 0.709299L0.374272 3.39708L0 3.32237L0.311893 0L0.74781 0.0738304L1.90071 2.94882L1.90071 2.94882L2.15023 0.261043" koffice:nodeTypes="ccccccccccccc"/>
                <draw:path draw:style-name="gr13" draw:id="shape1169" draw:name="path2336" draw:layer="g8071" svg:width="2.35783770961pt" svg:height="3.59875275603pt" draw:transform="matrix(0.22213788651 0.00000000000 0.00000000000 0.22213788651 69.38673031035pt 60.65953850753pt)" svg:viewBox="0 0 2 4" svg:d="M2.35784 0.372387L2.14649 2.53048C2.05642 3.20077 1.66492 3.72212 0.912431 3.57316C0.189723 3.46101 -0.0514142 2.82839 0.00887014 2.23344L0.249298 0L0.611004 0.0744774L0.400364 2.15897C0.310292 2.86606 0.641501 3.1263 0.972715 3.20077C1.30392 3.23845 1.69542 3.1263 1.78549 2.38152L1.99613 0.297909L2.35784 0.372387" koffice:nodeTypes="ccccccccccc"/>
                <draw:path draw:style-name="gr13" draw:id="shape1170" draw:name="path2338" draw:layer="g8071" svg:width="0.37454400000pt" svg:height="1.11007296000pt" draw:transform="matrix(0.22213788651 0.00000000000 0.00000000000 0.22213788651 69.18511916488pt 60.62932775496pt)" svg:viewBox="0 0 0 1" svg:d="M0.104285 0L0.374544 0.0716448L0.332928 0.501514C0.291312 0.823494 0.228643 1.07383 0 1.11007L0.0210528 0.895139C0.166464 0.895139 0.187517 0.64396 0.187517 0.501514L0.0626688 0.46527L0.104285 0" koffice:nodeTypes="cccccccc"/>
                <draw:path draw:style-name="gr13" draw:id="shape1171" draw:name="path2340" draw:layer="g8071" svg:width="2.00961152000pt" svg:height="3.69718805333pt" draw:transform="matrix(0.22213788651 0.00000000000 0.00000000000 0.22213788651 68.61164799707pt 60.54633704056pt)" svg:viewBox="0 0 2 4" svg:d="M0.477142 3.01779L2.00961 3.28155L1.94145 3.69719L0 3.35704L0.477142 0L0.88532 0.074601L0.477142 3.01779" koffice:nodeTypes="ccccccc"/>
                <draw:path draw:style-name="gr4" draw:id="shape1172" draw:name="path2342" draw:layer="g8071" svg:width="2.16151029079pt" svg:height="1.06696496668pt" draw:transform="matrix(0.22213788651 0.00000000000 0.00000000000 0.22213788651 78.33080251799pt 60.84521469816pt)" svg:viewBox="0 0 2 1" svg:d="M0.149373 1.06696L1.39846 0.962018C1.79718 0.926485 2.24648 0.821538 2.14768 0.400099C2.0971 -0.0213406 1.59841 -0.0213406 1.34789 0.0141926L0 0.119139L0.149373 1.06696" koffice:nodeTypes="cccccc"/>
                <draw:path draw:style-name="gr4" draw:id="shape1173" draw:name="path2344" draw:layer="g8071" svg:width="1.84524711559pt" svg:height="2.54702033390pt" draw:transform="matrix(0.22213788651 0.00000000000 0.00000000000 0.22213788651 77.58163495554pt 60.91461967801pt)" svg:viewBox="0 0 2 3" svg:d="M0.825035 0.00778545C0.237188 0.0845233 -0.0563508 0.659606 0.00896557 1.38817C0.0742818 2.11763 0.46618 2.61597 1.02021 2.53924C1.60806 2.4625 1.9016 1.88741 1.83628 1.15795C1.77097 0.429393 1.37907 -0.0689525 0.825035 0.00778545Z" koffice:nodeTypes="ccccc"/>
                <draw:path draw:style-name="gr4" draw:id="shape1174" draw:name="path2346" draw:layer="g8071" svg:width="0.72046144000pt" svg:height="1.49621824000pt" draw:transform="matrix(0.22213788651 0.00000000000 0.00000000000 0.22213788651 76.02927630343pt 61.06720595685pt)" svg:viewBox="0 0 1 1" svg:d="M0.720461 1.45512L0.317112 0L0.317112 0L0 1.49622L0.720461 1.45512" koffice:nodeTypes="ccccc"/>
                <draw:path draw:style-name="gr4" draw:id="shape1175" draw:name="path2348" draw:layer="g8071" svg:width="0.72046144000pt" svg:height="1.49621824000pt" draw:transform="matrix(0.22213788651 0.00000000000 0.00000000000 0.22213788651 73.60708478892pt 61.10488054240pt)" svg:viewBox="0 0 1 1" svg:d="M0.720461 1.49622L0.40335 0L0.40335 0L0 1.45512L0.720461 1.49622" koffice:nodeTypes="ccccc"/>
                <draw:path draw:style-name="gr4" draw:id="shape1176" draw:name="path2350" draw:layer="g8071" svg:width="1.84243576143pt" svg:height="2.54602822631pt" draw:transform="matrix(0.22213788651 0.00000000000 0.00000000000 0.22213788651 71.10745572316pt 60.95993821353pt)" svg:viewBox="0 0 2 3" svg:d="M1.01873 0.00777171C0.432103 -0.0689513 0.0412727 0.429297 0.00825552 1.19653C-0.0570109 1.92495 0.269321 2.49992 0.823702 2.53873C1.41033 2.61545 1.80193 2.07839 1.83418 1.34997C1.89945 0.621555 1.57311 0.0456819 1.01873 0.00777171Z" koffice:nodeTypes="ccccc"/>
              </draw:g>
              <draw:path draw:style-name="gr13" draw:id="shape1177" draw:name="path3642" draw:layer="g8071" svg:width="0.45582500000pt" svg:height="3.04497000000pt" draw:transform="matrix(0.22213788651 0.00000000000 0.00000000000 0.22213788651 74.08114640916pt 60.99561891299pt)" svg:viewBox="0 0 0 3" svg:d="M0.455825 3.03657L0.046464 3.04497L0 0.0084L0.409361 0L0.455825 3.03657" koffice:nodeTypes="ccccc"/>
            </draw:g>
          </draw:g>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17:58</dc:date>
    <meta:creation-date>2011-05-22T06:11:46</meta:creation-date>
    <dc:creator>Yue Liu</dc:creator>
  </office:meta>
</office:document-meta>
</file>